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8mm"/>
    </style:style>
    <style:style style:name="co2" style:family="table-column">
      <style:table-column-properties fo:break-before="auto" style:column-width="10.05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23.64mm"/>
    </style:style>
    <style:style style:name="co6" style:family="table-column">
      <style:table-column-properties fo:break-before="auto" style:column-width="16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7.39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19.81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26.39mm"/>
    </style:style>
    <style:style style:name="co14" style:family="table-column">
      <style:table-column-properties fo:break-before="auto" style:column-width="24.06mm"/>
    </style:style>
    <style:style style:name="co15" style:family="table-column">
      <style:table-column-properties fo:break-before="auto" style:column-width="21.52mm"/>
    </style:style>
    <style:style style:name="co16" style:family="table-column">
      <style:table-column-properties fo:break-before="auto" style:column-width="63.54mm"/>
    </style:style>
    <style:style style:name="co17" style:family="table-column">
      <style:table-column-properties fo:break-before="auto" style:column-width="44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/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17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2"/>
    <style:style style:name="ce2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0.06pt solid #000000" fo:border-top="none"/>
    </style:style>
    <style:style style:name="ce2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27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ext-properties fo:color="#ce181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/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/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/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/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/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/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/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/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/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/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/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/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/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/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/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/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/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/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/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/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/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ance-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9"/>
        <table:table-column table:style-name="co7" table:number-columns-repeated="5" table:default-cell-style-name="Default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8" office:value-type="string" calcext:value-type="string">
            <text:p>CPU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037212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89" calcext:value-type="float">
            <text:p>989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  <table:table-cell table:number-columns-repeated="3"/>
          <table:table-cell office:value-type="string" calcext:value-type="string">
            <text:p>Interes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e/world-4-0156e8a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1000" calcext:value-type="float">
            <text:p>100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754" calcext:value-type="float">
            <text:p>0.1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05898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7c0fe2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a03ac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table:formula="of:=[.D6]-[.E6]" office:value-type="float" office:value="9" calcext:value-type="float">
            <text:p>9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488" calcext:value-type="float">
            <text:p>0.4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4f6366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-[.E7]" office:value-type="float" office:value="0" calcext:value-type="float">
            <text:p>0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83f2bd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85e00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3" calcext:value-type="float">
            <text:p>993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68" calcext:value-type="float">
            <text:p>0.0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d41ec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0fa473f5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1503ec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]-[.E12]" office:value-type="float" office:value="15" calcext:value-type="float">
            <text:p>15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2a9f8e9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table:formula="of:=[.D13]-[.E13]" office:value-type="float" office:value="6" calcext:value-type="float">
            <text:p>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902" calcext:value-type="float">
            <text:p>0.1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2c6796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3a78cb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85" calcext:value-type="float">
            <text:p>985</text:p>
          </table:table-cell>
          <table:table-cell table:formula="of:=[.D15]-[.E15]" office:value-type="float" office:value="3" calcext:value-type="float">
            <text:p>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058" calcext:value-type="float">
            <text:p>0.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3cd2bc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4" calcext:value-type="float">
            <text:p>97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486154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9" calcext:value-type="float">
            <text:p>9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5c06aa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8]-[.E18]" office:value-type="float" office:value="28" calcext:value-type="float">
            <text:p>28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6e0ccdc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1002" calcext:value-type="float">
            <text:p>100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77806d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8d37f7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83" calcext:value-type="float">
            <text:p>983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9a6af2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-31" calcext:value-type="float">
            <text:p>-31</text:p>
          </table:table-cell>
          <table:table-cell table:formula="of:=[.D22]-[.E22]" office:value-type="float" office:value="1004" calcext:value-type="float">
            <text:p>1004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3565" calcext:value-type="float">
            <text:p>0.3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9fcba9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24" calcext:value-type="float">
            <text:p>0.0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b5123e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4" calcext:value-type="float">
            <text:p>98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b594e8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5]-[.E25]" office:value-type="float" office:value="0" calcext:value-type="float">
            <text:p>0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c693f6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90" calcext:value-type="float">
            <text:p>990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c74a57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94" calcext:value-type="float">
            <text:p>994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d7210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28]-[.E28]" office:value-type="float" office:value="4" calcext:value-type="float">
            <text:p>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2696" calcext:value-type="float">
            <text:p>0.2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1f05af1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29]-[.E29]" office:value-type="float" office:value="1" calcext:value-type="float">
            <text:p>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2433" calcext:value-type="float">
            <text:p>0.2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08833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1" calcext:value-type="float">
            <text:p>981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2bc99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0.0609" calcext:value-type="float">
            <text:p>0.0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5f812e7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32]-[.E32]" office:value-type="float" office:value="994" calcext:value-type="float">
            <text:p>994</text:p>
          </table:table-cell>
          <table:table-cell table:formula="of:=IF(OR(AND([.D32]=-1;[.E32]&lt;-1);AND([.D32]&gt;500;[.E32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624861e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75" calcext:value-type="float">
            <text:p>975</text:p>
          </table:table-cell>
          <table:table-cell table:formula="of:=[.D33]-[.E33]" office:value-type="float" office:value="11" calcext:value-type="float">
            <text:p>1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8011f0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34]-[.E34]" office:value-type="float" office:value="999" calcext:value-type="float">
            <text:p>99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dc3aa5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82" calcext:value-type="float">
            <text:p>98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efdd87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36]-[.E36]" office:value-type="float" office:value="11" calcext:value-type="float">
            <text:p>11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3994" calcext:value-type="float">
            <text:p>0.3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2f22642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7]-[.E37]" office:value-type="float" office:value="9" calcext:value-type="float">
            <text:p>9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026f96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8]-[.E38]" office:value-type="float" office:value="0" calcext:value-type="float">
            <text:p>0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0.2425" calcext:value-type="float">
            <text:p>0.2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02a050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978" calcext:value-type="float">
            <text:p>978</text:p>
          </table:table-cell>
          <table:table-cell table:formula="of:=[.D39]-[.E39]" office:value-type="float" office:value="4" calcext:value-type="float">
            <text:p>4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3006" calcext:value-type="float">
            <text:p>0.3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256999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79" calcext:value-type="float">
            <text:p>979</text:p>
          </table:table-cell>
          <table:table-cell table:formula="of:=[.D40]-[.E40]" office:value-type="float" office:value="11" calcext:value-type="float">
            <text:p>1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807463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87" calcext:value-type="float">
            <text:p>987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9d1b040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aaf194a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94" calcext:value-type="float">
            <text:p>994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3ca46a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44]-[.E44]" office:value-type="float" office:value="1" calcext:value-type="float">
            <text:p>1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2682" calcext:value-type="float">
            <text:p>0.2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0e513f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58" calcext:value-type="float">
            <text:p>958</text:p>
          </table:table-cell>
          <table:table-cell table:formula="of:=[.D45]-[.E45]" office:value-type="float" office:value="28" calcext:value-type="float">
            <text:p>28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5644" calcext:value-type="float">
            <text:p>0.5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2a6887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46]-[.E46]" office:value-type="float" office:value="996" calcext:value-type="float">
            <text:p>996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709" calcext:value-type="float">
            <text:p>0.0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2c47b1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47]-[.E47]" office:value-type="float" office:value="9" calcext:value-type="float">
            <text:p>9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4edb35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48]-[.E48]" office:value-type="float" office:value="1009" calcext:value-type="float">
            <text:p>1009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3841" calcext:value-type="float">
            <text:p>0.3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d27e954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22" calcext:value-type="float">
            <text:p>-22</text:p>
          </table:table-cell>
          <table:table-cell table:formula="of:=[.D49]-[.E49]" office:value-type="float" office:value="1012" calcext:value-type="float">
            <text:p>1012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3546" calcext:value-type="float">
            <text:p>0.3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2b8ee7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0]-[.E50]" office:value-type="float" office:value="986" calcext:value-type="float">
            <text:p>986</text:p>
          </table:table-cell>
          <table:table-cell table:formula="of:=IF(OR(AND([.D50]=-1;[.E50]&lt;-1);AND([.D50]&gt;500;[.E50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54801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51]-[.E51]" office:value-type="float" office:value="4" calcext:value-type="float">
            <text:p>4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2704" calcext:value-type="float">
            <text:p>0.2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4fa027e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-35" calcext:value-type="float">
            <text:p>-35</text:p>
          </table:table-cell>
          <table:table-cell table:formula="of:=[.D52]-[.E52]" office:value-type="float" office:value="1015" calcext:value-type="float">
            <text:p>1015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4514" calcext:value-type="float">
            <text:p>0.4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1816d0b.tx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67" calcext:value-type="float">
            <text:p>967</text:p>
          </table:table-cell>
          <table:table-cell table:formula="of:=[.D53]-[.E53]" office:value-type="float" office:value="24" calcext:value-type="float">
            <text:p>24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5829" calcext:value-type="float">
            <text:p>0.5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1c7aa1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513f88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55]-[.E55]" office:value-type="float" office:value="0" calcext:value-type="float">
            <text:p>0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92" calcext:value-type="float">
            <text:p>0.0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55e2f26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6]-[.E56]" office:value-type="float" office:value="9" calcext:value-type="float">
            <text:p>9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e0b4cb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7]-[.E57]" office:value-type="float" office:value="986" calcext:value-type="float">
            <text:p>986</text:p>
          </table:table-cell>
          <table:table-cell table:formula="of:=IF(OR(AND([.D57]=-1;[.E57]&lt;-1);AND([.D57]&gt;500;[.E57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5f006538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8]-[.E58]" office:value-type="float" office:value="989" calcext:value-type="float">
            <text:p>989</text:p>
          </table:table-cell>
          <table:table-cell table:formula="of:=IF(OR(AND([.D58]=-1;[.E58]&lt;-1);AND([.D58]&gt;500;[.E58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034228a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9]-[.E59]" office:value-type="float" office:value="9" calcext:value-type="float">
            <text:p>9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3d6cd71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60]-[.E60]" office:value-type="float" office:value="984" calcext:value-type="float">
            <text:p>984</text:p>
          </table:table-cell>
          <table:table-cell table:formula="of:=IF(OR(AND([.D60]=-1;[.E60]&lt;-1);AND([.D60]&gt;500;[.E60]=-1));0;1)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6d75acf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-27" calcext:value-type="float">
            <text:p>-27</text:p>
          </table:table-cell>
          <table:table-cell table:formula="of:=[.D61]-[.E61]" office:value-type="float" office:value="1009" calcext:value-type="float">
            <text:p>1009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3788" calcext:value-type="float">
            <text:p>0.3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719588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62]-[.E62]" office:value-type="float" office:value="4" calcext:value-type="float">
            <text:p>4</text:p>
          </table:table-cell>
          <table:table-cell table:formula="of:=IF(OR(AND([.D62]=-1;[.E62]&lt;-1);AND([.D62]&gt;500;[.E62]=-1));0;1)"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7493f2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3]-[.E63]" office:value-type="float" office:value="0" calcext:value-type="float">
            <text:p>0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8ccf6d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68" calcext:value-type="float">
            <text:p>968</text:p>
          </table:table-cell>
          <table:table-cell table:formula="of:=[.D64]-[.E64]" office:value-type="float" office:value="21" calcext:value-type="float">
            <text:p>21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6213" calcext:value-type="float">
            <text:p>0.6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a0b7b2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77" calcext:value-type="float">
            <text:p>977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bee59eb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75" calcext:value-type="float">
            <text:p>975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dbf8d29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91" calcext:value-type="float">
            <text:p>991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e2846b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68]-[.E68]" office:value-type="float" office:value="982" calcext:value-type="float">
            <text:p>982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6ea75be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69]-[.E69]" office:value-type="float" office:value="4" calcext:value-type="float">
            <text:p>4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08b75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70]-[.E70]" office:value-type="float" office:value="1007" calcext:value-type="float">
            <text:p>1007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3732" calcext:value-type="float">
            <text:p>0.3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2aa5d9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71]-[.E71]" office:value-type="float" office:value="22" calcext:value-type="float">
            <text:p>22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3787" calcext:value-type="float">
            <text:p>0.3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2e2f5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0" calcext:value-type="float">
            <text:p>-10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3198b9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73]-[.E73]" office:value-type="float" office:value="27" calcext:value-type="float">
            <text:p>27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5603" calcext:value-type="float">
            <text:p>0.5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3a0732d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16" calcext:value-type="float">
            <text:p>-16</text:p>
          </table:table-cell>
          <table:table-cell table:formula="of:=[.D74]-[.E74]" office:value-type="float" office:value="1006" calcext:value-type="float">
            <text:p>1006</text:p>
          </table:table-cell>
          <table:table-cell table:formula="of:=IF(OR(AND([.D74]=-1;[.E74]&lt;-1);AND([.D74]&gt;500;[.E74]=-1));0;1)" office:value-type="float" office:value="1" calcext:value-type="float">
            <text:p>1</text:p>
          </table:table-cell>
          <table:table-cell office:value-type="float" office:value="0.1752" calcext:value-type="float">
            <text:p>0.1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42e79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51b8ca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5973" calcext:value-type="float">
            <text:p>0.5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6a006c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0" calcext:value-type="float">
            <text:p>980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6c3fc5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-18" calcext:value-type="float">
            <text:p>-18</text:p>
          </table:table-cell>
          <table:table-cell table:formula="of:=[.D78]-[.E78]" office:value-type="float" office:value="1011" calcext:value-type="float">
            <text:p>1011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199" calcext:value-type="float">
            <text:p>0.3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707a1c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c2358f6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92" calcext:value-type="float">
            <text:p>992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7e672335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1]-[.E81]" office:value-type="float" office:value="0" calcext:value-type="float">
            <text:p>0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2818d8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IF(OR(AND([.D82]=-1;[.E82]&lt;-1);AND([.D82]&gt;500;[.E82]=-1));0;1)" office:value-type="float" office:value="1" calcext:value-type="float">
            <text:p>1</text:p>
          </table:table-cell>
          <table:table-cell office:value-type="float" office:value="0.1146" calcext:value-type="float">
            <text:p>0.1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59be99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3]-[.E83]" office:value-type="float" office:value="992" calcext:value-type="float">
            <text:p>992</text:p>
          </table:table-cell>
          <table:table-cell table:formula="of:=IF(OR(AND([.D83]=-1;[.E83]&lt;-1);AND([.D83]&gt;500;[.E8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78575d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24" calcext:value-type="float">
            <text:p>-24</text:p>
          </table:table-cell>
          <table:table-cell table:formula="of:=[.D84]-[.E84]" office:value-type="float" office:value="1004" calcext:value-type="float">
            <text:p>1004</text:p>
          </table:table-cell>
          <table:table-cell table:formula="of:=IF(OR(AND([.D84]=-1;[.E84]&lt;-1);AND([.D84]&gt;500;[.E84]=-1));0;1)"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7a9fe9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IF(OR(AND([.D85]=-1;[.E85]&lt;-1);AND([.D85]&gt;500;[.E8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834d0e3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86]-[.E86]" office:value-type="float" office:value="17" calcext:value-type="float">
            <text:p>17</text:p>
          </table:table-cell>
          <table:table-cell table:formula="of:=IF(OR(AND([.D86]=-1;[.E86]&lt;-1);AND([.D86]&gt;500;[.E86]=-1));0;1)" office:value-type="float" office:value="1" calcext:value-type="float">
            <text:p>1</text:p>
          </table:table-cell>
          <table:table-cell office:value-type="float" office:value="0.6206" calcext:value-type="float">
            <text:p>0.6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94a7d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formula="of:=[.D87]-[.E87]" office:value-type="float" office:value="23" calcext:value-type="float">
            <text:p>23</text:p>
          </table:table-cell>
          <table:table-cell table:formula="of:=IF(OR(AND([.D87]=-1;[.E87]&lt;-1);AND([.D87]&gt;500;[.E87]=-1));0;1)" office:value-type="float" office:value="1" calcext:value-type="float">
            <text:p>1</text:p>
          </table:table-cell>
          <table:table-cell office:value-type="float" office:value="0.5564" calcext:value-type="float">
            <text:p>0.5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8cd81ff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8]-[.E88]" office:value-type="float" office:value="0" calcext:value-type="float">
            <text:p>0</text:p>
          </table:table-cell>
          <table:table-cell table:formula="of:=IF(OR(AND([.D88]=-1;[.E88]&lt;-1);AND([.D88]&gt;500;[.E88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0742f6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89]-[.E89]" office:value-type="float" office:value="9" calcext:value-type="float">
            <text:p>9</text:p>
          </table:table-cell>
          <table:table-cell table:formula="of:=IF(OR(AND([.D89]=-1;[.E89]&lt;-1);AND([.D89]&gt;500;[.E89]=-1));0;1)"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1c08cf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0]-[.E90]" office:value-type="float" office:value="0" calcext:value-type="float">
            <text:p>0</text:p>
          </table:table-cell>
          <table:table-cell table:formula="of:=IF(OR(AND([.D90]=-1;[.E90]&lt;-1);AND([.D90]&gt;500;[.E90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2626e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1]-[.E91]" office:value-type="float" office:value="988" calcext:value-type="float">
            <text:p>988</text:p>
          </table:table-cell>
          <table:table-cell table:formula="of:=IF(OR(AND([.D91]=-1;[.E91]&lt;-1);AND([.D91]&gt;500;[.E91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2fa45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2]-[.E92]" office:value-type="float" office:value="0" calcext:value-type="float">
            <text:p>0</text:p>
          </table:table-cell>
          <table:table-cell table:formula="of:=IF(OR(AND([.D92]=-1;[.E92]&lt;-1);AND([.D92]&gt;500;[.E92]=-1));0;1)"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39d6a6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93]-[.E93]" office:value-type="float" office:value="979" calcext:value-type="float">
            <text:p>979</text:p>
          </table:table-cell>
          <table:table-cell table:formula="of:=IF(OR(AND([.D93]=-1;[.E93]&lt;-1);AND([.D93]&gt;500;[.E93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438cdb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94]-[.E94]" office:value-type="float" office:value="0" calcext:value-type="float">
            <text:p>0</text:p>
          </table:table-cell>
          <table:table-cell table:formula="of:=IF(OR(AND([.D94]=-1;[.E94]&lt;-1);AND([.D94]&gt;500;[.E94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4f9cf62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7" calcext:value-type="float">
            <text:p>-17</text:p>
          </table:table-cell>
          <table:table-cell table:formula="of:=[.D95]-[.E95]" office:value-type="float" office:value="995" calcext:value-type="float">
            <text:p>995</text:p>
          </table:table-cell>
          <table:table-cell table:formula="of:=IF(OR(AND([.D95]=-1;[.E95]&lt;-1);AND([.D95]&gt;500;[.E95]=-1));0;1)" office:value-type="float" office:value="1" calcext:value-type="float">
            <text:p>1</text:p>
          </table:table-cell>
          <table:table-cell office:value-type="float" office:value="0.1303" calcext:value-type="float">
            <text:p>0.13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887cca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-21" calcext:value-type="float">
            <text:p>-21</text:p>
          </table:table-cell>
          <table:table-cell table:formula="of:=[.D96]-[.E96]" office:value-type="float" office:value="995" calcext:value-type="float">
            <text:p>995</text:p>
          </table:table-cell>
          <table:table-cell table:formula="of:=IF(OR(AND([.D96]=-1;[.E96]&lt;-1);AND([.D96]&gt;500;[.E96]=-1));0;1)" office:value-type="float" office:value="1" calcext:value-type="float">
            <text:p>1</text:p>
          </table:table-cell>
          <table:table-cell office:value-type="float" office:value="0.4473" calcext:value-type="float">
            <text:p>0.4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d1c3f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97]-[.E97]" office:value-type="float" office:value="17" calcext:value-type="float">
            <text:p>17</text:p>
          </table:table-cell>
          <table:table-cell table:formula="of:=IF(OR(AND([.D97]=-1;[.E97]&lt;-1);AND([.D97]&gt;500;[.E97]=-1));0;1)" office:value-type="float" office:value="1" calcext:value-type="float">
            <text:p>1</text:p>
          </table:table-cell>
          <table:table-cell office:value-type="float" office:value="0.3936" calcext:value-type="float">
            <text:p>0.3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9d33383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98]-[.E98]" office:value-type="float" office:value="4" calcext:value-type="float">
            <text:p>4</text:p>
          </table:table-cell>
          <table:table-cell table:formula="of:=IF(OR(AND([.D98]=-1;[.E98]&lt;-1);AND([.D98]&gt;500;[.E98]=-1));0;1)" office:value-type="float" office:value="1" calcext:value-type="float">
            <text:p>1</text:p>
          </table:table-cell>
          <table:table-cell office:value-type="float" office:value="0.2756" calcext:value-type="float">
            <text:p>0.2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0c71f0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IF(OR(AND([.D99]=-1;[.E99]&lt;-1);AND([.D99]&gt;500;[.E99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344b06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00]-[.E100]" office:value-type="float" office:value="1001" calcext:value-type="float">
            <text:p>1001</text:p>
          </table:table-cell>
          <table:table-cell table:formula="of:=IF(OR(AND([.D100]=-1;[.E100]&lt;-1);AND([.D100]&gt;500;[.E100]=-1));0;1)" office:value-type="float" office:value="1" calcext:value-type="float">
            <text:p>1</text:p>
          </table:table-cell>
          <table:table-cell office:value-type="float" office:value="0.0671" calcext:value-type="float">
            <text:p>0.06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4b472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01]-[.E101]" office:value-type="float" office:value="9" calcext:value-type="float">
            <text:p>9</text:p>
          </table:table-cell>
          <table:table-cell table:formula="of:=IF(OR(AND([.D101]=-1;[.E101]&lt;-1);AND([.D101]&gt;500;[.E101]=-1));0;1)"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548095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formula="of:=[.D102]-[.E102]" office:value-type="float" office:value="11" calcext:value-type="float">
            <text:p>11</text:p>
          </table:table-cell>
          <table:table-cell table:formula="of:=IF(OR(AND([.D102]=-1;[.E102]&lt;-1);AND([.D102]&gt;500;[.E102]=-1));0;1)" office:value-type="float" office:value="0" calcext:value-type="float">
            <text:p>0</text:p>
          </table:table-cell>
          <table:table-cell office:value-type="float" office:value="0.1041" calcext:value-type="float">
            <text:p>0.1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63c16d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03]-[.E103]" office:value-type="float" office:value="987" calcext:value-type="float">
            <text:p>987</text:p>
          </table:table-cell>
          <table:table-cell table:formula="of:=IF(OR(AND([.D103]=-1;[.E103]&lt;-1);AND([.D103]&gt;500;[.E103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84b3ba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104]-[.E104]" office:value-type="float" office:value="999" calcext:value-type="float">
            <text:p>999</text:p>
          </table:table-cell>
          <table:table-cell table:formula="of:=IF(OR(AND([.D104]=-1;[.E104]&lt;-1);AND([.D104]&gt;500;[.E104]=-1));0;1)"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966f690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05]-[.E105]" office:value-type="float" office:value="983" calcext:value-type="float">
            <text:p>983</text:p>
          </table:table-cell>
          <table:table-cell table:formula="of:=IF(OR(AND([.D105]=-1;[.E105]&lt;-1);AND([.D105]&gt;500;[.E105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9ace94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06]-[.E106]" office:value-type="float" office:value="40" calcext:value-type="float">
            <text:p>40</text:p>
          </table:table-cell>
          <table:table-cell table:formula="of:=IF(OR(AND([.D106]=-1;[.E106]&lt;-1);AND([.D106]&gt;500;[.E106]=-1));0;1)" office:value-type="float" office:value="0" calcext:value-type="float">
            <text:p>0</text:p>
          </table:table-cell>
          <table:table-cell office:value-type="float" office:value="0.4823" calcext:value-type="float">
            <text:p>0.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d51c4b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2" calcext:value-type="float">
            <text:p>-12</text:p>
          </table:table-cell>
          <table:table-cell table:formula="of:=[.D107]-[.E107]" office:value-type="float" office:value="995" calcext:value-type="float">
            <text:p>995</text:p>
          </table:table-cell>
          <table:table-cell table:formula="of:=IF(OR(AND([.D107]=-1;[.E107]&lt;-1);AND([.D107]&gt;500;[.E107]=-1));0;1)" office:value-type="float" office:value="1" calcext:value-type="float">
            <text:p>1</text:p>
          </table:table-cell>
          <table:table-cell office:value-type="float" office:value="0.1066" calcext:value-type="float">
            <text:p>0.1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afda9e8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108]-[.E108]" office:value-type="float" office:value="22" calcext:value-type="float">
            <text:p>22</text:p>
          </table:table-cell>
          <table:table-cell table:formula="of:=IF(OR(AND([.D108]=-1;[.E108]&lt;-1);AND([.D108]&gt;500;[.E108]=-1));0;1)" office:value-type="float" office:value="0" calcext:value-type="float">
            <text:p>0</text:p>
          </table:table-cell>
          <table:table-cell office:value-type="float" office:value="0.3041" calcext:value-type="float">
            <text:p>0.3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0549907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9]-[.E109]" office:value-type="float" office:value="0" calcext:value-type="float">
            <text:p>0</text:p>
          </table:table-cell>
          <table:table-cell table:formula="of:=IF(OR(AND([.D109]=-1;[.E109]&lt;-1);AND([.D109]&gt;500;[.E10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3255b3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10]-[.E110]" office:value-type="float" office:value="28" calcext:value-type="float">
            <text:p>28</text:p>
          </table:table-cell>
          <table:table-cell table:formula="of:=IF(OR(AND([.D110]=-1;[.E110]&lt;-1);AND([.D110]&gt;500;[.E110]=-1));0;1)"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46f1fe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111]-[.E111]" office:value-type="float" office:value="986" calcext:value-type="float">
            <text:p>986</text:p>
          </table:table-cell>
          <table:table-cell table:formula="of:=IF(OR(AND([.D111]=-1;[.E111]&lt;-1);AND([.D111]&gt;500;[.E111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5b7d96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112]-[.E112]" office:value-type="float" office:value="11" calcext:value-type="float">
            <text:p>11</text:p>
          </table:table-cell>
          <table:table-cell table:formula="of:=IF(OR(AND([.D112]=-1;[.E112]&lt;-1);AND([.D112]&gt;500;[.E112]=-1));0;1)" office:value-type="float" office:value="1" calcext:value-type="float">
            <text:p>1</text:p>
          </table:table-cell>
          <table:table-cell office:value-type="float" office:value="0.4164" calcext:value-type="float">
            <text:p>0.4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68bd26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3]-[.E113]" office:value-type="float" office:value="0" calcext:value-type="float">
            <text:p>0</text:p>
          </table:table-cell>
          <table:table-cell table:formula="of:=IF(OR(AND([.D113]=-1;[.E113]&lt;-1);AND([.D113]&gt;500;[.E113]=-1));0;1)" office:value-type="float" office:value="1" calcext:value-type="float">
            <text:p>1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7853c5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4]-[.E114]" office:value-type="float" office:value="0" calcext:value-type="float">
            <text:p>0</text:p>
          </table:table-cell>
          <table:table-cell table:formula="of:=IF(OR(AND([.D114]=-1;[.E114]&lt;-1);AND([.D114]&gt;500;[.E114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832c4b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IF(OR(AND([.D115]=-1;[.E115]&lt;-1);AND([.D115]&gt;500;[.E11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8503ad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6]-[.E116]" office:value-type="float" office:value="0" calcext:value-type="float">
            <text:p>0</text:p>
          </table:table-cell>
          <table:table-cell table:formula="of:=IF(OR(AND([.D116]=-1;[.E116]&lt;-1);AND([.D116]&gt;500;[.E116]=-1));0;1)" office:value-type="float" office:value="1" calcext:value-type="float">
            <text:p>1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b2a64ea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17]-[.E117]" office:value-type="float" office:value="983" calcext:value-type="float">
            <text:p>983</text:p>
          </table:table-cell>
          <table:table-cell table:formula="of:=IF(OR(AND([.D117]=-1;[.E117]&lt;-1);AND([.D117]&gt;500;[.E1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c86e45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18]-[.E118]" office:value-type="float" office:value="1002" calcext:value-type="float">
            <text:p>1002</text:p>
          </table:table-cell>
          <table:table-cell table:formula="of:=IF(OR(AND([.D118]=-1;[.E118]&lt;-1);AND([.D118]&gt;500;[.E118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d84a3c4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IF(OR(AND([.D119]=-1;[.E119]&lt;-1);AND([.D119]&gt;500;[.E119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be9e83d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20]-[.E120]" office:value-type="float" office:value="9" calcext:value-type="float">
            <text:p>9</text:p>
          </table:table-cell>
          <table:table-cell table:formula="of:=IF(OR(AND([.D120]=-1;[.E120]&lt;-1);AND([.D120]&gt;500;[.E120]=-1));0;1)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414bde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1]-[.E121]" office:value-type="float" office:value="987" calcext:value-type="float">
            <text:p>987</text:p>
          </table:table-cell>
          <table:table-cell table:formula="of:=IF(OR(AND([.D121]=-1;[.E121]&lt;-1);AND([.D121]&gt;500;[.E121]=-1));0;1)" office:value-type="float" office:value="1" calcext:value-type="float">
            <text:p>1</text:p>
          </table:table-cell>
          <table:table-cell office:value-type="float" office:value="0.0661" calcext:value-type="float">
            <text:p>0.0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6fd036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987" calcext:value-type="float">
            <text:p>987</text:p>
          </table:table-cell>
          <table:table-cell table:formula="of:=[.D122]-[.E122]" office:value-type="float" office:value="4" calcext:value-type="float">
            <text:p>4</text:p>
          </table:table-cell>
          <table:table-cell table:formula="of:=IF(OR(AND([.D122]=-1;[.E122]&lt;-1);AND([.D122]&gt;500;[.E122]=-1));0;1)"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8bf85a9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3]-[.E123]" office:value-type="float" office:value="0" calcext:value-type="float">
            <text:p>0</text:p>
          </table:table-cell>
          <table:table-cell table:formula="of:=IF(OR(AND([.D123]=-1;[.E123]&lt;-1);AND([.D123]&gt;500;[.E123]=-1));0;1)"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1c55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24]-[.E124]" office:value-type="float" office:value="1001" calcext:value-type="float">
            <text:p>1001</text:p>
          </table:table-cell>
          <table:table-cell table:formula="of:=IF(OR(AND([.D124]=-1;[.E124]&lt;-1);AND([.D124]&gt;500;[.E124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62b6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5]-[.E125]" office:value-type="float" office:value="15" calcext:value-type="float">
            <text:p>15</text:p>
          </table:table-cell>
          <table:table-cell table:formula="of:=IF(OR(AND([.D125]=-1;[.E125]&lt;-1);AND([.D125]&gt;500;[.E125]=-1));0;1)"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9bedd0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0" calcext:value-type="float">
            <text:p>-10</text:p>
          </table:table-cell>
          <table:table-cell table:formula="of:=[.D126]-[.E126]" office:value-type="float" office:value="998" calcext:value-type="float">
            <text:p>998</text:p>
          </table:table-cell>
          <table:table-cell table:formula="of:=IF(OR(AND([.D126]=-1;[.E126]&lt;-1);AND([.D126]&gt;500;[.E126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ba3d7e3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27]-[.E127]" office:value-type="float" office:value="993" calcext:value-type="float">
            <text:p>993</text:p>
          </table:table-cell>
          <table:table-cell table:formula="of:=IF(OR(AND([.D127]=-1;[.E127]&lt;-1);AND([.D127]&gt;500;[.E127]=-1));0;1)" office:value-type="float" office:value="1" calcext:value-type="float">
            <text:p>1</text:p>
          </table:table-cell>
          <table:table-cell office:value-type="float" office:value="0.0664" calcext:value-type="float">
            <text:p>0.0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be69ca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128]-[.E128]" office:value-type="float" office:value="993" calcext:value-type="float">
            <text:p>993</text:p>
          </table:table-cell>
          <table:table-cell table:formula="of:=IF(OR(AND([.D128]=-1;[.E128]&lt;-1);AND([.D128]&gt;500;[.E12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ce8531e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29]-[.E129]" office:value-type="float" office:value="980" calcext:value-type="float">
            <text:p>980</text:p>
          </table:table-cell>
          <table:table-cell table:formula="of:=IF(OR(AND([.D129]=-1;[.E129]&lt;-1);AND([.D129]&gt;500;[.E129]=-1));0;1)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0175770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0]-[.E130]" office:value-type="float" office:value="0" calcext:value-type="float">
            <text:p>0</text:p>
          </table:table-cell>
          <table:table-cell table:formula="of:=IF(OR(AND([.D130]=-1;[.E130]&lt;-1);AND([.D130]&gt;500;[.E130]=-1));0;1)"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1679d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IF(OR(AND([.D131]=-1;[.E131]&lt;-1);AND([.D131]&gt;500;[.E131]=-1));0;1)"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36bc1d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132]-[.E132]" office:value-type="float" office:value="1009" calcext:value-type="float">
            <text:p>1009</text:p>
          </table:table-cell>
          <table:table-cell table:formula="of:=IF(OR(AND([.D132]=-1;[.E132]&lt;-1);AND([.D132]&gt;500;[.E132]=-1));0;1)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65c5b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133]-[.E133]" office:value-type="float" office:value="994" calcext:value-type="float">
            <text:p>994</text:p>
          </table:table-cell>
          <table:table-cell table:formula="of:=IF(OR(AND([.D133]=-1;[.E133]&lt;-1);AND([.D133]&gt;500;[.E133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67e0f9b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IF(OR(AND([.D134]=-1;[.E134]&lt;-1);AND([.D134]&gt;500;[.E134]=-1));0;1)" office:value-type="float" office:value="1" calcext:value-type="float">
            <text:p>1</text:p>
          </table:table-cell>
          <table:table-cell office:value-type="float" office:value="0.0746" calcext:value-type="float">
            <text:p>0.0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9b6a203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135]-[.E135]" office:value-type="float" office:value="989" calcext:value-type="float">
            <text:p>989</text:p>
          </table:table-cell>
          <table:table-cell table:formula="of:=IF(OR(AND([.D135]=-1;[.E135]&lt;-1);AND([.D135]&gt;500;[.E135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a2b2d3d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table:formula="of:=[.D136]-[.E136]" office:value-type="float" office:value="12" calcext:value-type="float">
            <text:p>12</text:p>
          </table:table-cell>
          <table:table-cell table:formula="of:=IF(OR(AND([.D136]=-1;[.E136]&lt;-1);AND([.D136]&gt;500;[.E136]=-1));0;1)" office:value-type="float" office:value="1" calcext:value-type="float">
            <text:p>1</text:p>
          </table:table-cell>
          <table:table-cell office:value-type="float" office:value="0.4163" calcext:value-type="float">
            <text:p>0.4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dfe377e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37]-[.E137]" office:value-type="float" office:value="985" calcext:value-type="float">
            <text:p>985</text:p>
          </table:table-cell>
          <table:table-cell table:formula="of:=IF(OR(AND([.D137]=-1;[.E137]&lt;-1);AND([.D137]&gt;500;[.E137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085590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IF(OR(AND([.D138]=-1;[.E138]&lt;-1);AND([.D138]&gt;500;[.E13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0fa295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39]-[.E139]" office:value-type="float" office:value="991" calcext:value-type="float">
            <text:p>991</text:p>
          </table:table-cell>
          <table:table-cell table:formula="of:=IF(OR(AND([.D139]=-1;[.E139]&lt;-1);AND([.D139]&gt;500;[.E13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221027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976" calcext:value-type="float">
            <text:p>976</text:p>
          </table:table-cell>
          <table:table-cell table:formula="of:=[.D140]-[.E140]" office:value-type="float" office:value="8" calcext:value-type="float">
            <text:p>8</text:p>
          </table:table-cell>
          <table:table-cell table:formula="of:=IF(OR(AND([.D140]=-1;[.E140]&lt;-1);AND([.D140]&gt;500;[.E140]=-1));0;1)" office:value-type="float" office:value="1" calcext:value-type="float">
            <text:p>1</text:p>
          </table:table-cell>
          <table:table-cell office:value-type="float" office:value="0.3217" calcext:value-type="float">
            <text:p>0.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5723c6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2" calcext:value-type="float">
            <text:p>982</text:p>
          </table:table-cell>
          <table:table-cell table:formula="of:=[.D141]-[.E141]" office:value-type="float" office:value="4" calcext:value-type="float">
            <text:p>4</text:p>
          </table:table-cell>
          <table:table-cell table:formula="of:=IF(OR(AND([.D141]=-1;[.E141]&lt;-1);AND([.D141]&gt;500;[.E141]=-1));0;1)"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674daca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2]-[.E142]" office:value-type="float" office:value="0" calcext:value-type="float">
            <text:p>0</text:p>
          </table:table-cell>
          <table:table-cell table:formula="of:=IF(OR(AND([.D142]=-1;[.E142]&lt;-1);AND([.D142]&gt;500;[.E142]=-1));0;1)" office:value-type="float" office:value="1" calcext:value-type="float">
            <text:p>1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7fc7ea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143]-[.E143]" office:value-type="float" office:value="9" calcext:value-type="float">
            <text:p>9</text:p>
          </table:table-cell>
          <table:table-cell table:formula="of:=IF(OR(AND([.D143]=-1;[.E143]&lt;-1);AND([.D143]&gt;500;[.E143]=-1));0;1)" office:value-type="float" office:value="1" calcext:value-type="float">
            <text:p>1</text:p>
          </table:table-cell>
          <table:table-cell office:value-type="float" office:value="0.4083" calcext:value-type="float">
            <text:p>0.4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9034e09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IF(OR(AND([.D144]=-1;[.E144]&lt;-1);AND([.D144]&gt;500;[.E144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de3d13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5]-[.E145]" office:value-type="float" office:value="0" calcext:value-type="float">
            <text:p>0</text:p>
          </table:table-cell>
          <table:table-cell table:formula="of:=IF(OR(AND([.D145]=-1;[.E145]&lt;-1);AND([.D145]&gt;500;[.E145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ee609fe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46]-[.E146]" office:value-type="float" office:value="1011" calcext:value-type="float">
            <text:p>1011</text:p>
          </table:table-cell>
          <table:table-cell table:formula="of:=IF(OR(AND([.D146]=-1;[.E146]&lt;-1);AND([.D146]&gt;500;[.E146]=-1));0;1)" office:value-type="float" office:value="1" calcext:value-type="float">
            <text:p>1</text:p>
          </table:table-cell>
          <table:table-cell office:value-type="float" office:value="0.3273" calcext:value-type="float">
            <text:p>0.3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048018d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47]-[.E147]" office:value-type="float" office:value="983" calcext:value-type="float">
            <text:p>983</text:p>
          </table:table-cell>
          <table:table-cell table:formula="of:=IF(OR(AND([.D147]=-1;[.E147]&lt;-1);AND([.D147]&gt;500;[.E147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1288ae3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148]-[.E148]" office:value-type="float" office:value="989" calcext:value-type="float">
            <text:p>989</text:p>
          </table:table-cell>
          <table:table-cell table:formula="of:=IF(OR(AND([.D148]=-1;[.E148]&lt;-1);AND([.D148]&gt;500;[.E148]=-1));0;1)" office:value-type="float" office:value="1" calcext:value-type="float">
            <text:p>1</text:p>
          </table:table-cell>
          <table:table-cell office:value-type="float" office:value="0.0626" calcext:value-type="float">
            <text:p>0.0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17b6da8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9]-[.E149]" office:value-type="float" office:value="9" calcext:value-type="float">
            <text:p>9</text:p>
          </table:table-cell>
          <table:table-cell table:formula="of:=IF(OR(AND([.D149]=-1;[.E149]&lt;-1);AND([.D149]&gt;500;[.E149]=-1));0;1)"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20396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IF(OR(AND([.D150]=-1;[.E150]&lt;-1);AND([.D150]&gt;500;[.E150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5dd77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1]-[.E151]" office:value-type="float" office:value="0" calcext:value-type="float">
            <text:p>0</text:p>
          </table:table-cell>
          <table:table-cell table:formula="of:=IF(OR(AND([.D151]=-1;[.E151]&lt;-1);AND([.D151]&gt;500;[.E151]=-1));0;1)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2b7a13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-18" calcext:value-type="float">
            <text:p>-18</text:p>
          </table:table-cell>
          <table:table-cell table:formula="of:=[.D152]-[.E152]" office:value-type="float" office:value="986" calcext:value-type="float">
            <text:p>986</text:p>
          </table:table-cell>
          <table:table-cell table:formula="of:=IF(OR(AND([.D152]=-1;[.E152]&lt;-1);AND([.D152]&gt;500;[.E152]=-1));0;1)" office:value-type="float" office:value="1" calcext:value-type="float">
            <text:p>1</text:p>
          </table:table-cell>
          <table:table-cell office:value-type="float" office:value="0.3792" calcext:value-type="float">
            <text:p>0.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331620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3]-[.E153]" office:value-type="float" office:value="990" calcext:value-type="float">
            <text:p>990</text:p>
          </table:table-cell>
          <table:table-cell table:formula="of:=IF(OR(AND([.D153]=-1;[.E153]&lt;-1);AND([.D153]&gt;500;[.E15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5cdadd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54]-[.E154]" office:value-type="float" office:value="0" calcext:value-type="float">
            <text:p>0</text:p>
          </table:table-cell>
          <table:table-cell table:formula="of:=IF(OR(AND([.D154]=-1;[.E154]&lt;-1);AND([.D154]&gt;500;[.E154]=-1));0;1)" office:value-type="float" office:value="1" calcext:value-type="float">
            <text:p>1</text:p>
          </table:table-cell>
          <table:table-cell office:value-type="float" office:value="0.1177" calcext:value-type="float">
            <text:p>0.1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85e7fca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5]-[.E155]" office:value-type="float" office:value="0" calcext:value-type="float">
            <text:p>0</text:p>
          </table:table-cell>
          <table:table-cell table:formula="of:=IF(OR(AND([.D155]=-1;[.E155]&lt;-1);AND([.D155]&gt;500;[.E155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8c4342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6]-[.E156]" office:value-type="float" office:value="990" calcext:value-type="float">
            <text:p>990</text:p>
          </table:table-cell>
          <table:table-cell table:formula="of:=IF(OR(AND([.D156]=-1;[.E156]&lt;-1);AND([.D156]&gt;500;[.E156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acc8824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57]-[.E157]" office:value-type="float" office:value="9" calcext:value-type="float">
            <text:p>9</text:p>
          </table:table-cell>
          <table:table-cell table:formula="of:=IF(OR(AND([.D157]=-1;[.E157]&lt;-1);AND([.D157]&gt;500;[.E157]=-1));0;1)"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b8cee7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158]-[.E158]" office:value-type="float" office:value="27" calcext:value-type="float">
            <text:p>27</text:p>
          </table:table-cell>
          <table:table-cell table:formula="of:=IF(OR(AND([.D158]=-1;[.E158]&lt;-1);AND([.D158]&gt;500;[.E158]=-1));0;1)" office:value-type="float" office:value="0" calcext:value-type="float">
            <text:p>0</text:p>
          </table:table-cell>
          <table:table-cell office:value-type="float" office:value="0.3968" calcext:value-type="float">
            <text:p>0.3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ba95e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9]-[.E159]" office:value-type="float" office:value="0" calcext:value-type="float">
            <text:p>0</text:p>
          </table:table-cell>
          <table:table-cell table:formula="of:=IF(OR(AND([.D159]=-1;[.E159]&lt;-1);AND([.D159]&gt;500;[.E159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e69aab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table:formula="of:=[.D160]-[.E160]" office:value-type="float" office:value="14" calcext:value-type="float">
            <text:p>14</text:p>
          </table:table-cell>
          <table:table-cell table:formula="of:=IF(OR(AND([.D160]=-1;[.E160]&lt;-1);AND([.D160]&gt;500;[.E160]=-1));0;1)" office:value-type="float" office:value="1" calcext:value-type="float">
            <text:p>1</text:p>
          </table:table-cell>
          <table:table-cell office:value-type="float" office:value="0.4155" calcext:value-type="float">
            <text:p>0.4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4-ffed831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1]-[.E161]" office:value-type="float" office:value="0" calcext:value-type="float">
            <text:p>0</text:p>
          </table:table-cell>
          <table:table-cell table:formula="of:=IF(OR(AND([.D161]=-1;[.E161]&lt;-1);AND([.D161]&gt;500;[.E161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2b030d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162]-[.E162]" office:value-type="float" office:value="990" calcext:value-type="float">
            <text:p>990</text:p>
          </table:table-cell>
          <table:table-cell table:formula="of:=IF(OR(AND([.D162]=-1;[.E162]&lt;-1);AND([.D162]&gt;500;[.E162]=-1));0;1)" office:value-type="float" office:value="1" calcext:value-type="float">
            <text:p>1</text:p>
          </table:table-cell>
          <table:table-cell office:value-type="float" office:value="0.0691" calcext:value-type="float">
            <text:p>0.0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718c22b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D163]-[.E163]" office:value-type="float" office:value="35" calcext:value-type="float">
            <text:p>35</text:p>
          </table:table-cell>
          <table:table-cell table:formula="of:=IF(OR(AND([.D163]=-1;[.E163]&lt;-1);AND([.D163]&gt;500;[.E163]=-1));0;1)" office:value-type="float" office:value="0" calcext:value-type="float">
            <text:p>0</text:p>
          </table:table-cell>
          <table:table-cell office:value-type="float" office:value="0.737" calcext:value-type="float">
            <text:p>0.7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75830ed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64]-[.E164]" office:value-type="float" office:value="15" calcext:value-type="float">
            <text:p>15</text:p>
          </table:table-cell>
          <table:table-cell table:formula="of:=IF(OR(AND([.D164]=-1;[.E164]&lt;-1);AND([.D164]&gt;500;[.E164]=-1));0;1)" office:value-type="float" office:value="0" calcext:value-type="float">
            <text:p>0</text:p>
          </table:table-cell>
          <table:table-cell office:value-type="float" office:value="0.1771" calcext:value-type="float">
            <text:p>0.1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d31b690.tx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5]-[.E165]" office:value-type="float" office:value="0" calcext:value-type="float">
            <text:p>0</text:p>
          </table:table-cell>
          <table:table-cell table:formula="of:=IF(OR(AND([.D165]=-1;[.E165]&lt;-1);AND([.D165]&gt;500;[.E165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0def4ba3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66]-[.E166]" office:value-type="float" office:value="993" calcext:value-type="float">
            <text:p>993</text:p>
          </table:table-cell>
          <table:table-cell table:formula="of:=IF(OR(AND([.D166]=-1;[.E166]&lt;-1);AND([.D166]&gt;500;[.E166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3db8c0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6" calcext:value-type="float">
            <text:p>-16</text:p>
          </table:table-cell>
          <table:table-cell table:formula="of:=[.D167]-[.E167]" office:value-type="float" office:value="1001" calcext:value-type="float">
            <text:p>1001</text:p>
          </table:table-cell>
          <table:table-cell table:formula="of:=IF(OR(AND([.D167]=-1;[.E167]&lt;-1);AND([.D167]&gt;500;[.E167]=-1));0;1)" office:value-type="float" office:value="1" calcext:value-type="float">
            <text:p>1</text:p>
          </table:table-cell>
          <table:table-cell office:value-type="float" office:value="0.1759" calcext:value-type="float">
            <text:p>0.1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99d2c4d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table:formula="of:=[.D168]-[.E168]" office:value-type="float" office:value="58" calcext:value-type="float">
            <text:p>58</text:p>
          </table:table-cell>
          <table:table-cell table:formula="of:=IF(OR(AND([.D168]=-1;[.E168]&lt;-1);AND([.D168]&gt;500;[.E168]=-1));0;1)" office:value-type="float" office:value="0" calcext:value-type="float">
            <text:p>0</text:p>
          </table:table-cell>
          <table:table-cell office:value-type="float" office:value="1.092" calcext:value-type="float">
            <text:p>1.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1f7bd76d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169]-[.E169]" office:value-type="float" office:value="996" calcext:value-type="float">
            <text:p>996</text:p>
          </table:table-cell>
          <table:table-cell table:formula="of:=IF(OR(AND([.D169]=-1;[.E169]&lt;-1);AND([.D169]&gt;500;[.E169]=-1));0;1)" office:value-type="float" office:value="1" calcext:value-type="float">
            <text:p>1</text:p>
          </table:table-cell>
          <table:table-cell office:value-type="float" office:value="0.0696" calcext:value-type="float">
            <text:p>0.0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2191d4b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170]-[.E170]" office:value-type="float" office:value="964" calcext:value-type="float">
            <text:p>964</text:p>
          </table:table-cell>
          <table:table-cell table:formula="of:=IF(OR(AND([.D170]=-1;[.E170]&lt;-1);AND([.D170]&gt;500;[.E170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4f0e268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-16" calcext:value-type="float">
            <text:p>-16</text:p>
          </table:table-cell>
          <table:table-cell table:formula="of:=[.D171]-[.E171]" office:value-type="float" office:value="996" calcext:value-type="float">
            <text:p>996</text:p>
          </table:table-cell>
          <table:table-cell table:formula="of:=IF(OR(AND([.D171]=-1;[.E171]&lt;-1);AND([.D171]&gt;500;[.E171]=-1));0;1)"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6b13a68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2]-[.E172]" office:value-type="float" office:value="0" calcext:value-type="float">
            <text:p>0</text:p>
          </table:table-cell>
          <table:table-cell table:formula="of:=IF(OR(AND([.D172]=-1;[.E172]&lt;-1);AND([.D172]&gt;500;[.E172]=-1));0;1)" office:value-type="float" office:value="1" calcext:value-type="float">
            <text:p>1</text:p>
          </table:table-cell>
          <table:table-cell office:value-type="float" office:value="0.0184" calcext:value-type="float">
            <text:p>0.0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935866c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173]-[.E173]" office:value-type="float" office:value="0" calcext:value-type="float">
            <text:p>0</text:p>
          </table:table-cell>
          <table:table-cell table:formula="of:=IF(OR(AND([.D173]=-1;[.E173]&lt;-1);AND([.D173]&gt;500;[.E173]=-1));0;1)" office:value-type="float" office:value="1" calcext:value-type="float">
            <text:p>1</text:p>
          </table:table-cell>
          <table:table-cell office:value-type="float" office:value="0.2438" calcext:value-type="float">
            <text:p>0.2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aac7cd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4]-[.E174]" office:value-type="float" office:value="9" calcext:value-type="float">
            <text:p>9</text:p>
          </table:table-cell>
          <table:table-cell table:formula="of:=IF(OR(AND([.D174]=-1;[.E174]&lt;-1);AND([.D174]&gt;500;[.E174]=-1));0;1)" office:value-type="float" office:value="0" calcext:value-type="float">
            <text:p>0</text:p>
          </table:table-cell>
          <table:table-cell office:value-type="float" office:value="0.0683" calcext:value-type="float">
            <text:p>0.0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2cf956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75]-[.E175]" office:value-type="float" office:value="1011" calcext:value-type="float">
            <text:p>1011</text:p>
          </table:table-cell>
          <table:table-cell table:formula="of:=IF(OR(AND([.D175]=-1;[.E175]&lt;-1);AND([.D175]&gt;500;[.E175]=-1));0;1)" office:value-type="float" office:value="1" calcext:value-type="float">
            <text:p>1</text:p>
          </table:table-cell>
          <table:table-cell office:value-type="float" office:value="0.7796" calcext:value-type="float">
            <text:p>0.7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336503c2.tx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6]-[.E176]" office:value-type="float" office:value="0" calcext:value-type="float">
            <text:p>0</text:p>
          </table:table-cell>
          <table:table-cell table:formula="of:=IF(OR(AND([.D176]=-1;[.E176]&lt;-1);AND([.D176]&gt;500;[.E176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3ddf707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77]-[.E177]" office:value-type="float" office:value="1001" calcext:value-type="float">
            <text:p>1001</text:p>
          </table:table-cell>
          <table:table-cell table:formula="of:=IF(OR(AND([.D177]=-1;[.E177]&lt;-1);AND([.D177]&gt;500;[.E177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210eab1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178]-[.E178]" office:value-type="float" office:value="997" calcext:value-type="float">
            <text:p>997</text:p>
          </table:table-cell>
          <table:table-cell table:formula="of:=IF(OR(AND([.D178]=-1;[.E178]&lt;-1);AND([.D178]&gt;500;[.E178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3cd97e8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79]-[.E179]" office:value-type="float" office:value="0" calcext:value-type="float">
            <text:p>0</text:p>
          </table:table-cell>
          <table:table-cell table:formula="of:=IF(OR(AND([.D179]=-1;[.E179]&lt;-1);AND([.D179]&gt;500;[.E179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770e3b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0]-[.E180]" office:value-type="float" office:value="0" calcext:value-type="float">
            <text:p>0</text:p>
          </table:table-cell>
          <table:table-cell table:formula="of:=IF(OR(AND([.D180]=-1;[.E180]&lt;-1);AND([.D180]&gt;500;[.E18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948e281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81]-[.E181]" office:value-type="float" office:value="0" calcext:value-type="float">
            <text:p>0</text:p>
          </table:table-cell>
          <table:table-cell table:formula="of:=IF(OR(AND([.D181]=-1;[.E181]&lt;-1);AND([.D181]&gt;500;[.E181]=-1));0;1)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970861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82]-[.E182]" office:value-type="float" office:value="979" calcext:value-type="float">
            <text:p>979</text:p>
          </table:table-cell>
          <table:table-cell table:formula="of:=IF(OR(AND([.D182]=-1;[.E182]&lt;-1);AND([.D182]&gt;500;[.E182]=-1));0;1)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b0c279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60" calcext:value-type="float">
            <text:p>960</text:p>
          </table:table-cell>
          <table:table-cell table:formula="of:=[.D183]-[.E183]" office:value-type="float" office:value="21" calcext:value-type="float">
            <text:p>21</text:p>
          </table:table-cell>
          <table:table-cell table:formula="of:=IF(OR(AND([.D183]=-1;[.E183]&lt;-1);AND([.D183]&gt;500;[.E183]=-1));0;1)" office:value-type="float" office:value="1" calcext:value-type="float">
            <text:p>1</text:p>
          </table:table-cell>
          <table:table-cell office:value-type="float" office:value="0.7594" calcext:value-type="float">
            <text:p>0.7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4bacf8b7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84]-[.E184]" office:value-type="float" office:value="985" calcext:value-type="float">
            <text:p>985</text:p>
          </table:table-cell>
          <table:table-cell table:formula="of:=IF(OR(AND([.D184]=-1;[.E184]&lt;-1);AND([.D184]&gt;500;[.E184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149160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table:formula="of:=[.D185]-[.E185]" office:value-type="float" office:value="12" calcext:value-type="float">
            <text:p>12</text:p>
          </table:table-cell>
          <table:table-cell table:formula="of:=IF(OR(AND([.D185]=-1;[.E185]&lt;-1);AND([.D185]&gt;500;[.E185]=-1));0;1)" office:value-type="float" office:value="1" calcext:value-type="float">
            <text:p>1</text:p>
          </table:table-cell>
          <table:table-cell office:value-type="float" office:value="0.3612" calcext:value-type="float">
            <text:p>0.36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3ddd6c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86]-[.E186]" office:value-type="float" office:value="0" calcext:value-type="float">
            <text:p>0</text:p>
          </table:table-cell>
          <table:table-cell table:formula="of:=IF(OR(AND([.D186]=-1;[.E186]&lt;-1);AND([.D186]&gt;500;[.E186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8c443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87]-[.E187]" office:value-type="float" office:value="9" calcext:value-type="float">
            <text:p>9</text:p>
          </table:table-cell>
          <table:table-cell table:formula="of:=IF(OR(AND([.D187]=-1;[.E187]&lt;-1);AND([.D187]&gt;500;[.E187]=-1));0;1)" office:value-type="float" office:value="0" calcext:value-type="float">
            <text:p>0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96a3e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50" calcext:value-type="float">
            <text:p>-50</text:p>
          </table:table-cell>
          <table:table-cell table:formula="of:=[.D188]-[.E188]" office:value-type="float" office:value="1032" calcext:value-type="float">
            <text:p>1032</text:p>
          </table:table-cell>
          <table:table-cell table:formula="of:=IF(OR(AND([.D188]=-1;[.E188]&lt;-1);AND([.D188]&gt;500;[.E188]=-1));0;1)" office:value-type="float" office:value="1" calcext:value-type="float">
            <text:p>1</text:p>
          </table:table-cell>
          <table:table-cell office:value-type="float" office:value="1.4095" calcext:value-type="float">
            <text:p>1.40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5bd83de4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89]-[.E189]" office:value-type="float" office:value="1001" calcext:value-type="float">
            <text:p>1001</text:p>
          </table:table-cell>
          <table:table-cell table:formula="of:=IF(OR(AND([.D189]=-1;[.E189]&lt;-1);AND([.D189]&gt;500;[.E18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25bae7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190]-[.E190]" office:value-type="float" office:value="984" calcext:value-type="float">
            <text:p>984</text:p>
          </table:table-cell>
          <table:table-cell table:formula="of:=IF(OR(AND([.D190]=-1;[.E190]&lt;-1);AND([.D190]&gt;500;[.E190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3ec603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91]-[.E191]" office:value-type="float" office:value="979" calcext:value-type="float">
            <text:p>979</text:p>
          </table:table-cell>
          <table:table-cell table:formula="of:=IF(OR(AND([.D191]=-1;[.E191]&lt;-1);AND([.D191]&gt;500;[.E19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9fc510b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2]-[.E192]" office:value-type="float" office:value="0" calcext:value-type="float">
            <text:p>0</text:p>
          </table:table-cell>
          <table:table-cell table:formula="of:=IF(OR(AND([.D192]=-1;[.E192]&lt;-1);AND([.D192]&gt;500;[.E192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a53fdb0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table:formula="of:=[.D193]-[.E193]" office:value-type="float" office:value="21" calcext:value-type="float">
            <text:p>21</text:p>
          </table:table-cell>
          <table:table-cell table:formula="of:=IF(OR(AND([.D193]=-1;[.E193]&lt;-1);AND([.D193]&gt;500;[.E193]=-1));0;1)" office:value-type="float" office:value="1" calcext:value-type="float">
            <text:p>1</text:p>
          </table:table-cell>
          <table:table-cell office:value-type="float" office:value="0.9717" calcext:value-type="float">
            <text:p>0.9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bcc0cc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194]-[.E194]" office:value-type="float" office:value="34" calcext:value-type="float">
            <text:p>34</text:p>
          </table:table-cell>
          <table:table-cell table:formula="of:=IF(OR(AND([.D194]=-1;[.E194]&lt;-1);AND([.D194]&gt;500;[.E194]=-1));0;1)" office:value-type="float" office:value="0" calcext:value-type="float">
            <text:p>0</text:p>
          </table:table-cell>
          <table:table-cell office:value-type="float" office:value="0.7211" calcext:value-type="float">
            <text:p>0.7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c2d07f3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95]-[.E195]" office:value-type="float" office:value="991" calcext:value-type="float">
            <text:p>991</text:p>
          </table:table-cell>
          <table:table-cell table:formula="of:=IF(OR(AND([.D195]=-1;[.E195]&lt;-1);AND([.D195]&gt;500;[.E195]=-1));0;1)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6f5eb955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96]-[.E196]" office:value-type="float" office:value="0" calcext:value-type="float">
            <text:p>0</text:p>
          </table:table-cell>
          <table:table-cell table:formula="of:=IF(OR(AND([.D196]=-1;[.E196]&lt;-1);AND([.D196]&gt;500;[.E196]=-1));0;1)" office:value-type="float" office:value="1" calcext:value-type="float">
            <text:p>1</text:p>
          </table:table-cell>
          <table:table-cell office:value-type="float" office:value="0.0783" calcext:value-type="float">
            <text:p>0.0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54344ba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97]-[.E197]" office:value-type="float" office:value="980" calcext:value-type="float">
            <text:p>980</text:p>
          </table:table-cell>
          <table:table-cell table:formula="of:=IF(OR(AND([.D197]=-1;[.E197]&lt;-1);AND([.D197]&gt;500;[.E197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8ebab93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198]-[.E198]" office:value-type="float" office:value="995" calcext:value-type="float">
            <text:p>995</text:p>
          </table:table-cell>
          <table:table-cell table:formula="of:=IF(OR(AND([.D198]=-1;[.E198]&lt;-1);AND([.D198]&gt;500;[.E198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7a0b7f5d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9]-[.E199]" office:value-type="float" office:value="0" calcext:value-type="float">
            <text:p>0</text:p>
          </table:table-cell>
          <table:table-cell table:formula="of:=IF(OR(AND([.D199]=-1;[.E199]&lt;-1);AND([.D199]&gt;500;[.E199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72e484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970" calcext:value-type="float">
            <text:p>970</text:p>
          </table:table-cell>
          <table:table-cell table:formula="of:=[.D200]-[.E200]" office:value-type="float" office:value="21" calcext:value-type="float">
            <text:p>21</text:p>
          </table:table-cell>
          <table:table-cell table:formula="of:=IF(OR(AND([.D200]=-1;[.E200]&lt;-1);AND([.D200]&gt;500;[.E200]=-1));0;1)" office:value-type="float" office:value="1" calcext:value-type="float">
            <text:p>1</text:p>
          </table:table-cell>
          <table:table-cell office:value-type="float" office:value="1.2695" calcext:value-type="float">
            <text:p>1.2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782d69b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973" calcext:value-type="float">
            <text:p>973</text:p>
          </table:table-cell>
          <table:table-cell table:formula="of:=[.D201]-[.E201]" office:value-type="float" office:value="7" calcext:value-type="float">
            <text:p>7</text:p>
          </table:table-cell>
          <table:table-cell table:formula="of:=IF(OR(AND([.D201]=-1;[.E201]&lt;-1);AND([.D201]&gt;500;[.E201]=-1));0;1)" office:value-type="float" office:value="1" calcext:value-type="float">
            <text:p>1</text:p>
          </table:table-cell>
          <table:table-cell office:value-type="float" office:value="0.8192" calcext:value-type="float">
            <text:p>0.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a7a0a1d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2]-[.E202]" office:value-type="float" office:value="0" calcext:value-type="float">
            <text:p>0</text:p>
          </table:table-cell>
          <table:table-cell table:formula="of:=IF(OR(AND([.D202]=-1;[.E202]&lt;-1);AND([.D202]&gt;500;[.E202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8f52b167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33" calcext:value-type="float">
            <text:p>-33</text:p>
          </table:table-cell>
          <table:table-cell table:formula="of:=[.D203]-[.E203]" office:value-type="float" office:value="1015" calcext:value-type="float">
            <text:p>1015</text:p>
          </table:table-cell>
          <table:table-cell table:formula="of:=IF(OR(AND([.D203]=-1;[.E203]&lt;-1);AND([.D203]&gt;500;[.E203]=-1));0;1)" office:value-type="float" office:value="1" calcext:value-type="float">
            <text:p>1</text:p>
          </table:table-cell>
          <table:table-cell office:value-type="float" office:value="0.6009" calcext:value-type="float">
            <text:p>0.6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0988b08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4]-[.E204]" office:value-type="float" office:value="0" calcext:value-type="float">
            <text:p>0</text:p>
          </table:table-cell>
          <table:table-cell table:formula="of:=IF(OR(AND([.D204]=-1;[.E204]&lt;-1);AND([.D204]&gt;500;[.E20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159ffae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5]-[.E205]" office:value-type="float" office:value="0" calcext:value-type="float">
            <text:p>0</text:p>
          </table:table-cell>
          <table:table-cell table:formula="of:=IF(OR(AND([.D205]=-1;[.E205]&lt;-1);AND([.D205]&gt;500;[.E20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1a6813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20" calcext:value-type="float">
            <text:p>-20</text:p>
          </table:table-cell>
          <table:table-cell table:formula="of:=[.D206]-[.E206]" office:value-type="float" office:value="1002" calcext:value-type="float">
            <text:p>1002</text:p>
          </table:table-cell>
          <table:table-cell table:formula="of:=IF(OR(AND([.D206]=-1;[.E206]&lt;-1);AND([.D206]&gt;500;[.E206]=-1));0;1)" office:value-type="float" office:value="1" calcext:value-type="float">
            <text:p>1</text:p>
          </table:table-cell>
          <table:table-cell office:value-type="float" office:value="0.2315" calcext:value-type="float">
            <text:p>0.2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36c5056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table:formula="of:=[.D207]-[.E207]" office:value-type="float" office:value="12" calcext:value-type="float">
            <text:p>12</text:p>
          </table:table-cell>
          <table:table-cell table:formula="of:=IF(OR(AND([.D207]=-1;[.E207]&lt;-1);AND([.D207]&gt;500;[.E207]=-1));0;1)" office:value-type="float" office:value="1" calcext:value-type="float">
            <text:p>1</text:p>
          </table:table-cell>
          <table:table-cell office:value-type="float" office:value="0.7662" calcext:value-type="float">
            <text:p>0.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5504461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208]-[.E208]" office:value-type="float" office:value="993" calcext:value-type="float">
            <text:p>993</text:p>
          </table:table-cell>
          <table:table-cell table:formula="of:=IF(OR(AND([.D208]=-1;[.E208]&lt;-1);AND([.D208]&gt;500;[.E208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773a2ef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30" calcext:value-type="float">
            <text:p>-30</text:p>
          </table:table-cell>
          <table:table-cell table:formula="of:=[.D209]-[.E209]" office:value-type="float" office:value="1004" calcext:value-type="float">
            <text:p>1004</text:p>
          </table:table-cell>
          <table:table-cell table:formula="of:=IF(OR(AND([.D209]=-1;[.E209]&lt;-1);AND([.D209]&gt;500;[.E209]=-1));0;1)" office:value-type="float" office:value="1" calcext:value-type="float">
            <text:p>1</text:p>
          </table:table-cell>
          <table:table-cell office:value-type="float" office:value="0.6045" calcext:value-type="float">
            <text:p>0.60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811200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0]-[.E210]" office:value-type="float" office:value="0" calcext:value-type="float">
            <text:p>0</text:p>
          </table:table-cell>
          <table:table-cell table:formula="of:=IF(OR(AND([.D210]=-1;[.E210]&lt;-1);AND([.D210]&gt;500;[.E210]=-1));0;1)" office:value-type="float" office:value="1" calcext:value-type="float">
            <text:p>1</text:p>
          </table:table-cell>
          <table:table-cell office:value-type="float" office:value="0.0135" calcext:value-type="float">
            <text:p>0.0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9bc584bc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1]-[.E211]" office:value-type="float" office:value="0" calcext:value-type="float">
            <text:p>0</text:p>
          </table:table-cell>
          <table:table-cell table:formula="of:=IF(OR(AND([.D211]=-1;[.E211]&lt;-1);AND([.D211]&gt;500;[.E211]=-1));0;1)"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0991c48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212]-[.E212]" office:value-type="float" office:value="984" calcext:value-type="float">
            <text:p>984</text:p>
          </table:table-cell>
          <table:table-cell table:formula="of:=IF(OR(AND([.D212]=-1;[.E212]&lt;-1);AND([.D212]&gt;500;[.E212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2774e49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-10" calcext:value-type="float">
            <text:p>-10</text:p>
          </table:table-cell>
          <table:table-cell table:formula="of:=[.D213]-[.E213]" office:value-type="float" office:value="988" calcext:value-type="float">
            <text:p>988</text:p>
          </table:table-cell>
          <table:table-cell table:formula="of:=IF(OR(AND([.D213]=-1;[.E213]&lt;-1);AND([.D213]&gt;500;[.E213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2e33e03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14]-[.E214]" office:value-type="float" office:value="989" calcext:value-type="float">
            <text:p>989</text:p>
          </table:table-cell>
          <table:table-cell table:formula="of:=IF(OR(AND([.D214]=-1;[.E214]&lt;-1);AND([.D214]&gt;500;[.E214]=-1));0;1)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767890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215]-[.E215]" office:value-type="float" office:value="986" calcext:value-type="float">
            <text:p>986</text:p>
          </table:table-cell>
          <table:table-cell table:formula="of:=IF(OR(AND([.D215]=-1;[.E215]&lt;-1);AND([.D215]&gt;500;[.E215]=-1));0;1)" office:value-type="float" office:value="1" calcext:value-type="float">
            <text:p>1</text:p>
          </table:table-cell>
          <table:table-cell office:value-type="float" office:value="0.0674" calcext:value-type="float">
            <text:p>0.0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abc2f3d2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6]-[.E216]" office:value-type="float" office:value="0" calcext:value-type="float">
            <text:p>0</text:p>
          </table:table-cell>
          <table:table-cell table:formula="of:=IF(OR(AND([.D216]=-1;[.E216]&lt;-1);AND([.D216]&gt;500;[.E216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bd497522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7]-[.E217]" office:value-type="float" office:value="0" calcext:value-type="float">
            <text:p>0</text:p>
          </table:table-cell>
          <table:table-cell table:formula="of:=IF(OR(AND([.D217]=-1;[.E217]&lt;-1);AND([.D217]&gt;500;[.E217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55d3fa0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table:formula="of:=[.D218]-[.E218]" office:value-type="float" office:value="24" calcext:value-type="float">
            <text:p>24</text:p>
          </table:table-cell>
          <table:table-cell table:formula="of:=IF(OR(AND([.D218]=-1;[.E218]&lt;-1);AND([.D218]&gt;500;[.E218]=-1));0;1)" office:value-type="float" office:value="1" calcext:value-type="float">
            <text:p>1</text:p>
          </table:table-cell>
          <table:table-cell office:value-type="float" office:value="1.6106" calcext:value-type="float">
            <text:p>1.6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8b51a0b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9]-[.E219]" office:value-type="float" office:value="983" calcext:value-type="float">
            <text:p>983</text:p>
          </table:table-cell>
          <table:table-cell table:formula="of:=IF(OR(AND([.D219]=-1;[.E219]&lt;-1);AND([.D219]&gt;500;[.E219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93557f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51" calcext:value-type="float">
            <text:p>-51</text:p>
          </table:table-cell>
          <table:table-cell table:formula="of:=[.D220]-[.E220]" office:value-type="float" office:value="1033" calcext:value-type="float">
            <text:p>1033</text:p>
          </table:table-cell>
          <table:table-cell table:formula="of:=IF(OR(AND([.D220]=-1;[.E220]&lt;-1);AND([.D220]&gt;500;[.E220]=-1));0;1)" office:value-type="float" office:value="1" calcext:value-type="float">
            <text:p>1</text:p>
          </table:table-cell>
          <table:table-cell office:value-type="float" office:value="0.8198" calcext:value-type="float">
            <text:p>0.8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a6f95b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221]-[.E221]" office:value-type="float" office:value="978" calcext:value-type="float">
            <text:p>978</text:p>
          </table:table-cell>
          <table:table-cell table:formula="of:=IF(OR(AND([.D221]=-1;[.E221]&lt;-1);AND([.D221]&gt;500;[.E221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b469c6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table:formula="of:=[.D222]-[.E222]" office:value-type="float" office:value="51" calcext:value-type="float">
            <text:p>51</text:p>
          </table:table-cell>
          <table:table-cell table:formula="of:=IF(OR(AND([.D222]=-1;[.E222]&lt;-1);AND([.D222]&gt;500;[.E222]=-1));0;1)" office:value-type="float" office:value="0" calcext:value-type="float">
            <text:p>0</text:p>
          </table:table-cell>
          <table:table-cell office:value-type="float" office:value="1.3077" calcext:value-type="float">
            <text:p>1.3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0b453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223]-[.E223]" office:value-type="float" office:value="993" calcext:value-type="float">
            <text:p>993</text:p>
          </table:table-cell>
          <table:table-cell table:formula="of:=IF(OR(AND([.D223]=-1;[.E223]&lt;-1);AND([.D223]&gt;500;[.E223]=-1));0;1)" office:value-type="float" office:value="1" calcext:value-type="float">
            <text:p>1</text:p>
          </table:table-cell>
          <table:table-cell office:value-type="float" office:value="0.1423" calcext:value-type="float">
            <text:p>0.1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7f8674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4]-[.E224]" office:value-type="float" office:value="0" calcext:value-type="float">
            <text:p>0</text:p>
          </table:table-cell>
          <table:table-cell table:formula="of:=IF(OR(AND([.D224]=-1;[.E224]&lt;-1);AND([.D224]&gt;500;[.E22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cbbf4ef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25]-[.E225]" office:value-type="float" office:value="989" calcext:value-type="float">
            <text:p>989</text:p>
          </table:table-cell>
          <table:table-cell table:formula="of:=IF(OR(AND([.D225]=-1;[.E225]&lt;-1);AND([.D225]&gt;500;[.E225]=-1));0;1)"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ce592d45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6]-[.E226]" office:value-type="float" office:value="0" calcext:value-type="float">
            <text:p>0</text:p>
          </table:table-cell>
          <table:table-cell table:formula="of:=IF(OR(AND([.D226]=-1;[.E226]&lt;-1);AND([.D226]&gt;500;[.E226]=-1));0;1)"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1a73bd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27]-[.E227]" office:value-type="float" office:value="977" calcext:value-type="float">
            <text:p>977</text:p>
          </table:table-cell>
          <table:table-cell table:formula="of:=IF(OR(AND([.D227]=-1;[.E227]&lt;-1);AND([.D227]&gt;500;[.E22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4677cdb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table:formula="of:=[.D228]-[.E228]" office:value-type="float" office:value="33" calcext:value-type="float">
            <text:p>33</text:p>
          </table:table-cell>
          <table:table-cell table:formula="of:=IF(OR(AND([.D228]=-1;[.E228]&lt;-1);AND([.D228]&gt;500;[.E228]=-1));0;1)" office:value-type="float" office:value="0" calcext:value-type="float">
            <text:p>0</text:p>
          </table:table-cell>
          <table:table-cell office:value-type="float" office:value="0.4847" calcext:value-type="float">
            <text:p>0.4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94a8565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29]-[.E229]" office:value-type="float" office:value="0" calcext:value-type="float">
            <text:p>0</text:p>
          </table:table-cell>
          <table:table-cell table:formula="of:=IF(OR(AND([.D229]=-1;[.E229]&lt;-1);AND([.D229]&gt;500;[.E229]=-1));0;1)"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d97fe30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230]-[.E230]" office:value-type="float" office:value="972" calcext:value-type="float">
            <text:p>972</text:p>
          </table:table-cell>
          <table:table-cell table:formula="of:=IF(OR(AND([.D230]=-1;[.E230]&lt;-1);AND([.D230]&gt;500;[.E230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2e8b390.t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31]-[.E231]" office:value-type="float" office:value="0" calcext:value-type="float">
            <text:p>0</text:p>
          </table:table-cell>
          <table:table-cell table:formula="of:=IF(OR(AND([.D231]=-1;[.E231]&lt;-1);AND([.D231]&gt;500;[.E231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904684b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formula="of:=[.D232]-[.E232]" office:value-type="float" office:value="30" calcext:value-type="float">
            <text:p>30</text:p>
          </table:table-cell>
          <table:table-cell table:formula="of:=IF(OR(AND([.D232]=-1;[.E232]&lt;-1);AND([.D232]&gt;500;[.E232]=-1));0;1)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a45fd2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3]-[.E233]" office:value-type="float" office:value="0" calcext:value-type="float">
            <text:p>0</text:p>
          </table:table-cell>
          <table:table-cell table:formula="of:=IF(OR(AND([.D233]=-1;[.E233]&lt;-1);AND([.D233]&gt;500;[.E233]=-1));0;1)" office:value-type="float" office:value="1" calcext:value-type="float">
            <text:p>1</text:p>
          </table:table-cell>
          <table:table-cell office:value-type="float" office:value="0.0757" calcext:value-type="float">
            <text:p>0.0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f918e9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table:formula="of:=[.D234]-[.E234]" office:value-type="float" office:value="50" calcext:value-type="float">
            <text:p>50</text:p>
          </table:table-cell>
          <table:table-cell table:formula="of:=IF(OR(AND([.D234]=-1;[.E234]&lt;-1);AND([.D234]&gt;500;[.E234]=-1));0;1)" office:value-type="float" office:value="0" calcext:value-type="float">
            <text:p>0</text:p>
          </table:table-cell>
          <table:table-cell office:value-type="float" office:value="1.7036" calcext:value-type="float">
            <text:p>1.7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efb83efc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35]-[.E235]" office:value-type="float" office:value="0" calcext:value-type="float">
            <text:p>0</text:p>
          </table:table-cell>
          <table:table-cell table:formula="of:=IF(OR(AND([.D235]=-1;[.E235]&lt;-1);AND([.D235]&gt;500;[.E23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3ea75c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236]-[.E236]" office:value-type="float" office:value="986" calcext:value-type="float">
            <text:p>986</text:p>
          </table:table-cell>
          <table:table-cell table:formula="of:=IF(OR(AND([.D236]=-1;[.E236]&lt;-1);AND([.D236]&gt;500;[.E23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50fdf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237]-[.E237]" office:value-type="float" office:value="987" calcext:value-type="float">
            <text:p>987</text:p>
          </table:table-cell>
          <table:table-cell table:formula="of:=IF(OR(AND([.D237]=-1;[.E237]&lt;-1);AND([.D237]&gt;500;[.E23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659fd4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238]-[.E238]" office:value-type="float" office:value="993" calcext:value-type="float">
            <text:p>993</text:p>
          </table:table-cell>
          <table:table-cell table:formula="of:=IF(OR(AND([.D238]=-1;[.E238]&lt;-1);AND([.D238]&gt;500;[.E238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9d7a75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formula="of:=[.D239]-[.E239]" office:value-type="float" office:value="10" calcext:value-type="float">
            <text:p>10</text:p>
          </table:table-cell>
          <table:table-cell table:formula="of:=IF(OR(AND([.D239]=-1;[.E239]&lt;-1);AND([.D239]&gt;500;[.E239]=-1));0;1)" office:value-type="float" office:value="1" calcext:value-type="float">
            <text:p>1</text:p>
          </table:table-cell>
          <table:table-cell office:value-type="float" office:value="0.9159" calcext:value-type="float">
            <text:p>0.9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da2061b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0]-[.E240]" office:value-type="float" office:value="0" calcext:value-type="float">
            <text:p>0</text:p>
          </table:table-cell>
          <table:table-cell table:formula="of:=IF(OR(AND([.D240]=-1;[.E240]&lt;-1);AND([.D240]&gt;500;[.E240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5-fe26f4e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241]-[.E241]" office:value-type="float" office:value="974" calcext:value-type="float">
            <text:p>974</text:p>
          </table:table-cell>
          <table:table-cell table:formula="of:=IF(OR(AND([.D241]=-1;[.E241]&lt;-1);AND([.D241]&gt;500;[.E241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947e411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2]-[.E242]" office:value-type="float" office:value="0" calcext:value-type="float">
            <text:p>0</text:p>
          </table:table-cell>
          <table:table-cell table:formula="of:=IF(OR(AND([.D242]=-1;[.E242]&lt;-1);AND([.D242]&gt;500;[.E242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a528ef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243]-[.E243]" office:value-type="float" office:value="971" calcext:value-type="float">
            <text:p>971</text:p>
          </table:table-cell>
          <table:table-cell table:formula="of:=IF(OR(AND([.D243]=-1;[.E243]&lt;-1);AND([.D243]&gt;500;[.E243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0e8ef343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4]-[.E244]" office:value-type="float" office:value="0" calcext:value-type="float">
            <text:p>0</text:p>
          </table:table-cell>
          <table:table-cell table:formula="of:=IF(OR(AND([.D244]=-1;[.E244]&lt;-1);AND([.D244]&gt;500;[.E244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019ae5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245]-[.E245]" office:value-type="float" office:value="4" calcext:value-type="float">
            <text:p>4</text:p>
          </table:table-cell>
          <table:table-cell table:formula="of:=IF(OR(AND([.D245]=-1;[.E245]&lt;-1);AND([.D245]&gt;500;[.E245]=-1));0;1)" office:value-type="float" office:value="1" calcext:value-type="float">
            <text:p>1</text:p>
          </table:table-cell>
          <table:table-cell office:value-type="float" office:value="0.0918" calcext:value-type="float">
            <text:p>0.0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28cc83a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246]-[.E246]" office:value-type="float" office:value="981" calcext:value-type="float">
            <text:p>981</text:p>
          </table:table-cell>
          <table:table-cell table:formula="of:=IF(OR(AND([.D246]=-1;[.E246]&lt;-1);AND([.D246]&gt;500;[.E246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43616a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-12" calcext:value-type="float">
            <text:p>-12</text:p>
          </table:table-cell>
          <table:table-cell table:formula="of:=[.D247]-[.E247]" office:value-type="float" office:value="984" calcext:value-type="float">
            <text:p>984</text:p>
          </table:table-cell>
          <table:table-cell table:formula="of:=IF(OR(AND([.D247]=-1;[.E247]&lt;-1);AND([.D247]&gt;500;[.E247]=-1));0;1)" office:value-type="float" office:value="1" calcext:value-type="float">
            <text:p>1</text:p>
          </table:table-cell>
          <table:table-cell office:value-type="float" office:value="0.1524" calcext:value-type="float">
            <text:p>0.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71db67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48]-[.E248]" office:value-type="float" office:value="0" calcext:value-type="float">
            <text:p>0</text:p>
          </table:table-cell>
          <table:table-cell table:formula="of:=IF(OR(AND([.D248]=-1;[.E248]&lt;-1);AND([.D248]&gt;500;[.E248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1974abff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office:value-type="float" office:value="-18" calcext:value-type="float">
            <text:p>-18</text:p>
          </table:table-cell>
          <table:table-cell table:formula="of:=[.D249]-[.E249]" office:value-type="float" office:value="1005" calcext:value-type="float">
            <text:p>1005</text:p>
          </table:table-cell>
          <table:table-cell table:formula="of:=IF(OR(AND([.D249]=-1;[.E249]&lt;-1);AND([.D249]&gt;500;[.E249]=-1));0;1)" office:value-type="float" office:value="1" calcext:value-type="float">
            <text:p>1</text:p>
          </table:table-cell>
          <table:table-cell office:value-type="float" office:value="0.3826" calcext:value-type="float">
            <text:p>0.3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185e2f2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-18" calcext:value-type="float">
            <text:p>-18</text:p>
          </table:table-cell>
          <table:table-cell table:formula="of:=[.D250]-[.E250]" office:value-type="float" office:value="990" calcext:value-type="float">
            <text:p>990</text:p>
          </table:table-cell>
          <table:table-cell table:formula="of:=IF(OR(AND([.D250]=-1;[.E250]&lt;-1);AND([.D250]&gt;500;[.E250]=-1));0;1)" office:value-type="float" office:value="1" calcext:value-type="float">
            <text:p>1</text:p>
          </table:table-cell>
          <table:table-cell office:value-type="float" office:value="0.3853" calcext:value-type="float">
            <text:p>0.3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70c4627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-16" calcext:value-type="float">
            <text:p>-16</text:p>
          </table:table-cell>
          <table:table-cell table:formula="of:=[.D251]-[.E251]" office:value-type="float" office:value="997" calcext:value-type="float">
            <text:p>997</text:p>
          </table:table-cell>
          <table:table-cell table:formula="of:=IF(OR(AND([.D251]=-1;[.E251]&lt;-1);AND([.D251]&gt;500;[.E251]=-1));0;1)" office:value-type="float" office:value="1" calcext:value-type="float">
            <text:p>1</text:p>
          </table:table-cell>
          <table:table-cell office:value-type="float" office:value="0.1819" calcext:value-type="float">
            <text:p>0.1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b60c912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-36" calcext:value-type="float">
            <text:p>-36</text:p>
          </table:table-cell>
          <table:table-cell table:formula="of:=[.D252]-[.E252]" office:value-type="float" office:value="1010" calcext:value-type="float">
            <text:p>1010</text:p>
          </table:table-cell>
          <table:table-cell table:formula="of:=IF(OR(AND([.D252]=-1;[.E252]&lt;-1);AND([.D252]&gt;500;[.E252]=-1));0;1)" office:value-type="float" office:value="1" calcext:value-type="float">
            <text:p>1</text:p>
          </table:table-cell>
          <table:table-cell office:value-type="float" office:value="1.8144" calcext:value-type="float">
            <text:p>1.8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2f5d98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53]-[.E253]" office:value-type="float" office:value="0" calcext:value-type="float">
            <text:p>0</text:p>
          </table:table-cell>
          <table:table-cell table:formula="of:=IF(OR(AND([.D253]=-1;[.E253]&lt;-1);AND([.D253]&gt;500;[.E253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1d8ee0f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254]-[.E254]" office:value-type="float" office:value="988" calcext:value-type="float">
            <text:p>988</text:p>
          </table:table-cell>
          <table:table-cell table:formula="of:=IF(OR(AND([.D254]=-1;[.E254]&lt;-1);AND([.D254]&gt;500;[.E254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487baed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55]-[.E255]" office:value-type="float" office:value="984" calcext:value-type="float">
            <text:p>984</text:p>
          </table:table-cell>
          <table:table-cell table:formula="of:=IF(OR(AND([.D255]=-1;[.E255]&lt;-1);AND([.D255]&gt;500;[.E255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8216186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-59" calcext:value-type="float">
            <text:p>-59</text:p>
          </table:table-cell>
          <table:table-cell table:formula="of:=[.D256]-[.E256]" office:value-type="float" office:value="1027" calcext:value-type="float">
            <text:p>1027</text:p>
          </table:table-cell>
          <table:table-cell table:formula="of:=IF(OR(AND([.D256]=-1;[.E256]&lt;-1);AND([.D256]&gt;500;[.E256]=-1));0;1)" office:value-type="float" office:value="1" calcext:value-type="float">
            <text:p>1</text:p>
          </table:table-cell>
          <table:table-cell office:value-type="float" office:value="2.8278" calcext:value-type="float">
            <text:p>2.8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8abb22e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57]-[.E257]" office:value-type="float" office:value="977" calcext:value-type="float">
            <text:p>977</text:p>
          </table:table-cell>
          <table:table-cell table:formula="of:=IF(OR(AND([.D257]=-1;[.E257]&lt;-1);AND([.D257]&gt;500;[.E25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98ef199.tx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258]-[.E258]" office:value-type="float" office:value="982" calcext:value-type="float">
            <text:p>982</text:p>
          </table:table-cell>
          <table:table-cell table:formula="of:=IF(OR(AND([.D258]=-1;[.E258]&lt;-1);AND([.D258]&gt;500;[.E258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9d389f7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259]-[.E259]" office:value-type="float" office:value="4" calcext:value-type="float">
            <text:p>4</text:p>
          </table:table-cell>
          <table:table-cell table:formula="of:=IF(OR(AND([.D259]=-1;[.E259]&lt;-1);AND([.D259]&gt;500;[.E259]=-1));0;1)"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a52969e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37" calcext:value-type="float">
            <text:p>-37</text:p>
          </table:table-cell>
          <table:table-cell table:formula="of:=[.D260]-[.E260]" office:value-type="float" office:value="1017" calcext:value-type="float">
            <text:p>1017</text:p>
          </table:table-cell>
          <table:table-cell table:formula="of:=IF(OR(AND([.D260]=-1;[.E260]&lt;-1);AND([.D260]&gt;500;[.E260]=-1));0;1)" office:value-type="float" office:value="1" calcext:value-type="float">
            <text:p>1</text:p>
          </table:table-cell>
          <table:table-cell office:value-type="float" office:value="1.0221" calcext:value-type="float">
            <text:p>1.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d754328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261]-[.E261]" office:value-type="float" office:value="968" calcext:value-type="float">
            <text:p>968</text:p>
          </table:table-cell>
          <table:table-cell table:formula="of:=IF(OR(AND([.D261]=-1;[.E261]&lt;-1);AND([.D261]&gt;500;[.E26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3d9ae9f0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927" calcext:value-type="float">
            <text:p>927</text:p>
          </table:table-cell>
          <table:table-cell table:formula="of:=[.D262]-[.E262]" office:value-type="float" office:value="51" calcext:value-type="float">
            <text:p>51</text:p>
          </table:table-cell>
          <table:table-cell table:formula="of:=IF(OR(AND([.D262]=-1;[.E262]&lt;-1);AND([.D262]&gt;500;[.E262]=-1));0;1)" office:value-type="float" office:value="1" calcext:value-type="float">
            <text:p>1</text:p>
          </table:table-cell>
          <table:table-cell office:value-type="float" office:value="3.5825" calcext:value-type="float">
            <text:p>3.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6989e1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63]-[.E263]" office:value-type="float" office:value="992" calcext:value-type="float">
            <text:p>992</text:p>
          </table:table-cell>
          <table:table-cell table:formula="of:=IF(OR(AND([.D263]=-1;[.E263]&lt;-1);AND([.D263]&gt;500;[.E263]=-1));0;1)" office:value-type="float" office:value="1" calcext:value-type="float">
            <text:p>1</text:p>
          </table:table-cell>
          <table:table-cell office:value-type="float" office:value="0.0697" calcext:value-type="float">
            <text:p>0.0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898abf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55" calcext:value-type="float">
            <text:p>955</text:p>
          </table:table-cell>
          <table:table-cell table:formula="of:=[.D264]-[.E264]" office:value-type="float" office:value="31" calcext:value-type="float">
            <text:p>31</text:p>
          </table:table-cell>
          <table:table-cell table:formula="of:=IF(OR(AND([.D264]=-1;[.E264]&lt;-1);AND([.D264]&gt;500;[.E264]=-1));0;1)" office:value-type="float" office:value="1" calcext:value-type="float">
            <text:p>1</text:p>
          </table:table-cell>
          <table:table-cell office:value-type="float" office:value="3.084" calcext:value-type="float">
            <text:p>3.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a319b4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65]-[.E265]" office:value-type="float" office:value="979" calcext:value-type="float">
            <text:p>979</text:p>
          </table:table-cell>
          <table:table-cell table:formula="of:=IF(OR(AND([.D265]=-1;[.E265]&lt;-1);AND([.D265]&gt;500;[.E26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4cca98c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266]-[.E266]" office:value-type="float" office:value="34" calcext:value-type="float">
            <text:p>34</text:p>
          </table:table-cell>
          <table:table-cell table:formula="of:=IF(OR(AND([.D266]=-1;[.E266]&lt;-1);AND([.D266]&gt;500;[.E266]=-1));0;1)" office:value-type="float" office:value="0" calcext:value-type="float">
            <text:p>0</text:p>
          </table:table-cell>
          <table:table-cell office:value-type="float" office:value="2.4355" calcext:value-type="float">
            <text:p>2.4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18d5b3c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7]-[.E267]" office:value-type="float" office:value="0" calcext:value-type="float">
            <text:p>0</text:p>
          </table:table-cell>
          <table:table-cell table:formula="of:=IF(OR(AND([.D267]=-1;[.E267]&lt;-1);AND([.D267]&gt;500;[.E267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3361ca5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68]-[.E268]" office:value-type="float" office:value="992" calcext:value-type="float">
            <text:p>992</text:p>
          </table:table-cell>
          <table:table-cell table:formula="of:=IF(OR(AND([.D268]=-1;[.E268]&lt;-1);AND([.D268]&gt;500;[.E268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409766b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69]-[.E269]" office:value-type="float" office:value="994" calcext:value-type="float">
            <text:p>994</text:p>
          </table:table-cell>
          <table:table-cell table:formula="of:=IF(OR(AND([.D269]=-1;[.E269]&lt;-1);AND([.D269]&gt;500;[.E269]=-1));0;1)" office:value-type="float" office:value="1" calcext:value-type="float">
            <text:p>1</text:p>
          </table:table-cell>
          <table:table-cell office:value-type="float" office:value="0.0673" calcext:value-type="float">
            <text:p>0.0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4e20d5a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270]-[.E270]" office:value-type="float" office:value="993" calcext:value-type="float">
            <text:p>993</text:p>
          </table:table-cell>
          <table:table-cell table:formula="of:=IF(OR(AND([.D270]=-1;[.E270]&lt;-1);AND([.D270]&gt;500;[.E270]=-1));0;1)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87eac1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71]-[.E271]" office:value-type="float" office:value="976" calcext:value-type="float">
            <text:p>976</text:p>
          </table:table-cell>
          <table:table-cell table:formula="of:=IF(OR(AND([.D271]=-1;[.E271]&lt;-1);AND([.D271]&gt;500;[.E27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91f4919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-67" calcext:value-type="float">
            <text:p>-67</text:p>
          </table:table-cell>
          <table:table-cell table:formula="of:=[.D272]-[.E272]" office:value-type="float" office:value="1037" calcext:value-type="float">
            <text:p>1037</text:p>
          </table:table-cell>
          <table:table-cell table:formula="of:=IF(OR(AND([.D272]=-1;[.E272]&lt;-1);AND([.D272]&gt;500;[.E272]=-1));0;1)" office:value-type="float" office:value="1" calcext:value-type="float">
            <text:p>1</text:p>
          </table:table-cell>
          <table:table-cell office:value-type="float" office:value="3.7807" calcext:value-type="float">
            <text:p>3.7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ae5e2a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table:formula="of:=[.D273]-[.E273]" office:value-type="float" office:value="41" calcext:value-type="float">
            <text:p>41</text:p>
          </table:table-cell>
          <table:table-cell table:formula="of:=IF(OR(AND([.D273]=-1;[.E273]&lt;-1);AND([.D273]&gt;500;[.E273]=-1));0;1)" office:value-type="float" office:value="1" calcext:value-type="float">
            <text:p>1</text:p>
          </table:table-cell>
          <table:table-cell office:value-type="float" office:value="3.9985" calcext:value-type="float">
            <text:p>3.9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c4291cf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74]-[.E274]" office:value-type="float" office:value="989" calcext:value-type="float">
            <text:p>989</text:p>
          </table:table-cell>
          <table:table-cell table:formula="of:=IF(OR(AND([.D274]=-1;[.E274]&lt;-1);AND([.D274]&gt;500;[.E274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5e8bb837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75]-[.E275]" office:value-type="float" office:value="977" calcext:value-type="float">
            <text:p>977</text:p>
          </table:table-cell>
          <table:table-cell table:formula="of:=IF(OR(AND([.D275]=-1;[.E275]&lt;-1);AND([.D275]&gt;500;[.E275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622365a5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76]-[.E276]" office:value-type="float" office:value="979" calcext:value-type="float">
            <text:p>979</text:p>
          </table:table-cell>
          <table:table-cell table:formula="of:=IF(OR(AND([.D276]=-1;[.E276]&lt;-1);AND([.D276]&gt;500;[.E27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69d72913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7]-[.E277]" office:value-type="float" office:value="0" calcext:value-type="float">
            <text:p>0</text:p>
          </table:table-cell>
          <table:table-cell table:formula="of:=IF(OR(AND([.D277]=-1;[.E277]&lt;-1);AND([.D277]&gt;500;[.E277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0db44fc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78]-[.E278]" office:value-type="float" office:value="976" calcext:value-type="float">
            <text:p>976</text:p>
          </table:table-cell>
          <table:table-cell table:formula="of:=IF(OR(AND([.D278]=-1;[.E278]&lt;-1);AND([.D278]&gt;500;[.E278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116814b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7" calcext:value-type="float">
            <text:p>-17</text:p>
          </table:table-cell>
          <table:table-cell table:formula="of:=[.D279]-[.E279]" office:value-type="float" office:value="999" calcext:value-type="float">
            <text:p>999</text:p>
          </table:table-cell>
          <table:table-cell table:formula="of:=IF(OR(AND([.D279]=-1;[.E279]&lt;-1);AND([.D279]&gt;500;[.E279]=-1));0;1)" office:value-type="float" office:value="1" calcext:value-type="float">
            <text:p>1</text:p>
          </table:table-cell>
          <table:table-cell office:value-type="float" office:value="0.1359" calcext:value-type="float">
            <text:p>0.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39abb9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80]-[.E280]" office:value-type="float" office:value="0" calcext:value-type="float">
            <text:p>0</text:p>
          </table:table-cell>
          <table:table-cell table:formula="of:=IF(OR(AND([.D280]=-1;[.E280]&lt;-1);AND([.D280]&gt;500;[.E280]=-1));0;1)" office:value-type="float" office:value="1" calcext:value-type="float">
            <text:p>1</text:p>
          </table:table-cell>
          <table:table-cell office:value-type="float" office:value="0.0788" calcext:value-type="float">
            <text:p>0.07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c167c21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1]-[.E281]" office:value-type="float" office:value="0" calcext:value-type="float">
            <text:p>0</text:p>
          </table:table-cell>
          <table:table-cell table:formula="of:=IF(OR(AND([.D281]=-1;[.E281]&lt;-1);AND([.D281]&gt;500;[.E281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f02c806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282]-[.E282]" office:value-type="float" office:value="997" calcext:value-type="float">
            <text:p>997</text:p>
          </table:table-cell>
          <table:table-cell table:formula="of:=IF(OR(AND([.D282]=-1;[.E282]&lt;-1);AND([.D282]&gt;500;[.E282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7fc68e0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283]-[.E283]" office:value-type="float" office:value="972" calcext:value-type="float">
            <text:p>972</text:p>
          </table:table-cell>
          <table:table-cell table:formula="of:=IF(OR(AND([.D283]=-1;[.E283]&lt;-1);AND([.D283]&gt;500;[.E283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3f9433a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84]-[.E284]" office:value-type="float" office:value="984" calcext:value-type="float">
            <text:p>984</text:p>
          </table:table-cell>
          <table:table-cell table:formula="of:=IF(OR(AND([.D284]=-1;[.E284]&lt;-1);AND([.D284]&gt;500;[.E284]=-1));0;1)"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4c73b94.tx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285]-[.E285]" office:value-type="float" office:value="988" calcext:value-type="float">
            <text:p>988</text:p>
          </table:table-cell>
          <table:table-cell table:formula="of:=IF(OR(AND([.D285]=-1;[.E285]&lt;-1);AND([.D285]&gt;500;[.E285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56790c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6]-[.E286]" office:value-type="float" office:value="0" calcext:value-type="float">
            <text:p>0</text:p>
          </table:table-cell>
          <table:table-cell table:formula="of:=IF(OR(AND([.D286]=-1;[.E286]&lt;-1);AND([.D286]&gt;500;[.E286]=-1));0;1)"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61f11d0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287]-[.E287]" office:value-type="float" office:value="975" calcext:value-type="float">
            <text:p>975</text:p>
          </table:table-cell>
          <table:table-cell table:formula="of:=IF(OR(AND([.D287]=-1;[.E287]&lt;-1);AND([.D287]&gt;500;[.E287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8f8db3eb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288]-[.E288]" office:value-type="float" office:value="973" calcext:value-type="float">
            <text:p>973</text:p>
          </table:table-cell>
          <table:table-cell table:formula="of:=IF(OR(AND([.D288]=-1;[.E288]&lt;-1);AND([.D288]&gt;500;[.E288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184ff69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89]-[.E289]" office:value-type="float" office:value="0" calcext:value-type="float">
            <text:p>0</text:p>
          </table:table-cell>
          <table:table-cell table:formula="of:=IF(OR(AND([.D289]=-1;[.E289]&lt;-1);AND([.D289]&gt;500;[.E289]=-1));0;1)"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2b08f5a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970" calcext:value-type="float">
            <text:p>970</text:p>
          </table:table-cell>
          <table:table-cell table:formula="of:=[.D290]-[.E290]" office:value-type="float" office:value="20" calcext:value-type="float">
            <text:p>20</text:p>
          </table:table-cell>
          <table:table-cell table:formula="of:=IF(OR(AND([.D290]=-1;[.E290]&lt;-1);AND([.D290]&gt;500;[.E290]=-1));0;1)" office:value-type="float" office:value="1" calcext:value-type="float">
            <text:p>1</text:p>
          </table:table-cell>
          <table:table-cell office:value-type="float" office:value="3.3903" calcext:value-type="float">
            <text:p>3.3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4a21d3b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table:formula="of:=[.D291]-[.E291]" office:value-type="float" office:value="976" calcext:value-type="float">
            <text:p>976</text:p>
          </table:table-cell>
          <table:table-cell table:formula="of:=IF(OR(AND([.D291]=-1;[.E291]&lt;-1);AND([.D291]&gt;500;[.E291]=-1));0;1)" office:value-type="float" office:value="1" calcext:value-type="float">
            <text:p>1</text:p>
          </table:table-cell>
          <table:table-cell office:value-type="float" office:value="0.1813" calcext:value-type="float">
            <text:p>0.1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6f30c0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292]-[.E292]" office:value-type="float" office:value="28" calcext:value-type="float">
            <text:p>28</text:p>
          </table:table-cell>
          <table:table-cell table:formula="of:=IF(OR(AND([.D292]=-1;[.E292]&lt;-1);AND([.D292]&gt;500;[.E292]=-1));0;1)"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9d3171d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float" office:value="-10" calcext:value-type="float">
            <text:p>-10</text:p>
          </table:table-cell>
          <table:table-cell table:formula="of:=[.D293]-[.E293]" office:value-type="float" office:value="991" calcext:value-type="float">
            <text:p>991</text:p>
          </table:table-cell>
          <table:table-cell table:formula="of:=IF(OR(AND([.D293]=-1;[.E293]&lt;-1);AND([.D293]&gt;500;[.E293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ab489bc5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9" calcext:value-type="float">
            <text:p>-19</text:p>
          </table:table-cell>
          <table:table-cell table:formula="of:=[.D294]-[.E294]" office:value-type="float" office:value="997" calcext:value-type="float">
            <text:p>997</text:p>
          </table:table-cell>
          <table:table-cell table:formula="of:=IF(OR(AND([.D294]=-1;[.E294]&lt;-1);AND([.D294]&gt;500;[.E294]=-1));0;1)"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20ed963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77" calcext:value-type="float">
            <text:p>977</text:p>
          </table:table-cell>
          <table:table-cell table:formula="of:=[.D295]-[.E295]" office:value-type="float" office:value="11" calcext:value-type="float">
            <text:p>11</text:p>
          </table:table-cell>
          <table:table-cell table:formula="of:=IF(OR(AND([.D295]=-1;[.E295]&lt;-1);AND([.D295]&gt;500;[.E295]=-1));0;1)" office:value-type="float" office:value="1" calcext:value-type="float">
            <text:p>1</text:p>
          </table:table-cell>
          <table:table-cell office:value-type="float" office:value="1.4982" calcext:value-type="float">
            <text:p>1.49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56c91c9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96]-[.E296]" office:value-type="float" office:value="985" calcext:value-type="float">
            <text:p>985</text:p>
          </table:table-cell>
          <table:table-cell table:formula="of:=IF(OR(AND([.D296]=-1;[.E296]&lt;-1);AND([.D296]&gt;500;[.E296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5f7ec5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97]-[.E297]" office:value-type="float" office:value="990" calcext:value-type="float">
            <text:p>990</text:p>
          </table:table-cell>
          <table:table-cell table:formula="of:=IF(OR(AND([.D297]=-1;[.E297]&lt;-1);AND([.D297]&gt;500;[.E297]=-1));0;1)" office:value-type="float" office:value="1" calcext:value-type="float">
            <text:p>1</text:p>
          </table:table-cell>
          <table:table-cell office:value-type="float" office:value="0.0695" calcext:value-type="float">
            <text:p>0.06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63b89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98]-[.E298]" office:value-type="float" office:value="0" calcext:value-type="float">
            <text:p>0</text:p>
          </table:table-cell>
          <table:table-cell table:formula="of:=IF(OR(AND([.D298]=-1;[.E298]&lt;-1);AND([.D298]&gt;500;[.E298]=-1));0;1)" office:value-type="float" office:value="1" calcext:value-type="float">
            <text:p>1</text:p>
          </table:table-cell>
          <table:table-cell office:value-type="float" office:value="0.0186" calcext:value-type="float">
            <text:p>0.0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bb71aaba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99]-[.E299]" office:value-type="float" office:value="0" calcext:value-type="float">
            <text:p>0</text:p>
          </table:table-cell>
          <table:table-cell table:formula="of:=IF(OR(AND([.D299]=-1;[.E299]&lt;-1);AND([.D299]&gt;500;[.E299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489b910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31" calcext:value-type="float">
            <text:p>-31</text:p>
          </table:table-cell>
          <table:table-cell table:formula="of:=[.D300]-[.E300]" office:value-type="float" office:value="1011" calcext:value-type="float">
            <text:p>1011</text:p>
          </table:table-cell>
          <table:table-cell table:formula="of:=IF(OR(AND([.D300]=-1;[.E300]&lt;-1);AND([.D300]&gt;500;[.E300]=-1));0;1)" office:value-type="float" office:value="1" calcext:value-type="float">
            <text:p>1</text:p>
          </table:table-cell>
          <table:table-cell office:value-type="float" office:value="0.9576" calcext:value-type="float">
            <text:p>0.9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549f111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01]-[.E301]" office:value-type="float" office:value="0" calcext:value-type="float">
            <text:p>0</text:p>
          </table:table-cell>
          <table:table-cell table:formula="of:=IF(OR(AND([.D301]=-1;[.E301]&lt;-1);AND([.D301]&gt;500;[.E301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5698336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302]-[.E302]" office:value-type="float" office:value="986" calcext:value-type="float">
            <text:p>986</text:p>
          </table:table-cell>
          <table:table-cell table:formula="of:=IF(OR(AND([.D302]=-1;[.E302]&lt;-1);AND([.D302]&gt;500;[.E302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608da5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03]-[.E303]" office:value-type="float" office:value="977" calcext:value-type="float">
            <text:p>977</text:p>
          </table:table-cell>
          <table:table-cell table:formula="of:=IF(OR(AND([.D303]=-1;[.E303]&lt;-1);AND([.D303]&gt;500;[.E303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697a79f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304]-[.E304]" office:value-type="float" office:value="989" calcext:value-type="float">
            <text:p>989</text:p>
          </table:table-cell>
          <table:table-cell table:formula="of:=IF(OR(AND([.D304]=-1;[.E304]&lt;-1);AND([.D304]&gt;500;[.E304]=-1));0;1)" office:value-type="float" office:value="1" calcext:value-type="float">
            <text:p>1</text:p>
          </table:table-cell>
          <table:table-cell office:value-type="float" office:value="0.0665" calcext:value-type="float">
            <text:p>0.0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c9e0d578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table:formula="of:=[.D305]-[.E305]" office:value-type="float" office:value="10" calcext:value-type="float">
            <text:p>10</text:p>
          </table:table-cell>
          <table:table-cell table:formula="of:=IF(OR(AND([.D305]=-1;[.E305]&lt;-1);AND([.D305]&gt;500;[.E305]=-1));0;1)" office:value-type="float" office:value="1" calcext:value-type="float">
            <text:p>1</text:p>
          </table:table-cell>
          <table:table-cell office:value-type="float" office:value="0.4086" calcext:value-type="float">
            <text:p>0.4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103dbff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06]-[.E306]" office:value-type="float" office:value="980" calcext:value-type="float">
            <text:p>980</text:p>
          </table:table-cell>
          <table:table-cell table:formula="of:=IF(OR(AND([.D306]=-1;[.E306]&lt;-1);AND([.D306]&gt;500;[.E306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373412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23" calcext:value-type="float">
            <text:p>-23</text:p>
          </table:table-cell>
          <table:table-cell table:formula="of:=[.D307]-[.E307]" office:value-type="float" office:value="1007" calcext:value-type="float">
            <text:p>1007</text:p>
          </table:table-cell>
          <table:table-cell table:formula="of:=IF(OR(AND([.D307]=-1;[.E307]&lt;-1);AND([.D307]&gt;500;[.E307]=-1));0;1)" office:value-type="float" office:value="1" calcext:value-type="float">
            <text:p>1</text:p>
          </table:table-cell>
          <table:table-cell office:value-type="float" office:value="0.3097" calcext:value-type="float">
            <text:p>0.3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41ee723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2" calcext:value-type="float">
            <text:p>982</text:p>
          </table:table-cell>
          <table:table-cell office:value-type="float" office:value="981" calcext:value-type="float">
            <text:p>981</text:p>
          </table:table-cell>
          <table:table-cell table:formula="of:=[.D308]-[.E308]" office:value-type="float" office:value="1" calcext:value-type="float">
            <text:p>1</text:p>
          </table:table-cell>
          <table:table-cell table:formula="of:=IF(OR(AND([.D308]=-1;[.E308]&lt;-1);AND([.D308]&gt;500;[.E308]=-1));0;1)" office:value-type="float" office:value="1" calcext:value-type="float">
            <text:p>1</text:p>
          </table:table-cell>
          <table:table-cell office:value-type="float" office:value="0.9611" calcext:value-type="float">
            <text:p>0.9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5e7fb2c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309]-[.E309]" office:value-type="float" office:value="0" calcext:value-type="float">
            <text:p>0</text:p>
          </table:table-cell>
          <table:table-cell table:formula="of:=IF(OR(AND([.D309]=-1;[.E309]&lt;-1);AND([.D309]&gt;500;[.E309]=-1));0;1)" office:value-type="float" office:value="1" calcext:value-type="float">
            <text:p>1</text:p>
          </table:table-cell>
          <table:table-cell office:value-type="float" office:value="0.1338" calcext:value-type="float">
            <text:p>0.13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d629039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10]-[.E310]" office:value-type="float" office:value="0" calcext:value-type="float">
            <text:p>0</text:p>
          </table:table-cell>
          <table:table-cell table:formula="of:=IF(OR(AND([.D310]=-1;[.E310]&lt;-1);AND([.D310]&gt;500;[.E31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df7328c8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11]-[.E311]" office:value-type="float" office:value="9" calcext:value-type="float">
            <text:p>9</text:p>
          </table:table-cell>
          <table:table-cell table:formula="of:=IF(OR(AND([.D311]=-1;[.E311]&lt;-1);AND([.D311]&gt;500;[.E311]=-1));0;1)"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0887b3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312]-[.E312]" office:value-type="float" office:value="995" calcext:value-type="float">
            <text:p>995</text:p>
          </table:table-cell>
          <table:table-cell table:formula="of:=IF(OR(AND([.D312]=-1;[.E312]&lt;-1);AND([.D312]&gt;500;[.E312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1bdabfb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313]-[.E313]" office:value-type="float" office:value="989" calcext:value-type="float">
            <text:p>989</text:p>
          </table:table-cell>
          <table:table-cell table:formula="of:=IF(OR(AND([.D313]=-1;[.E313]&lt;-1);AND([.D313]&gt;500;[.E31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1cf933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14]-[.E314]" office:value-type="float" office:value="972" calcext:value-type="float">
            <text:p>972</text:p>
          </table:table-cell>
          <table:table-cell table:formula="of:=IF(OR(AND([.D314]=-1;[.E314]&lt;-1);AND([.D314]&gt;500;[.E314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e5e90f7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-12" calcext:value-type="float">
            <text:p>-12</text:p>
          </table:table-cell>
          <table:table-cell table:formula="of:=[.D315]-[.E315]" office:value-type="float" office:value="983" calcext:value-type="float">
            <text:p>983</text:p>
          </table:table-cell>
          <table:table-cell table:formula="of:=IF(OR(AND([.D315]=-1;[.E315]&lt;-1);AND([.D315]&gt;500;[.E315]=-1));0;1)"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427ea3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983" calcext:value-type="float">
            <text:p>983</text:p>
          </table:table-cell>
          <table:table-cell table:formula="of:=[.D316]-[.E316]" office:value-type="float" office:value="10" calcext:value-type="float">
            <text:p>10</text:p>
          </table:table-cell>
          <table:table-cell table:formula="of:=IF(OR(AND([.D316]=-1;[.E316]&lt;-1);AND([.D316]&gt;500;[.E316]=-1));0;1)" office:value-type="float" office:value="1" calcext:value-type="float">
            <text:p>1</text:p>
          </table:table-cell>
          <table:table-cell office:value-type="float" office:value="0.2138" calcext:value-type="float">
            <text:p>0.2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4c7c9a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317]-[.E317]" office:value-type="float" office:value="987" calcext:value-type="float">
            <text:p>987</text:p>
          </table:table-cell>
          <table:table-cell table:formula="of:=IF(OR(AND([.D317]=-1;[.E317]&lt;-1);AND([.D317]&gt;500;[.E317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c0c4c3d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-14" calcext:value-type="float">
            <text:p>-14</text:p>
          </table:table-cell>
          <table:table-cell table:formula="of:=[.D318]-[.E318]" office:value-type="float" office:value="996" calcext:value-type="float">
            <text:p>996</text:p>
          </table:table-cell>
          <table:table-cell table:formula="of:=IF(OR(AND([.D318]=-1;[.E318]&lt;-1);AND([.D318]&gt;500;[.E318]=-1));0;1)" office:value-type="float" office:value="1" calcext:value-type="float">
            <text:p>1</text:p>
          </table:table-cell>
          <table:table-cell office:value-type="float" office:value="0.3253" calcext:value-type="float">
            <text:p>0.3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cd75284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19]-[.E319]" office:value-type="float" office:value="1000" calcext:value-type="float">
            <text:p>1000</text:p>
          </table:table-cell>
          <table:table-cell table:formula="of:=IF(OR(AND([.D319]=-1;[.E319]&lt;-1);AND([.D319]&gt;500;[.E319]=-1));0;1)"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d42edb6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0]-[.E320]" office:value-type="float" office:value="981" calcext:value-type="float">
            <text:p>981</text:p>
          </table:table-cell>
          <table:table-cell table:formula="of:=IF(OR(AND([.D320]=-1;[.E320]&lt;-1);AND([.D320]&gt;500;[.E320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6-fd4eda2d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74" calcext:value-type="float">
            <text:p>974</text:p>
          </table:table-cell>
          <table:table-cell table:formula="of:=[.D321]-[.E321]" office:value-type="float" office:value="19" calcext:value-type="float">
            <text:p>19</text:p>
          </table:table-cell>
          <table:table-cell table:formula="of:=IF(OR(AND([.D321]=-1;[.E321]&lt;-1);AND([.D321]&gt;500;[.E321]=-1));0;1)" office:value-type="float" office:value="1" calcext:value-type="float">
            <text:p>1</text:p>
          </table:table-cell>
          <table:table-cell office:value-type="float" office:value="2.0971" calcext:value-type="float">
            <text:p>2.0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bfb3675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7" calcext:value-type="float">
            <text:p>967</text:p>
          </table:table-cell>
          <table:table-cell office:value-type="float" office:value="-10" calcext:value-type="float">
            <text:p>-10</text:p>
          </table:table-cell>
          <table:table-cell table:formula="of:=[.D322]-[.E322]" office:value-type="float" office:value="977" calcext:value-type="float">
            <text:p>977</text:p>
          </table:table-cell>
          <table:table-cell table:formula="of:=IF(OR(AND([.D322]=-1;[.E322]&lt;-1);AND([.D322]&gt;500;[.E322]=-1));0;1)" office:value-type="float" office:value="1" calcext:value-type="float">
            <text:p>1</text:p>
          </table:table-cell>
          <table:table-cell office:value-type="float" office:value="0.0662" calcext:value-type="float">
            <text:p>0.0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c6a306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3]-[.E323]" office:value-type="float" office:value="981" calcext:value-type="float">
            <text:p>981</text:p>
          </table:table-cell>
          <table:table-cell table:formula="of:=IF(OR(AND([.D323]=-1;[.E323]&lt;-1);AND([.D323]&gt;500;[.E323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cba3ff3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9" calcext:value-type="float">
            <text:p>969</text:p>
          </table:table-cell>
          <table:table-cell office:value-type="float" office:value="-10" calcext:value-type="float">
            <text:p>-10</text:p>
          </table:table-cell>
          <table:table-cell table:formula="of:=[.D324]-[.E324]" office:value-type="float" office:value="979" calcext:value-type="float">
            <text:p>979</text:p>
          </table:table-cell>
          <table:table-cell table:formula="of:=IF(OR(AND([.D324]=-1;[.E324]&lt;-1);AND([.D324]&gt;500;[.E324]=-1));0;1)" office:value-type="float" office:value="1" calcext:value-type="float">
            <text:p>1</text:p>
          </table:table-cell>
          <table:table-cell office:value-type="float" office:value="0.0678" calcext:value-type="float">
            <text:p>0.06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0db0febf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25]-[.E325]" office:value-type="float" office:value="0" calcext:value-type="float">
            <text:p>0</text:p>
          </table:table-cell>
          <table:table-cell table:formula="of:=IF(OR(AND([.D325]=-1;[.E325]&lt;-1);AND([.D325]&gt;500;[.E325]=-1));0;1)"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14e313f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326]-[.E326]" office:value-type="float" office:value="983" calcext:value-type="float">
            <text:p>983</text:p>
          </table:table-cell>
          <table:table-cell table:formula="of:=IF(OR(AND([.D326]=-1;[.E326]&lt;-1);AND([.D326]&gt;500;[.E326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1fefda3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27]-[.E327]" office:value-type="float" office:value="972" calcext:value-type="float">
            <text:p>972</text:p>
          </table:table-cell>
          <table:table-cell table:formula="of:=IF(OR(AND([.D327]=-1;[.E327]&lt;-1);AND([.D327]&gt;500;[.E32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2b69a6b0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-30" calcext:value-type="float">
            <text:p>-30</text:p>
          </table:table-cell>
          <table:table-cell table:formula="of:=[.D328]-[.E328]" office:value-type="float" office:value="1002" calcext:value-type="float">
            <text:p>1002</text:p>
          </table:table-cell>
          <table:table-cell table:formula="of:=IF(OR(AND([.D328]=-1;[.E328]&lt;-1);AND([.D328]&gt;500;[.E328]=-1));0;1)" office:value-type="float" office:value="1" calcext:value-type="float">
            <text:p>1</text:p>
          </table:table-cell>
          <table:table-cell office:value-type="float" office:value="0.6101" calcext:value-type="float">
            <text:p>0.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3285e79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29]-[.E329]" office:value-type="float" office:value="981" calcext:value-type="float">
            <text:p>981</text:p>
          </table:table-cell>
          <table:table-cell table:formula="of:=IF(OR(AND([.D329]=-1;[.E329]&lt;-1);AND([.D329]&gt;500;[.E329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347a57fb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30]-[.E330]" office:value-type="float" office:value="0" calcext:value-type="float">
            <text:p>0</text:p>
          </table:table-cell>
          <table:table-cell table:formula="of:=IF(OR(AND([.D330]=-1;[.E330]&lt;-1);AND([.D330]&gt;500;[.E330]=-1));0;1)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40a06f87.tx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8" calcext:value-type="float">
            <text:p>958</text:p>
          </table:table-cell>
          <table:table-cell office:value-type="float" office:value="-17" calcext:value-type="float">
            <text:p>-17</text:p>
          </table:table-cell>
          <table:table-cell table:formula="of:=[.D331]-[.E331]" office:value-type="float" office:value="975" calcext:value-type="float">
            <text:p>975</text:p>
          </table:table-cell>
          <table:table-cell table:formula="of:=IF(OR(AND([.D331]=-1;[.E331]&lt;-1);AND([.D331]&gt;500;[.E331]=-1));0;1)"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5ecf3c6e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32]-[.E332]" office:value-type="float" office:value="978" calcext:value-type="float">
            <text:p>978</text:p>
          </table:table-cell>
          <table:table-cell table:formula="of:=IF(OR(AND([.D332]=-1;[.E332]&lt;-1);AND([.D332]&gt;500;[.E332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0679bcd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-12" calcext:value-type="float">
            <text:p>-12</text:p>
          </table:table-cell>
          <table:table-cell table:formula="of:=[.D333]-[.E333]" office:value-type="float" office:value="998" calcext:value-type="float">
            <text:p>998</text:p>
          </table:table-cell>
          <table:table-cell table:formula="of:=IF(OR(AND([.D333]=-1;[.E333]&lt;-1);AND([.D333]&gt;500;[.E333]=-1));0;1)" office:value-type="float" office:value="1" calcext:value-type="float">
            <text:p>1</text:p>
          </table:table-cell>
          <table:table-cell office:value-type="float" office:value="0.1081" calcext:value-type="float">
            <text:p>0.1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8df757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334]-[.E334]" office:value-type="float" office:value="38" calcext:value-type="float">
            <text:p>38</text:p>
          </table:table-cell>
          <table:table-cell table:formula="of:=IF(OR(AND([.D334]=-1;[.E334]&lt;-1);AND([.D334]&gt;500;[.E334]=-1));0;1)" office:value-type="float" office:value="0" calcext:value-type="float">
            <text:p>0</text:p>
          </table:table-cell>
          <table:table-cell office:value-type="float" office:value="0.9493" calcext:value-type="float">
            <text:p>0.9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6b62b84f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35]-[.E335]" office:value-type="float" office:value="978" calcext:value-type="float">
            <text:p>978</text:p>
          </table:table-cell>
          <table:table-cell table:formula="of:=IF(OR(AND([.D335]=-1;[.E335]&lt;-1);AND([.D335]&gt;500;[.E335]=-1));0;1)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1a10c6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35" calcext:value-type="float">
            <text:p>-35</text:p>
          </table:table-cell>
          <table:table-cell table:formula="of:=[.D336]-[.E336]" office:value-type="float" office:value="1011" calcext:value-type="float">
            <text:p>1011</text:p>
          </table:table-cell>
          <table:table-cell table:formula="of:=IF(OR(AND([.D336]=-1;[.E336]&lt;-1);AND([.D336]&gt;500;[.E336]=-1));0;1)" office:value-type="float" office:value="1" calcext:value-type="float">
            <text:p>1</text:p>
          </table:table-cell>
          <table:table-cell office:value-type="float" office:value="3.1362" calcext:value-type="float">
            <text:p>3.1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45f7c87.tx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table:formula="of:=[.D337]-[.E337]" office:value-type="float" office:value="39" calcext:value-type="float">
            <text:p>39</text:p>
          </table:table-cell>
          <table:table-cell table:formula="of:=IF(OR(AND([.D337]=-1;[.E337]&lt;-1);AND([.D337]&gt;500;[.E337]=-1));0;1)" office:value-type="float" office:value="1" calcext:value-type="float">
            <text:p>1</text:p>
          </table:table-cell>
          <table:table-cell office:value-type="float" office:value="11.3712" calcext:value-type="float">
            <text:p>11.3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4acc967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38]-[.E338]" office:value-type="float" office:value="981" calcext:value-type="float">
            <text:p>981</text:p>
          </table:table-cell>
          <table:table-cell table:formula="of:=IF(OR(AND([.D338]=-1;[.E338]&lt;-1);AND([.D338]&gt;500;[.E338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7bc8c4a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948" calcext:value-type="float">
            <text:p>948</text:p>
          </table:table-cell>
          <table:table-cell table:formula="of:=[.D339]-[.E339]" office:value-type="float" office:value="36" calcext:value-type="float">
            <text:p>36</text:p>
          </table:table-cell>
          <table:table-cell table:formula="of:=IF(OR(AND([.D339]=-1;[.E339]&lt;-1);AND([.D339]&gt;500;[.E339]=-1));0;1)" office:value-type="float" office:value="1" calcext:value-type="float">
            <text:p>1</text:p>
          </table:table-cell>
          <table:table-cell office:value-type="float" office:value="10.4823" calcext:value-type="float">
            <text:p>10.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8840cacb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float" office:value="-23" calcext:value-type="float">
            <text:p>-23</text:p>
          </table:table-cell>
          <table:table-cell table:formula="of:=[.D340]-[.E340]" office:value-type="float" office:value="991" calcext:value-type="float">
            <text:p>991</text:p>
          </table:table-cell>
          <table:table-cell table:formula="of:=IF(OR(AND([.D340]=-1;[.E340]&lt;-1);AND([.D340]&gt;500;[.E340]=-1));0;1)" office:value-type="float" office:value="1" calcext:value-type="float">
            <text:p>1</text:p>
          </table:table-cell>
          <table:table-cell office:value-type="float" office:value="0.2161" calcext:value-type="float">
            <text:p>0.2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8e757dfa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53" calcext:value-type="float">
            <text:p>-53</text:p>
          </table:table-cell>
          <table:table-cell table:formula="of:=[.D341]-[.E341]" office:value-type="float" office:value="1035" calcext:value-type="float">
            <text:p>1035</text:p>
          </table:table-cell>
          <table:table-cell table:formula="of:=IF(OR(AND([.D341]=-1;[.E341]&lt;-1);AND([.D341]&gt;500;[.E341]=-1));0;1)" office:value-type="float" office:value="1" calcext:value-type="float">
            <text:p>1</text:p>
          </table:table-cell>
          <table:table-cell office:value-type="float" office:value="4.9539" calcext:value-type="float">
            <text:p>4.9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0eaffc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342]-[.E342]" office:value-type="float" office:value="10" calcext:value-type="float">
            <text:p>10</text:p>
          </table:table-cell>
          <table:table-cell table:formula="of:=IF(OR(AND([.D342]=-1;[.E342]&lt;-1);AND([.D342]&gt;500;[.E342]=-1));0;1)" office:value-type="float" office:value="1" calcext:value-type="float">
            <text:p>1</text:p>
          </table:table-cell>
          <table:table-cell office:value-type="float" office:value="0.5986" calcext:value-type="float">
            <text:p>0.59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9b0a676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343]-[.E343]" office:value-type="float" office:value="990" calcext:value-type="float">
            <text:p>990</text:p>
          </table:table-cell>
          <table:table-cell table:formula="of:=IF(OR(AND([.D343]=-1;[.E343]&lt;-1);AND([.D343]&gt;500;[.E343]=-1));0;1)" office:value-type="float" office:value="1" calcext:value-type="float">
            <text:p>1</text:p>
          </table:table-cell>
          <table:table-cell office:value-type="float" office:value="0.0683" calcext:value-type="float">
            <text:p>0.06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e500238.tx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44]-[.E344]" office:value-type="float" office:value="974" calcext:value-type="float">
            <text:p>974</text:p>
          </table:table-cell>
          <table:table-cell table:formula="of:=IF(OR(AND([.D344]=-1;[.E344]&lt;-1);AND([.D344]&gt;500;[.E344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9edc5198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345]-[.E345]" office:value-type="float" office:value="993" calcext:value-type="float">
            <text:p>993</text:p>
          </table:table-cell>
          <table:table-cell table:formula="of:=IF(OR(AND([.D345]=-1;[.E345]&lt;-1);AND([.D345]&gt;500;[.E345]=-1));0;1)"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525e602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46]-[.E346]" office:value-type="float" office:value="976" calcext:value-type="float">
            <text:p>976</text:p>
          </table:table-cell>
          <table:table-cell table:formula="of:=IF(OR(AND([.D346]=-1;[.E346]&lt;-1);AND([.D346]&gt;500;[.E346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5f2fd4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941" calcext:value-type="float">
            <text:p>941</text:p>
          </table:table-cell>
          <table:table-cell table:formula="of:=[.D347]-[.E347]" office:value-type="float" office:value="39" calcext:value-type="float">
            <text:p>39</text:p>
          </table:table-cell>
          <table:table-cell table:formula="of:=IF(OR(AND([.D347]=-1;[.E347]&lt;-1);AND([.D347]&gt;500;[.E347]=-1));0;1)"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79a118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office:value-type="float" office:value="-23" calcext:value-type="float">
            <text:p>-23</text:p>
          </table:table-cell>
          <table:table-cell table:formula="of:=[.D348]-[.E348]" office:value-type="float" office:value="1004" calcext:value-type="float">
            <text:p>1004</text:p>
          </table:table-cell>
          <table:table-cell table:formula="of:=IF(OR(AND([.D348]=-1;[.E348]&lt;-1);AND([.D348]&gt;500;[.E348]=-1));0;1)"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aaecb8e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49]-[.E349]" office:value-type="float" office:value="984" calcext:value-type="float">
            <text:p>984</text:p>
          </table:table-cell>
          <table:table-cell table:formula="of:=IF(OR(AND([.D349]=-1;[.E349]&lt;-1);AND([.D349]&gt;500;[.E349]=-1));0;1)" office:value-type="float" office:value="1" calcext:value-type="float">
            <text:p>1</text:p>
          </table:table-cell>
          <table:table-cell office:value-type="float" office:value="0.0713" calcext:value-type="float">
            <text:p>0.0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b57d550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50]-[.E350]" office:value-type="float" office:value="0" calcext:value-type="float">
            <text:p>0</text:p>
          </table:table-cell>
          <table:table-cell table:formula="of:=IF(OR(AND([.D350]=-1;[.E350]&lt;-1);AND([.D350]&gt;500;[.E350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ac3c9e0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58" calcext:value-type="float">
            <text:p>958</text:p>
          </table:table-cell>
          <table:table-cell table:formula="of:=[.D351]-[.E351]" office:value-type="float" office:value="24" calcext:value-type="float">
            <text:p>24</text:p>
          </table:table-cell>
          <table:table-cell table:formula="of:=IF(OR(AND([.D351]=-1;[.E351]&lt;-1);AND([.D351]&gt;500;[.E351]=-1));0;1)" office:value-type="float" office:value="1" calcext:value-type="float">
            <text:p>1</text:p>
          </table:table-cell>
          <table:table-cell office:value-type="float" office:value="3.958" calcext:value-type="float">
            <text:p>3.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c3b10536.tx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table:formula="of:=[.D352]-[.E352]" office:value-type="float" office:value="80" calcext:value-type="float">
            <text:p>80</text:p>
          </table:table-cell>
          <table:table-cell table:formula="of:=IF(OR(AND([.D352]=-1;[.E352]&lt;-1);AND([.D352]&gt;500;[.E352]=-1));0;1)"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d0c54a51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table:formula="of:=[.D353]-[.E353]" office:value-type="float" office:value="56" calcext:value-type="float">
            <text:p>56</text:p>
          </table:table-cell>
          <table:table-cell table:formula="of:=IF(OR(AND([.D353]=-1;[.E353]&lt;-1);AND([.D353]&gt;500;[.E353]=-1));0;1)" office:value-type="float" office:value="0" calcext:value-type="float">
            <text:p>0</text:p>
          </table:table-cell>
          <table:table-cell office:value-type="float" office:value="1.3709" calcext:value-type="float">
            <text:p>1.3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5056aa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table:formula="of:=[.D354]-[.E354]" office:value-type="float" office:value="87" calcext:value-type="float">
            <text:p>87</text:p>
          </table:table-cell>
          <table:table-cell table:formula="of:=IF(OR(AND([.D354]=-1;[.E354]&lt;-1);AND([.D354]&gt;500;[.E354]=-1));0;1)" office:value-type="float" office:value="0" calcext:value-type="float">
            <text:p>0</text:p>
          </table:table-cell>
          <table:table-cell office:value-type="float" office:value="16.1742" calcext:value-type="float">
            <text:p>16.1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5b6a0a1.tx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927" calcext:value-type="float">
            <text:p>927</text:p>
          </table:table-cell>
          <table:table-cell table:formula="of:=[.D355]-[.E355]" office:value-type="float" office:value="45" calcext:value-type="float">
            <text:p>45</text:p>
          </table:table-cell>
          <table:table-cell table:formula="of:=IF(OR(AND([.D355]=-1;[.E355]&lt;-1);AND([.D355]&gt;500;[.E355]=-1));0;1)" office:value-type="float" office:value="1" calcext:value-type="float">
            <text:p>1</text:p>
          </table:table-cell>
          <table:table-cell office:value-type="float" office:value="23.517" calcext:value-type="float">
            <text:p>23.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a85c4bb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56]-[.E356]" office:value-type="float" office:value="985" calcext:value-type="float">
            <text:p>985</text:p>
          </table:table-cell>
          <table:table-cell table:formula="of:=IF(OR(AND([.D356]=-1;[.E356]&lt;-1);AND([.D356]&gt;500;[.E356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b945e9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936" calcext:value-type="float">
            <text:p>936</text:p>
          </table:table-cell>
          <table:table-cell table:formula="of:=[.D357]-[.E357]" office:value-type="float" office:value="47" calcext:value-type="float">
            <text:p>47</text:p>
          </table:table-cell>
          <table:table-cell table:formula="of:=IF(OR(AND([.D357]=-1;[.E357]&lt;-1);AND([.D357]&gt;500;[.E357]=-1));0;1)" office:value-type="float" office:value="1" calcext:value-type="float">
            <text:p>1</text:p>
          </table:table-cell>
          <table:table-cell office:value-type="float" office:value="15.1688" calcext:value-type="float">
            <text:p>15.1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ecbf678e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58]-[.E358]" office:value-type="float" office:value="984" calcext:value-type="float">
            <text:p>984</text:p>
          </table:table-cell>
          <table:table-cell table:formula="of:=IF(OR(AND([.D358]=-1;[.E358]&lt;-1);AND([.D358]&gt;500;[.E358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2b3e9bc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59]-[.E359]" office:value-type="float" office:value="0" calcext:value-type="float">
            <text:p>0</text:p>
          </table:table-cell>
          <table:table-cell table:formula="of:=IF(OR(AND([.D359]=-1;[.E359]&lt;-1);AND([.D359]&gt;500;[.E359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7d3cf8e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24" calcext:value-type="float">
            <text:p>-24</text:p>
          </table:table-cell>
          <table:table-cell table:formula="of:=[.D360]-[.E360]" office:value-type="float" office:value="1000" calcext:value-type="float">
            <text:p>1000</text:p>
          </table:table-cell>
          <table:table-cell table:formula="of:=IF(OR(AND([.D360]=-1;[.E360]&lt;-1);AND([.D360]&gt;500;[.E360]=-1));0;1)" office:value-type="float" office:value="1" calcext:value-type="float">
            <text:p>1</text:p>
          </table:table-cell>
          <table:table-cell office:value-type="float" office:value="0.2088" calcext:value-type="float">
            <text:p>0.2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7-faf1c9c7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361]-[.E361]" office:value-type="float" office:value="983" calcext:value-type="float">
            <text:p>983</text:p>
          </table:table-cell>
          <table:table-cell table:formula="of:=IF(OR(AND([.D361]=-1;[.E361]&lt;-1);AND([.D361]&gt;500;[.E361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84e5c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62]-[.E362]" office:value-type="float" office:value="977" calcext:value-type="float">
            <text:p>977</text:p>
          </table:table-cell>
          <table:table-cell table:formula="of:=IF(OR(AND([.D362]=-1;[.E362]&lt;-1);AND([.D362]&gt;500;[.E362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8bf522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63]-[.E363]" office:value-type="float" office:value="974" calcext:value-type="float">
            <text:p>974</text:p>
          </table:table-cell>
          <table:table-cell table:formula="of:=IF(OR(AND([.D363]=-1;[.E363]&lt;-1);AND([.D363]&gt;500;[.E36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c308a02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16" calcext:value-type="float">
            <text:p>916</text:p>
          </table:table-cell>
          <table:table-cell table:formula="of:=[.D364]-[.E364]" office:value-type="float" office:value="66" calcext:value-type="float">
            <text:p>66</text:p>
          </table:table-cell>
          <table:table-cell table:formula="of:=IF(OR(AND([.D364]=-1;[.E364]&lt;-1);AND([.D364]&gt;500;[.E364]=-1));0;1)" office:value-type="float" office:value="1" calcext:value-type="float">
            <text:p>1</text:p>
          </table:table-cell>
          <table:table-cell office:value-type="float" office:value="22.5093" calcext:value-type="float">
            <text:p>22.5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0c5889a5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365]-[.E365]" office:value-type="float" office:value="968" calcext:value-type="float">
            <text:p>968</text:p>
          </table:table-cell>
          <table:table-cell table:formula="of:=IF(OR(AND([.D365]=-1;[.E365]&lt;-1);AND([.D365]&gt;500;[.E36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567303d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-42" calcext:value-type="float">
            <text:p>-42</text:p>
          </table:table-cell>
          <table:table-cell table:formula="of:=[.D366]-[.E366]" office:value-type="float" office:value="1024" calcext:value-type="float">
            <text:p>1024</text:p>
          </table:table-cell>
          <table:table-cell table:formula="of:=IF(OR(AND([.D366]=-1;[.E366]&lt;-1);AND([.D366]&gt;500;[.E366]=-1));0;1)" office:value-type="float" office:value="1" calcext:value-type="float">
            <text:p>1</text:p>
          </table:table-cell>
          <table:table-cell office:value-type="float" office:value="0.4062" calcext:value-type="float">
            <text:p>0.40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79e1b17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office:value-type="float" office:value="-10" calcext:value-type="float">
            <text:p>-10</text:p>
          </table:table-cell>
          <table:table-cell table:formula="of:=[.D367]-[.E367]" office:value-type="float" office:value="985" calcext:value-type="float">
            <text:p>985</text:p>
          </table:table-cell>
          <table:table-cell table:formula="of:=IF(OR(AND([.D367]=-1;[.E367]&lt;-1);AND([.D367]&gt;500;[.E367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a1ae36d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-16" calcext:value-type="float">
            <text:p>-16</text:p>
          </table:table-cell>
          <table:table-cell table:formula="of:=[.D368]-[.E368]" office:value-type="float" office:value="1002" calcext:value-type="float">
            <text:p>1002</text:p>
          </table:table-cell>
          <table:table-cell table:formula="of:=IF(OR(AND([.D368]=-1;[.E368]&lt;-1);AND([.D368]&gt;500;[.E368]=-1));0;1)" office:value-type="float" office:value="1" calcext:value-type="float">
            <text:p>1</text:p>
          </table:table-cell>
          <table:table-cell office:value-type="float" office:value="0.1804" calcext:value-type="float">
            <text:p>0.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d695e6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5" calcext:value-type="float">
            <text:p>985</text:p>
          </table:table-cell>
          <table:table-cell office:value-type="float" office:value="-95" calcext:value-type="float">
            <text:p>-95</text:p>
          </table:table-cell>
          <table:table-cell table:formula="of:=[.D369]-[.E369]" office:value-type="float" office:value="1080" calcext:value-type="float">
            <text:p>1080</text:p>
          </table:table-cell>
          <table:table-cell table:formula="of:=IF(OR(AND([.D369]=-1;[.E369]&lt;-1);AND([.D369]&gt;500;[.E369]=-1));0;1)" office:value-type="float" office:value="1" calcext:value-type="float">
            <text:p>1</text:p>
          </table:table-cell>
          <table:table-cell office:value-type="float" office:value="20.9766" calcext:value-type="float">
            <text:p>20.9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eeb874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370]-[.E370]" office:value-type="float" office:value="973" calcext:value-type="float">
            <text:p>973</text:p>
          </table:table-cell>
          <table:table-cell table:formula="of:=IF(OR(AND([.D370]=-1;[.E370]&lt;-1);AND([.D370]&gt;500;[.E370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1f596d2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371]-[.E371]" office:value-type="float" office:value="1007" calcext:value-type="float">
            <text:p>1007</text:p>
          </table:table-cell>
          <table:table-cell table:formula="of:=IF(OR(AND([.D371]=-1;[.E371]&lt;-1);AND([.D371]&gt;500;[.E371]=-1));0;1)" office:value-type="float" office:value="1" calcext:value-type="float">
            <text:p>1</text:p>
          </table:table-cell>
          <table:table-cell office:value-type="float" office:value="0.5178" calcext:value-type="float">
            <text:p>0.5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31a3abd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table:formula="of:=[.D372]-[.E372]" office:value-type="float" office:value="13" calcext:value-type="float">
            <text:p>13</text:p>
          </table:table-cell>
          <table:table-cell table:formula="of:=IF(OR(AND([.D372]=-1;[.E372]&lt;-1);AND([.D372]&gt;500;[.E372]=-1));0;1)" office:value-type="float" office:value="1" calcext:value-type="float">
            <text:p>1</text:p>
          </table:table-cell>
          <table:table-cell office:value-type="float" office:value="1.1609" calcext:value-type="float">
            <text:p>1.1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3d377f6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-10" calcext:value-type="float">
            <text:p>-10</text:p>
          </table:table-cell>
          <table:table-cell table:formula="of:=[.D373]-[.E373]" office:value-type="float" office:value="976" calcext:value-type="float">
            <text:p>976</text:p>
          </table:table-cell>
          <table:table-cell table:formula="of:=IF(OR(AND([.D373]=-1;[.E373]&lt;-1);AND([.D373]&gt;500;[.E373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267cd8f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74]-[.E374]" office:value-type="float" office:value="982" calcext:value-type="float">
            <text:p>982</text:p>
          </table:table-cell>
          <table:table-cell table:formula="of:=IF(OR(AND([.D374]=-1;[.E374]&lt;-1);AND([.D374]&gt;500;[.E374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38bf5ccb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23" calcext:value-type="float">
            <text:p>-23</text:p>
          </table:table-cell>
          <table:table-cell table:formula="of:=[.D375]-[.E375]" office:value-type="float" office:value="1005" calcext:value-type="float">
            <text:p>1005</text:p>
          </table:table-cell>
          <table:table-cell table:formula="of:=IF(OR(AND([.D375]=-1;[.E375]&lt;-1);AND([.D375]&gt;500;[.E375]=-1));0;1)" office:value-type="float" office:value="1" calcext:value-type="float">
            <text:p>1</text:p>
          </table:table-cell>
          <table:table-cell office:value-type="float" office:value="0.3914" calcext:value-type="float">
            <text:p>0.3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12e85e0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76]-[.E376]" office:value-type="float" office:value="979" calcext:value-type="float">
            <text:p>979</text:p>
          </table:table-cell>
          <table:table-cell table:formula="of:=IF(OR(AND([.D376]=-1;[.E376]&lt;-1);AND([.D376]&gt;500;[.E376]=-1));0;1)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17fcf3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53" calcext:value-type="float">
            <text:p>-53</text:p>
          </table:table-cell>
          <table:table-cell table:formula="of:=[.D377]-[.E377]" office:value-type="float" office:value="1028" calcext:value-type="float">
            <text:p>1028</text:p>
          </table:table-cell>
          <table:table-cell table:formula="of:=IF(OR(AND([.D377]=-1;[.E377]&lt;-1);AND([.D377]&gt;500;[.E377]=-1));0;1)" office:value-type="float" office:value="1" calcext:value-type="float">
            <text:p>1</text:p>
          </table:table-cell>
          <table:table-cell office:value-type="float" office:value="17.9405" calcext:value-type="float">
            <text:p>17.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b563c98.tx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8]-[.E378]" office:value-type="float" office:value="0" calcext:value-type="float">
            <text:p>0</text:p>
          </table:table-cell>
          <table:table-cell table:formula="of:=IF(OR(AND([.D378]=-1;[.E378]&lt;-1);AND([.D378]&gt;500;[.E378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4e17c44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379]-[.E379]" office:value-type="float" office:value="992" calcext:value-type="float">
            <text:p>992</text:p>
          </table:table-cell>
          <table:table-cell table:formula="of:=IF(OR(AND([.D379]=-1;[.E379]&lt;-1);AND([.D379]&gt;500;[.E37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9482f73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380]-[.E380]" office:value-type="float" office:value="978" calcext:value-type="float">
            <text:p>978</text:p>
          </table:table-cell>
          <table:table-cell table:formula="of:=IF(OR(AND([.D380]=-1;[.E380]&lt;-1);AND([.D380]&gt;500;[.E380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9dce2fc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1]-[.E381]" office:value-type="float" office:value="0" calcext:value-type="float">
            <text:p>0</text:p>
          </table:table-cell>
          <table:table-cell table:formula="of:=IF(OR(AND([.D381]=-1;[.E381]&lt;-1);AND([.D381]&gt;500;[.E381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a6847b0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82]-[.E382]" office:value-type="float" office:value="980" calcext:value-type="float">
            <text:p>980</text:p>
          </table:table-cell>
          <table:table-cell table:formula="of:=IF(OR(AND([.D382]=-1;[.E382]&lt;-1);AND([.D382]&gt;500;[.E382]=-1));0;1)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b600ff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83]-[.E383]" office:value-type="float" office:value="0" calcext:value-type="float">
            <text:p>0</text:p>
          </table:table-cell>
          <table:table-cell table:formula="of:=IF(OR(AND([.D383]=-1;[.E383]&lt;-1);AND([.D383]&gt;500;[.E383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6b95ea17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84]-[.E384]" office:value-type="float" office:value="985" calcext:value-type="float">
            <text:p>985</text:p>
          </table:table-cell>
          <table:table-cell table:formula="of:=IF(OR(AND([.D384]=-1;[.E384]&lt;-1);AND([.D384]&gt;500;[.E384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017fc38.tx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880" calcext:value-type="float">
            <text:p>880</text:p>
          </table:table-cell>
          <table:table-cell table:formula="of:=[.D385]-[.E385]" office:value-type="float" office:value="96" calcext:value-type="float">
            <text:p>96</text:p>
          </table:table-cell>
          <table:table-cell table:formula="of:=IF(OR(AND([.D385]=-1;[.E385]&lt;-1);AND([.D385]&gt;500;[.E385]=-1));0;1)" office:value-type="float" office:value="1" calcext:value-type="float">
            <text:p>1</text:p>
          </table:table-cell>
          <table:table-cell office:value-type="float" office:value="52.3514" calcext:value-type="float">
            <text:p>52.3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2e86af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6]-[.E386]" office:value-type="float" office:value="0" calcext:value-type="float">
            <text:p>0</text:p>
          </table:table-cell>
          <table:table-cell table:formula="of:=IF(OR(AND([.D386]=-1;[.E386]&lt;-1);AND([.D386]&gt;500;[.E386]=-1));0;1)" office:value-type="float" office:value="1" calcext:value-type="float">
            <text:p>1</text:p>
          </table:table-cell>
          <table:table-cell office:value-type="float" office:value="0.0133" calcext:value-type="float">
            <text:p>0.0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7f6aa42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7]-[.E387]" office:value-type="float" office:value="0" calcext:value-type="float">
            <text:p>0</text:p>
          </table:table-cell>
          <table:table-cell table:formula="of:=IF(OR(AND([.D387]=-1;[.E387]&lt;-1);AND([.D387]&gt;500;[.E387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5bb03f6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88]-[.E388]" office:value-type="float" office:value="0" calcext:value-type="float">
            <text:p>0</text:p>
          </table:table-cell>
          <table:table-cell table:formula="of:=IF(OR(AND([.D388]=-1;[.E388]&lt;-1);AND([.D388]&gt;500;[.E38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9c5859c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formula="of:=[.D389]-[.E389]" office:value-type="float" office:value="25" calcext:value-type="float">
            <text:p>25</text:p>
          </table:table-cell>
          <table:table-cell table:formula="of:=IF(OR(AND([.D389]=-1;[.E389]&lt;-1);AND([.D389]&gt;500;[.E389]=-1));0;1)" office:value-type="float" office:value="0" calcext:value-type="float">
            <text:p>0</text:p>
          </table:table-cell>
          <table:table-cell office:value-type="float" office:value="0.3694" calcext:value-type="float">
            <text:p>0.3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8a337d7b.tx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0]-[.E390]" office:value-type="float" office:value="0" calcext:value-type="float">
            <text:p>0</text:p>
          </table:table-cell>
          <table:table-cell table:formula="of:=IF(OR(AND([.D390]=-1;[.E390]&lt;-1);AND([.D390]&gt;500;[.E390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95c02f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-35" calcext:value-type="float">
            <text:p>-35</text:p>
          </table:table-cell>
          <table:table-cell table:formula="of:=[.D391]-[.E391]" office:value-type="float" office:value="1016" calcext:value-type="float">
            <text:p>1016</text:p>
          </table:table-cell>
          <table:table-cell table:formula="of:=IF(OR(AND([.D391]=-1;[.E391]&lt;-1);AND([.D391]&gt;500;[.E391]=-1));0;1)" office:value-type="float" office:value="1" calcext:value-type="float">
            <text:p>1</text:p>
          </table:table-cell>
          <table:table-cell office:value-type="float" office:value="3.3528" calcext:value-type="float">
            <text:p>3.3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9ae9ed4d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92]-[.E392]" office:value-type="float" office:value="984" calcext:value-type="float">
            <text:p>984</text:p>
          </table:table-cell>
          <table:table-cell table:formula="of:=IF(OR(AND([.D392]=-1;[.E392]&lt;-1);AND([.D392]&gt;500;[.E392]=-1));0;1)"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65a003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393]-[.E393]" office:value-type="float" office:value="975" calcext:value-type="float">
            <text:p>975</text:p>
          </table:table-cell>
          <table:table-cell table:formula="of:=IF(OR(AND([.D393]=-1;[.E393]&lt;-1);AND([.D393]&gt;500;[.E393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93588c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25" calcext:value-type="float">
            <text:p>-25</text:p>
          </table:table-cell>
          <table:table-cell table:formula="of:=[.D394]-[.E394]" office:value-type="float" office:value="1009" calcext:value-type="float">
            <text:p>1009</text:p>
          </table:table-cell>
          <table:table-cell table:formula="of:=IF(OR(AND([.D394]=-1;[.E394]&lt;-1);AND([.D394]&gt;500;[.E394]=-1));0;1)" office:value-type="float" office:value="1" calcext:value-type="float">
            <text:p>1</text:p>
          </table:table-cell>
          <table:table-cell office:value-type="float" office:value="0.5234" calcext:value-type="float">
            <text:p>0.5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b93e9206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95]-[.E395]" office:value-type="float" office:value="972" calcext:value-type="float">
            <text:p>972</text:p>
          </table:table-cell>
          <table:table-cell table:formula="of:=IF(OR(AND([.D395]=-1;[.E395]&lt;-1);AND([.D395]&gt;500;[.E39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df5dd353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6]-[.E396]" office:value-type="float" office:value="0" calcext:value-type="float">
            <text:p>0</text:p>
          </table:table-cell>
          <table:table-cell table:formula="of:=IF(OR(AND([.D396]=-1;[.E396]&lt;-1);AND([.D396]&gt;500;[.E396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e09bad1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8" calcext:value-type="float">
            <text:p>968</text:p>
          </table:table-cell>
          <table:table-cell office:value-type="float" office:value="-42" calcext:value-type="float">
            <text:p>-42</text:p>
          </table:table-cell>
          <table:table-cell table:formula="of:=[.D397]-[.E397]" office:value-type="float" office:value="1010" calcext:value-type="float">
            <text:p>1010</text:p>
          </table:table-cell>
          <table:table-cell table:formula="of:=IF(OR(AND([.D397]=-1;[.E397]&lt;-1);AND([.D397]&gt;500;[.E397]=-1));0;1)"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1b60b79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398]-[.E398]" office:value-type="float" office:value="23" calcext:value-type="float">
            <text:p>23</text:p>
          </table:table-cell>
          <table:table-cell table:formula="of:=IF(OR(AND([.D398]=-1;[.E398]&lt;-1);AND([.D398]&gt;500;[.E398]=-1));0;1)" office:value-type="float" office:value="1" calcext:value-type="float">
            <text:p>1</text:p>
          </table:table-cell>
          <table:table-cell office:value-type="float" office:value="14.494" calcext:value-type="float">
            <text:p>14.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5221be5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table:formula="of:=[.D399]-[.E399]" office:value-type="float" office:value="60" calcext:value-type="float">
            <text:p>60</text:p>
          </table:table-cell>
          <table:table-cell table:formula="of:=IF(OR(AND([.D399]=-1;[.E399]&lt;-1);AND([.D399]&gt;500;[.E399]=-1));0;1)" office:value-type="float" office:value="0" calcext:value-type="float">
            <text:p>0</text:p>
          </table:table-cell>
          <table:table-cell office:value-type="float" office:value="17.2183" calcext:value-type="float">
            <text:p>17.2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58fedda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-45" calcext:value-type="float">
            <text:p>-45</text:p>
          </table:table-cell>
          <table:table-cell table:formula="of:=[.D400]-[.E400]" office:value-type="float" office:value="1025" calcext:value-type="float">
            <text:p>1025</text:p>
          </table:table-cell>
          <table:table-cell table:formula="of:=IF(OR(AND([.D400]=-1;[.E400]&lt;-1);AND([.D400]&gt;500;[.E400]=-1));0;1)" office:value-type="float" office:value="1" calcext:value-type="float">
            <text:p>1</text:p>
          </table:table-cell>
          <table:table-cell office:value-type="float" office:value="0.9254" calcext:value-type="float">
            <text:p>0.9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8-f826f80a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01]-[.E401]" office:value-type="float" office:value="964" calcext:value-type="float">
            <text:p>964</text:p>
          </table:table-cell>
          <table:table-cell table:formula="of:=IF(OR(AND([.D401]=-1;[.E401]&lt;-1);AND([.D401]&gt;500;[.E401]=-1));0;1)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063f77ab.tx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02]-[.E402]" office:value-type="float" office:value="0" calcext:value-type="float">
            <text:p>0</text:p>
          </table:table-cell>
          <table:table-cell table:formula="of:=IF(OR(AND([.D402]=-1;[.E402]&lt;-1);AND([.D402]&gt;500;[.E402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13b784ef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403]-[.E403]" office:value-type="float" office:value="977" calcext:value-type="float">
            <text:p>977</text:p>
          </table:table-cell>
          <table:table-cell table:formula="of:=IF(OR(AND([.D403]=-1;[.E403]&lt;-1);AND([.D403]&gt;500;[.E403]=-1));0;1)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1faa7af5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table:formula="of:=[.D404]-[.E404]" office:value-type="float" office:value="79" calcext:value-type="float">
            <text:p>79</text:p>
          </table:table-cell>
          <table:table-cell table:formula="of:=IF(OR(AND([.D404]=-1;[.E404]&lt;-1);AND([.D404]&gt;500;[.E404]=-1));0;1)" office:value-type="float" office:value="0" calcext:value-type="float">
            <text:p>0</text:p>
          </table:table-cell>
          <table:table-cell office:value-type="float" office:value="32.0959" calcext:value-type="float">
            <text:p>32.0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3d7f29d3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05]-[.E405]" office:value-type="float" office:value="0" calcext:value-type="float">
            <text:p>0</text:p>
          </table:table-cell>
          <table:table-cell table:formula="of:=IF(OR(AND([.D405]=-1;[.E405]&lt;-1);AND([.D405]&gt;500;[.E405]=-1));0;1)" office:value-type="float" office:value="1" calcext:value-type="float">
            <text:p>1</text:p>
          </table:table-cell>
          <table:table-cell office:value-type="float" office:value="0.0196" calcext:value-type="float">
            <text:p>0.0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3f93bb41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406]-[.E406]" office:value-type="float" office:value="974" calcext:value-type="float">
            <text:p>974</text:p>
          </table:table-cell>
          <table:table-cell table:formula="of:=IF(OR(AND([.D406]=-1;[.E406]&lt;-1);AND([.D406]&gt;500;[.E40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41909bb0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407]-[.E407]" office:value-type="float" office:value="997" calcext:value-type="float">
            <text:p>997</text:p>
          </table:table-cell>
          <table:table-cell table:formula="of:=IF(OR(AND([.D407]=-1;[.E407]&lt;-1);AND([.D407]&gt;500;[.E407]=-1));0;1)" office:value-type="float" office:value="1" calcext:value-type="float">
            <text:p>1</text:p>
          </table:table-cell>
          <table:table-cell office:value-type="float" office:value="0.0679" calcext:value-type="float">
            <text:p>0.0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5fbf3b89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formula="of:=[.D408]-[.E408]" office:value-type="float" office:value="29" calcext:value-type="float">
            <text:p>29</text:p>
          </table:table-cell>
          <table:table-cell table:formula="of:=IF(OR(AND([.D408]=-1;[.E408]&lt;-1);AND([.D408]&gt;500;[.E408]=-1));0;1)" office:value-type="float" office:value="0" calcext:value-type="float">
            <text:p>0</text:p>
          </table:table-cell>
          <table:table-cell office:value-type="float" office:value="0.5598" calcext:value-type="float">
            <text:p>0.55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618d3e9e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09]-[.E409]" office:value-type="float" office:value="988" calcext:value-type="float">
            <text:p>988</text:p>
          </table:table-cell>
          <table:table-cell table:formula="of:=IF(OR(AND([.D409]=-1;[.E409]&lt;-1);AND([.D409]&gt;500;[.E40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6d4efd2b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2" calcext:value-type="float">
            <text:p>-12</text:p>
          </table:table-cell>
          <table:table-cell table:formula="of:=[.D410]-[.E410]" office:value-type="float" office:value="986" calcext:value-type="float">
            <text:p>986</text:p>
          </table:table-cell>
          <table:table-cell table:formula="of:=IF(OR(AND([.D410]=-1;[.E410]&lt;-1);AND([.D410]&gt;500;[.E410]=-1));0;1)" office:value-type="float" office:value="1" calcext:value-type="float">
            <text:p>1</text:p>
          </table:table-cell>
          <table:table-cell office:value-type="float" office:value="0.1515" calcext:value-type="float">
            <text:p>0.1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78fe134a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1]-[.E411]" office:value-type="float" office:value="0" calcext:value-type="float">
            <text:p>0</text:p>
          </table:table-cell>
          <table:table-cell table:formula="of:=IF(OR(AND([.D411]=-1;[.E411]&lt;-1);AND([.D411]&gt;500;[.E411]=-1));0;1)"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8327cdc3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412]-[.E412]" office:value-type="float" office:value="987" calcext:value-type="float">
            <text:p>987</text:p>
          </table:table-cell>
          <table:table-cell table:formula="of:=IF(OR(AND([.D412]=-1;[.E412]&lt;-1);AND([.D412]&gt;500;[.E412]=-1));0;1)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8c7faa00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7" calcext:value-type="float">
            <text:p>967</text:p>
          </table:table-cell>
          <table:table-cell office:value-type="float" office:value="-42" calcext:value-type="float">
            <text:p>-42</text:p>
          </table:table-cell>
          <table:table-cell table:formula="of:=[.D413]-[.E413]" office:value-type="float" office:value="1009" calcext:value-type="float">
            <text:p>1009</text:p>
          </table:table-cell>
          <table:table-cell table:formula="of:=IF(OR(AND([.D413]=-1;[.E413]&lt;-1);AND([.D413]&gt;500;[.E413]=-1));0;1)" office:value-type="float" office:value="1" calcext:value-type="float">
            <text:p>1</text:p>
          </table:table-cell>
          <table:table-cell office:value-type="float" office:value="5.7611" calcext:value-type="float">
            <text:p>5.76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68d0a37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table:formula="of:=[.D414]-[.E414]" office:value-type="float" office:value="95" calcext:value-type="float">
            <text:p>95</text:p>
          </table:table-cell>
          <table:table-cell table:formula="of:=IF(OR(AND([.D414]=-1;[.E414]&lt;-1);AND([.D414]&gt;500;[.E414]=-1));0;1)" office:value-type="float" office:value="0" calcext:value-type="float">
            <text:p>0</text:p>
          </table:table-cell>
          <table:table-cell office:value-type="float" office:value="40.6674" calcext:value-type="float">
            <text:p>40.6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839173a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5]-[.E415]" office:value-type="float" office:value="987" calcext:value-type="float">
            <text:p>987</text:p>
          </table:table-cell>
          <table:table-cell table:formula="of:=IF(OR(AND([.D415]=-1;[.E415]&lt;-1);AND([.D415]&gt;500;[.E415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9c0bcfd9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formula="of:=[.D416]-[.E416]" office:value-type="float" office:value="54" calcext:value-type="float">
            <text:p>54</text:p>
          </table:table-cell>
          <table:table-cell table:formula="of:=IF(OR(AND([.D416]=-1;[.E416]&lt;-1);AND([.D416]&gt;500;[.E416]=-1));0;1)" office:value-type="float" office:value="0" calcext:value-type="float">
            <text:p>0</text:p>
          </table:table-cell>
          <table:table-cell office:value-type="float" office:value="13.9275" calcext:value-type="float">
            <text:p>13.92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d404d547.t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8" calcext:value-type="float">
            <text:p>988</text:p>
          </table:table-cell>
          <table:table-cell office:value-type="float" office:value="972" calcext:value-type="float">
            <text:p>972</text:p>
          </table:table-cell>
          <table:table-cell table:formula="of:=[.D417]-[.E417]" office:value-type="float" office:value="16" calcext:value-type="float">
            <text:p>16</text:p>
          </table:table-cell>
          <table:table-cell table:formula="of:=IF(OR(AND([.D417]=-1;[.E417]&lt;-1);AND([.D417]&gt;500;[.E417]=-1));0;1)" office:value-type="float" office:value="1" calcext:value-type="float">
            <text:p>1</text:p>
          </table:table-cell>
          <table:table-cell office:value-type="float" office:value="0.2883" calcext:value-type="float">
            <text:p>0.2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d64cf4f5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8]-[.E418]" office:value-type="float" office:value="0" calcext:value-type="float">
            <text:p>0</text:p>
          </table:table-cell>
          <table:table-cell table:formula="of:=IF(OR(AND([.D418]=-1;[.E418]&lt;-1);AND([.D418]&gt;500;[.E418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e68c8643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419]-[.E419]" office:value-type="float" office:value="971" calcext:value-type="float">
            <text:p>971</text:p>
          </table:table-cell>
          <table:table-cell table:formula="of:=IF(OR(AND([.D419]=-1;[.E419]&lt;-1);AND([.D419]&gt;500;[.E419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efef0c56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74" calcext:value-type="float">
            <text:p>974</text:p>
          </table:table-cell>
          <table:table-cell office:value-type="float" office:value="-26" calcext:value-type="float">
            <text:p>-26</text:p>
          </table:table-cell>
          <table:table-cell table:formula="of:=[.D420]-[.E420]" office:value-type="float" office:value="1000" calcext:value-type="float">
            <text:p>1000</text:p>
          </table:table-cell>
          <table:table-cell table:formula="of:=IF(OR(AND([.D420]=-1;[.E420]&lt;-1);AND([.D420]&gt;500;[.E420]=-1));0;1)"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9-f001cf9e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58" calcext:value-type="float">
            <text:p>958</text:p>
          </table:table-cell>
          <table:table-cell office:value-type="float" office:value="-41" calcext:value-type="float">
            <text:p>-41</text:p>
          </table:table-cell>
          <table:table-cell table:formula="of:=[.D421]-[.E421]" office:value-type="float" office:value="999" calcext:value-type="float">
            <text:p>999</text:p>
          </table:table-cell>
          <table:table-cell table:formula="of:=IF(OR(AND([.D421]=-1;[.E421]&lt;-1);AND([.D421]&gt;500;[.E421]=-1));0;1)" office:value-type="float" office:value="1" calcext:value-type="float">
            <text:p>1</text:p>
          </table:table-cell>
          <table:table-cell office:value-type="float" office:value="1.3301" calcext:value-type="float">
            <text:p>1.3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191e5b7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table:formula="of:=[.D422]-[.E422]" office:value-type="float" office:value="100" calcext:value-type="float">
            <text:p>100</text:p>
          </table:table-cell>
          <table:table-cell table:formula="of:=IF(OR(AND([.D422]=-1;[.E422]&lt;-1);AND([.D422]&gt;500;[.E422]=-1));0;1)" office:value-type="float" office:value="0" calcext:value-type="float">
            <text:p>0</text:p>
          </table:table-cell>
          <table:table-cell office:value-type="float" office:value="72.9034" calcext:value-type="float">
            <text:p>72.9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531b2ff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8" calcext:value-type="float">
            <text:p>948</text:p>
          </table:table-cell>
          <table:table-cell office:value-type="float" office:value="-16" calcext:value-type="float">
            <text:p>-16</text:p>
          </table:table-cell>
          <table:table-cell table:formula="of:=[.D423]-[.E423]" office:value-type="float" office:value="964" calcext:value-type="float">
            <text:p>964</text:p>
          </table:table-cell>
          <table:table-cell table:formula="of:=IF(OR(AND([.D423]=-1;[.E423]&lt;-1);AND([.D423]&gt;500;[.E423]=-1));0;1)" office:value-type="float" office:value="1" calcext:value-type="float">
            <text:p>1</text:p>
          </table:table-cell>
          <table:table-cell office:value-type="float" office:value="0.1805" calcext:value-type="float">
            <text:p>0.1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cbd90ef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74" calcext:value-type="float">
            <text:p>974</text:p>
          </table:table-cell>
          <table:table-cell office:value-type="float" office:value="-54" calcext:value-type="float">
            <text:p>-54</text:p>
          </table:table-cell>
          <table:table-cell table:formula="of:=[.D424]-[.E424]" office:value-type="float" office:value="1028" calcext:value-type="float">
            <text:p>1028</text:p>
          </table:table-cell>
          <table:table-cell table:formula="of:=IF(OR(AND([.D424]=-1;[.E424]&lt;-1);AND([.D424]&gt;500;[.E424]=-1));0;1)" office:value-type="float" office:value="1" calcext:value-type="float">
            <text:p>1</text:p>
          </table:table-cell>
          <table:table-cell office:value-type="float" office:value="5.2634" calcext:value-type="float">
            <text:p>5.2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0e0d4dab.txt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70" calcext:value-type="float">
            <text:p>970</text:p>
          </table:table-cell>
          <table:table-cell office:value-type="float" office:value="-132" calcext:value-type="float">
            <text:p>-132</text:p>
          </table:table-cell>
          <table:table-cell table:formula="of:=[.D425]-[.E425]" office:value-type="float" office:value="1102" calcext:value-type="float">
            <text:p>1102</text:p>
          </table:table-cell>
          <table:table-cell table:formula="of:=IF(OR(AND([.D425]=-1;[.E425]&lt;-1);AND([.D425]&gt;500;[.E425]=-1));0;1)" office:value-type="float" office:value="1" calcext:value-type="float">
            <text:p>1</text:p>
          </table:table-cell>
          <table:table-cell office:value-type="float" office:value="94.3483" calcext:value-type="float">
            <text:p>94.3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1a48240e.tx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office:value-type="float" office:value="-1" calcext:value-type="float">
            <text:p>-1</text:p>
          </table:table-cell>
          <table:table-cell table:formula="of:=[.D426]-[.E426]" office:value-type="float" office:value="962" calcext:value-type="float">
            <text:p>962</text:p>
          </table:table-cell>
          <table:table-cell table:formula="of:=IF(OR(AND([.D426]=-1;[.E426]&lt;-1);AND([.D426]&gt;500;[.E426]=-1));0;1)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2147fb9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10" calcext:value-type="float">
            <text:p>-10</text:p>
          </table:table-cell>
          <table:table-cell table:formula="of:=[.D427]-[.E427]" office:value-type="float" office:value="978" calcext:value-type="float">
            <text:p>978</text:p>
          </table:table-cell>
          <table:table-cell table:formula="of:=IF(OR(AND([.D427]=-1;[.E427]&lt;-1);AND([.D427]&gt;500;[.E427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28368a3a.t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-81" calcext:value-type="float">
            <text:p>-81</text:p>
          </table:table-cell>
          <table:table-cell table:formula="of:=[.D428]-[.E428]" office:value-type="float" office:value="1061" calcext:value-type="float">
            <text:p>1061</text:p>
          </table:table-cell>
          <table:table-cell table:formula="of:=IF(OR(AND([.D428]=-1;[.E428]&lt;-1);AND([.D428]&gt;500;[.E428]=-1));0;1)" office:value-type="float" office:value="1" calcext:value-type="float">
            <text:p>1</text:p>
          </table:table-cell>
          <table:table-cell office:value-type="float" office:value="14.158" calcext:value-type="float">
            <text:p>14.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3066593e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429]-[.E429]" office:value-type="float" office:value="982" calcext:value-type="float">
            <text:p>982</text:p>
          </table:table-cell>
          <table:table-cell table:formula="of:=IF(OR(AND([.D429]=-1;[.E429]&lt;-1);AND([.D429]&gt;500;[.E429]=-1));0;1)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402f7eed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430]-[.E430]" office:value-type="float" office:value="38" calcext:value-type="float">
            <text:p>38</text:p>
          </table:table-cell>
          <table:table-cell table:formula="of:=IF(OR(AND([.D430]=-1;[.E430]&lt;-1);AND([.D430]&gt;500;[.E430]=-1));0;1)" office:value-type="float" office:value="0" calcext:value-type="float">
            <text:p>0</text:p>
          </table:table-cell>
          <table:table-cell office:value-type="float" office:value="9.8179" calcext:value-type="float">
            <text:p>9.8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49b9e335.tx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formula="of:=[.D431]-[.E431]" office:value-type="float" office:value="16" calcext:value-type="float">
            <text:p>16</text:p>
          </table:table-cell>
          <table:table-cell table:formula="of:=IF(OR(AND([.D431]=-1;[.E431]&lt;-1);AND([.D431]&gt;500;[.E431]=-1));0;1)" office:value-type="float" office:value="0" calcext:value-type="float">
            <text:p>0</text:p>
          </table:table-cell>
          <table:table-cell office:value-type="float" office:value="0.1492" calcext:value-type="float">
            <text:p>0.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6f97ebcb.tx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table:formula="of:=[.D432]-[.E432]" office:value-type="float" office:value="67" calcext:value-type="float">
            <text:p>67</text:p>
          </table:table-cell>
          <table:table-cell table:formula="of:=IF(OR(AND([.D432]=-1;[.E432]&lt;-1);AND([.D432]&gt;500;[.E432]=-1));0;1)" office:value-type="float" office:value="0" calcext:value-type="float">
            <text:p>0</text:p>
          </table:table-cell>
          <table:table-cell office:value-type="float" office:value="13.4602" calcext:value-type="float">
            <text:p>13.4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77a112b2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433]-[.E433]" office:value-type="float" office:value="993" calcext:value-type="float">
            <text:p>993</text:p>
          </table:table-cell>
          <table:table-cell table:formula="of:=IF(OR(AND([.D433]=-1;[.E433]&lt;-1);AND([.D433]&gt;500;[.E433]=-1));0;1)"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843c2dcf.txt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434]-[.E434]" office:value-type="float" office:value="990" calcext:value-type="float">
            <text:p>990</text:p>
          </table:table-cell>
          <table:table-cell table:formula="of:=IF(OR(AND([.D434]=-1;[.E434]&lt;-1);AND([.D434]&gt;500;[.E434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8ff22818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57" calcext:value-type="float">
            <text:p>957</text:p>
          </table:table-cell>
          <table:table-cell office:value-type="float" office:value="-16" calcext:value-type="float">
            <text:p>-16</text:p>
          </table:table-cell>
          <table:table-cell table:formula="of:=[.D435]-[.E435]" office:value-type="float" office:value="973" calcext:value-type="float">
            <text:p>973</text:p>
          </table:table-cell>
          <table:table-cell table:formula="of:=IF(OR(AND([.D435]=-1;[.E435]&lt;-1);AND([.D435]&gt;500;[.E435]=-1));0;1)" office:value-type="float" office:value="1" calcext:value-type="float">
            <text:p>1</text:p>
          </table:table-cell>
          <table:table-cell office:value-type="float" office:value="0.2009" calcext:value-type="float">
            <text:p>0.2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c0b5ea27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2" calcext:value-type="float">
            <text:p>972</text:p>
          </table:table-cell>
          <table:table-cell office:value-type="float" office:value="-26" calcext:value-type="float">
            <text:p>-26</text:p>
          </table:table-cell>
          <table:table-cell table:formula="of:=[.D436]-[.E436]" office:value-type="float" office:value="998" calcext:value-type="float">
            <text:p>998</text:p>
          </table:table-cell>
          <table:table-cell table:formula="of:=IF(OR(AND([.D436]=-1;[.E436]&lt;-1);AND([.D436]&gt;500;[.E436]=-1));0;1)" office:value-type="float" office:value="1" calcext:value-type="float">
            <text:p>1</text:p>
          </table:table-cell>
          <table:table-cell office:value-type="float" office:value="0.6976" calcext:value-type="float">
            <text:p>0.6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d5184889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437]-[.E437]" office:value-type="float" office:value="40" calcext:value-type="float">
            <text:p>40</text:p>
          </table:table-cell>
          <table:table-cell table:formula="of:=IF(OR(AND([.D437]=-1;[.E437]&lt;-1);AND([.D437]&gt;500;[.E437]=-1));0;1)" office:value-type="float" office:value="0" calcext:value-type="float">
            <text:p>0</text:p>
          </table:table-cell>
          <table:table-cell office:value-type="float" office:value="1.6284" calcext:value-type="float">
            <text:p>1.6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e896768f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38]-[.E438]" office:value-type="float" office:value="0" calcext:value-type="float">
            <text:p>0</text:p>
          </table:table-cell>
          <table:table-cell table:formula="of:=IF(OR(AND([.D438]=-1;[.E438]&lt;-1);AND([.D438]&gt;500;[.E438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edbf9120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439]-[.E439]" office:value-type="float" office:value="986" calcext:value-type="float">
            <text:p>986</text:p>
          </table:table-cell>
          <table:table-cell table:formula="of:=IF(OR(AND([.D439]=-1;[.E439]&lt;-1);AND([.D439]&gt;500;[.E439]=-1));0;1)" office:value-type="float" office:value="1" calcext:value-type="float">
            <text:p>1</text:p>
          </table:table-cell>
          <table:table-cell office:value-type="float" office:value="0.0725" calcext:value-type="float">
            <text:p>0.0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f76c4d8d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73" calcext:value-type="float">
            <text:p>973</text:p>
          </table:table-cell>
          <table:table-cell office:value-type="float" office:value="-17" calcext:value-type="float">
            <text:p>-17</text:p>
          </table:table-cell>
          <table:table-cell table:formula="of:=[.D440]-[.E440]" office:value-type="float" office:value="990" calcext:value-type="float">
            <text:p>990</text:p>
          </table:table-cell>
          <table:table-cell table:formula="of:=IF(OR(AND([.D440]=-1;[.E440]&lt;-1);AND([.D440]&gt;500;[.E440]=-1));0;1)"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0-fffe416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47" calcext:value-type="float">
            <text:p>-47</text:p>
          </table:table-cell>
          <table:table-cell table:formula="of:=[.D441]-[.E441]" office:value-type="float" office:value="1015" calcext:value-type="float">
            <text:p>1015</text:p>
          </table:table-cell>
          <table:table-cell table:formula="of:=IF(OR(AND([.D441]=-1;[.E441]&lt;-1);AND([.D441]&gt;500;[.E441]=-1));0;1)" office:value-type="float" office:value="1" calcext:value-type="float">
            <text:p>1</text:p>
          </table:table-cell>
          <table:table-cell office:value-type="float" office:value="14.3727" calcext:value-type="float">
            <text:p>14.3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594cbc5.tx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2]-[.E442]" office:value-type="float" office:value="0" calcext:value-type="float">
            <text:p>0</text:p>
          </table:table-cell>
          <table:table-cell table:formula="of:=IF(OR(AND([.D442]=-1;[.E442]&lt;-1);AND([.D442]&gt;500;[.E442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5b151a7.txt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43]-[.E443]" office:value-type="float" office:value="988" calcext:value-type="float">
            <text:p>988</text:p>
          </table:table-cell>
          <table:table-cell table:formula="of:=IF(OR(AND([.D443]=-1;[.E443]&lt;-1);AND([.D443]&gt;500;[.E44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0f4860e3.tx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-17" calcext:value-type="float">
            <text:p>-17</text:p>
          </table:table-cell>
          <table:table-cell table:formula="of:=[.D444]-[.E444]" office:value-type="float" office:value="985" calcext:value-type="float">
            <text:p>985</text:p>
          </table:table-cell>
          <table:table-cell table:formula="of:=IF(OR(AND([.D444]=-1;[.E444]&lt;-1);AND([.D444]&gt;500;[.E444]=-1));0;1)"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11b402e0.tx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45]-[.E445]" office:value-type="float" office:value="975" calcext:value-type="float">
            <text:p>975</text:p>
          </table:table-cell>
          <table:table-cell table:formula="of:=IF(OR(AND([.D445]=-1;[.E445]&lt;-1);AND([.D445]&gt;500;[.E445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1fd1bd87.txt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formula="of:=[.D446]-[.E446]" office:value-type="float" office:value="961" calcext:value-type="float">
            <text:p>961</text:p>
          </table:table-cell>
          <table:table-cell table:formula="of:=IF(OR(AND([.D446]=-1;[.E446]&lt;-1);AND([.D446]&gt;500;[.E446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26e598fe.txt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447]-[.E447]" office:value-type="float" office:value="986" calcext:value-type="float">
            <text:p>986</text:p>
          </table:table-cell>
          <table:table-cell table:formula="of:=IF(OR(AND([.D447]=-1;[.E447]&lt;-1);AND([.D447]&gt;500;[.E447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1ae5155.txt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8]-[.E448]" office:value-type="float" office:value="0" calcext:value-type="float">
            <text:p>0</text:p>
          </table:table-cell>
          <table:table-cell table:formula="of:=IF(OR(AND([.D448]=-1;[.E448]&lt;-1);AND([.D448]&gt;500;[.E448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ed5d660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68" calcext:value-type="float">
            <text:p>968</text:p>
          </table:table-cell>
          <table:table-cell office:value-type="float" office:value="-31" calcext:value-type="float">
            <text:p>-31</text:p>
          </table:table-cell>
          <table:table-cell table:formula="of:=[.D449]-[.E449]" office:value-type="float" office:value="999" calcext:value-type="float">
            <text:p>999</text:p>
          </table:table-cell>
          <table:table-cell table:formula="of:=IF(OR(AND([.D449]=-1;[.E449]&lt;-1);AND([.D449]&gt;500;[.E449]=-1));0;1)" office:value-type="float" office:value="1" calcext:value-type="float">
            <text:p>1</text:p>
          </table:table-cell>
          <table:table-cell office:value-type="float" office:value="0.9623" calcext:value-type="float">
            <text:p>0.9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7ff27523.txt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450]-[.E450]" office:value-type="float" office:value="949" calcext:value-type="float">
            <text:p>949</text:p>
          </table:table-cell>
          <table:table-cell table:formula="of:=IF(OR(AND([.D450]=-1;[.E450]&lt;-1);AND([.D450]&gt;500;[.E45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1-dada9147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87" calcext:value-type="float">
            <text:p>987</text:p>
          </table:table-cell>
          <table:table-cell office:value-type="float" office:value="-23" calcext:value-type="float">
            <text:p>-23</text:p>
          </table:table-cell>
          <table:table-cell table:formula="of:=[.D451]-[.E451]" office:value-type="float" office:value="1010" calcext:value-type="float">
            <text:p>1010</text:p>
          </table:table-cell>
          <table:table-cell table:formula="of:=IF(OR(AND([.D451]=-1;[.E451]&lt;-1);AND([.D451]&gt;500;[.E451]=-1));0;1)" office:value-type="float" office:value="1" calcext:value-type="float">
            <text:p>1</text:p>
          </table:table-cell>
          <table:table-cell office:value-type="float" office:value="0.3119" calcext:value-type="float">
            <text:p>0.3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0137fc32.txt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2]-[.E452]" office:value-type="float" office:value="0" calcext:value-type="float">
            <text:p>0</text:p>
          </table:table-cell>
          <table:table-cell table:formula="of:=IF(OR(AND([.D452]=-1;[.E452]&lt;-1);AND([.D452]&gt;500;[.E452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2dcf5e61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 table:formula="of:=[.D453]-[.E453]" office:value-type="float" office:value="958" calcext:value-type="float">
            <text:p>958</text:p>
          </table:table-cell>
          <table:table-cell table:formula="of:=IF(OR(AND([.D453]=-1;[.E453]&lt;-1);AND([.D453]&gt;500;[.E453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5fd93448.tx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4]-[.E454]" office:value-type="float" office:value="0" calcext:value-type="float">
            <text:p>0</text:p>
          </table:table-cell>
          <table:table-cell table:formula="of:=IF(OR(AND([.D454]=-1;[.E454]&lt;-1);AND([.D454]&gt;500;[.E454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7a40e50d.txt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71" calcext:value-type="float">
            <text:p>971</text:p>
          </table:table-cell>
          <table:table-cell office:value-type="float" office:value="-33" calcext:value-type="float">
            <text:p>-33</text:p>
          </table:table-cell>
          <table:table-cell table:formula="of:=[.D455]-[.E455]" office:value-type="float" office:value="1004" calcext:value-type="float">
            <text:p>1004</text:p>
          </table:table-cell>
          <table:table-cell table:formula="of:=IF(OR(AND([.D455]=-1;[.E455]&lt;-1);AND([.D455]&gt;500;[.E455]=-1));0;1)" office:value-type="float" office:value="1" calcext:value-type="float">
            <text:p>1</text:p>
          </table:table-cell>
          <table:table-cell office:value-type="float" office:value="1.9235" calcext:value-type="float">
            <text:p>1.9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7c0ab81e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456]-[.E456]" office:value-type="float" office:value="983" calcext:value-type="float">
            <text:p>983</text:p>
          </table:table-cell>
          <table:table-cell table:formula="of:=IF(OR(AND([.D456]=-1;[.E456]&lt;-1);AND([.D456]&gt;500;[.E456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9ca80da1.tx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table:formula="of:=[.D457]-[.E457]" office:value-type="float" office:value="45" calcext:value-type="float">
            <text:p>45</text:p>
          </table:table-cell>
          <table:table-cell table:formula="of:=IF(OR(AND([.D457]=-1;[.E457]&lt;-1);AND([.D457]&gt;500;[.E457]=-1));0;1)" office:value-type="float" office:value="0" calcext:value-type="float">
            <text:p>0</text:p>
          </table:table-cell>
          <table:table-cell office:value-type="float" office:value="2.4408" calcext:value-type="float">
            <text:p>2.4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b4d102b4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50" calcext:value-type="float">
            <text:p>950</text:p>
          </table:table-cell>
          <table:table-cell office:value-type="float" office:value="-10" calcext:value-type="float">
            <text:p>-10</text:p>
          </table:table-cell>
          <table:table-cell table:formula="of:=[.D458]-[.E458]" office:value-type="float" office:value="960" calcext:value-type="float">
            <text:p>960</text:p>
          </table:table-cell>
          <table:table-cell table:formula="of:=IF(OR(AND([.D458]=-1;[.E458]&lt;-1);AND([.D458]&gt;500;[.E458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b726514f.tx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459]-[.E459]" office:value-type="float" office:value="992" calcext:value-type="float">
            <text:p>992</text:p>
          </table:table-cell>
          <table:table-cell table:formula="of:=IF(OR(AND([.D459]=-1;[.E459]&lt;-1);AND([.D459]&gt;500;[.E459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ea1259c3.txt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460]-[.E460]" office:value-type="float" office:value="984" calcext:value-type="float">
            <text:p>984</text:p>
          </table:table-cell>
          <table:table-cell table:formula="of:=IF(OR(AND([.D460]=-1;[.E460]&lt;-1);AND([.D460]&gt;500;[.E460]=-1));0;1)" office:value-type="float" office:value="1" calcext:value-type="float">
            <text:p>1</text:p>
          </table:table-cell>
          <table:table-cell office:value-type="float" office:value="0.0745" calcext:value-type="float">
            <text:p>0.0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2-f80192c9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461]-[.E461]" office:value-type="float" office:value="23" calcext:value-type="float">
            <text:p>23</text:p>
          </table:table-cell>
          <table:table-cell table:formula="of:=IF(OR(AND([.D461]=-1;[.E461]&lt;-1);AND([.D461]&gt;500;[.E461]=-1));0;1)" office:value-type="float" office:value="1" calcext:value-type="float">
            <text:p>1</text:p>
          </table:table-cell>
          <table:table-cell office:value-type="float" office:value="0.9569" calcext:value-type="float">
            <text:p>0.9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1910f448.txt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62]-[.E462]" office:value-type="float" office:value="964" calcext:value-type="float">
            <text:p>964</text:p>
          </table:table-cell>
          <table:table-cell table:formula="of:=IF(OR(AND([.D462]=-1;[.E462]&lt;-1);AND([.D462]&gt;500;[.E462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5452f8e4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3]-[.E463]" office:value-type="float" office:value="0" calcext:value-type="float">
            <text:p>0</text:p>
          </table:table-cell>
          <table:table-cell table:formula="of:=IF(OR(AND([.D463]=-1;[.E463]&lt;-1);AND([.D463]&gt;500;[.E463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a2727a1e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4]-[.E464]" office:value-type="float" office:value="0" calcext:value-type="float">
            <text:p>0</text:p>
          </table:table-cell>
          <table:table-cell table:formula="of:=IF(OR(AND([.D464]=-1;[.E464]&lt;-1);AND([.D464]&gt;500;[.E464]=-1));0;1)" office:value-type="float" office:value="1" calcext:value-type="float">
            <text:p>1</text:p>
          </table:table-cell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a40dfb33.txt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5]-[.E465]" office:value-type="float" office:value="0" calcext:value-type="float">
            <text:p>0</text:p>
          </table:table-cell>
          <table:table-cell table:formula="of:=IF(OR(AND([.D465]=-1;[.E465]&lt;-1);AND([.D465]&gt;500;[.E465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3-f6103b91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466]-[.E466]" office:value-type="float" office:value="949" calcext:value-type="float">
            <text:p>949</text:p>
          </table:table-cell>
          <table:table-cell table:formula="of:=IF(OR(AND([.D466]=-1;[.E466]&lt;-1);AND([.D466]&gt;500;[.E466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0bc17204.txt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467]-[.E467]" office:value-type="float" office:value="38" calcext:value-type="float">
            <text:p>38</text:p>
          </table:table-cell>
          <table:table-cell table:formula="of:=IF(OR(AND([.D467]=-1;[.E467]&lt;-1);AND([.D467]&gt;500;[.E467]=-1));0;1)" office:value-type="float" office:value="0" calcext:value-type="float">
            <text:p>0</text:p>
          </table:table-cell>
          <table:table-cell office:value-type="float" office:value="1.1759" calcext:value-type="float">
            <text:p>1.1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2116748c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formula="of:=[.D468]-[.E468]" office:value-type="float" office:value="966" calcext:value-type="float">
            <text:p>966</text:p>
          </table:table-cell>
          <table:table-cell table:formula="of:=IF(OR(AND([.D468]=-1;[.E468]&lt;-1);AND([.D468]&gt;500;[.E468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8363041e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40" calcext:value-type="float">
            <text:p>940</text:p>
          </table:table-cell>
          <table:table-cell office:value-type="float" office:value="-27" calcext:value-type="float">
            <text:p>-27</text:p>
          </table:table-cell>
          <table:table-cell table:formula="of:=[.D469]-[.E469]" office:value-type="float" office:value="967" calcext:value-type="float">
            <text:p>967</text:p>
          </table:table-cell>
          <table:table-cell table:formula="of:=IF(OR(AND([.D469]=-1;[.E469]&lt;-1);AND([.D469]&gt;500;[.E469]=-1));0;1)" office:value-type="float" office:value="1" calcext:value-type="float">
            <text:p>1</text:p>
          </table:table-cell>
          <table:table-cell office:value-type="float" office:value="0.2564" calcext:value-type="float">
            <text:p>0.2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9c3ad0d9.txt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70]-[.E470]" office:value-type="float" office:value="975" calcext:value-type="float">
            <text:p>975</text:p>
          </table:table-cell>
          <table:table-cell table:formula="of:=IF(OR(AND([.D470]=-1;[.E470]&lt;-1);AND([.D470]&gt;500;[.E470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ite/world-14-b5da07b7.txt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918" calcext:value-type="float">
            <text:p>918</text:p>
          </table:table-cell>
          <table:table-cell table:formula="of:=[.D471]-[.E471]" office:value-type="float" office:value="54" calcext:value-type="float">
            <text:p>54</text:p>
          </table:table-cell>
          <table:table-cell table:formula="of:=IF(OR(AND([.D471]=-1;[.E471]&lt;-1);AND([.D471]&gt;500;[.E471]=-1));0;1)" office:value-type="float" office:value="1" calcext:value-type="float">
            <text:p>1</text:p>
          </table:table-cell>
          <table:table-cell office:value-type="float" office:value="57.6547" calcext:value-type="float">
            <text:p>57.6547</text:p>
          </table:table-cell>
          <table:table-cell table:number-columns-repeated="5"/>
        </table:table-row>
        <table:table-row table:style-name="ro1" table:number-rows-repeated="104810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instance-data'.F1:'instance-data'.F104857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data'.H1:'instance-data'.H104857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summary" table:style-name="ta1">
        <office:forms form:automatic-focus="false" form:apply-design-mode="false"/>
        <table:shapes>
          <draw:frame draw:z-index="1" draw:style-name="gr1" draw:text-style-name="P1" svg:width="159.46mm" svg:height="76.33mm" svg:x="0mm" svg:y="68.38mm">
            <draw:object draw:notify-on-update-of-ranges="summary.A3:summary.A13 summary.B2:summary.B2 summary.B3:summary.B13 summary.C2:summary.C2 summary.C3:summary.C13 summary.H2:summary.H2 summary.H3:summary.H13 summary.I2:summary.I2 summary.I3:summary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ce4"/>
        <table:table-column table:style-name="co13" table:default-cell-style-name="ce23"/>
        <table:table-column table:style-name="co7" table:default-cell-style-name="Default"/>
        <table:table-column table:style-name="co14" table:default-cell-style-name="ce25"/>
        <table:table-column table:style-name="co15" table:default-cell-style-name="ce27"/>
        <table:table-column table:style-name="co1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row table:style-name="ro1">
          <table:table-cell table:style-name="ce32" office:value-type="string" calcext:value-type="string" table:number-columns-spanned="6" table:number-rows-spanned="1">
            <text:p>Summary</text:p>
          </table:table-cell>
          <table:covered-table-cell table:number-columns-repeated="4" table:style-name="ce14"/>
          <table:covered-table-cell table:style-name="ce21"/>
          <table:table-cell/>
          <table:table-cell table:style-name="ce32" office:value-type="string" calcext:value-type="string" table:number-columns-spanned="2" table:number-rows-spanned="1">
            <text:p>Interesting runs</text:p>
          </table:table-cell>
          <table:covered-table-cell table:style-name="ce21"/>
          <table:table-cell table:style-name="ce2" office:value-type="string" calcext:value-type="string">
            <text:p>Non-interesting case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ize</text:p>
          </table:table-cell>
          <table:table-cell table:style-name="ce15" office:value-type="string" calcext:value-type="string">
            <text:p>Avg. gap</text:p>
          </table:table-cell>
          <table:table-cell table:style-name="ce15" office:value-type="string" calcext:value-type="string">
            <text:p>Std. Dev</text:p>
          </table:table-cell>
          <table:table-cell table:style-name="ce15" office:value-type="string" calcext:value-type="string">
            <text:p>Avg. #pits</text:p>
          </table:table-cell>
          <table:table-cell table:style-name="ce15" office:value-type="string" calcext:value-type="string">
            <text:p>Stdev #pits</text:p>
          </table:table-cell>
          <table:table-cell table:style-name="ce22" office:value-type="string" calcext:value-type="string">
            <text:p>Avg CPU time</text:p>
          </table:table-cell>
          <table:table-cell/>
          <table:table-cell table:style-name="ce11" office:value-type="string" calcext:value-type="string">
            <text:p>Int. Avg. gap</text:p>
          </table:table-cell>
          <table:table-cell table:style-name="ce22" office:value-type="string" calcext:value-type="string">
            <text:p>Int.Std.Dev</text:p>
          </table:table-cell>
          <table:table-cell office:value-type="string" calcext:value-type="string">
            <text:p>Ref.score = -1 and Agent score &lt; -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$'instance-data'.F2:$'instance-data'.F161])" office:value-type="float" office:value="419.35625" calcext:value-type="float">
            <text:p>419</text:p>
          </table:table-cell>
          <table:table-cell table:formula="of:=STDEV([$'instance-data'.F2:$'instance-data'.F161])" office:value-type="float" office:value="488.031772175251" calcext:value-type="float">
            <text:p>488</text:p>
          </table:table-cell>
          <table:table-cell table:formula="of:=AVERAGE([$'instance-data'.C2:$'instance-data'.C161])" office:value-type="float" office:value="3.29375" calcext:value-type="float">
            <text:p>3.29375</text:p>
          </table:table-cell>
          <table:table-cell table:formula="of:=STDEV([$'instance-data'.C2:$'instance-data'.C161])" office:value-type="float" office:value="1.5605065900566" calcext:value-type="float">
            <text:p>1.56</text:p>
          </table:table-cell>
          <table:table-cell table:formula="of:=AVERAGE([$'instance-data'.H2:$'instance-data'.H161])" office:value-type="float" office:value="0.14395" calcext:value-type="float">
            <text:p>0.1440</text:p>
          </table:table-cell>
          <table:table-cell/>
          <table:table-cell table:formula="of:=AVERAGEIF([$'instance-4'.G2:$'instance-4'.G161];&quot;&lt;&gt;0&quot;;[$'instance-4'.F2:$'instance-4'.F161])" office:value-type="float" office:value="291.394230769231" calcext:value-type="float">
            <text:p>291</text:p>
          </table:table-cell>
          <table:table-cell table:formula="of:=DSTDEV([$'instance-4'.A1:$'instance-4'.H161];6;[.K3:.K4])" office:value-type="float" office:value="453.779541406841" calcext:value-type="float">
            <text:p>454</text:p>
          </table:table-cell>
          <table:table-cell office:value-type="string" calcext:value-type="string">
            <text:p>Ref. score &gt; 500 and Agent score = -1</text:p>
          </table:table-cell>
          <table:table-cell table:style-name="ce29" office:value-type="string" calcext:value-type="string">
            <office:annotation draw:style-name="gr2" draw:text-style-name="P3" svg:width="28.99mm" svg:height="9.39mm" svg:x="232.03mm" svg:y="4.52mm" draw:caption-point-x="34.86mm" draw:caption-point-y="4.61mm">
              <dc:date>2018-05-31T00:00:00</dc:date>
              <text:p text:style-name="P2"><text:span text:style-name="T1">Do not touch!</text:span></text:p>
            </office:annotation>
            <text:p>Interesting</text:p>
          </table:table-cell>
          <table:table-cell table:style-name="ce31" office:value-type="string" calcext:value-type="string">
            <text:p>Don’t touch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$'instance-data'.F162:$'instance-data'.F241])" office:value-type="float" office:value="464.4125" calcext:value-type="float">
            <text:p>464</text:p>
          </table:table-cell>
          <table:table-cell table:formula="of:=STDEV([$'instance-data'.F162:$'instance-data'.F241])" office:value-type="float" office:value="492.64449640869" calcext:value-type="float">
            <text:p>493</text:p>
          </table:table-cell>
          <table:table-cell table:formula="of:=AVERAGE([$'instance-data'.C162:$'instance-data'.C241])" office:value-type="float" office:value="4.8125" calcext:value-type="float">
            <text:p>4.8125</text:p>
          </table:table-cell>
          <table:table-cell table:formula="of:=STDEV([$'instance-data'.C162:$'instance-data'.C241])" office:value-type="float" office:value="2.00691052949994" calcext:value-type="float">
            <text:p>2.01</text:p>
          </table:table-cell>
          <table:table-cell table:formula="of:=AVERAGE([$'instance-data'.H162:$'instance-data'.H241])" office:value-type="float" office:value="0.2656175" calcext:value-type="float">
            <text:p>0.2656</text:p>
          </table:table-cell>
          <table:table-cell/>
          <table:table-cell table:formula="of:=AVERAGEIF([$'instance-5'.G2:$'instance-5'.G81];&quot;&lt;&gt;0&quot;;[$'instance-5'.F2:$'instance-5'.F81])" office:value-type="float" office:value="368.153846153846" calcext:value-type="float">
            <text:p>368</text:p>
          </table:table-cell>
          <table:table-cell table:formula="of:=DSTDEV([$'instance-5'.A1:$'instance-5'.H81];6;[.K3:.K4])" office:value-type="float" office:value="484.864338601698" calcext:value-type="float">
            <text:p>485</text:p>
          </table:table-cell>
          <table:table-cell/>
          <table:table-cell table:style-name="ce30" office:value-type="string" calcext:value-type="string">
            <text:p>&lt;&gt;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$'instance-data'.F242:$'instance-data'.F321])" office:value-type="float" office:value="633.975" calcext:value-type="float">
            <text:p>634</text:p>
          </table:table-cell>
          <table:table-cell table:formula="of:=STDEV([$'instance-data'.F242:$'instance-data'.F321])" office:value-type="float" office:value="474.146908148022" calcext:value-type="float">
            <text:p>474</text:p>
          </table:table-cell>
          <table:table-cell table:formula="of:=AVERAGE([$'instance-data'.C242:$'instance-data'.C321])" office:value-type="float" office:value="7.5125" calcext:value-type="float">
            <text:p>7.5125</text:p>
          </table:table-cell>
          <table:table-cell table:formula="of:=STDEV([$'instance-data'.C242:$'instance-data'.C321])" office:value-type="float" office:value="2.47516141910642" calcext:value-type="float">
            <text:p>2.48</text:p>
          </table:table-cell>
          <table:table-cell table:formula="of:=AVERAGE([$'instance-data'.H242:$'instance-data'.H321])" office:value-type="float" office:value="0.4599875" calcext:value-type="float">
            <text:p>0.4600</text:p>
          </table:table-cell>
          <table:table-cell/>
          <table:table-cell table:formula="of:=AVERAGEIF([$'instance-6'.G2:$'instance-6'.G81];&quot;&lt;&gt;0&quot;;[$'instance-6'.F2:$'instance-6'.F81])" office:value-type="float" office:value="473.122448979592" calcext:value-type="float">
            <text:p>473</text:p>
          </table:table-cell>
          <table:table-cell table:formula="of:=DSTDEV([$'instance-6'.A1:$'instance-6'.H81];6;[.K3:.K4])" office:value-type="float" office:value="500.091101394414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$'instance-data'.F322:$'instance-data'.F361])" office:value-type="float" office:value="629.9" calcext:value-type="float">
            <text:p>630</text:p>
          </table:table-cell>
          <table:table-cell table:formula="of:=STDEV([$'instance-data'.F322:$'instance-data'.F361])" office:value-type="float" office:value="468.369610785854" calcext:value-type="float">
            <text:p>468</text:p>
          </table:table-cell>
          <table:table-cell table:formula="of:=AVERAGE([$'instance-data'.C322:$'instance-data'.C361])" office:value-type="float" office:value="8.4" calcext:value-type="float">
            <text:p>8.4</text:p>
          </table:table-cell>
          <table:table-cell table:formula="of:=STDEV([$'instance-data'.C322:$'instance-data'.C361])" office:value-type="float" office:value="2.59980275385929" calcext:value-type="float">
            <text:p>2.60</text:p>
          </table:table-cell>
          <table:table-cell table:formula="of:=AVERAGE([$'instance-data'.H322:$'instance-data'.H361])" office:value-type="float" office:value="2.800455" calcext:value-type="float">
            <text:p>2.8005</text:p>
          </table:table-cell>
          <table:table-cell/>
          <table:table-cell table:formula="of:=AVERAGEIF([$'instance-7'.G2:$'instance-7'.G41];&quot;&lt;&gt;0&quot;;[$'instance-7'.F2:$'instance-7'.F41])" office:value-type="float" office:value="563.888888888889" calcext:value-type="float">
            <text:p>564</text:p>
          </table:table-cell>
          <table:table-cell table:formula="of:=DSTDEV([$'instance-7'.A1:$'instance-7'.H41];6;[.K3:.K4])" office:value-type="float" office:value="490.073333078706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$'instance-data'.F362:$'instance-data'.F401])" office:value-type="float" office:value="653.325" calcext:value-type="float">
            <text:p>653</text:p>
          </table:table-cell>
          <table:table-cell table:formula="of:=STDEV([$'instance-data'.F362:$'instance-data'.F401])" office:value-type="float" office:value="471.296922441219" calcext:value-type="float">
            <text:p>471</text:p>
          </table:table-cell>
          <table:table-cell table:formula="of:=AVERAGE([$'instance-data'.C362:$'instance-data'.C401])" office:value-type="float" office:value="12.675" calcext:value-type="float">
            <text:p>12.675</text:p>
          </table:table-cell>
          <table:table-cell table:formula="of:=STDEV([$'instance-data'.C362:$'instance-data'.C401])" office:value-type="float" office:value="2.93858067955542" calcext:value-type="float">
            <text:p>2.94</text:p>
          </table:table-cell>
          <table:table-cell table:formula="of:=AVERAGE([$'instance-data'.H362:$'instance-data'.H401])" office:value-type="float" office:value="3.8735625" calcext:value-type="float">
            <text:p>3.8736</text:p>
          </table:table-cell>
          <table:table-cell/>
          <table:table-cell table:formula="of:=AVERAGEIF([$'instance-8'.G2:$'instance-8'.G41];&quot;&lt;&gt;0&quot;;[$'instance-8'.F2:$'instance-8'.F41])" office:value-type="float" office:value="551.576923076923" calcext:value-type="float">
            <text:p>552</text:p>
          </table:table-cell>
          <table:table-cell table:formula="of:=DSTDEV([$'instance-8'.A1:$'instance-8'.H41];6;[.K3:.K4])" office:value-type="float" office:value="505.969419872539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$'instance-data'.F402:$'instance-data'.F421])" office:value-type="float" office:value="557.4" calcext:value-type="float">
            <text:p>557</text:p>
          </table:table-cell>
          <table:table-cell table:formula="of:=STDEV([$'instance-data'.F402:$'instance-data'.F421])" office:value-type="float" office:value="489.801184155367" calcext:value-type="float">
            <text:p>490</text:p>
          </table:table-cell>
          <table:table-cell table:formula="of:=AVERAGE([$'instance-data'.C402:$'instance-data'.C421])" office:value-type="float" office:value="16.5" calcext:value-type="float">
            <text:p>16.5</text:p>
          </table:table-cell>
          <table:table-cell table:formula="of:=STDEV([$'instance-data'.C402:$'instance-data'.C421])" office:value-type="float" office:value="3.59092423229804" calcext:value-type="float">
            <text:p>3.59</text:p>
          </table:table-cell>
          <table:table-cell table:formula="of:=AVERAGE([$'instance-data'.H402:$'instance-data'.H421])" office:value-type="float" office:value="4.772325" calcext:value-type="float">
            <text:p>4.7723</text:p>
          </table:table-cell>
          <table:table-cell/>
          <table:table-cell table:formula="of:=AVERAGEIF([$'instance-9'.G2:$'instance-9'.G21];&quot;&lt;&gt;0&quot;;[$'instance-9'.F2:$'instance-9'.F21])" office:value-type="float" office:value="544.909090909091" calcext:value-type="float">
            <text:p>545</text:p>
          </table:table-cell>
          <table:table-cell table:formula="of:=DSTDEV([$'instance-9'.A1:$'instance-9'.H21];6;[.K3:.K4])" office:value-type="float" office:value="518.702892713248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$'instance-data'.F422:$'instance-data'.F441])" office:value-type="float" office:value="714.15" calcext:value-type="float">
            <text:p>714</text:p>
          </table:table-cell>
          <table:table-cell table:formula="of:=STDEV([$'instance-data'.F422:$'instance-data'.F441])" office:value-type="float" office:value="451.980702312784" calcext:value-type="float">
            <text:p>452</text:p>
          </table:table-cell>
          <table:table-cell table:formula="of:=AVERAGE([$'instance-data'.C422:$'instance-data'.C441])" office:value-type="float" office:value="20.65" calcext:value-type="float">
            <text:p>20.65</text:p>
          </table:table-cell>
          <table:table-cell table:formula="of:=STDEV([$'instance-data'.C422:$'instance-data'.C441])" office:value-type="float" office:value="3.31305233726751" calcext:value-type="float">
            <text:p>3.31</text:p>
          </table:table-cell>
          <table:table-cell table:formula="of:=AVERAGE([$'instance-data'.H422:$'instance-data'.H441])" office:value-type="float" office:value="11.382795" calcext:value-type="float">
            <text:p>11.3828</text:p>
          </table:table-cell>
          <table:table-cell/>
          <table:table-cell table:formula="of:=AVERAGEIF([$'instance-10'.G2:$'instance-10'.G21];&quot;&lt;&gt;0&quot;;[$'instance-10'.F2:$'instance-10'.F21])" office:value-type="float" office:value="929.076923076923" calcext:value-type="float">
            <text:p>929</text:p>
          </table:table-cell>
          <table:table-cell table:formula="of:=DSTDEV([$'instance-10'.A1:$'instance-10'.H21];6;[.K3:.K4])" office:value-type="float" office:value="281.765405239436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[$'instance-data'.F442:$'instance-data'.F451])" office:value-type="float" office:value="785.3" calcext:value-type="float">
            <text:p>785</text:p>
          </table:table-cell>
          <table:table-cell table:formula="of:=STDEV([$'instance-data'.F442:$'instance-data'.F451])" office:value-type="float" office:value="414.253290739964" calcext:value-type="float">
            <text:p>414</text:p>
          </table:table-cell>
          <table:table-cell table:formula="of:=AVERAGE([$'instance-data'.C442:$'instance-data'.C451])" office:value-type="float" office:value="22.5" calcext:value-type="float">
            <text:p>22.5</text:p>
          </table:table-cell>
          <table:table-cell table:formula="of:=STDEV([$'instance-data'.C442:$'instance-data'.C451])" office:value-type="float" office:value="4.81317635939788" calcext:value-type="float">
            <text:p>4.81</text:p>
          </table:table-cell>
          <table:table-cell table:formula="of:=AVERAGE([$'instance-data'.H442:$'instance-data'.H451])" office:value-type="float" office:value="0.15729" calcext:value-type="float">
            <text:p>0.1573</text:p>
          </table:table-cell>
          <table:table-cell/>
          <table:table-cell table:formula="of:=AVERAGEIF([$'instance-11'.G2:$'instance-11'.G11];&quot;&lt;&gt;0&quot;;[$'instance-11'.F2:$'instance-11'.F11])" office:value-type="float" office:value="663.333333333333" calcext:value-type="float">
            <text:p>663</text:p>
          </table:table-cell>
          <table:table-cell table:formula="of:=DSTDEV([$'instance-11'.A1:$'instance-11'.H11];6;[.K3:.K4])" office:value-type="float" office:value="513.897914635452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$'instance-data'.F452:$'instance-data'.F461])" office:value-type="float" office:value="594.9" calcext:value-type="float">
            <text:p>595</text:p>
          </table:table-cell>
          <table:table-cell table:formula="of:=STDEV([$'instance-data'.F452:$'instance-data'.F461])" office:value-type="float" office:value="497.715101460888" calcext:value-type="float">
            <text:p>498</text:p>
          </table:table-cell>
          <table:table-cell table:formula="of:=AVERAGE([$'instance-data'.C452:$'instance-data'.C461])" office:value-type="float" office:value="27.8" calcext:value-type="float">
            <text:p>27.8</text:p>
          </table:table-cell>
          <table:table-cell table:formula="of:=STDEV([$'instance-data'.C452:$'instance-data'.C461])" office:value-type="float" office:value="4.75628239512986" calcext:value-type="float">
            <text:p>4.76</text:p>
          </table:table-cell>
          <table:table-cell table:formula="of:=AVERAGE([$'instance-data'.H452:$'instance-data'.H461])" office:value-type="float" office:value="0.55942" calcext:value-type="float">
            <text:p>0.5594</text:p>
          </table:table-cell>
          <table:table-cell/>
          <table:table-cell table:formula="of:=AVERAGEIF([$'instance-12'.G2:$'instance-12'.G11];&quot;&lt;&gt;0&quot;;[$'instance-12'.F2:$'instance-12'.F11])" office:value-type="float" office:value="564.857142857143" calcext:value-type="float">
            <text:p>565</text:p>
          </table:table-cell>
          <table:table-cell table:formula="of:=DSTDEV([$'instance-12'.A1:$'instance-12'.H11];6;[.K3:.K4])" office:value-type="float" office:value="521.415518427619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AVERAGE([$'instance-data'.F462:$'instance-data'.F466])" office:value-type="float" office:value="382.6" calcext:value-type="float">
            <text:p>383</text:p>
          </table:table-cell>
          <table:table-cell table:formula="of:=STDEV([$'instance-data'.F462:$'instance-data'.F466])" office:value-type="float" office:value="523.923467693517" calcext:value-type="float">
            <text:p>524</text:p>
          </table:table-cell>
          <table:table-cell table:formula="of:=AVERAGE([$'instance-data'.C462:$'instance-data'.C466])" office:value-type="float" office:value="31.8" calcext:value-type="float">
            <text:p>31.8</text:p>
          </table:table-cell>
          <table:table-cell table:formula="of:=STDEV([$'instance-data'.C462:$'instance-data'.C466])" office:value-type="float" office:value="2.68328157299975" calcext:value-type="float">
            <text:p>2.68</text:p>
          </table:table-cell>
          <table:table-cell table:formula="of:=AVERAGE([$'instance-data'.H462:$'instance-data'.H466])" office:value-type="float" office:value="0.01582" calcext:value-type="float">
            <text:p>0.0158</text:p>
          </table:table-cell>
          <table:table-cell/>
          <table:table-cell table:formula="of:=AVERAGEIF([$'instance-13'.G2:$'instance-13'.G6];&quot;&lt;&gt;0&quot;;[$'instance-13'.F2:$'instance-13'.F6])" office:value-type="float" office:value="0" calcext:value-type="float">
            <text:p>0</text:p>
          </table:table-cell>
          <table:table-cell table:formula="of:=DSTDEV([$'instance-13'.A1:$'instance-13'.H6];6;[.K3:.K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" table:formula="of:=AVERAGE([$'instance-data'.F467:$'instance-data'.F471])" office:value-type="float" office:value="600" calcext:value-type="float">
            <text:p>600</text:p>
          </table:table-cell>
          <table:table-cell table:style-name="ce17" table:formula="of:=STDEV([$'instance-data'.F467:$'instance-data'.F471])" office:value-type="float" office:value="505.77415908684" calcext:value-type="float">
            <text:p>506</text:p>
          </table:table-cell>
          <table:table-cell table:style-name="ce18" table:formula="of:=AVERAGE([$'instance-data'.C467:$'instance-data'.C471])" office:value-type="float" office:value="38.6" calcext:value-type="float">
            <text:p>38.6</text:p>
          </table:table-cell>
          <table:table-cell table:style-name="ce20" table:formula="of:=STDEV([$'instance-data'.C467:$'instance-data'.C471])" office:value-type="float" office:value="4.82700735445887" calcext:value-type="float">
            <text:p>4.83</text:p>
          </table:table-cell>
          <table:table-cell table:style-name="ce24" table:formula="of:=AVERAGE([$'instance-data'.H467:$'instance-data'.H471])" office:value-type="float" office:value="11.82384" calcext:value-type="float">
            <text:p>11.8238</text:p>
          </table:table-cell>
          <table:table-cell/>
          <table:table-cell table:style-name="ce26" table:formula="of:=AVERAGEIF([$'instance-14'.G2:$'instance-14'.G6];&quot;&lt;&gt;0&quot;;[$'instance-14'.F2:$'instance-14'.F6])" office:value-type="float" office:value="510.5" calcext:value-type="float">
            <text:p>511</text:p>
          </table:table-cell>
          <table:table-cell table:style-name="ce28" table:formula="of:=DSTDEV([$'instance-14'.A1:$'instance-14'.H6];6;[.K3:.K4])" office:value-type="float" office:value="645.588491223318" calcext:value-type="float">
            <text:p>646</text:p>
          </table:table-cell>
          <table:table-cell table:number-columns-repeated="4"/>
        </table:table-row>
      </table:table>
      <table:table table:name="instance-4" table:style-name="ta1">
        <office:forms form:automatic-focus="false" form:apply-design-mode="false"/>
        <table:table-column table:style-name="co17" table:default-cell-style-name="Default"/>
        <table:table-column table:style-name="co7" table:number-columns-repeated="4" table:default-cell-style-name="Default"/>
        <table:table-column table:style-name="co7" table:default-cell-style-name="ce59"/>
        <table:table-column table:style-name="co7" table:default-cell-style-name="Default"/>
        <table:table-column table:style-name="co7" table:default-cell-style-name="ce6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58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60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4-0037212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89" calcext:value-type="float">
            <text:p>989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suite/world-4-0156e8a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1000" calcext:value-type="float">
            <text:p>100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754" calcext:value-type="float">
            <text:p>0.1754</text:p>
          </table:table-cell>
        </table:table-row>
        <table:table-row table:style-name="ro1">
          <table:table-cell office:value-type="string" calcext:value-type="string">
            <text:p>suite/world-4-0405898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047c0fe2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04a03ac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table:formula="of:=[.D6]-[.E6]" office:value-type="float" office:value="9" calcext:value-type="float">
            <text:p>9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string" calcext:value-type="string">
            <text:p>suite/world-4-04f6366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]-[.E7]" office:value-type="float" office:value="0" calcext:value-type="float">
            <text:p>0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083f2bd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356" calcext:value-type="float">
            <text:p>0.1356</text:p>
          </table:table-cell>
        </table:table-row>
        <table:table-row table:style-name="ro1">
          <table:table-cell office:value-type="string" calcext:value-type="string">
            <text:p>suite/world-4-085e00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3" calcext:value-type="float">
            <text:p>993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68" calcext:value-type="float">
            <text:p>0.0668</text:p>
          </table:table-cell>
        </table:table-row>
        <table:table-row table:style-name="ro1">
          <table:table-cell office:value-type="string" calcext:value-type="string">
            <text:p>suite/world-4-0d41ec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4-0fa473f5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4-11503ec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]-[.E12]" office:value-type="float" office:value="15" calcext:value-type="float">
            <text:p>15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1786" calcext:value-type="float">
            <text:p>0.1786</text:p>
          </table:table-cell>
        </table:table-row>
        <table:table-row table:style-name="ro1">
          <table:table-cell office:value-type="string" calcext:value-type="string">
            <text:p>suite/world-4-12a9f8e9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7" calcext:value-type="float">
            <text:p>987</text:p>
          </table:table-cell>
          <table:table-cell table:formula="of:=[.D13]-[.E13]" office:value-type="float" office:value="6" calcext:value-type="float">
            <text:p>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suite/world-4-12c6796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13a78cb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8" calcext:value-type="float">
            <text:p>988</text:p>
          </table:table-cell>
          <table:table-cell office:value-type="float" office:value="985" calcext:value-type="float">
            <text:p>985</text:p>
          </table:table-cell>
          <table:table-cell table:formula="of:=[.D15]-[.E15]" office:value-type="float" office:value="3" calcext:value-type="float">
            <text:p>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058" calcext:value-type="float">
            <text:p>0.3058</text:p>
          </table:table-cell>
        </table:table-row>
        <table:table-row table:style-name="ro1">
          <table:table-cell office:value-type="string" calcext:value-type="string">
            <text:p>suite/world-4-13cd2bc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4" calcext:value-type="float">
            <text:p>97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1486154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9" calcext:value-type="float">
            <text:p>9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4-15c06aa2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8]-[.E18]" office:value-type="float" office:value="28" calcext:value-type="float">
            <text:p>28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suite/world-4-16e0ccdc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1002" calcext:value-type="float">
            <text:p>100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</table:table-row>
        <table:table-row table:style-name="ro1">
          <table:table-cell office:value-type="string" calcext:value-type="string">
            <text:p>suite/world-4-177806d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4-18d37f7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83" calcext:value-type="float">
            <text:p>983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4-19a6af2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-31" calcext:value-type="float">
            <text:p>-31</text:p>
          </table:table-cell>
          <table:table-cell table:formula="of:=[.D22]-[.E22]" office:value-type="float" office:value="1004" calcext:value-type="float">
            <text:p>1004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string" calcext:value-type="string">
            <text:p>suite/world-4-19fcba9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24" calcext:value-type="float">
            <text:p>0.0724</text:p>
          </table:table-cell>
        </table:table-row>
        <table:table-row table:style-name="ro1">
          <table:table-cell office:value-type="string" calcext:value-type="string">
            <text:p>suite/world-4-1b5123e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4" calcext:value-type="float">
            <text:p>98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1b594e89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5]-[.E25]" office:value-type="float" office:value="0" calcext:value-type="float">
            <text:p>0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uite/world-4-1c693f6f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90" calcext:value-type="float">
            <text:p>990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1c74a57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94" calcext:value-type="float">
            <text:p>994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 office:value-type="string" calcext:value-type="string">
            <text:p>suite/world-4-1d7210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28]-[.E28]" office:value-type="float" office:value="4" calcext:value-type="float">
            <text:p>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2696" calcext:value-type="float">
            <text:p>0.2696</text:p>
          </table:table-cell>
        </table:table-row>
        <table:table-row table:style-name="ro1">
          <table:table-cell office:value-type="string" calcext:value-type="string">
            <text:p>suite/world-4-1f05af1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29]-[.E29]" office:value-type="float" office:value="1" calcext:value-type="float">
            <text:p>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2433" calcext:value-type="float">
            <text:p>0.2433</text:p>
          </table:table-cell>
        </table:table-row>
        <table:table-row table:style-name="ro1">
          <table:table-cell office:value-type="string" calcext:value-type="string">
            <text:p>suite/world-4-2508833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1" calcext:value-type="float">
            <text:p>981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uite/world-4-252bc99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0.0609" calcext:value-type="float">
            <text:p>0.0609</text:p>
          </table:table-cell>
        </table:table-row>
        <table:table-row table:style-name="ro1">
          <table:table-cell office:value-type="string" calcext:value-type="string">
            <text:p>suite/world-4-25f812e7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32]-[.E32]" office:value-type="float" office:value="994" calcext:value-type="float">
            <text:p>994</text:p>
          </table:table-cell>
          <table:table-cell table:formula="of:=IF(OR(AND([.D32]=-1;[.E32]&lt;-1);AND([.D32]&gt;500;[.E32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4-2624861e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75" calcext:value-type="float">
            <text:p>975</text:p>
          </table:table-cell>
          <table:table-cell table:formula="of:=[.D33]-[.E33]" office:value-type="float" office:value="11" calcext:value-type="float">
            <text:p>1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</table:table-row>
        <table:table-row table:style-name="ro1">
          <table:table-cell office:value-type="string" calcext:value-type="string">
            <text:p>suite/world-4-28011f0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34]-[.E34]" office:value-type="float" office:value="999" calcext:value-type="float">
            <text:p>99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suite/world-4-2dc3aa5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82" calcext:value-type="float">
            <text:p>98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4-2efdd87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36]-[.E36]" office:value-type="float" office:value="11" calcext:value-type="float">
            <text:p>11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suite/world-4-2f22642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37]-[.E37]" office:value-type="float" office:value="9" calcext:value-type="float">
            <text:p>9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string" calcext:value-type="string">
            <text:p>suite/world-4-3026f96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38]-[.E38]" office:value-type="float" office:value="0" calcext:value-type="float">
            <text:p>0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suite/world-4-302a050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978" calcext:value-type="float">
            <text:p>978</text:p>
          </table:table-cell>
          <table:table-cell table:formula="of:=[.D39]-[.E39]" office:value-type="float" office:value="4" calcext:value-type="float">
            <text:p>4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suite/world-4-3256999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979" calcext:value-type="float">
            <text:p>979</text:p>
          </table:table-cell>
          <table:table-cell table:formula="of:=[.D40]-[.E40]" office:value-type="float" office:value="11" calcext:value-type="float">
            <text:p>1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suite/world-4-3807463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87" calcext:value-type="float">
            <text:p>987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4-39d1b040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suite/world-4-3aaf194a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94" calcext:value-type="float">
            <text:p>994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uite/world-4-3ca46aad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table:formula="of:=[.D44]-[.E44]" office:value-type="float" office:value="1" calcext:value-type="float">
            <text:p>1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>
          <table:table-cell office:value-type="string" calcext:value-type="string">
            <text:p>suite/world-4-40e513f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958" calcext:value-type="float">
            <text:p>958</text:p>
          </table:table-cell>
          <table:table-cell table:formula="of:=[.D45]-[.E45]" office:value-type="float" office:value="28" calcext:value-type="float">
            <text:p>28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5644" calcext:value-type="float">
            <text:p>0.5644</text:p>
          </table:table-cell>
        </table:table-row>
        <table:table-row table:style-name="ro1">
          <table:table-cell office:value-type="string" calcext:value-type="string">
            <text:p>suite/world-4-42a6887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46]-[.E46]" office:value-type="float" office:value="996" calcext:value-type="float">
            <text:p>996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string" calcext:value-type="string">
            <text:p>suite/world-4-42c47b1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47]-[.E47]" office:value-type="float" office:value="9" calcext:value-type="float">
            <text:p>9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suite/world-4-44edb35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48]-[.E48]" office:value-type="float" office:value="1009" calcext:value-type="float">
            <text:p>1009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3841" calcext:value-type="float">
            <text:p>0.3841</text:p>
          </table:table-cell>
        </table:table-row>
        <table:table-row table:style-name="ro1">
          <table:table-cell office:value-type="string" calcext:value-type="string">
            <text:p>suite/world-4-4d27e954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22" calcext:value-type="float">
            <text:p>-22</text:p>
          </table:table-cell>
          <table:table-cell table:formula="of:=[.D49]-[.E49]" office:value-type="float" office:value="1012" calcext:value-type="float">
            <text:p>1012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3546" calcext:value-type="float">
            <text:p>0.3546</text:p>
          </table:table-cell>
        </table:table-row>
        <table:table-row table:style-name="ro1">
          <table:table-cell office:value-type="string" calcext:value-type="string">
            <text:p>suite/world-4-4f2b8ee7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0]-[.E50]" office:value-type="float" office:value="986" calcext:value-type="float">
            <text:p>986</text:p>
          </table:table-cell>
          <table:table-cell table:formula="of:=IF(OR(AND([.D50]=-1;[.E50]&lt;-1);AND([.D50]&gt;500;[.E50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4f54801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51]-[.E51]" office:value-type="float" office:value="4" calcext:value-type="float">
            <text:p>4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2704" calcext:value-type="float">
            <text:p>0.2704</text:p>
          </table:table-cell>
        </table:table-row>
        <table:table-row table:style-name="ro1">
          <table:table-cell office:value-type="string" calcext:value-type="string">
            <text:p>suite/world-4-4fa027e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-35" calcext:value-type="float">
            <text:p>-35</text:p>
          </table:table-cell>
          <table:table-cell table:formula="of:=[.D52]-[.E52]" office:value-type="float" office:value="1015" calcext:value-type="float">
            <text:p>1015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4514" calcext:value-type="float">
            <text:p>0.4514</text:p>
          </table:table-cell>
        </table:table-row>
        <table:table-row table:style-name="ro1">
          <table:table-cell office:value-type="string" calcext:value-type="string">
            <text:p>suite/world-4-51816d0b.tx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967" calcext:value-type="float">
            <text:p>967</text:p>
          </table:table-cell>
          <table:table-cell table:formula="of:=[.D53]-[.E53]" office:value-type="float" office:value="24" calcext:value-type="float">
            <text:p>24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5829" calcext:value-type="float">
            <text:p>0.5829</text:p>
          </table:table-cell>
        </table:table-row>
        <table:table-row table:style-name="ro1">
          <table:table-cell office:value-type="string" calcext:value-type="string">
            <text:p>suite/world-4-51c7aa1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5513f88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55]-[.E55]" office:value-type="float" office:value="0" calcext:value-type="float">
            <text:p>0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92" calcext:value-type="float">
            <text:p>0.0692</text:p>
          </table:table-cell>
        </table:table-row>
        <table:table-row table:style-name="ro1">
          <table:table-cell office:value-type="string" calcext:value-type="string">
            <text:p>suite/world-4-555e2f26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6]-[.E56]" office:value-type="float" office:value="9" calcext:value-type="float">
            <text:p>9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uite/world-4-5e0b4cb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57]-[.E57]" office:value-type="float" office:value="986" calcext:value-type="float">
            <text:p>986</text:p>
          </table:table-cell>
          <table:table-cell table:formula="of:=IF(OR(AND([.D57]=-1;[.E57]&lt;-1);AND([.D57]&gt;500;[.E57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4-5f006538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8]-[.E58]" office:value-type="float" office:value="989" calcext:value-type="float">
            <text:p>989</text:p>
          </table:table-cell>
          <table:table-cell table:formula="of:=IF(OR(AND([.D58]=-1;[.E58]&lt;-1);AND([.D58]&gt;500;[.E58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4-6034228a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59]-[.E59]" office:value-type="float" office:value="9" calcext:value-type="float">
            <text:p>9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string" calcext:value-type="string">
            <text:p>suite/world-4-63d6cd71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60]-[.E60]" office:value-type="float" office:value="984" calcext:value-type="float">
            <text:p>984</text:p>
          </table:table-cell>
          <table:table-cell table:formula="of:=IF(OR(AND([.D60]=-1;[.E60]&lt;-1);AND([.D60]&gt;500;[.E60]=-1));0;1)" office:value-type="float" office:value="0" calcext:value-type="float">
            <text:p>0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suite/world-4-66d75acf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-27" calcext:value-type="float">
            <text:p>-27</text:p>
          </table:table-cell>
          <table:table-cell table:formula="of:=[.D61]-[.E61]" office:value-type="float" office:value="1009" calcext:value-type="float">
            <text:p>1009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3788" calcext:value-type="float">
            <text:p>0.3788</text:p>
          </table:table-cell>
        </table:table-row>
        <table:table-row table:style-name="ro1">
          <table:table-cell office:value-type="string" calcext:value-type="string">
            <text:p>suite/world-4-6719588c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62]-[.E62]" office:value-type="float" office:value="4" calcext:value-type="float">
            <text:p>4</text:p>
          </table:table-cell>
          <table:table-cell table:formula="of:=IF(OR(AND([.D62]=-1;[.E62]&lt;-1);AND([.D62]&gt;500;[.E62]=-1));0;1)" office:value-type="float" office:value="1" calcext:value-type="float">
            <text:p>1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string" calcext:value-type="string">
            <text:p>suite/world-4-67493f2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3]-[.E63]" office:value-type="float" office:value="0" calcext:value-type="float">
            <text:p>0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68ccf6d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968" calcext:value-type="float">
            <text:p>968</text:p>
          </table:table-cell>
          <table:table-cell table:formula="of:=[.D64]-[.E64]" office:value-type="float" office:value="21" calcext:value-type="float">
            <text:p>21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6213" calcext:value-type="float">
            <text:p>0.6213</text:p>
          </table:table-cell>
        </table:table-row>
        <table:table-row table:style-name="ro1">
          <table:table-cell office:value-type="string" calcext:value-type="string">
            <text:p>suite/world-4-6a0b7b2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77" calcext:value-type="float">
            <text:p>977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6bee59eb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75" calcext:value-type="float">
            <text:p>975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4-6dbf8d29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91" calcext:value-type="float">
            <text:p>991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6e2846b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68]-[.E68]" office:value-type="float" office:value="982" calcext:value-type="float">
            <text:p>982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6ea75be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69]-[.E69]" office:value-type="float" office:value="4" calcext:value-type="float">
            <text:p>4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87" calcext:value-type="float">
            <text:p>0.1387</text:p>
          </table:table-cell>
        </table:table-row>
        <table:table-row table:style-name="ro1">
          <table:table-cell office:value-type="string" calcext:value-type="string">
            <text:p>suite/world-4-708b75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70]-[.E70]" office:value-type="float" office:value="1007" calcext:value-type="float">
            <text:p>1007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3732" calcext:value-type="float">
            <text:p>0.3732</text:p>
          </table:table-cell>
        </table:table-row>
        <table:table-row table:style-name="ro1">
          <table:table-cell office:value-type="string" calcext:value-type="string">
            <text:p>suite/world-4-72aa5d9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71]-[.E71]" office:value-type="float" office:value="22" calcext:value-type="float">
            <text:p>22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3787" calcext:value-type="float">
            <text:p>0.3787</text:p>
          </table:table-cell>
        </table:table-row>
        <table:table-row table:style-name="ro1">
          <table:table-cell office:value-type="string" calcext:value-type="string">
            <text:p>suite/world-4-72e2f5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0" calcext:value-type="float">
            <text:p>-10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uite/world-4-73198b9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73]-[.E73]" office:value-type="float" office:value="27" calcext:value-type="float">
            <text:p>27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5603" calcext:value-type="float">
            <text:p>0.5603</text:p>
          </table:table-cell>
        </table:table-row>
        <table:table-row table:style-name="ro1">
          <table:table-cell office:value-type="string" calcext:value-type="string">
            <text:p>suite/world-4-73a0732d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0" calcext:value-type="float">
            <text:p>990</text:p>
          </table:table-cell>
          <table:table-cell office:value-type="float" office:value="-16" calcext:value-type="float">
            <text:p>-16</text:p>
          </table:table-cell>
          <table:table-cell table:formula="of:=[.D74]-[.E74]" office:value-type="float" office:value="1006" calcext:value-type="float">
            <text:p>1006</text:p>
          </table:table-cell>
          <table:table-cell table:formula="of:=IF(OR(AND([.D74]=-1;[.E74]&lt;-1);AND([.D74]&gt;500;[.E74]=-1));0;1)" office:value-type="float" office:value="1" calcext:value-type="float">
            <text:p>1</text:p>
          </table:table-cell>
          <table:table-cell office:value-type="float" office:value="0.1752" calcext:value-type="float">
            <text:p>0.1752</text:p>
          </table:table-cell>
        </table:table-row>
        <table:table-row table:style-name="ro1">
          <table:table-cell office:value-type="string" calcext:value-type="string">
            <text:p>suite/world-4-742e79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suite/world-4-751b8ca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5973" calcext:value-type="float">
            <text:p>0.5973</text:p>
          </table:table-cell>
        </table:table-row>
        <table:table-row table:style-name="ro1">
          <table:table-cell office:value-type="string" calcext:value-type="string">
            <text:p>suite/world-4-76a006c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0" calcext:value-type="float">
            <text:p>980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76c3fc5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-18" calcext:value-type="float">
            <text:p>-18</text:p>
          </table:table-cell>
          <table:table-cell table:formula="of:=[.D78]-[.E78]" office:value-type="float" office:value="1011" calcext:value-type="float">
            <text:p>1011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>
          <table:table-cell office:value-type="string" calcext:value-type="string">
            <text:p>suite/world-4-7707a1c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7c2358f6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92" calcext:value-type="float">
            <text:p>992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4-7e672335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1]-[.E81]" office:value-type="float" office:value="0" calcext:value-type="float">
            <text:p>0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82818d8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IF(OR(AND([.D82]=-1;[.E82]&lt;-1);AND([.D82]&gt;500;[.E82]=-1));0;1)" office:value-type="float" office:value="1" calcext:value-type="float">
            <text:p>1</text:p>
          </table:table-cell>
          <table:table-cell office:value-type="float" office:value="0.1146" calcext:value-type="float">
            <text:p>0.1146</text:p>
          </table:table-cell>
        </table:table-row>
        <table:table-row table:style-name="ro1">
          <table:table-cell office:value-type="string" calcext:value-type="string">
            <text:p>suite/world-4-859be99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83]-[.E83]" office:value-type="float" office:value="992" calcext:value-type="float">
            <text:p>992</text:p>
          </table:table-cell>
          <table:table-cell table:formula="of:=IF(OR(AND([.D83]=-1;[.E83]&lt;-1);AND([.D83]&gt;500;[.E8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ite/world-4-878575d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24" calcext:value-type="float">
            <text:p>-24</text:p>
          </table:table-cell>
          <table:table-cell table:formula="of:=[.D84]-[.E84]" office:value-type="float" office:value="1004" calcext:value-type="float">
            <text:p>1004</text:p>
          </table:table-cell>
          <table:table-cell table:formula="of:=IF(OR(AND([.D84]=-1;[.E84]&lt;-1);AND([.D84]&gt;500;[.E84]=-1));0;1)" office:value-type="float" office:value="1" calcext:value-type="float">
            <text:p>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suite/world-4-87a9fe9f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IF(OR(AND([.D85]=-1;[.E85]&lt;-1);AND([.D85]&gt;500;[.E8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8834d0e3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86]-[.E86]" office:value-type="float" office:value="17" calcext:value-type="float">
            <text:p>17</text:p>
          </table:table-cell>
          <table:table-cell table:formula="of:=IF(OR(AND([.D86]=-1;[.E86]&lt;-1);AND([.D86]&gt;500;[.E86]=-1));0;1)" office:value-type="float" office:value="1" calcext:value-type="float">
            <text:p>1</text:p>
          </table:table-cell>
          <table:table-cell office:value-type="float" office:value="0.6206" calcext:value-type="float">
            <text:p>0.6206</text:p>
          </table:table-cell>
        </table:table-row>
        <table:table-row table:style-name="ro1">
          <table:table-cell office:value-type="string" calcext:value-type="string">
            <text:p>suite/world-4-894a7d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formula="of:=[.D87]-[.E87]" office:value-type="float" office:value="23" calcext:value-type="float">
            <text:p>23</text:p>
          </table:table-cell>
          <table:table-cell table:formula="of:=IF(OR(AND([.D87]=-1;[.E87]&lt;-1);AND([.D87]&gt;500;[.E87]=-1));0;1)" office:value-type="float" office:value="1" calcext:value-type="float">
            <text:p>1</text:p>
          </table:table-cell>
          <table:table-cell office:value-type="float" office:value="0.5564" calcext:value-type="float">
            <text:p>0.5564</text:p>
          </table:table-cell>
        </table:table-row>
        <table:table-row table:style-name="ro1">
          <table:table-cell office:value-type="string" calcext:value-type="string">
            <text:p>suite/world-4-8cd81ff1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8]-[.E88]" office:value-type="float" office:value="0" calcext:value-type="float">
            <text:p>0</text:p>
          </table:table-cell>
          <table:table-cell table:formula="of:=IF(OR(AND([.D88]=-1;[.E88]&lt;-1);AND([.D88]&gt;500;[.E88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4-90742f6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89]-[.E89]" office:value-type="float" office:value="9" calcext:value-type="float">
            <text:p>9</text:p>
          </table:table-cell>
          <table:table-cell table:formula="of:=IF(OR(AND([.D89]=-1;[.E89]&lt;-1);AND([.D89]&gt;500;[.E89]=-1));0;1)" office:value-type="float" office:value="1" calcext:value-type="float">
            <text:p>1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suite/world-4-91c08cf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0]-[.E90]" office:value-type="float" office:value="0" calcext:value-type="float">
            <text:p>0</text:p>
          </table:table-cell>
          <table:table-cell table:formula="of:=IF(OR(AND([.D90]=-1;[.E90]&lt;-1);AND([.D90]&gt;500;[.E90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4-932626e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1]-[.E91]" office:value-type="float" office:value="988" calcext:value-type="float">
            <text:p>988</text:p>
          </table:table-cell>
          <table:table-cell table:formula="of:=IF(OR(AND([.D91]=-1;[.E91]&lt;-1);AND([.D91]&gt;500;[.E91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932fa45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2]-[.E92]" office:value-type="float" office:value="0" calcext:value-type="float">
            <text:p>0</text:p>
          </table:table-cell>
          <table:table-cell table:formula="of:=IF(OR(AND([.D92]=-1;[.E92]&lt;-1);AND([.D92]&gt;500;[.E92]=-1));0;1)" office:value-type="float" office:value="1" calcext:value-type="float">
            <text:p>1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suite/world-4-939d6a6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93]-[.E93]" office:value-type="float" office:value="979" calcext:value-type="float">
            <text:p>979</text:p>
          </table:table-cell>
          <table:table-cell table:formula="of:=IF(OR(AND([.D93]=-1;[.E93]&lt;-1);AND([.D93]&gt;500;[.E93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9438cdbb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94]-[.E94]" office:value-type="float" office:value="0" calcext:value-type="float">
            <text:p>0</text:p>
          </table:table-cell>
          <table:table-cell table:formula="of:=IF(OR(AND([.D94]=-1;[.E94]&lt;-1);AND([.D94]&gt;500;[.E94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suite/world-4-94f9cf62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7" calcext:value-type="float">
            <text:p>-17</text:p>
          </table:table-cell>
          <table:table-cell table:formula="of:=[.D95]-[.E95]" office:value-type="float" office:value="995" calcext:value-type="float">
            <text:p>995</text:p>
          </table:table-cell>
          <table:table-cell table:formula="of:=IF(OR(AND([.D95]=-1;[.E95]&lt;-1);AND([.D95]&gt;500;[.E95]=-1));0;1)" office:value-type="float" office:value="1" calcext:value-type="float">
            <text:p>1</text:p>
          </table:table-cell>
          <table:table-cell office:value-type="float" office:value="0.1303" calcext:value-type="float">
            <text:p>0.1303</text:p>
          </table:table-cell>
        </table:table-row>
        <table:table-row table:style-name="ro1">
          <table:table-cell office:value-type="string" calcext:value-type="string">
            <text:p>suite/world-4-9887cca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-21" calcext:value-type="float">
            <text:p>-21</text:p>
          </table:table-cell>
          <table:table-cell table:formula="of:=[.D96]-[.E96]" office:value-type="float" office:value="995" calcext:value-type="float">
            <text:p>995</text:p>
          </table:table-cell>
          <table:table-cell table:formula="of:=IF(OR(AND([.D96]=-1;[.E96]&lt;-1);AND([.D96]&gt;500;[.E96]=-1));0;1)" office:value-type="float" office:value="1" calcext:value-type="float">
            <text:p>1</text:p>
          </table:table-cell>
          <table:table-cell office:value-type="float" office:value="0.4473" calcext:value-type="float">
            <text:p>0.4473</text:p>
          </table:table-cell>
        </table:table-row>
        <table:table-row table:style-name="ro1">
          <table:table-cell office:value-type="string" calcext:value-type="string">
            <text:p>suite/world-4-9d1c3f8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967" calcext:value-type="float">
            <text:p>967</text:p>
          </table:table-cell>
          <table:table-cell table:formula="of:=[.D97]-[.E97]" office:value-type="float" office:value="17" calcext:value-type="float">
            <text:p>17</text:p>
          </table:table-cell>
          <table:table-cell table:formula="of:=IF(OR(AND([.D97]=-1;[.E97]&lt;-1);AND([.D97]&gt;500;[.E97]=-1));0;1)" office:value-type="float" office:value="1" calcext:value-type="float">
            <text:p>1</text:p>
          </table:table-cell>
          <table:table-cell office:value-type="float" office:value="0.3936" calcext:value-type="float">
            <text:p>0.3936</text:p>
          </table:table-cell>
        </table:table-row>
        <table:table-row table:style-name="ro1">
          <table:table-cell office:value-type="string" calcext:value-type="string">
            <text:p>suite/world-4-9d333833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84" calcext:value-type="float">
            <text:p>984</text:p>
          </table:table-cell>
          <table:table-cell table:formula="of:=[.D98]-[.E98]" office:value-type="float" office:value="4" calcext:value-type="float">
            <text:p>4</text:p>
          </table:table-cell>
          <table:table-cell table:formula="of:=IF(OR(AND([.D98]=-1;[.E98]&lt;-1);AND([.D98]&gt;500;[.E98]=-1));0;1)" office:value-type="float" office:value="1" calcext:value-type="float">
            <text:p>1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>
          <table:table-cell office:value-type="string" calcext:value-type="string">
            <text:p>suite/world-4-a0c71f0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IF(OR(AND([.D99]=-1;[.E99]&lt;-1);AND([.D99]&gt;500;[.E99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4-a344b06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00]-[.E100]" office:value-type="float" office:value="1001" calcext:value-type="float">
            <text:p>1001</text:p>
          </table:table-cell>
          <table:table-cell table:formula="of:=IF(OR(AND([.D100]=-1;[.E100]&lt;-1);AND([.D100]&gt;500;[.E100]=-1));0;1)" office:value-type="float" office:value="1" calcext:value-type="float">
            <text:p>1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 office:value-type="string" calcext:value-type="string">
            <text:p>suite/world-4-a4b4724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01]-[.E101]" office:value-type="float" office:value="9" calcext:value-type="float">
            <text:p>9</text:p>
          </table:table-cell>
          <table:table-cell table:formula="of:=IF(OR(AND([.D101]=-1;[.E101]&lt;-1);AND([.D101]&gt;500;[.E101]=-1));0;1)" office:value-type="float" office:value="0" calcext:value-type="float">
            <text:p>0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string" calcext:value-type="string">
            <text:p>suite/world-4-a548095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formula="of:=[.D102]-[.E102]" office:value-type="float" office:value="11" calcext:value-type="float">
            <text:p>11</text:p>
          </table:table-cell>
          <table:table-cell table:formula="of:=IF(OR(AND([.D102]=-1;[.E102]&lt;-1);AND([.D102]&gt;500;[.E102]=-1));0;1)" office:value-type="float" office:value="0" calcext:value-type="float">
            <text:p>0</text:p>
          </table:table-cell>
          <table:table-cell office:value-type="float" office:value="0.1041" calcext:value-type="float">
            <text:p>0.1041</text:p>
          </table:table-cell>
        </table:table-row>
        <table:table-row table:style-name="ro1">
          <table:table-cell office:value-type="string" calcext:value-type="string">
            <text:p>suite/world-4-a63c16d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03]-[.E103]" office:value-type="float" office:value="987" calcext:value-type="float">
            <text:p>987</text:p>
          </table:table-cell>
          <table:table-cell table:formula="of:=IF(OR(AND([.D103]=-1;[.E103]&lt;-1);AND([.D103]&gt;500;[.E103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4-a84b3ba7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-10" calcext:value-type="float">
            <text:p>-10</text:p>
          </table:table-cell>
          <table:table-cell table:formula="of:=[.D104]-[.E104]" office:value-type="float" office:value="999" calcext:value-type="float">
            <text:p>999</text:p>
          </table:table-cell>
          <table:table-cell table:formula="of:=IF(OR(AND([.D104]=-1;[.E104]&lt;-1);AND([.D104]&gt;500;[.E104]=-1));0;1)" office:value-type="float" office:value="1" calcext:value-type="float">
            <text:p>1</text:p>
          </table:table-cell>
          <table:table-cell office:value-type="float" office:value="0.0639" calcext:value-type="float">
            <text:p>0.0639</text:p>
          </table:table-cell>
        </table:table-row>
        <table:table-row table:style-name="ro1">
          <table:table-cell office:value-type="string" calcext:value-type="string">
            <text:p>suite/world-4-a966f690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05]-[.E105]" office:value-type="float" office:value="983" calcext:value-type="float">
            <text:p>983</text:p>
          </table:table-cell>
          <table:table-cell table:formula="of:=IF(OR(AND([.D105]=-1;[.E105]&lt;-1);AND([.D105]&gt;500;[.E105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4-a9ace946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06]-[.E106]" office:value-type="float" office:value="40" calcext:value-type="float">
            <text:p>40</text:p>
          </table:table-cell>
          <table:table-cell table:formula="of:=IF(OR(AND([.D106]=-1;[.E106]&lt;-1);AND([.D106]&gt;500;[.E106]=-1));0;1)" office:value-type="float" office:value="0" calcext:value-type="float">
            <text:p>0</text:p>
          </table:table-cell>
          <table:table-cell office:value-type="float" office:value="0.4823" calcext:value-type="float">
            <text:p>0.4823</text:p>
          </table:table-cell>
        </table:table-row>
        <table:table-row table:style-name="ro1">
          <table:table-cell office:value-type="string" calcext:value-type="string">
            <text:p>suite/world-4-ad51c4b4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-12" calcext:value-type="float">
            <text:p>-12</text:p>
          </table:table-cell>
          <table:table-cell table:formula="of:=[.D107]-[.E107]" office:value-type="float" office:value="995" calcext:value-type="float">
            <text:p>995</text:p>
          </table:table-cell>
          <table:table-cell table:formula="of:=IF(OR(AND([.D107]=-1;[.E107]&lt;-1);AND([.D107]&gt;500;[.E107]=-1));0;1)" office:value-type="float" office:value="1" calcext:value-type="float">
            <text:p>1</text:p>
          </table:table-cell>
          <table:table-cell office:value-type="float" office:value="0.1066" calcext:value-type="float">
            <text:p>0.1066</text:p>
          </table:table-cell>
        </table:table-row>
        <table:table-row table:style-name="ro1">
          <table:table-cell office:value-type="string" calcext:value-type="string">
            <text:p>suite/world-4-afda9e8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table:formula="of:=[.D108]-[.E108]" office:value-type="float" office:value="22" calcext:value-type="float">
            <text:p>22</text:p>
          </table:table-cell>
          <table:table-cell table:formula="of:=IF(OR(AND([.D108]=-1;[.E108]&lt;-1);AND([.D108]&gt;500;[.E108]=-1));0;1)" office:value-type="float" office:value="0" calcext:value-type="float">
            <text:p>0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suite/world-4-b0549907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09]-[.E109]" office:value-type="float" office:value="0" calcext:value-type="float">
            <text:p>0</text:p>
          </table:table-cell>
          <table:table-cell table:formula="of:=IF(OR(AND([.D109]=-1;[.E109]&lt;-1);AND([.D109]&gt;500;[.E109]=-1));0;1)"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4-b3255b3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110]-[.E110]" office:value-type="float" office:value="28" calcext:value-type="float">
            <text:p>28</text:p>
          </table:table-cell>
          <table:table-cell table:formula="of:=IF(OR(AND([.D110]=-1;[.E110]&lt;-1);AND([.D110]&gt;500;[.E110]=-1));0;1)"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uite/world-4-b46f1fe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111]-[.E111]" office:value-type="float" office:value="986" calcext:value-type="float">
            <text:p>986</text:p>
          </table:table-cell>
          <table:table-cell table:formula="of:=IF(OR(AND([.D111]=-1;[.E111]&lt;-1);AND([.D111]&gt;500;[.E111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b5b7d960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982" calcext:value-type="float">
            <text:p>982</text:p>
          </table:table-cell>
          <table:table-cell table:formula="of:=[.D112]-[.E112]" office:value-type="float" office:value="11" calcext:value-type="float">
            <text:p>11</text:p>
          </table:table-cell>
          <table:table-cell table:formula="of:=IF(OR(AND([.D112]=-1;[.E112]&lt;-1);AND([.D112]&gt;500;[.E112]=-1));0;1)" office:value-type="float" office:value="1" calcext:value-type="float">
            <text:p>1</text:p>
          </table:table-cell>
          <table:table-cell office:value-type="float" office:value="0.4164" calcext:value-type="float">
            <text:p>0.4164</text:p>
          </table:table-cell>
        </table:table-row>
        <table:table-row table:style-name="ro1">
          <table:table-cell office:value-type="string" calcext:value-type="string">
            <text:p>suite/world-4-b68bd260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3]-[.E113]" office:value-type="float" office:value="0" calcext:value-type="float">
            <text:p>0</text:p>
          </table:table-cell>
          <table:table-cell table:formula="of:=IF(OR(AND([.D113]=-1;[.E113]&lt;-1);AND([.D113]&gt;500;[.E113]=-1));0;1)" office:value-type="float" office:value="1" calcext:value-type="float">
            <text:p>1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4-b7853c5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4]-[.E114]" office:value-type="float" office:value="0" calcext:value-type="float">
            <text:p>0</text:p>
          </table:table-cell>
          <table:table-cell table:formula="of:=IF(OR(AND([.D114]=-1;[.E114]&lt;-1);AND([.D114]&gt;500;[.E114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4-b832c4b0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IF(OR(AND([.D115]=-1;[.E115]&lt;-1);AND([.D115]&gt;500;[.E115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b8503ad9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6]-[.E116]" office:value-type="float" office:value="0" calcext:value-type="float">
            <text:p>0</text:p>
          </table:table-cell>
          <table:table-cell table:formula="of:=IF(OR(AND([.D116]=-1;[.E116]&lt;-1);AND([.D116]&gt;500;[.E116]=-1));0;1)" office:value-type="float" office:value="1" calcext:value-type="float">
            <text:p>1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4-bb2a64ea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17]-[.E117]" office:value-type="float" office:value="983" calcext:value-type="float">
            <text:p>983</text:p>
          </table:table-cell>
          <table:table-cell table:formula="of:=IF(OR(AND([.D117]=-1;[.E117]&lt;-1);AND([.D117]&gt;500;[.E1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bc86e45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0" calcext:value-type="float">
            <text:p>-10</text:p>
          </table:table-cell>
          <table:table-cell table:formula="of:=[.D118]-[.E118]" office:value-type="float" office:value="1002" calcext:value-type="float">
            <text:p>1002</text:p>
          </table:table-cell>
          <table:table-cell table:formula="of:=IF(OR(AND([.D118]=-1;[.E118]&lt;-1);AND([.D118]&gt;500;[.E118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string" calcext:value-type="string">
            <text:p>suite/world-4-bd84a3c4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IF(OR(AND([.D119]=-1;[.E119]&lt;-1);AND([.D119]&gt;500;[.E119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be9e83d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20]-[.E120]" office:value-type="float" office:value="9" calcext:value-type="float">
            <text:p>9</text:p>
          </table:table-cell>
          <table:table-cell table:formula="of:=IF(OR(AND([.D120]=-1;[.E120]&lt;-1);AND([.D120]&gt;500;[.E120]=-1));0;1)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string" calcext:value-type="string">
            <text:p>suite/world-4-c414bde2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1]-[.E121]" office:value-type="float" office:value="987" calcext:value-type="float">
            <text:p>987</text:p>
          </table:table-cell>
          <table:table-cell table:formula="of:=IF(OR(AND([.D121]=-1;[.E121]&lt;-1);AND([.D121]&gt;500;[.E121]=-1));0;1)" office:value-type="float" office:value="1" calcext:value-type="float">
            <text:p>1</text:p>
          </table:table-cell>
          <table:table-cell office:value-type="float" office:value="0.0661" calcext:value-type="float">
            <text:p>0.0661</text:p>
          </table:table-cell>
        </table:table-row>
        <table:table-row table:style-name="ro1">
          <table:table-cell office:value-type="string" calcext:value-type="string">
            <text:p>suite/world-4-c6fd0362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987" calcext:value-type="float">
            <text:p>987</text:p>
          </table:table-cell>
          <table:table-cell table:formula="of:=[.D122]-[.E122]" office:value-type="float" office:value="4" calcext:value-type="float">
            <text:p>4</text:p>
          </table:table-cell>
          <table:table-cell table:formula="of:=IF(OR(AND([.D122]=-1;[.E122]&lt;-1);AND([.D122]&gt;500;[.E122]=-1));0;1)" office:value-type="float" office:value="1" calcext:value-type="float">
            <text:p>1</text:p>
          </table:table-cell>
          <table:table-cell office:value-type="float" office:value="0.1331" calcext:value-type="float">
            <text:p>0.1331</text:p>
          </table:table-cell>
        </table:table-row>
        <table:table-row table:style-name="ro1">
          <table:table-cell office:value-type="string" calcext:value-type="string">
            <text:p>suite/world-4-c8bf85a9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3]-[.E123]" office:value-type="float" office:value="0" calcext:value-type="float">
            <text:p>0</text:p>
          </table:table-cell>
          <table:table-cell table:formula="of:=IF(OR(AND([.D123]=-1;[.E123]&lt;-1);AND([.D123]&gt;500;[.E123]=-1));0;1)"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suite/world-4-c91c5538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24]-[.E124]" office:value-type="float" office:value="1001" calcext:value-type="float">
            <text:p>1001</text:p>
          </table:table-cell>
          <table:table-cell table:formula="of:=IF(OR(AND([.D124]=-1;[.E124]&lt;-1);AND([.D124]&gt;500;[.E124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string" calcext:value-type="string">
            <text:p>suite/world-4-c962b6c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125]-[.E125]" office:value-type="float" office:value="15" calcext:value-type="float">
            <text:p>15</text:p>
          </table:table-cell>
          <table:table-cell table:formula="of:=IF(OR(AND([.D125]=-1;[.E125]&lt;-1);AND([.D125]&gt;500;[.E125]=-1));0;1)" office:value-type="float" office:value="0" calcext:value-type="float">
            <text:p>0</text:p>
          </table:table-cell>
          <table:table-cell office:value-type="float" office:value="0.1774" calcext:value-type="float">
            <text:p>0.1774</text:p>
          </table:table-cell>
        </table:table-row>
        <table:table-row table:style-name="ro1">
          <table:table-cell office:value-type="string" calcext:value-type="string">
            <text:p>suite/world-4-c9bedd0e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0" calcext:value-type="float">
            <text:p>-10</text:p>
          </table:table-cell>
          <table:table-cell table:formula="of:=[.D126]-[.E126]" office:value-type="float" office:value="998" calcext:value-type="float">
            <text:p>998</text:p>
          </table:table-cell>
          <table:table-cell table:formula="of:=IF(OR(AND([.D126]=-1;[.E126]&lt;-1);AND([.D126]&gt;500;[.E126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uite/world-4-cba3d7e3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27]-[.E127]" office:value-type="float" office:value="993" calcext:value-type="float">
            <text:p>993</text:p>
          </table:table-cell>
          <table:table-cell table:formula="of:=IF(OR(AND([.D127]=-1;[.E127]&lt;-1);AND([.D127]&gt;500;[.E127]=-1));0;1)" office:value-type="float" office:value="1" calcext:value-type="float">
            <text:p>1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suite/world-4-cbe69cab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128]-[.E128]" office:value-type="float" office:value="993" calcext:value-type="float">
            <text:p>993</text:p>
          </table:table-cell>
          <table:table-cell table:formula="of:=IF(OR(AND([.D128]=-1;[.E128]&lt;-1);AND([.D128]&gt;500;[.E128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4-ce8531e1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129]-[.E129]" office:value-type="float" office:value="980" calcext:value-type="float">
            <text:p>980</text:p>
          </table:table-cell>
          <table:table-cell table:formula="of:=IF(OR(AND([.D129]=-1;[.E129]&lt;-1);AND([.D129]&gt;500;[.E129]=-1));0;1)"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suite/world-4-d0175770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0]-[.E130]" office:value-type="float" office:value="0" calcext:value-type="float">
            <text:p>0</text:p>
          </table:table-cell>
          <table:table-cell table:formula="of:=IF(OR(AND([.D130]=-1;[.E130]&lt;-1);AND([.D130]&gt;500;[.E130]=-1));0;1)" office:value-type="float" office:value="1" calcext:value-type="float">
            <text:p>1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4-d1679d4a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IF(OR(AND([.D131]=-1;[.E131]&lt;-1);AND([.D131]&gt;500;[.E131]=-1));0;1)"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4-d36bc1dc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23" calcext:value-type="float">
            <text:p>-23</text:p>
          </table:table-cell>
          <table:table-cell table:formula="of:=[.D132]-[.E132]" office:value-type="float" office:value="1009" calcext:value-type="float">
            <text:p>1009</text:p>
          </table:table-cell>
          <table:table-cell table:formula="of:=IF(OR(AND([.D132]=-1;[.E132]&lt;-1);AND([.D132]&gt;500;[.E132]=-1));0;1)"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string" calcext:value-type="string">
            <text:p>suite/world-4-d65c5ba1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office:value-type="float" office:value="-1" calcext:value-type="float">
            <text:p>-1</text:p>
          </table:table-cell>
          <table:table-cell table:formula="of:=[.D133]-[.E133]" office:value-type="float" office:value="994" calcext:value-type="float">
            <text:p>994</text:p>
          </table:table-cell>
          <table:table-cell table:formula="of:=IF(OR(AND([.D133]=-1;[.E133]&lt;-1);AND([.D133]&gt;500;[.E133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4-d67e0f9b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IF(OR(AND([.D134]=-1;[.E134]&lt;-1);AND([.D134]&gt;500;[.E134]=-1));0;1)" office:value-type="float" office:value="1" calcext:value-type="float">
            <text:p>1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suite/world-4-d9b6a203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135]-[.E135]" office:value-type="float" office:value="989" calcext:value-type="float">
            <text:p>989</text:p>
          </table:table-cell>
          <table:table-cell table:formula="of:=IF(OR(AND([.D135]=-1;[.E135]&lt;-1);AND([.D135]&gt;500;[.E135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4-da2b2d3d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table:formula="of:=[.D136]-[.E136]" office:value-type="float" office:value="12" calcext:value-type="float">
            <text:p>12</text:p>
          </table:table-cell>
          <table:table-cell table:formula="of:=IF(OR(AND([.D136]=-1;[.E136]&lt;-1);AND([.D136]&gt;500;[.E136]=-1));0;1)" office:value-type="float" office:value="1" calcext:value-type="float">
            <text:p>1</text:p>
          </table:table-cell>
          <table:table-cell office:value-type="float" office:value="0.4163" calcext:value-type="float">
            <text:p>0.4163</text:p>
          </table:table-cell>
        </table:table-row>
        <table:table-row table:style-name="ro1">
          <table:table-cell office:value-type="string" calcext:value-type="string">
            <text:p>suite/world-4-dfe377e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137]-[.E137]" office:value-type="float" office:value="985" calcext:value-type="float">
            <text:p>985</text:p>
          </table:table-cell>
          <table:table-cell table:formula="of:=IF(OR(AND([.D137]=-1;[.E137]&lt;-1);AND([.D137]&gt;500;[.E137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4-e085590c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IF(OR(AND([.D138]=-1;[.E138]&lt;-1);AND([.D138]&gt;500;[.E13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4-e0fa295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139]-[.E139]" office:value-type="float" office:value="991" calcext:value-type="float">
            <text:p>991</text:p>
          </table:table-cell>
          <table:table-cell table:formula="of:=IF(OR(AND([.D139]=-1;[.E139]&lt;-1);AND([.D139]&gt;500;[.E13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4-e221027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976" calcext:value-type="float">
            <text:p>976</text:p>
          </table:table-cell>
          <table:table-cell table:formula="of:=[.D140]-[.E140]" office:value-type="float" office:value="8" calcext:value-type="float">
            <text:p>8</text:p>
          </table:table-cell>
          <table:table-cell table:formula="of:=IF(OR(AND([.D140]=-1;[.E140]&lt;-1);AND([.D140]&gt;500;[.E140]=-1));0;1)" office:value-type="float" office:value="1" calcext:value-type="float">
            <text:p>1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1">
          <table:table-cell office:value-type="string" calcext:value-type="string">
            <text:p>suite/world-4-e5723c65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982" calcext:value-type="float">
            <text:p>982</text:p>
          </table:table-cell>
          <table:table-cell table:formula="of:=[.D141]-[.E141]" office:value-type="float" office:value="4" calcext:value-type="float">
            <text:p>4</text:p>
          </table:table-cell>
          <table:table-cell table:formula="of:=IF(OR(AND([.D141]=-1;[.E141]&lt;-1);AND([.D141]&gt;500;[.E141]=-1));0;1)" office:value-type="float" office:value="1" calcext:value-type="float">
            <text:p>1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suite/world-4-e674daca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2]-[.E142]" office:value-type="float" office:value="0" calcext:value-type="float">
            <text:p>0</text:p>
          </table:table-cell>
          <table:table-cell table:formula="of:=IF(OR(AND([.D142]=-1;[.E142]&lt;-1);AND([.D142]&gt;500;[.E142]=-1));0;1)" office:value-type="float" office:value="1" calcext:value-type="float">
            <text:p>1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e7fc7ea6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982" calcext:value-type="float">
            <text:p>982</text:p>
          </table:table-cell>
          <table:table-cell table:formula="of:=[.D143]-[.E143]" office:value-type="float" office:value="9" calcext:value-type="float">
            <text:p>9</text:p>
          </table:table-cell>
          <table:table-cell table:formula="of:=IF(OR(AND([.D143]=-1;[.E143]&lt;-1);AND([.D143]&gt;500;[.E143]=-1));0;1)" office:value-type="float" office:value="1" calcext:value-type="float">
            <text:p>1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1">
          <table:table-cell office:value-type="string" calcext:value-type="string">
            <text:p>suite/world-4-e9034e09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IF(OR(AND([.D144]=-1;[.E144]&lt;-1);AND([.D144]&gt;500;[.E144]=-1));0;1)"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4-ede3d13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45]-[.E145]" office:value-type="float" office:value="0" calcext:value-type="float">
            <text:p>0</text:p>
          </table:table-cell>
          <table:table-cell table:formula="of:=IF(OR(AND([.D145]=-1;[.E145]&lt;-1);AND([.D145]&gt;500;[.E145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4-ee609fef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46]-[.E146]" office:value-type="float" office:value="1011" calcext:value-type="float">
            <text:p>1011</text:p>
          </table:table-cell>
          <table:table-cell table:formula="of:=IF(OR(AND([.D146]=-1;[.E146]&lt;-1);AND([.D146]&gt;500;[.E146]=-1));0;1)" office:value-type="float" office:value="1" calcext:value-type="float">
            <text:p>1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1">
          <table:table-cell office:value-type="string" calcext:value-type="string">
            <text:p>suite/world-4-f048018d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147]-[.E147]" office:value-type="float" office:value="983" calcext:value-type="float">
            <text:p>983</text:p>
          </table:table-cell>
          <table:table-cell table:formula="of:=IF(OR(AND([.D147]=-1;[.E147]&lt;-1);AND([.D147]&gt;500;[.E147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4-f1288ae3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148]-[.E148]" office:value-type="float" office:value="989" calcext:value-type="float">
            <text:p>989</text:p>
          </table:table-cell>
          <table:table-cell table:formula="of:=IF(OR(AND([.D148]=-1;[.E148]&lt;-1);AND([.D148]&gt;500;[.E148]=-1));0;1)" office:value-type="float" office:value="1" calcext:value-type="float">
            <text:p>1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string" calcext:value-type="string">
            <text:p>suite/world-4-f17b6da8.tx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9]-[.E149]" office:value-type="float" office:value="9" calcext:value-type="float">
            <text:p>9</text:p>
          </table:table-cell>
          <table:table-cell table:formula="of:=IF(OR(AND([.D149]=-1;[.E149]&lt;-1);AND([.D149]&gt;500;[.E149]=-1));0;1)" office:value-type="float" office:value="0" calcext:value-type="float">
            <text:p>0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1">
          <table:table-cell office:value-type="string" calcext:value-type="string">
            <text:p>suite/world-4-f220396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IF(OR(AND([.D150]=-1;[.E150]&lt;-1);AND([.D150]&gt;500;[.E150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string" calcext:value-type="string">
            <text:p>suite/world-4-f25dd77a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51]-[.E151]" office:value-type="float" office:value="0" calcext:value-type="float">
            <text:p>0</text:p>
          </table:table-cell>
          <table:table-cell table:formula="of:=IF(OR(AND([.D151]=-1;[.E151]&lt;-1);AND([.D151]&gt;500;[.E151]=-1));0;1)"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suite/world-4-f2b7a13d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-18" calcext:value-type="float">
            <text:p>-18</text:p>
          </table:table-cell>
          <table:table-cell table:formula="of:=[.D152]-[.E152]" office:value-type="float" office:value="986" calcext:value-type="float">
            <text:p>986</text:p>
          </table:table-cell>
          <table:table-cell table:formula="of:=IF(OR(AND([.D152]=-1;[.E152]&lt;-1);AND([.D152]&gt;500;[.E152]=-1));0;1)" office:value-type="float" office:value="1" calcext:value-type="float">
            <text:p>1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string" calcext:value-type="string">
            <text:p>suite/world-4-f3316206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3]-[.E153]" office:value-type="float" office:value="990" calcext:value-type="float">
            <text:p>990</text:p>
          </table:table-cell>
          <table:table-cell table:formula="of:=IF(OR(AND([.D153]=-1;[.E153]&lt;-1);AND([.D153]&gt;500;[.E15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4-f5cdadd3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154]-[.E154]" office:value-type="float" office:value="0" calcext:value-type="float">
            <text:p>0</text:p>
          </table:table-cell>
          <table:table-cell table:formula="of:=IF(OR(AND([.D154]=-1;[.E154]&lt;-1);AND([.D154]&gt;500;[.E154]=-1));0;1)" office:value-type="float" office:value="1" calcext:value-type="float">
            <text:p>1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string" calcext:value-type="string">
            <text:p>suite/world-4-f85e7fca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5]-[.E155]" office:value-type="float" office:value="0" calcext:value-type="float">
            <text:p>0</text:p>
          </table:table-cell>
          <table:table-cell table:formula="of:=IF(OR(AND([.D155]=-1;[.E155]&lt;-1);AND([.D155]&gt;500;[.E155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4-f8c4342e.tx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-1" calcext:value-type="float">
            <text:p>-1</text:p>
          </table:table-cell>
          <table:table-cell table:formula="of:=[.D156]-[.E156]" office:value-type="float" office:value="990" calcext:value-type="float">
            <text:p>990</text:p>
          </table:table-cell>
          <table:table-cell table:formula="of:=IF(OR(AND([.D156]=-1;[.E156]&lt;-1);AND([.D156]&gt;500;[.E156]=-1));0;1)"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4-facc8824.tx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57]-[.E157]" office:value-type="float" office:value="9" calcext:value-type="float">
            <text:p>9</text:p>
          </table:table-cell>
          <table:table-cell table:formula="of:=IF(OR(AND([.D157]=-1;[.E157]&lt;-1);AND([.D157]&gt;500;[.E157]=-1));0;1)"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string" calcext:value-type="string">
            <text:p>suite/world-4-fb8cee75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8" calcext:value-type="float">
            <text:p>-28</text:p>
          </table:table-cell>
          <table:table-cell table:formula="of:=[.D158]-[.E158]" office:value-type="float" office:value="27" calcext:value-type="float">
            <text:p>27</text:p>
          </table:table-cell>
          <table:table-cell table:formula="of:=IF(OR(AND([.D158]=-1;[.E158]&lt;-1);AND([.D158]&gt;500;[.E158]=-1));0;1)" office:value-type="float" office:value="0" calcext:value-type="float">
            <text:p>0</text:p>
          </table:table-cell>
          <table:table-cell office:value-type="float" office:value="0.3968" calcext:value-type="float">
            <text:p>0.3968</text:p>
          </table:table-cell>
        </table:table-row>
        <table:table-row table:style-name="ro1">
          <table:table-cell office:value-type="string" calcext:value-type="string">
            <text:p>suite/world-4-fba95e58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59]-[.E159]" office:value-type="float" office:value="0" calcext:value-type="float">
            <text:p>0</text:p>
          </table:table-cell>
          <table:table-cell table:formula="of:=IF(OR(AND([.D159]=-1;[.E159]&lt;-1);AND([.D159]&gt;500;[.E159]=-1));0;1)" office:value-type="float" office:value="1" calcext:value-type="float">
            <text:p>1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4-fe69aab1.tx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974" calcext:value-type="float">
            <text:p>974</text:p>
          </table:table-cell>
          <table:table-cell table:formula="of:=[.D160]-[.E160]" office:value-type="float" office:value="14" calcext:value-type="float">
            <text:p>14</text:p>
          </table:table-cell>
          <table:table-cell table:formula="of:=IF(OR(AND([.D160]=-1;[.E160]&lt;-1);AND([.D160]&gt;500;[.E160]=-1));0;1)" office:value-type="float" office:value="1" calcext:value-type="float">
            <text:p>1</text:p>
          </table:table-cell>
          <table:table-cell office:value-type="float" office:value="0.4155" calcext:value-type="float">
            <text:p>0.4155</text:p>
          </table:table-cell>
        </table:table-row>
        <table:table-row table:style-name="ro1">
          <table:table-cell office:value-type="string" calcext:value-type="string">
            <text:p>suite/world-4-ffed831c.t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1]-[.E161]" office:value-type="float" office:value="0" calcext:value-type="float">
            <text:p>0</text:p>
          </table:table-cell>
          <table:table-cell table:formula="of:=IF(OR(AND([.D161]=-1;[.E161]&lt;-1);AND([.D161]&gt;500;[.E161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</table:table-row>
        <calcext:conditional-formats>
          <calcext:conditional-format calcext:target-range-address="'instance-4'.F1:'instance-4'.F16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4'.H1:'instance-4'.H16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5" table:style-name="ta1">
        <office:forms form:automatic-focus="false" form:apply-design-mode="false"/>
        <table:table-column table:style-name="co17" table:default-cell-style-name="Default"/>
        <table:table-column table:style-name="co7" table:number-columns-repeated="4" table:default-cell-style-name="Default"/>
        <table:table-column table:style-name="co7" table:default-cell-style-name="ce63"/>
        <table:table-column table:style-name="co7" table:default-cell-style-name="Default"/>
        <table:table-column table:style-name="co7" table:default-cell-style-name="ce65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3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38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5-02b030d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]-[.E2]" office:value-type="float" office:value="990" calcext:value-type="float">
            <text:p>99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 office:value-type="string" calcext:value-type="string">
            <text:p>suite/world-5-0718c22b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D3]-[.E3]" office:value-type="float" office:value="35" calcext:value-type="float">
            <text:p>35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suite/world-5-075830ed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table:formula="of:=[.D4]-[.E4]" office:value-type="float" office:value="15" calcext:value-type="float">
            <text:p>15</text:p>
          </table:table-cell>
          <table:table-cell table:formula="of:=IF(OR(AND([.D4]=-1;[.E4]&lt;-1);AND([.D4]&gt;500;[.E4]=-1));0;1)" office:value-type="float" office:value="0" calcext:value-type="float">
            <text:p>0</text:p>
          </table:table-cell>
          <table:table-cell office:value-type="float" office:value="0.1771" calcext:value-type="float">
            <text:p>0.1771</text:p>
          </table:table-cell>
        </table:table-row>
        <table:table-row table:style-name="ro1">
          <table:table-cell office:value-type="string" calcext:value-type="string">
            <text:p>suite/world-5-0d31b690.txt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5-0def4ba3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93" calcext:value-type="float">
            <text:p>99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suite/world-5-13db8c0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office:value-type="float" office:value="-16" calcext:value-type="float">
            <text:p>-16</text:p>
          </table:table-cell>
          <table:table-cell table:formula="of:=[.D7]-[.E7]" office:value-type="float" office:value="1001" calcext:value-type="float">
            <text:p>1001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1759" calcext:value-type="float">
            <text:p>0.1759</text:p>
          </table:table-cell>
        </table:table-row>
        <table:table-row table:style-name="ro1">
          <table:table-cell office:value-type="string" calcext:value-type="string">
            <text:p>suite/world-5-199d2c4d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table:formula="of:=[.D8]-[.E8]" office:value-type="float" office:value="58" calcext:value-type="float">
            <text:p>58</text:p>
          </table:table-cell>
          <table:table-cell table:formula="of:=IF(OR(AND([.D8]=-1;[.E8]&lt;-1);AND([.D8]&gt;500;[.E8]=-1));0;1)" office:value-type="float" office:value="0" calcext:value-type="float">
            <text:p>0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string" calcext:value-type="string">
            <text:p>suite/world-5-1f7bd76d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0" calcext:value-type="float">
            <text:p>-10</text:p>
          </table:table-cell>
          <table:table-cell table:formula="of:=[.D9]-[.E9]" office:value-type="float" office:value="996" calcext:value-type="float">
            <text:p>996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string" calcext:value-type="string">
            <text:p>suite/world-5-22191d4b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64" calcext:value-type="float">
            <text:p>964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5-24f0e268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-16" calcext:value-type="float">
            <text:p>-16</text:p>
          </table:table-cell>
          <table:table-cell table:formula="of:=[.D11]-[.E11]" office:value-type="float" office:value="996" calcext:value-type="float">
            <text:p>996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748" calcext:value-type="float">
            <text:p>0.1748</text:p>
          </table:table-cell>
        </table:table-row>
        <table:table-row table:style-name="ro1">
          <table:table-cell office:value-type="string" calcext:value-type="string">
            <text:p>suite/world-5-26b13a68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2]-[.E12]" office:value-type="float" office:value="0" calcext:value-type="float">
            <text:p>0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suite/world-5-2935866c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suite/world-5-2aac7cd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14]-[.E14]" office:value-type="float" office:value="9" calcext:value-type="float">
            <text:p>9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string" calcext:value-type="string">
            <text:p>suite/world-5-2cf956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-33" calcext:value-type="float">
            <text:p>-33</text:p>
          </table:table-cell>
          <table:table-cell table:formula="of:=[.D15]-[.E15]" office:value-type="float" office:value="1011" calcext:value-type="float">
            <text:p>1011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7796" calcext:value-type="float">
            <text:p>0.7796</text:p>
          </table:table-cell>
        </table:table-row>
        <table:table-row table:style-name="ro1">
          <table:table-cell office:value-type="string" calcext:value-type="string">
            <text:p>suite/world-5-336503c2.tx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6]-[.E16]" office:value-type="float" office:value="0" calcext:value-type="float">
            <text:p>0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3ddf707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17]-[.E17]" office:value-type="float" office:value="1001" calcext:value-type="float">
            <text:p>1001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string" calcext:value-type="string">
            <text:p>suite/world-5-4210eab1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18]-[.E18]" office:value-type="float" office:value="997" calcext:value-type="float">
            <text:p>997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701" calcext:value-type="float">
            <text:p>0.0701</text:p>
          </table:table-cell>
        </table:table-row>
        <table:table-row table:style-name="ro1">
          <table:table-cell office:value-type="string" calcext:value-type="string">
            <text:p>suite/world-5-43cd97e8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9]-[.E19]" office:value-type="float" office:value="0" calcext:value-type="float">
            <text:p>0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4770e3b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0]-[.E20]" office:value-type="float" office:value="0" calcext:value-type="float">
            <text:p>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4948e281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suite/world-5-4970861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2]-[.E22]" office:value-type="float" office:value="979" calcext:value-type="float">
            <text:p>979</text:p>
          </table:table-cell>
          <table:table-cell table:formula="of:=IF(OR(AND([.D22]=-1;[.E22]&lt;-1);AND([.D22]&gt;500;[.E22]=-1));0;1)" office:value-type="float" office:value="0" calcext:value-type="float">
            <text:p>0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suite/world-5-4b0c279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1" calcext:value-type="float">
            <text:p>981</text:p>
          </table:table-cell>
          <table:table-cell office:value-type="float" office:value="960" calcext:value-type="float">
            <text:p>960</text:p>
          </table:table-cell>
          <table:table-cell table:formula="of:=[.D23]-[.E23]" office:value-type="float" office:value="21" calcext:value-type="float">
            <text:p>21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7594" calcext:value-type="float">
            <text:p>0.7594</text:p>
          </table:table-cell>
        </table:table-row>
        <table:table-row table:style-name="ro1">
          <table:table-cell office:value-type="string" calcext:value-type="string">
            <text:p>suite/world-5-4bacf8b7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5" calcext:value-type="float">
            <text:p>985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5149160c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table:formula="of:=[.D25]-[.E25]" office:value-type="float" office:value="12" calcext:value-type="float">
            <text:p>12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string" calcext:value-type="string">
            <text:p>suite/world-5-53ddd6c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6]-[.E26]" office:value-type="float" office:value="0" calcext:value-type="float">
            <text:p>0</text:p>
          </table:table-cell>
          <table:table-cell table:formula="of:=IF(OR(AND([.D26]=-1;[.E26]&lt;-1);AND([.D26]&gt;500;[.E26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suite/world-5-58c4435c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27]-[.E27]" office:value-type="float" office:value="9" calcext:value-type="float">
            <text:p>9</text:p>
          </table:table-cell>
          <table:table-cell table:formula="of:=IF(OR(AND([.D27]=-1;[.E27]&lt;-1);AND([.D27]&gt;500;[.E27]=-1));0;1)" office:value-type="float" office:value="0" calcext:value-type="float">
            <text:p>0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5-596a3e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2" calcext:value-type="float">
            <text:p>982</text:p>
          </table:table-cell>
          <table:table-cell office:value-type="float" office:value="-50" calcext:value-type="float">
            <text:p>-50</text:p>
          </table:table-cell>
          <table:table-cell table:formula="of:=[.D28]-[.E28]" office:value-type="float" office:value="1032" calcext:value-type="float">
            <text:p>1032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1.4095" calcext:value-type="float">
            <text:p>1.4095</text:p>
          </table:table-cell>
        </table:table-row>
        <table:table-row table:style-name="ro1">
          <table:table-cell office:value-type="string" calcext:value-type="string">
            <text:p>suite/world-5-5bd83de4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1001" calcext:value-type="float">
            <text:p>1001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string" calcext:value-type="string">
            <text:p>suite/world-5-625bae75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84" calcext:value-type="float">
            <text:p>984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5-63ec603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1]-[.E31]" office:value-type="float" office:value="979" calcext:value-type="float">
            <text:p>979</text:p>
          </table:table-cell>
          <table:table-cell table:formula="of:=IF(OR(AND([.D31]=-1;[.E31]&lt;-1);AND([.D31]&gt;500;[.E3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69fc510b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2]-[.E32]" office:value-type="float" office:value="0" calcext:value-type="float">
            <text:p>0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6a53fdb0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67" calcext:value-type="float">
            <text:p>967</text:p>
          </table:table-cell>
          <table:table-cell table:formula="of:=[.D33]-[.E33]" office:value-type="float" office:value="21" calcext:value-type="float">
            <text:p>2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0.9717" calcext:value-type="float">
            <text:p>0.9717</text:p>
          </table:table-cell>
        </table:table-row>
        <table:table-row table:style-name="ro1">
          <table:table-cell office:value-type="string" calcext:value-type="string">
            <text:p>suite/world-5-6bcc0cc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34]-[.E34]" office:value-type="float" office:value="34" calcext:value-type="float">
            <text:p>34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0.7211" calcext:value-type="float">
            <text:p>0.7211</text:p>
          </table:table-cell>
        </table:table-row>
        <table:table-row table:style-name="ro1">
          <table:table-cell office:value-type="string" calcext:value-type="string">
            <text:p>suite/world-5-6c2d07f3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91" calcext:value-type="float">
            <text:p>991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suite/world-5-6f5eb955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6]-[.E36]" office:value-type="float" office:value="0" calcext:value-type="float">
            <text:p>0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string" calcext:value-type="string">
            <text:p>suite/world-5-754344ba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37]-[.E37]" office:value-type="float" office:value="980" calcext:value-type="float">
            <text:p>980</text:p>
          </table:table-cell>
          <table:table-cell table:formula="of:=IF(OR(AND([.D37]=-1;[.E37]&lt;-1);AND([.D37]&gt;500;[.E37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78ebab93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95" calcext:value-type="float">
            <text:p>995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5-7a0b7f5d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]-[.E39]" office:value-type="float" office:value="0" calcext:value-type="float">
            <text:p>0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872e484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91" calcext:value-type="float">
            <text:p>991</text:p>
          </table:table-cell>
          <table:table-cell office:value-type="float" office:value="970" calcext:value-type="float">
            <text:p>970</text:p>
          </table:table-cell>
          <table:table-cell table:formula="of:=[.D40]-[.E40]" office:value-type="float" office:value="21" calcext:value-type="float">
            <text:p>21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1.2695" calcext:value-type="float">
            <text:p>1.2695</text:p>
          </table:table-cell>
        </table:table-row>
        <table:table-row table:style-name="ro1">
          <table:table-cell office:value-type="string" calcext:value-type="string">
            <text:p>suite/world-5-8782d69b.tx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973" calcext:value-type="float">
            <text:p>973</text:p>
          </table:table-cell>
          <table:table-cell table:formula="of:=[.D41]-[.E41]" office:value-type="float" office:value="7" calcext:value-type="float">
            <text:p>7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8192" calcext:value-type="float">
            <text:p>0.8192</text:p>
          </table:table-cell>
        </table:table-row>
        <table:table-row table:style-name="ro1">
          <table:table-cell office:value-type="string" calcext:value-type="string">
            <text:p>suite/world-5-8a7a0a1d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2]-[.E42]" office:value-type="float" office:value="0" calcext:value-type="float">
            <text:p>0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5-8f52b167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33" calcext:value-type="float">
            <text:p>-33</text:p>
          </table:table-cell>
          <table:table-cell table:formula="of:=[.D43]-[.E43]" office:value-type="float" office:value="1015" calcext:value-type="float">
            <text:p>1015</text:p>
          </table:table-cell>
          <table:table-cell table:formula="of:=IF(OR(AND([.D43]=-1;[.E43]&lt;-1);AND([.D43]&gt;500;[.E43]=-1));0;1)" office:value-type="float" office:value="1" calcext:value-type="float">
            <text:p>1</text:p>
          </table:table-cell>
          <table:table-cell office:value-type="float" office:value="0.6009" calcext:value-type="float">
            <text:p>0.6009</text:p>
          </table:table-cell>
        </table:table-row>
        <table:table-row table:style-name="ro1">
          <table:table-cell office:value-type="string" calcext:value-type="string">
            <text:p>suite/world-5-90988b08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4]-[.E44]" office:value-type="float" office:value="0" calcext:value-type="float">
            <text:p>0</text:p>
          </table:table-cell>
          <table:table-cell table:formula="of:=IF(OR(AND([.D44]=-1;[.E44]&lt;-1);AND([.D44]&gt;500;[.E4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9159ffae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5]-[.E45]" office:value-type="float" office:value="0" calcext:value-type="float">
            <text:p>0</text:p>
          </table:table-cell>
          <table:table-cell table:formula="of:=IF(OR(AND([.D45]=-1;[.E45]&lt;-1);AND([.D45]&gt;500;[.E4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5-91a6813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-20" calcext:value-type="float">
            <text:p>-20</text:p>
          </table:table-cell>
          <table:table-cell table:formula="of:=[.D46]-[.E46]" office:value-type="float" office:value="1002" calcext:value-type="float">
            <text:p>1002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2315" calcext:value-type="float">
            <text:p>0.2315</text:p>
          </table:table-cell>
        </table:table-row>
        <table:table-row table:style-name="ro1">
          <table:table-cell office:value-type="string" calcext:value-type="string">
            <text:p>suite/world-5-936c5056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table:formula="of:=[.D47]-[.E47]" office:value-type="float" office:value="12" calcext:value-type="float">
            <text:p>12</text:p>
          </table:table-cell>
          <table:table-cell table:formula="of:=IF(OR(AND([.D47]=-1;[.E47]&lt;-1);AND([.D47]&gt;500;[.E47]=-1));0;1)" office:value-type="float" office:value="1" calcext:value-type="float">
            <text:p>1</text:p>
          </table:table-cell>
          <table:table-cell office:value-type="float" office:value="0.7662" calcext:value-type="float">
            <text:p>0.7662</text:p>
          </table:table-cell>
        </table:table-row>
        <table:table-row table:style-name="ro1">
          <table:table-cell office:value-type="string" calcext:value-type="string">
            <text:p>suite/world-5-95504461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48]-[.E48]" office:value-type="float" office:value="993" calcext:value-type="float">
            <text:p>993</text:p>
          </table:table-cell>
          <table:table-cell table:formula="of:=IF(OR(AND([.D48]=-1;[.E48]&lt;-1);AND([.D48]&gt;500;[.E48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suite/world-5-9773a2ef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30" calcext:value-type="float">
            <text:p>-30</text:p>
          </table:table-cell>
          <table:table-cell table:formula="of:=[.D49]-[.E49]" office:value-type="float" office:value="1004" calcext:value-type="float">
            <text:p>1004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6045" calcext:value-type="float">
            <text:p>0.6045</text:p>
          </table:table-cell>
        </table:table-row>
        <table:table-row table:style-name="ro1">
          <table:table-cell office:value-type="string" calcext:value-type="string">
            <text:p>suite/world-5-98112007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0]-[.E50]" office:value-type="float" office:value="0" calcext:value-type="float">
            <text:p>0</text:p>
          </table:table-cell>
          <table:table-cell table:formula="of:=IF(OR(AND([.D50]=-1;[.E50]&lt;-1);AND([.D50]&gt;500;[.E50]=-1));0;1)" office:value-type="float" office:value="1" calcext:value-type="float">
            <text:p>1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suite/world-5-9bc584bc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1]-[.E51]" office:value-type="float" office:value="0" calcext:value-type="float">
            <text:p>0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a0991c48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52]-[.E52]" office:value-type="float" office:value="984" calcext:value-type="float">
            <text:p>984</text:p>
          </table:table-cell>
          <table:table-cell table:formula="of:=IF(OR(AND([.D52]=-1;[.E52]&lt;-1);AND([.D52]&gt;500;[.E52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5-a2774e49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78" calcext:value-type="float">
            <text:p>978</text:p>
          </table:table-cell>
          <table:table-cell office:value-type="float" office:value="-10" calcext:value-type="float">
            <text:p>-10</text:p>
          </table:table-cell>
          <table:table-cell table:formula="of:=[.D53]-[.E53]" office:value-type="float" office:value="988" calcext:value-type="float">
            <text:p>988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5-a2e33e03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54]-[.E54]" office:value-type="float" office:value="989" calcext:value-type="float">
            <text:p>989</text:p>
          </table:table-cell>
          <table:table-cell table:formula="of:=IF(OR(AND([.D54]=-1;[.E54]&lt;-1);AND([.D54]&gt;500;[.E54]=-1));0;1)"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uite/world-5-a767890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55]-[.E55]" office:value-type="float" office:value="986" calcext:value-type="float">
            <text:p>986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1">
          <table:table-cell office:value-type="string" calcext:value-type="string">
            <text:p>suite/world-5-abc2f3d2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6]-[.E56]" office:value-type="float" office:value="0" calcext:value-type="float">
            <text:p>0</text:p>
          </table:table-cell>
          <table:table-cell table:formula="of:=IF(OR(AND([.D56]=-1;[.E56]&lt;-1);AND([.D56]&gt;500;[.E56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bd497522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7]-[.E57]" office:value-type="float" office:value="0" calcext:value-type="float">
            <text:p>0</text:p>
          </table:table-cell>
          <table:table-cell table:formula="of:=IF(OR(AND([.D57]=-1;[.E57]&lt;-1);AND([.D57]&gt;500;[.E57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c55d3fa0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952" calcext:value-type="float">
            <text:p>952</text:p>
          </table:table-cell>
          <table:table-cell table:formula="of:=[.D58]-[.E58]" office:value-type="float" office:value="24" calcext:value-type="float">
            <text:p>24</text:p>
          </table:table-cell>
          <table:table-cell table:formula="of:=IF(OR(AND([.D58]=-1;[.E58]&lt;-1);AND([.D58]&gt;500;[.E58]=-1));0;1)" office:value-type="float" office:value="1" calcext:value-type="float">
            <text:p>1</text:p>
          </table:table-cell>
          <table:table-cell office:value-type="float" office:value="1.6106" calcext:value-type="float">
            <text:p>1.6106</text:p>
          </table:table-cell>
        </table:table-row>
        <table:table-row table:style-name="ro1">
          <table:table-cell office:value-type="string" calcext:value-type="string">
            <text:p>suite/world-5-c8b51a0b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1" calcext:value-type="float">
            <text:p>-1</text:p>
          </table:table-cell>
          <table:table-cell table:formula="of:=[.D59]-[.E59]" office:value-type="float" office:value="983" calcext:value-type="float">
            <text:p>983</text:p>
          </table:table-cell>
          <table:table-cell table:formula="of:=IF(OR(AND([.D59]=-1;[.E59]&lt;-1);AND([.D59]&gt;500;[.E59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c93557f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-51" calcext:value-type="float">
            <text:p>-51</text:p>
          </table:table-cell>
          <table:table-cell table:formula="of:=[.D60]-[.E60]" office:value-type="float" office:value="1033" calcext:value-type="float">
            <text:p>1033</text:p>
          </table:table-cell>
          <table:table-cell table:formula="of:=IF(OR(AND([.D60]=-1;[.E60]&lt;-1);AND([.D60]&gt;500;[.E60]=-1));0;1)" office:value-type="float" office:value="1" calcext:value-type="float">
            <text:p>1</text:p>
          </table:table-cell>
          <table:table-cell office:value-type="float" office:value="0.8198" calcext:value-type="float">
            <text:p>0.8198</text:p>
          </table:table-cell>
        </table:table-row>
        <table:table-row table:style-name="ro1">
          <table:table-cell office:value-type="string" calcext:value-type="string">
            <text:p>suite/world-5-ca6f95b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61]-[.E61]" office:value-type="float" office:value="978" calcext:value-type="float">
            <text:p>978</text:p>
          </table:table-cell>
          <table:table-cell table:formula="of:=IF(OR(AND([.D61]=-1;[.E61]&lt;-1);AND([.D61]&gt;500;[.E61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5-cb469c66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table:formula="of:=[.D62]-[.E62]" office:value-type="float" office:value="51" calcext:value-type="float">
            <text:p>51</text:p>
          </table:table-cell>
          <table:table-cell table:formula="of:=IF(OR(AND([.D62]=-1;[.E62]&lt;-1);AND([.D62]&gt;500;[.E62]=-1));0;1)" office:value-type="float" office:value="0" calcext:value-type="float">
            <text:p>0</text:p>
          </table:table-cell>
          <table:table-cell office:value-type="float" office:value="1.3077" calcext:value-type="float">
            <text:p>1.3077</text:p>
          </table:table-cell>
        </table:table-row>
        <table:table-row table:style-name="ro1">
          <table:table-cell office:value-type="string" calcext:value-type="string">
            <text:p>suite/world-5-cc0b453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63]-[.E63]" office:value-type="float" office:value="993" calcext:value-type="float">
            <text:p>993</text:p>
          </table:table-cell>
          <table:table-cell table:formula="of:=IF(OR(AND([.D63]=-1;[.E63]&lt;-1);AND([.D63]&gt;500;[.E63]=-1));0;1)" office:value-type="float" office:value="1" calcext:value-type="float">
            <text:p>1</text:p>
          </table:table-cell>
          <table:table-cell office:value-type="float" office:value="0.1423" calcext:value-type="float">
            <text:p>0.1423</text:p>
          </table:table-cell>
        </table:table-row>
        <table:table-row table:style-name="ro1">
          <table:table-cell office:value-type="string" calcext:value-type="string">
            <text:p>suite/world-5-cc7f8674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4]-[.E64]" office:value-type="float" office:value="0" calcext:value-type="float">
            <text:p>0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5-ccbbf4ef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65]-[.E65]" office:value-type="float" office:value="989" calcext:value-type="float">
            <text:p>989</text:p>
          </table:table-cell>
          <table:table-cell table:formula="of:=IF(OR(AND([.D65]=-1;[.E65]&lt;-1);AND([.D65]&gt;500;[.E65]=-1));0;1)"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suite/world-5-ce592d45.tx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6]-[.E66]" office:value-type="float" office:value="0" calcext:value-type="float">
            <text:p>0</text:p>
          </table:table-cell>
          <table:table-cell table:formula="of:=IF(OR(AND([.D66]=-1;[.E66]&lt;-1);AND([.D66]&gt;500;[.E66]=-1));0;1)" office:value-type="float" office:value="1" calcext:value-type="float">
            <text:p>1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suite/world-5-d1a73bd4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7]-[.E67]" office:value-type="float" office:value="977" calcext:value-type="float">
            <text:p>977</text:p>
          </table:table-cell>
          <table:table-cell table:formula="of:=IF(OR(AND([.D67]=-1;[.E67]&lt;-1);AND([.D67]&gt;500;[.E6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d4677cdb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4" calcext:value-type="float">
            <text:p>-34</text:p>
          </table:table-cell>
          <table:table-cell table:formula="of:=[.D68]-[.E68]" office:value-type="float" office:value="33" calcext:value-type="float">
            <text:p>33</text:p>
          </table:table-cell>
          <table:table-cell table:formula="of:=IF(OR(AND([.D68]=-1;[.E68]&lt;-1);AND([.D68]&gt;500;[.E68]=-1));0;1)" office:value-type="float" office:value="0" calcext:value-type="float">
            <text:p>0</text:p>
          </table:table-cell>
          <table:table-cell office:value-type="float" office:value="0.4847" calcext:value-type="float">
            <text:p>0.4847</text:p>
          </table:table-cell>
        </table:table-row>
        <table:table-row table:style-name="ro1">
          <table:table-cell office:value-type="string" calcext:value-type="string">
            <text:p>suite/world-5-d94a8565.t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9]-[.E69]" office:value-type="float" office:value="0" calcext:value-type="float">
            <text:p>0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suite/world-5-d97fe30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0]-[.E70]" office:value-type="float" office:value="972" calcext:value-type="float">
            <text:p>972</text:p>
          </table:table-cell>
          <table:table-cell table:formula="of:=IF(OR(AND([.D70]=-1;[.E70]&lt;-1);AND([.D70]&gt;500;[.E70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5-e2e8b390.t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1]-[.E71]" office:value-type="float" office:value="0" calcext:value-type="float">
            <text:p>0</text:p>
          </table:table-cell>
          <table:table-cell table:formula="of:=IF(OR(AND([.D71]=-1;[.E71]&lt;-1);AND([.D71]&gt;500;[.E71]=-1));0;1)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5-e904684b.tx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table:formula="of:=[.D72]-[.E72]" office:value-type="float" office:value="30" calcext:value-type="float">
            <text:p>30</text:p>
          </table:table-cell>
          <table:table-cell table:formula="of:=IF(OR(AND([.D72]=-1;[.E72]&lt;-1);AND([.D72]&gt;500;[.E72]=-1));0;1)"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suite/world-5-ea45fd2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73]-[.E73]" office:value-type="float" office:value="0" calcext:value-type="float">
            <text:p>0</text:p>
          </table:table-cell>
          <table:table-cell table:formula="of:=IF(OR(AND([.D73]=-1;[.E73]&lt;-1);AND([.D73]&gt;500;[.E73]=-1));0;1)" office:value-type="float" office:value="1" calcext:value-type="float">
            <text:p>1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string" calcext:value-type="string">
            <text:p>suite/world-5-ef918e96.tx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table:formula="of:=[.D74]-[.E74]" office:value-type="float" office:value="50" calcext:value-type="float">
            <text:p>50</text:p>
          </table:table-cell>
          <table:table-cell table:formula="of:=IF(OR(AND([.D74]=-1;[.E74]&lt;-1);AND([.D74]&gt;500;[.E74]=-1));0;1)" office:value-type="float" office:value="0" calcext:value-type="float">
            <text:p>0</text:p>
          </table:table-cell>
          <table:table-cell office:value-type="float" office:value="1.7036" calcext:value-type="float">
            <text:p>1.7036</text:p>
          </table:table-cell>
        </table:table-row>
        <table:table-row table:style-name="ro1">
          <table:table-cell office:value-type="string" calcext:value-type="string">
            <text:p>suite/world-5-efb83efc.tx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5]-[.E75]" office:value-type="float" office:value="0" calcext:value-type="float">
            <text:p>0</text:p>
          </table:table-cell>
          <table:table-cell table:formula="of:=IF(OR(AND([.D75]=-1;[.E75]&lt;-1);AND([.D75]&gt;500;[.E75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5-f3ea75c5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76]-[.E76]" office:value-type="float" office:value="986" calcext:value-type="float">
            <text:p>986</text:p>
          </table:table-cell>
          <table:table-cell table:formula="of:=IF(OR(AND([.D76]=-1;[.E76]&lt;-1);AND([.D76]&gt;500;[.E7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5-f50fdf97.tx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7" calcext:value-type="float">
            <text:p>987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suite/world-5-f659fd4e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78]-[.E78]" office:value-type="float" office:value="993" calcext:value-type="float">
            <text:p>993</text:p>
          </table:table-cell>
          <table:table-cell table:formula="of:=IF(OR(AND([.D78]=-1;[.E78]&lt;-1);AND([.D78]&gt;500;[.E78]=-1));0;1)"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5-f9d7a755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0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table:formula="of:=[.D79]-[.E79]" office:value-type="float" office:value="10" calcext:value-type="float">
            <text:p>1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9159" calcext:value-type="float">
            <text:p>0.9159</text:p>
          </table:table-cell>
        </table:table-row>
        <table:table-row table:style-name="ro1">
          <table:table-cell office:value-type="string" calcext:value-type="string">
            <text:p>suite/world-5-fda2061b.tx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0]-[.E80]" office:value-type="float" office:value="0" calcext:value-type="float">
            <text:p>0</text:p>
          </table:table-cell>
          <table:table-cell table:formula="of:=IF(OR(AND([.D80]=-1;[.E80]&lt;-1);AND([.D80]&gt;500;[.E80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5-fe26f4e6.t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81]-[.E81]" office:value-type="float" office:value="974" calcext:value-type="float">
            <text:p>974</text:p>
          </table:table-cell>
          <table:table-cell table:formula="of:=IF(OR(AND([.D81]=-1;[.E81]&lt;-1);AND([.D81]&gt;500;[.E81]=-1));0;1)"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</table:table-row>
        <calcext:conditional-formats>
          <calcext:conditional-format calcext:target-range-address="'instance-5'.F2:'instance-5'.F8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H2:'instance-5'.H8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F1:'instance-5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5'.H1:'instance-5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6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67"/>
        <table:table-column table:style-name="co7" table:default-cell-style-name="Default"/>
        <table:table-column table:style-name="co7" table:default-cell-style-name="ce69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6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68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6-0947e411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suite/world-6-0a528ef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1" calcext:value-type="float">
            <text:p>971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6-0e8ef343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1019ae5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89" calcext:value-type="float">
            <text:p>989</text:p>
          </table:table-cell>
          <table:table-cell table:formula="of:=[.D5]-[.E5]" office:value-type="float" office:value="4" calcext:value-type="float">
            <text:p>4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string" calcext:value-type="string">
            <text:p>suite/world-6-128cc83a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81" calcext:value-type="float">
            <text:p>981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6-143616a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2" calcext:value-type="float">
            <text:p>972</text:p>
          </table:table-cell>
          <table:table-cell office:value-type="float" office:value="-12" calcext:value-type="float">
            <text:p>-12</text:p>
          </table:table-cell>
          <table:table-cell table:formula="of:=[.D7]-[.E7]" office:value-type="float" office:value="984" calcext:value-type="float">
            <text:p>984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string" calcext:value-type="string">
            <text:p>suite/world-6-171db67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6-1974abff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7" calcext:value-type="float">
            <text:p>987</text:p>
          </table:table-cell>
          <table:table-cell office:value-type="float" office:value="-18" calcext:value-type="float">
            <text:p>-18</text:p>
          </table:table-cell>
          <table:table-cell table:formula="of:=[.D9]-[.E9]" office:value-type="float" office:value="1005" calcext:value-type="float">
            <text:p>1005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3826" calcext:value-type="float">
            <text:p>0.3826</text:p>
          </table:table-cell>
        </table:table-row>
        <table:table-row table:style-name="ro1">
          <table:table-cell office:value-type="string" calcext:value-type="string">
            <text:p>suite/world-6-2185e2f2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2" calcext:value-type="float">
            <text:p>972</text:p>
          </table:table-cell>
          <table:table-cell office:value-type="float" office:value="-18" calcext:value-type="float">
            <text:p>-18</text:p>
          </table:table-cell>
          <table:table-cell table:formula="of:=[.D10]-[.E10]" office:value-type="float" office:value="990" calcext:value-type="float">
            <text:p>99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3853" calcext:value-type="float">
            <text:p>0.3853</text:p>
          </table:table-cell>
        </table:table-row>
        <table:table-row table:style-name="ro1">
          <table:table-cell office:value-type="string" calcext:value-type="string">
            <text:p>suite/world-6-270c4627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81" calcext:value-type="float">
            <text:p>981</text:p>
          </table:table-cell>
          <table:table-cell office:value-type="float" office:value="-16" calcext:value-type="float">
            <text:p>-16</text:p>
          </table:table-cell>
          <table:table-cell table:formula="of:=[.D11]-[.E11]" office:value-type="float" office:value="997" calcext:value-type="float">
            <text:p>997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string" calcext:value-type="string">
            <text:p>suite/world-6-2b60c912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-36" calcext:value-type="float">
            <text:p>-36</text:p>
          </table:table-cell>
          <table:table-cell table:formula="of:=[.D12]-[.E12]" office:value-type="float" office:value="1010" calcext:value-type="float">
            <text:p>1010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1.8144" calcext:value-type="float">
            <text:p>1.8144</text:p>
          </table:table-cell>
        </table:table-row>
        <table:table-row table:style-name="ro1">
          <table:table-cell office:value-type="string" calcext:value-type="string">
            <text:p>suite/world-6-2f5d98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1">
          <table:table-cell office:value-type="string" calcext:value-type="string">
            <text:p>suite/world-6-31d8ee0f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14]-[.E14]" office:value-type="float" office:value="988" calcext:value-type="float">
            <text:p>988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6-3487baed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84" calcext:value-type="float">
            <text:p>984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6-38216186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-59" calcext:value-type="float">
            <text:p>-59</text:p>
          </table:table-cell>
          <table:table-cell table:formula="of:=[.D16]-[.E16]" office:value-type="float" office:value="1027" calcext:value-type="float">
            <text:p>1027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2.8278" calcext:value-type="float">
            <text:p>2.8278</text:p>
          </table:table-cell>
        </table:table-row>
        <table:table-row table:style-name="ro1">
          <table:table-cell office:value-type="string" calcext:value-type="string">
            <text:p>suite/world-6-38abb22e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17]-[.E17]" office:value-type="float" office:value="977" calcext:value-type="float">
            <text:p>977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6-398ef199.tx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18]-[.E18]" office:value-type="float" office:value="982" calcext:value-type="float">
            <text:p>982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39d389f7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986" calcext:value-type="float">
            <text:p>986</text:p>
          </table:table-cell>
          <table:table-cell table:formula="of:=[.D19]-[.E19]" office:value-type="float" office:value="4" calcext:value-type="float">
            <text:p>4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string" calcext:value-type="string">
            <text:p>suite/world-6-3a52969e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37" calcext:value-type="float">
            <text:p>-37</text:p>
          </table:table-cell>
          <table:table-cell table:formula="of:=[.D20]-[.E20]" office:value-type="float" office:value="1017" calcext:value-type="float">
            <text:p>1017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1.0221" calcext:value-type="float">
            <text:p>1.0221</text:p>
          </table:table-cell>
        </table:table-row>
        <table:table-row table:style-name="ro1">
          <table:table-cell office:value-type="string" calcext:value-type="string">
            <text:p>suite/world-6-3d754328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21]-[.E21]" office:value-type="float" office:value="968" calcext:value-type="float">
            <text:p>968</text:p>
          </table:table-cell>
          <table:table-cell table:formula="of:=IF(OR(AND([.D21]=-1;[.E21]&lt;-1);AND([.D21]&gt;500;[.E21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3d9ae9f0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78" calcext:value-type="float">
            <text:p>978</text:p>
          </table:table-cell>
          <table:table-cell office:value-type="float" office:value="927" calcext:value-type="float">
            <text:p>927</text:p>
          </table:table-cell>
          <table:table-cell table:formula="of:=[.D22]-[.E22]" office:value-type="float" office:value="51" calcext:value-type="float">
            <text:p>51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3.5825" calcext:value-type="float">
            <text:p>3.5825</text:p>
          </table:table-cell>
        </table:table-row>
        <table:table-row table:style-name="ro1">
          <table:table-cell office:value-type="string" calcext:value-type="string">
            <text:p>suite/world-6-46989e1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3]-[.E23]" office:value-type="float" office:value="992" calcext:value-type="float">
            <text:p>992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697" calcext:value-type="float">
            <text:p>0.0697</text:p>
          </table:table-cell>
        </table:table-row>
        <table:table-row table:style-name="ro1">
          <table:table-cell office:value-type="string" calcext:value-type="string">
            <text:p>suite/world-6-4898abf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955" calcext:value-type="float">
            <text:p>955</text:p>
          </table:table-cell>
          <table:table-cell table:formula="of:=[.D24]-[.E24]" office:value-type="float" office:value="31" calcext:value-type="float">
            <text:p>31</text:p>
          </table:table-cell>
          <table:table-cell table:formula="of:=IF(OR(AND([.D24]=-1;[.E24]&lt;-1);AND([.D24]&gt;500;[.E24]=-1));0;1)" office:value-type="float" office:value="1" calcext:value-type="float">
            <text:p>1</text:p>
          </table:table-cell>
          <table:table-cell office:value-type="float" office:value="3.084" calcext:value-type="float">
            <text:p>3.084</text:p>
          </table:table-cell>
        </table:table-row>
        <table:table-row table:style-name="ro1">
          <table:table-cell office:value-type="string" calcext:value-type="string">
            <text:p>suite/world-6-4a319b4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25]-[.E25]" office:value-type="float" office:value="979" calcext:value-type="float">
            <text:p>979</text:p>
          </table:table-cell>
          <table:table-cell table:formula="of:=IF(OR(AND([.D25]=-1;[.E25]&lt;-1);AND([.D25]&gt;500;[.E2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4cca98c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5" calcext:value-type="float">
            <text:p>-35</text:p>
          </table:table-cell>
          <table:table-cell table:formula="of:=[.D26]-[.E26]" office:value-type="float" office:value="34" calcext:value-type="float">
            <text:p>34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2.4355" calcext:value-type="float">
            <text:p>2.4355</text:p>
          </table:table-cell>
        </table:table-row>
        <table:table-row table:style-name="ro1">
          <table:table-cell office:value-type="string" calcext:value-type="string">
            <text:p>suite/world-6-518d5b3c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]-[.E27]" office:value-type="float" office:value="0" calcext:value-type="float">
            <text:p>0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6-53361ca5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28]-[.E28]" office:value-type="float" office:value="992" calcext:value-type="float">
            <text:p>992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0675" calcext:value-type="float">
            <text:p>0.0675</text:p>
          </table:table-cell>
        </table:table-row>
        <table:table-row table:style-name="ro1">
          <table:table-cell office:value-type="string" calcext:value-type="string">
            <text:p>suite/world-6-5409766b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994" calcext:value-type="float">
            <text:p>994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673" calcext:value-type="float">
            <text:p>0.0673</text:p>
          </table:table-cell>
        </table:table-row>
        <table:table-row table:style-name="ro1">
          <table:table-cell office:value-type="string" calcext:value-type="string">
            <text:p>suite/world-6-54e20d5a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-1" calcext:value-type="float">
            <text:p>-1</text:p>
          </table:table-cell>
          <table:table-cell table:formula="of:=[.D30]-[.E30]" office:value-type="float" office:value="993" calcext:value-type="float">
            <text:p>993</text:p>
          </table:table-cell>
          <table:table-cell table:formula="of:=IF(OR(AND([.D30]=-1;[.E30]&lt;-1);AND([.D30]&gt;500;[.E30]=-1));0;1)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ite/world-6-587eac1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1]-[.E31]" office:value-type="float" office:value="976" calcext:value-type="float">
            <text:p>976</text:p>
          </table:table-cell>
          <table:table-cell table:formula="of:=IF(OR(AND([.D31]=-1;[.E31]&lt;-1);AND([.D31]&gt;500;[.E31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591f4919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0" calcext:value-type="float">
            <text:p>970</text:p>
          </table:table-cell>
          <table:table-cell office:value-type="float" office:value="-67" calcext:value-type="float">
            <text:p>-67</text:p>
          </table:table-cell>
          <table:table-cell table:formula="of:=[.D32]-[.E32]" office:value-type="float" office:value="1037" calcext:value-type="float">
            <text:p>1037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3.7807" calcext:value-type="float">
            <text:p>3.7807</text:p>
          </table:table-cell>
        </table:table-row>
        <table:table-row table:style-name="ro1">
          <table:table-cell office:value-type="string" calcext:value-type="string">
            <text:p>suite/world-6-5ae5e2a3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41" calcext:value-type="float">
            <text:p>941</text:p>
          </table:table-cell>
          <table:table-cell table:formula="of:=[.D33]-[.E33]" office:value-type="float" office:value="41" calcext:value-type="float">
            <text:p>41</text:p>
          </table:table-cell>
          <table:table-cell table:formula="of:=IF(OR(AND([.D33]=-1;[.E33]&lt;-1);AND([.D33]&gt;500;[.E33]=-1));0;1)" office:value-type="float" office:value="1" calcext:value-type="float">
            <text:p>1</text:p>
          </table:table-cell>
          <table:table-cell office:value-type="float" office:value="3.9985" calcext:value-type="float">
            <text:p>3.9985</text:p>
          </table:table-cell>
        </table:table-row>
        <table:table-row table:style-name="ro1">
          <table:table-cell office:value-type="string" calcext:value-type="string">
            <text:p>suite/world-6-5c4291cf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34]-[.E34]" office:value-type="float" office:value="989" calcext:value-type="float">
            <text:p>989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5e8bb837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77" calcext:value-type="float">
            <text:p>977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6-622365a5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36]-[.E36]" office:value-type="float" office:value="979" calcext:value-type="float">
            <text:p>979</text:p>
          </table:table-cell>
          <table:table-cell table:formula="of:=IF(OR(AND([.D36]=-1;[.E36]&lt;-1);AND([.D36]&gt;500;[.E3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6-69d72913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7]-[.E37]" office:value-type="float" office:value="0" calcext:value-type="float">
            <text:p>0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6-70db44fc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76" calcext:value-type="float">
            <text:p>976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7116814b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7" calcext:value-type="float">
            <text:p>-17</text:p>
          </table:table-cell>
          <table:table-cell table:formula="of:=[.D39]-[.E39]" office:value-type="float" office:value="999" calcext:value-type="float">
            <text:p>999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1359" calcext:value-type="float">
            <text:p>0.1359</text:p>
          </table:table-cell>
        </table:table-row>
        <table:table-row table:style-name="ro1">
          <table:table-cell office:value-type="string" calcext:value-type="string">
            <text:p>suite/world-6-739abb9f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40]-[.E40]" office:value-type="float" office:value="0" calcext:value-type="float">
            <text:p>0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0788" calcext:value-type="float">
            <text:p>0.0788</text:p>
          </table:table-cell>
        </table:table-row>
        <table:table-row table:style-name="ro1">
          <table:table-cell office:value-type="string" calcext:value-type="string">
            <text:p>suite/world-6-7c167c21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1]-[.E41]" office:value-type="float" office:value="0" calcext:value-type="float">
            <text:p>0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suite/world-6-7f02c806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42]-[.E42]" office:value-type="float" office:value="997" calcext:value-type="float">
            <text:p>997</text:p>
          </table:table-cell>
          <table:table-cell table:formula="of:=IF(OR(AND([.D42]=-1;[.E42]&lt;-1);AND([.D42]&gt;500;[.E42]=-1));0;1)" office:value-type="float" office:value="1" calcext:value-type="float">
            <text:p>1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string" calcext:value-type="string">
            <text:p>suite/world-6-7fc68e04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43]-[.E43]" office:value-type="float" office:value="972" calcext:value-type="float">
            <text:p>972</text:p>
          </table:table-cell>
          <table:table-cell table:formula="of:=IF(OR(AND([.D43]=-1;[.E43]&lt;-1);AND([.D43]&gt;500;[.E43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83f9433a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44]-[.E44]" office:value-type="float" office:value="984" calcext:value-type="float">
            <text:p>984</text:p>
          </table:table-cell>
          <table:table-cell table:formula="of:=IF(OR(AND([.D44]=-1;[.E44]&lt;-1);AND([.D44]&gt;500;[.E44]=-1));0;1)" office:value-type="float" office:value="0" calcext:value-type="float">
            <text:p>0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6-84c73b94.tx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45]-[.E45]" office:value-type="float" office:value="988" calcext:value-type="float">
            <text:p>988</text:p>
          </table:table-cell>
          <table:table-cell table:formula="of:=IF(OR(AND([.D45]=-1;[.E45]&lt;-1);AND([.D45]&gt;500;[.E45]=-1));0;1)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uite/world-6-856790c4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6]-[.E46]" office:value-type="float" office:value="0" calcext:value-type="float">
            <text:p>0</text:p>
          </table:table-cell>
          <table:table-cell table:formula="of:=IF(OR(AND([.D46]=-1;[.E46]&lt;-1);AND([.D46]&gt;500;[.E46]=-1));0;1)"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suite/world-6-861f11d0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47]-[.E47]" office:value-type="float" office:value="975" calcext:value-type="float">
            <text:p>975</text:p>
          </table:table-cell>
          <table:table-cell table:formula="of:=IF(OR(AND([.D47]=-1;[.E47]&lt;-1);AND([.D47]&gt;500;[.E47]=-1));0;1)" office:value-type="float" office:value="0" calcext:value-type="float">
            <text:p>0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6-8f8db3eb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48]-[.E48]" office:value-type="float" office:value="973" calcext:value-type="float">
            <text:p>973</text:p>
          </table:table-cell>
          <table:table-cell table:formula="of:=IF(OR(AND([.D48]=-1;[.E48]&lt;-1);AND([.D48]&gt;500;[.E48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6-9184ff69.tx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49]-[.E49]" office:value-type="float" office:value="0" calcext:value-type="float">
            <text:p>0</text:p>
          </table:table-cell>
          <table:table-cell table:formula="of:=IF(OR(AND([.D49]=-1;[.E49]&lt;-1);AND([.D49]&gt;500;[.E49]=-1));0;1)" office:value-type="float" office:value="1" calcext:value-type="float">
            <text:p>1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string" calcext:value-type="string">
            <text:p>suite/world-6-92b08f5a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970" calcext:value-type="float">
            <text:p>970</text:p>
          </table:table-cell>
          <table:table-cell table:formula="of:=[.D50]-[.E50]" office:value-type="float" office:value="20" calcext:value-type="float">
            <text:p>20</text:p>
          </table:table-cell>
          <table:table-cell table:formula="of:=IF(OR(AND([.D50]=-1;[.E50]&lt;-1);AND([.D50]&gt;500;[.E50]=-1));0;1)" office:value-type="float" office:value="1" calcext:value-type="float">
            <text:p>1</text:p>
          </table:table-cell>
          <table:table-cell office:value-type="float" office:value="3.3903" calcext:value-type="float">
            <text:p>3.3903</text:p>
          </table:table-cell>
        </table:table-row>
        <table:table-row table:style-name="ro1">
          <table:table-cell office:value-type="string" calcext:value-type="string">
            <text:p>suite/world-6-94a21d3b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table:formula="of:=[.D51]-[.E51]" office:value-type="float" office:value="976" calcext:value-type="float">
            <text:p>976</text:p>
          </table:table-cell>
          <table:table-cell table:formula="of:=IF(OR(AND([.D51]=-1;[.E51]&lt;-1);AND([.D51]&gt;500;[.E51]=-1));0;1)" office:value-type="float" office:value="1" calcext:value-type="float">
            <text:p>1</text:p>
          </table:table-cell>
          <table:table-cell office:value-type="float" office:value="0.1813" calcext:value-type="float">
            <text:p>0.1813</text:p>
          </table:table-cell>
        </table:table-row>
        <table:table-row table:style-name="ro1">
          <table:table-cell office:value-type="string" calcext:value-type="string">
            <text:p>suite/world-6-96f30c0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table:formula="of:=[.D52]-[.E52]" office:value-type="float" office:value="28" calcext:value-type="float">
            <text:p>28</text:p>
          </table:table-cell>
          <table:table-cell table:formula="of:=IF(OR(AND([.D52]=-1;[.E52]&lt;-1);AND([.D52]&gt;500;[.E52]=-1));0;1)" office:value-type="float" office:value="0" calcext:value-type="float">
            <text:p>0</text:p>
          </table:table-cell>
          <table:table-cell office:value-type="float" office:value="0.3559" calcext:value-type="float">
            <text:p>0.3559</text:p>
          </table:table-cell>
        </table:table-row>
        <table:table-row table:style-name="ro1">
          <table:table-cell office:value-type="string" calcext:value-type="string">
            <text:p>suite/world-6-9d3171d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1" calcext:value-type="float">
            <text:p>981</text:p>
          </table:table-cell>
          <table:table-cell office:value-type="float" office:value="-10" calcext:value-type="float">
            <text:p>-10</text:p>
          </table:table-cell>
          <table:table-cell table:formula="of:=[.D53]-[.E53]" office:value-type="float" office:value="991" calcext:value-type="float">
            <text:p>991</text:p>
          </table:table-cell>
          <table:table-cell table:formula="of:=IF(OR(AND([.D53]=-1;[.E53]&lt;-1);AND([.D53]&gt;500;[.E53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suite/world-6-ab489bc5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8" calcext:value-type="float">
            <text:p>978</text:p>
          </table:table-cell>
          <table:table-cell office:value-type="float" office:value="-19" calcext:value-type="float">
            <text:p>-19</text:p>
          </table:table-cell>
          <table:table-cell table:formula="of:=[.D54]-[.E54]" office:value-type="float" office:value="997" calcext:value-type="float">
            <text:p>997</text:p>
          </table:table-cell>
          <table:table-cell table:formula="of:=IF(OR(AND([.D54]=-1;[.E54]&lt;-1);AND([.D54]&gt;500;[.E54]=-1));0;1)"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</table:table-row>
        <table:table-row table:style-name="ro1">
          <table:table-cell office:value-type="string" calcext:value-type="string">
            <text:p>suite/world-6-b20ed963.tx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77" calcext:value-type="float">
            <text:p>977</text:p>
          </table:table-cell>
          <table:table-cell table:formula="of:=[.D55]-[.E55]" office:value-type="float" office:value="11" calcext:value-type="float">
            <text:p>11</text:p>
          </table:table-cell>
          <table:table-cell table:formula="of:=IF(OR(AND([.D55]=-1;[.E55]&lt;-1);AND([.D55]&gt;500;[.E55]=-1));0;1)" office:value-type="float" office:value="1" calcext:value-type="float">
            <text:p>1</text:p>
          </table:table-cell>
          <table:table-cell office:value-type="float" office:value="1.4982" calcext:value-type="float">
            <text:p>1.4982</text:p>
          </table:table-cell>
        </table:table-row>
        <table:table-row table:style-name="ro1">
          <table:table-cell office:value-type="string" calcext:value-type="string">
            <text:p>suite/world-6-b56c91c9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56]-[.E56]" office:value-type="float" office:value="985" calcext:value-type="float">
            <text:p>985</text:p>
          </table:table-cell>
          <table:table-cell table:formula="of:=IF(OR(AND([.D56]=-1;[.E56]&lt;-1);AND([.D56]&gt;500;[.E56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6-b5f7ec5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57]-[.E57]" office:value-type="float" office:value="990" calcext:value-type="float">
            <text:p>990</text:p>
          </table:table-cell>
          <table:table-cell table:formula="of:=IF(OR(AND([.D57]=-1;[.E57]&lt;-1);AND([.D57]&gt;500;[.E57]=-1));0;1)" office:value-type="float" office:value="1" calcext:value-type="float">
            <text:p>1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string" calcext:value-type="string">
            <text:p>suite/world-6-b63b8914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8]-[.E58]" office:value-type="float" office:value="0" calcext:value-type="float">
            <text:p>0</text:p>
          </table:table-cell>
          <table:table-cell table:formula="of:=IF(OR(AND([.D58]=-1;[.E58]&lt;-1);AND([.D58]&gt;500;[.E58]=-1));0;1)" office:value-type="float" office:value="1" calcext:value-type="float">
            <text:p>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suite/world-6-bb71aaba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9]-[.E59]" office:value-type="float" office:value="0" calcext:value-type="float">
            <text:p>0</text:p>
          </table:table-cell>
          <table:table-cell table:formula="of:=IF(OR(AND([.D59]=-1;[.E59]&lt;-1);AND([.D59]&gt;500;[.E59]=-1));0;1)" office:value-type="float" office:value="1" calcext:value-type="float">
            <text:p>1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uite/world-6-c489b910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-31" calcext:value-type="float">
            <text:p>-31</text:p>
          </table:table-cell>
          <table:table-cell table:formula="of:=[.D60]-[.E60]" office:value-type="float" office:value="1011" calcext:value-type="float">
            <text:p>1011</text:p>
          </table:table-cell>
          <table:table-cell table:formula="of:=IF(OR(AND([.D60]=-1;[.E60]&lt;-1);AND([.D60]&gt;500;[.E60]=-1));0;1)" office:value-type="float" office:value="1" calcext:value-type="float">
            <text:p>1</text:p>
          </table:table-cell>
          <table:table-cell office:value-type="float" office:value="0.9576" calcext:value-type="float">
            <text:p>0.9576</text:p>
          </table:table-cell>
        </table:table-row>
        <table:table-row table:style-name="ro1">
          <table:table-cell office:value-type="string" calcext:value-type="string">
            <text:p>suite/world-6-c549f111.txt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61]-[.E61]" office:value-type="float" office:value="0" calcext:value-type="float">
            <text:p>0</text:p>
          </table:table-cell>
          <table:table-cell table:formula="of:=IF(OR(AND([.D61]=-1;[.E61]&lt;-1);AND([.D61]&gt;500;[.E61]=-1));0;1)" office:value-type="float" office:value="1" calcext:value-type="float">
            <text:p>1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c5698336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5" calcext:value-type="float">
            <text:p>985</text:p>
          </table:table-cell>
          <table:table-cell office:value-type="float" office:value="-1" calcext:value-type="float">
            <text:p>-1</text:p>
          </table:table-cell>
          <table:table-cell table:formula="of:=[.D62]-[.E62]" office:value-type="float" office:value="986" calcext:value-type="float">
            <text:p>986</text:p>
          </table:table-cell>
          <table:table-cell table:formula="of:=IF(OR(AND([.D62]=-1;[.E62]&lt;-1);AND([.D62]&gt;500;[.E62]=-1));0;1)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ite/world-6-c608da50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63]-[.E63]" office:value-type="float" office:value="977" calcext:value-type="float">
            <text:p>977</text:p>
          </table:table-cell>
          <table:table-cell table:formula="of:=IF(OR(AND([.D63]=-1;[.E63]&lt;-1);AND([.D63]&gt;500;[.E63]=-1));0;1)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suite/world-6-c697a79f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9" calcext:value-type="float">
            <text:p>979</text:p>
          </table:table-cell>
          <table:table-cell office:value-type="float" office:value="-10" calcext:value-type="float">
            <text:p>-10</text:p>
          </table:table-cell>
          <table:table-cell table:formula="of:=[.D64]-[.E64]" office:value-type="float" office:value="989" calcext:value-type="float">
            <text:p>989</text:p>
          </table:table-cell>
          <table:table-cell table:formula="of:=IF(OR(AND([.D64]=-1;[.E64]&lt;-1);AND([.D64]&gt;500;[.E64]=-1));0;1)" office:value-type="float" office:value="1" calcext:value-type="float">
            <text:p>1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string" calcext:value-type="string">
            <text:p>suite/world-6-c9e0d578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0" calcext:value-type="float">
            <text:p>990</text:p>
          </table:table-cell>
          <table:table-cell office:value-type="float" office:value="980" calcext:value-type="float">
            <text:p>980</text:p>
          </table:table-cell>
          <table:table-cell table:formula="of:=[.D65]-[.E65]" office:value-type="float" office:value="10" calcext:value-type="float">
            <text:p>10</text:p>
          </table:table-cell>
          <table:table-cell table:formula="of:=IF(OR(AND([.D65]=-1;[.E65]&lt;-1);AND([.D65]&gt;500;[.E65]=-1));0;1)" office:value-type="float" office:value="1" calcext:value-type="float">
            <text:p>1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suite/world-6-d103dbff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66]-[.E66]" office:value-type="float" office:value="980" calcext:value-type="float">
            <text:p>980</text:p>
          </table:table-cell>
          <table:table-cell table:formula="of:=IF(OR(AND([.D66]=-1;[.E66]&lt;-1);AND([.D66]&gt;500;[.E66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6-d3734127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4" calcext:value-type="float">
            <text:p>984</text:p>
          </table:table-cell>
          <table:table-cell office:value-type="float" office:value="-23" calcext:value-type="float">
            <text:p>-23</text:p>
          </table:table-cell>
          <table:table-cell table:formula="of:=[.D67]-[.E67]" office:value-type="float" office:value="1007" calcext:value-type="float">
            <text:p>1007</text:p>
          </table:table-cell>
          <table:table-cell table:formula="of:=IF(OR(AND([.D67]=-1;[.E67]&lt;-1);AND([.D67]&gt;500;[.E67]=-1));0;1)" office:value-type="float" office:value="1" calcext:value-type="float">
            <text:p>1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suite/world-6-d41ee723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2" calcext:value-type="float">
            <text:p>982</text:p>
          </table:table-cell>
          <table:table-cell office:value-type="float" office:value="981" calcext:value-type="float">
            <text:p>981</text:p>
          </table:table-cell>
          <table:table-cell table:formula="of:=[.D68]-[.E68]" office:value-type="float" office:value="1" calcext:value-type="float">
            <text:p>1</text:p>
          </table:table-cell>
          <table:table-cell table:formula="of:=IF(OR(AND([.D68]=-1;[.E68]&lt;-1);AND([.D68]&gt;500;[.E68]=-1));0;1)" office:value-type="float" office:value="1" calcext:value-type="float">
            <text:p>1</text:p>
          </table:table-cell>
          <table:table-cell office:value-type="float" office:value="0.9611" calcext:value-type="float">
            <text:p>0.9611</text:p>
          </table:table-cell>
        </table:table-row>
        <table:table-row table:style-name="ro1">
          <table:table-cell office:value-type="string" calcext:value-type="string">
            <text:p>suite/world-6-d5e7fb2c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2" calcext:value-type="float">
            <text:p>992</text:p>
          </table:table-cell>
          <table:table-cell table:formula="of:=[.D69]-[.E69]" office:value-type="float" office:value="0" calcext:value-type="float">
            <text:p>0</text:p>
          </table:table-cell>
          <table:table-cell table:formula="of:=IF(OR(AND([.D69]=-1;[.E69]&lt;-1);AND([.D69]&gt;500;[.E69]=-1));0;1)" office:value-type="float" office:value="1" calcext:value-type="float">
            <text:p>1</text:p>
          </table:table-cell>
          <table:table-cell office:value-type="float" office:value="0.1338" calcext:value-type="float">
            <text:p>0.1338</text:p>
          </table:table-cell>
        </table:table-row>
        <table:table-row table:style-name="ro1">
          <table:table-cell office:value-type="string" calcext:value-type="string">
            <text:p>suite/world-6-dd629039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70]-[.E70]" office:value-type="float" office:value="0" calcext:value-type="float">
            <text:p>0</text:p>
          </table:table-cell>
          <table:table-cell table:formula="of:=IF(OR(AND([.D70]=-1;[.E70]&lt;-1);AND([.D70]&gt;500;[.E70]=-1));0;1)" office:value-type="float" office:value="1" calcext:value-type="float">
            <text:p>1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suite/world-6-df7328c8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formula="of:=[.D71]-[.E71]" office:value-type="float" office:value="9" calcext:value-type="float">
            <text:p>9</text:p>
          </table:table-cell>
          <table:table-cell table:formula="of:=IF(OR(AND([.D71]=-1;[.E71]&lt;-1);AND([.D71]&gt;500;[.E71]=-1));0;1)" office:value-type="float" office:value="0" calcext:value-type="float">
            <text:p>0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1">
          <table:table-cell office:value-type="string" calcext:value-type="string">
            <text:p>suite/world-6-e0887b37.tx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 office:value-type="float" office:value="-1" calcext:value-type="float">
            <text:p>-1</text:p>
          </table:table-cell>
          <table:table-cell table:formula="of:=[.D72]-[.E72]" office:value-type="float" office:value="995" calcext:value-type="float">
            <text:p>995</text:p>
          </table:table-cell>
          <table:table-cell table:formula="of:=IF(OR(AND([.D72]=-1;[.E72]&lt;-1);AND([.D72]&gt;500;[.E72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e1bdabfb.tx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8" calcext:value-type="float">
            <text:p>988</text:p>
          </table:table-cell>
          <table:table-cell office:value-type="float" office:value="-1" calcext:value-type="float">
            <text:p>-1</text:p>
          </table:table-cell>
          <table:table-cell table:formula="of:=[.D73]-[.E73]" office:value-type="float" office:value="989" calcext:value-type="float">
            <text:p>989</text:p>
          </table:table-cell>
          <table:table-cell table:formula="of:=IF(OR(AND([.D73]=-1;[.E73]&lt;-1);AND([.D73]&gt;500;[.E7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6-e1cf9330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4]-[.E74]" office:value-type="float" office:value="972" calcext:value-type="float">
            <text:p>972</text:p>
          </table:table-cell>
          <table:table-cell table:formula="of:=IF(OR(AND([.D74]=-1;[.E74]&lt;-1);AND([.D74]&gt;500;[.E74]=-1));0;1)" office:value-type="float" office:value="0" calcext:value-type="float">
            <text:p>0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suite/world-6-e5e90f7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1" calcext:value-type="float">
            <text:p>971</text:p>
          </table:table-cell>
          <table:table-cell office:value-type="float" office:value="-12" calcext:value-type="float">
            <text:p>-12</text:p>
          </table:table-cell>
          <table:table-cell table:formula="of:=[.D75]-[.E75]" office:value-type="float" office:value="983" calcext:value-type="float">
            <text:p>983</text:p>
          </table:table-cell>
          <table:table-cell table:formula="of:=IF(OR(AND([.D75]=-1;[.E75]&lt;-1);AND([.D75]&gt;500;[.E75]=-1));0;1)"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string" calcext:value-type="string">
            <text:p>suite/world-6-f427ea35.tx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983" calcext:value-type="float">
            <text:p>983</text:p>
          </table:table-cell>
          <table:table-cell table:formula="of:=[.D76]-[.E76]" office:value-type="float" office:value="10" calcext:value-type="float">
            <text:p>10</text:p>
          </table:table-cell>
          <table:table-cell table:formula="of:=IF(OR(AND([.D76]=-1;[.E76]&lt;-1);AND([.D76]&gt;500;[.E76]=-1));0;1)" office:value-type="float" office:value="1" calcext:value-type="float">
            <text:p>1</text:p>
          </table:table-cell>
          <table:table-cell office:value-type="float" office:value="0.2138" calcext:value-type="float">
            <text:p>0.2138</text:p>
          </table:table-cell>
        </table:table-row>
        <table:table-row table:style-name="ro1">
          <table:table-cell office:value-type="string" calcext:value-type="string">
            <text:p>suite/world-6-f4c7c9a2.tx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987" calcext:value-type="float">
            <text:p>987</text:p>
          </table:table-cell>
          <table:table-cell table:formula="of:=IF(OR(AND([.D77]=-1;[.E77]&lt;-1);AND([.D77]&gt;500;[.E77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6-fc0c4c3d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82" calcext:value-type="float">
            <text:p>982</text:p>
          </table:table-cell>
          <table:table-cell office:value-type="float" office:value="-14" calcext:value-type="float">
            <text:p>-14</text:p>
          </table:table-cell>
          <table:table-cell table:formula="of:=[.D78]-[.E78]" office:value-type="float" office:value="996" calcext:value-type="float">
            <text:p>996</text:p>
          </table:table-cell>
          <table:table-cell table:formula="of:=IF(OR(AND([.D78]=-1;[.E78]&lt;-1);AND([.D78]&gt;500;[.E78]=-1));0;1)" office:value-type="float" office:value="1" calcext:value-type="float">
            <text:p>1</text:p>
          </table:table-cell>
          <table:table-cell office:value-type="float" office:value="0.3253" calcext:value-type="float">
            <text:p>0.3253</text:p>
          </table:table-cell>
        </table:table-row>
        <table:table-row table:style-name="ro1">
          <table:table-cell office:value-type="string" calcext:value-type="string">
            <text:p>suite/world-6-fcd75284.tx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table:formula="of:=[.D79]-[.E79]" office:value-type="float" office:value="1000" calcext:value-type="float">
            <text:p>1000</text:p>
          </table:table-cell>
          <table:table-cell table:formula="of:=IF(OR(AND([.D79]=-1;[.E79]&lt;-1);AND([.D79]&gt;500;[.E79]=-1));0;1)" office:value-type="float" office:value="1" calcext:value-type="float">
            <text:p>1</text:p>
          </table:table-cell>
          <table:table-cell office:value-type="float" office:value="0.1837" calcext:value-type="float">
            <text:p>0.1837</text:p>
          </table:table-cell>
        </table:table-row>
        <table:table-row table:style-name="ro1">
          <table:table-cell office:value-type="string" calcext:value-type="string">
            <text:p>suite/world-6-fd42edb6.txt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80]-[.E80]" office:value-type="float" office:value="981" calcext:value-type="float">
            <text:p>981</text:p>
          </table:table-cell>
          <table:table-cell table:formula="of:=IF(OR(AND([.D80]=-1;[.E80]&lt;-1);AND([.D80]&gt;500;[.E80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6-fd4eda2d.tx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3" calcext:value-type="float">
            <text:p>993</text:p>
          </table:table-cell>
          <table:table-cell office:value-type="float" office:value="974" calcext:value-type="float">
            <text:p>974</text:p>
          </table:table-cell>
          <table:table-cell table:formula="of:=[.D81]-[.E81]" office:value-type="float" office:value="19" calcext:value-type="float">
            <text:p>19</text:p>
          </table:table-cell>
          <table:table-cell table:formula="of:=IF(OR(AND([.D81]=-1;[.E81]&lt;-1);AND([.D81]&gt;500;[.E81]=-1));0;1)" office:value-type="float" office:value="1" calcext:value-type="float">
            <text:p>1</text:p>
          </table:table-cell>
          <table:table-cell office:value-type="float" office:value="2.0971" calcext:value-type="float">
            <text:p>2.0971</text:p>
          </table:table-cell>
        </table:table-row>
        <calcext:conditional-formats>
          <calcext:conditional-format calcext:target-range-address="'instance-6'.F2:'instance-6'.F8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H2:'instance-6'.H8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F1:'instance-6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6'.H1:'instance-6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7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71"/>
        <table:table-column table:style-name="co7" table:default-cell-style-name="Default"/>
        <table:table-column table:style-name="co7" table:default-cell-style-name="ce73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70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72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7-0bfb3675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7" calcext:value-type="float">
            <text:p>967</text:p>
          </table:table-cell>
          <table:table-cell office:value-type="float" office:value="-10" calcext:value-type="float">
            <text:p>-10</text:p>
          </table:table-cell>
          <table:table-cell table:formula="of:=[.D2]-[.E2]" office:value-type="float" office:value="977" calcext:value-type="float">
            <text:p>977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suite/world-7-0c6a306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81" calcext:value-type="float">
            <text:p>981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uite/world-7-0cba3ff3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69" calcext:value-type="float">
            <text:p>969</text:p>
          </table:table-cell>
          <table:table-cell office:value-type="float" office:value="-10" calcext:value-type="float">
            <text:p>-10</text:p>
          </table:table-cell>
          <table:table-cell table:formula="of:=[.D4]-[.E4]" office:value-type="float" office:value="979" calcext:value-type="float">
            <text:p>979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string" calcext:value-type="string">
            <text:p>suite/world-7-0db0febf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0" calcext:value-type="float">
            <text:p>990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suite/world-7-14e313f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83" calcext:value-type="float">
            <text:p>98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7-1fefda3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7]-[.E7]" office:value-type="float" office:value="972" calcext:value-type="float">
            <text:p>972</text:p>
          </table:table-cell>
          <table:table-cell table:formula="of:=IF(OR(AND([.D7]=-1;[.E7]&lt;-1);AND([.D7]&gt;500;[.E7]=-1));0;1)" office:value-type="float" office:value="0" calcext:value-type="float">
            <text:p>0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suite/world-7-2b69a6b0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72" calcext:value-type="float">
            <text:p>972</text:p>
          </table:table-cell>
          <table:table-cell office:value-type="float" office:value="-30" calcext:value-type="float">
            <text:p>-30</text:p>
          </table:table-cell>
          <table:table-cell table:formula="of:=[.D8]-[.E8]" office:value-type="float" office:value="1002" calcext:value-type="float">
            <text:p>1002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6101" calcext:value-type="float">
            <text:p>0.6101</text:p>
          </table:table-cell>
        </table:table-row>
        <table:table-row table:style-name="ro1">
          <table:table-cell office:value-type="string" calcext:value-type="string">
            <text:p>suite/world-7-3285e79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1" calcext:value-type="float">
            <text:p>981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7-347a57fb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suite/world-7-40a06f87.txt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8" calcext:value-type="float">
            <text:p>958</text:p>
          </table:table-cell>
          <table:table-cell office:value-type="float" office:value="-17" calcext:value-type="float">
            <text:p>-17</text:p>
          </table:table-cell>
          <table:table-cell table:formula="of:=[.D11]-[.E11]" office:value-type="float" office:value="975" calcext:value-type="float">
            <text:p>975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suite/world-7-5ecf3c6e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12]-[.E12]" office:value-type="float" office:value="978" calcext:value-type="float">
            <text:p>978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suite/world-7-60679bcd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6" calcext:value-type="float">
            <text:p>986</text:p>
          </table:table-cell>
          <table:table-cell office:value-type="float" office:value="-12" calcext:value-type="float">
            <text:p>-12</text:p>
          </table:table-cell>
          <table:table-cell table:formula="of:=[.D13]-[.E13]" office:value-type="float" office:value="998" calcext:value-type="float">
            <text:p>998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suite/world-7-68df757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14]-[.E14]" office:value-type="float" office:value="38" calcext:value-type="float">
            <text:p>38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9493" calcext:value-type="float">
            <text:p>0.9493</text:p>
          </table:table-cell>
        </table:table-row>
        <table:table-row table:style-name="ro1">
          <table:table-cell office:value-type="string" calcext:value-type="string">
            <text:p>suite/world-7-6b62b84f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78" calcext:value-type="float">
            <text:p>978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suite/world-7-71a10c6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35" calcext:value-type="float">
            <text:p>-35</text:p>
          </table:table-cell>
          <table:table-cell table:formula="of:=[.D16]-[.E16]" office:value-type="float" office:value="1011" calcext:value-type="float">
            <text:p>1011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3.1362" calcext:value-type="float">
            <text:p>3.1362</text:p>
          </table:table-cell>
        </table:table-row>
        <table:table-row table:style-name="ro1">
          <table:table-cell office:value-type="string" calcext:value-type="string">
            <text:p>suite/world-7-745f7c87.tx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88" calcext:value-type="float">
            <text:p>988</text:p>
          </table:table-cell>
          <table:table-cell office:value-type="float" office:value="949" calcext:value-type="float">
            <text:p>949</text:p>
          </table:table-cell>
          <table:table-cell table:formula="of:=[.D17]-[.E17]" office:value-type="float" office:value="39" calcext:value-type="float">
            <text:p>39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11.3712" calcext:value-type="float">
            <text:p>11.3712</text:p>
          </table:table-cell>
        </table:table-row>
        <table:table-row table:style-name="ro1">
          <table:table-cell office:value-type="string" calcext:value-type="string">
            <text:p>suite/world-7-74acc967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-1" calcext:value-type="float">
            <text:p>-1</text:p>
          </table:table-cell>
          <table:table-cell table:formula="of:=[.D18]-[.E18]" office:value-type="float" office:value="981" calcext:value-type="float">
            <text:p>981</text:p>
          </table:table-cell>
          <table:table-cell table:formula="of:=IF(OR(AND([.D18]=-1;[.E18]&lt;-1);AND([.D18]&gt;500;[.E18]=-1));0;1)" office:value-type="float" office:value="0" calcext:value-type="float">
            <text:p>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7-7bc8c4a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948" calcext:value-type="float">
            <text:p>948</text:p>
          </table:table-cell>
          <table:table-cell table:formula="of:=[.D19]-[.E19]" office:value-type="float" office:value="36" calcext:value-type="float">
            <text:p>36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10.4823" calcext:value-type="float">
            <text:p>10.4823</text:p>
          </table:table-cell>
        </table:table-row>
        <table:table-row table:style-name="ro1">
          <table:table-cell office:value-type="string" calcext:value-type="string">
            <text:p>suite/world-7-8840cacb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float" office:value="-23" calcext:value-type="float">
            <text:p>-23</text:p>
          </table:table-cell>
          <table:table-cell table:formula="of:=[.D20]-[.E20]" office:value-type="float" office:value="991" calcext:value-type="float">
            <text:p>991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2161" calcext:value-type="float">
            <text:p>0.2161</text:p>
          </table:table-cell>
        </table:table-row>
        <table:table-row table:style-name="ro1">
          <table:table-cell office:value-type="string" calcext:value-type="string">
            <text:p>suite/world-7-8e757dfa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53" calcext:value-type="float">
            <text:p>-53</text:p>
          </table:table-cell>
          <table:table-cell table:formula="of:=[.D21]-[.E21]" office:value-type="float" office:value="1035" calcext:value-type="float">
            <text:p>1035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4.9539" calcext:value-type="float">
            <text:p>4.9539</text:p>
          </table:table-cell>
        </table:table-row>
        <table:table-row table:style-name="ro1">
          <table:table-cell office:value-type="string" calcext:value-type="string">
            <text:p>suite/world-7-90eaffc9.tx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86" calcext:value-type="float">
            <text:p>986</text:p>
          </table:table-cell>
          <table:table-cell office:value-type="float" office:value="976" calcext:value-type="float">
            <text:p>976</text:p>
          </table:table-cell>
          <table:table-cell table:formula="of:=[.D22]-[.E22]" office:value-type="float" office:value="10" calcext:value-type="float">
            <text:p>10</text:p>
          </table:table-cell>
          <table:table-cell table:formula="of:=IF(OR(AND([.D22]=-1;[.E22]&lt;-1);AND([.D22]&gt;500;[.E22]=-1));0;1)" office:value-type="float" office:value="1" calcext:value-type="float">
            <text:p>1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office:value-type="string" calcext:value-type="string">
            <text:p>suite/world-7-99b0a676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23]-[.E23]" office:value-type="float" office:value="990" calcext:value-type="float">
            <text:p>99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string" calcext:value-type="string">
            <text:p>suite/world-7-9e500238.tx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74" calcext:value-type="float">
            <text:p>974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7-9edc5198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6" calcext:value-type="float">
            <text:p>976</text:p>
          </table:table-cell>
          <table:table-cell office:value-type="float" office:value="-17" calcext:value-type="float">
            <text:p>-17</text:p>
          </table:table-cell>
          <table:table-cell table:formula="of:=[.D25]-[.E25]" office:value-type="float" office:value="993" calcext:value-type="float">
            <text:p>993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ite/world-7-a525e602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1" calcext:value-type="float">
            <text:p>-1</text:p>
          </table:table-cell>
          <table:table-cell table:formula="of:=[.D26]-[.E26]" office:value-type="float" office:value="976" calcext:value-type="float">
            <text:p>976</text:p>
          </table:table-cell>
          <table:table-cell table:formula="of:=IF(OR(AND([.D26]=-1;[.E26]&lt;-1);AND([.D26]&gt;500;[.E26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7-a5f2fd43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0" calcext:value-type="float">
            <text:p>980</text:p>
          </table:table-cell>
          <table:table-cell office:value-type="float" office:value="941" calcext:value-type="float">
            <text:p>941</text:p>
          </table:table-cell>
          <table:table-cell table:formula="of:=[.D27]-[.E27]" office:value-type="float" office:value="39" calcext:value-type="float">
            <text:p>39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suite/world-7-a79a1188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1" calcext:value-type="float">
            <text:p>981</text:p>
          </table:table-cell>
          <table:table-cell office:value-type="float" office:value="-23" calcext:value-type="float">
            <text:p>-23</text:p>
          </table:table-cell>
          <table:table-cell table:formula="of:=[.D28]-[.E28]" office:value-type="float" office:value="1004" calcext:value-type="float">
            <text:p>1004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suite/world-7-aaaecb8e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29]-[.E29]" office:value-type="float" office:value="984" calcext:value-type="float">
            <text:p>984</text:p>
          </table:table-cell>
          <table:table-cell table:formula="of:=IF(OR(AND([.D29]=-1;[.E29]&lt;-1);AND([.D29]&gt;500;[.E29]=-1));0;1)" office:value-type="float" office:value="1" calcext:value-type="float">
            <text:p>1</text:p>
          </table:table-cell>
          <table:table-cell office:value-type="float" office:value="0.0713" calcext:value-type="float">
            <text:p>0.0713</text:p>
          </table:table-cell>
        </table:table-row>
        <table:table-row table:style-name="ro1">
          <table:table-cell office:value-type="string" calcext:value-type="string">
            <text:p>suite/world-7-ab57d550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30]-[.E30]" office:value-type="float" office:value="0" calcext:value-type="float">
            <text:p>0</text:p>
          </table:table-cell>
          <table:table-cell table:formula="of:=IF(OR(AND([.D30]=-1;[.E30]&lt;-1);AND([.D30]&gt;500;[.E30]=-1));0;1)" office:value-type="float" office:value="1" calcext:value-type="float">
            <text:p>1</text:p>
          </table:table-cell>
          <table:table-cell office:value-type="float" office:value="0.0655" calcext:value-type="float">
            <text:p>0.0655</text:p>
          </table:table-cell>
        </table:table-row>
        <table:table-row table:style-name="ro1">
          <table:table-cell office:value-type="string" calcext:value-type="string">
            <text:p>suite/world-7-ac3c9e0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2" calcext:value-type="float">
            <text:p>982</text:p>
          </table:table-cell>
          <table:table-cell office:value-type="float" office:value="958" calcext:value-type="float">
            <text:p>958</text:p>
          </table:table-cell>
          <table:table-cell table:formula="of:=[.D31]-[.E31]" office:value-type="float" office:value="24" calcext:value-type="float">
            <text:p>24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3.958" calcext:value-type="float">
            <text:p>3.958</text:p>
          </table:table-cell>
        </table:table-row>
        <table:table-row table:style-name="ro1">
          <table:table-cell office:value-type="string" calcext:value-type="string">
            <text:p>suite/world-7-c3b10536.tx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table:formula="of:=[.D32]-[.E32]" office:value-type="float" office:value="80" calcext:value-type="float">
            <text:p>80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suite/world-7-d0c54a51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table:formula="of:=[.D33]-[.E33]" office:value-type="float" office:value="56" calcext:value-type="float">
            <text:p>56</text:p>
          </table:table-cell>
          <table:table-cell table:formula="of:=IF(OR(AND([.D33]=-1;[.E33]&lt;-1);AND([.D33]&gt;500;[.E33]=-1));0;1)" office:value-type="float" office:value="0" calcext:value-type="float">
            <text:p>0</text:p>
          </table:table-cell>
          <table:table-cell office:value-type="float" office:value="1.3709" calcext:value-type="float">
            <text:p>1.3709</text:p>
          </table:table-cell>
        </table:table-row>
        <table:table-row table:style-name="ro1">
          <table:table-cell office:value-type="string" calcext:value-type="string">
            <text:p>suite/world-7-e5056aa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table:formula="of:=[.D34]-[.E34]" office:value-type="float" office:value="87" calcext:value-type="float">
            <text:p>87</text:p>
          </table:table-cell>
          <table:table-cell table:formula="of:=IF(OR(AND([.D34]=-1;[.E34]&lt;-1);AND([.D34]&gt;500;[.E34]=-1));0;1)" office:value-type="float" office:value="0" calcext:value-type="float">
            <text:p>0</text:p>
          </table:table-cell>
          <table:table-cell office:value-type="float" office:value="16.1742" calcext:value-type="float">
            <text:p>16.1742</text:p>
          </table:table-cell>
        </table:table-row>
        <table:table-row table:style-name="ro1">
          <table:table-cell office:value-type="string" calcext:value-type="string">
            <text:p>suite/world-7-e5b6a0a1.tx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72" calcext:value-type="float">
            <text:p>972</text:p>
          </table:table-cell>
          <table:table-cell office:value-type="float" office:value="927" calcext:value-type="float">
            <text:p>927</text:p>
          </table:table-cell>
          <table:table-cell table:formula="of:=[.D35]-[.E35]" office:value-type="float" office:value="45" calcext:value-type="float">
            <text:p>45</text:p>
          </table:table-cell>
          <table:table-cell table:formula="of:=IF(OR(AND([.D35]=-1;[.E35]&lt;-1);AND([.D35]&gt;500;[.E35]=-1));0;1)" office:value-type="float" office:value="1" calcext:value-type="float">
            <text:p>1</text:p>
          </table:table-cell>
          <table:table-cell office:value-type="float" office:value="23.517" calcext:value-type="float">
            <text:p>23.517</text:p>
          </table:table-cell>
        </table:table-row>
        <table:table-row table:style-name="ro1">
          <table:table-cell office:value-type="string" calcext:value-type="string">
            <text:p>suite/world-7-ea85c4bb.tx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36]-[.E36]" office:value-type="float" office:value="985" calcext:value-type="float">
            <text:p>985</text:p>
          </table:table-cell>
          <table:table-cell table:formula="of:=IF(OR(AND([.D36]=-1;[.E36]&lt;-1);AND([.D36]&gt;500;[.E36]=-1));0;1)" office:value-type="float" office:value="0" calcext:value-type="float">
            <text:p>0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string" calcext:value-type="string">
            <text:p>suite/world-7-eb945e96.tx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83" calcext:value-type="float">
            <text:p>983</text:p>
          </table:table-cell>
          <table:table-cell office:value-type="float" office:value="936" calcext:value-type="float">
            <text:p>936</text:p>
          </table:table-cell>
          <table:table-cell table:formula="of:=[.D37]-[.E37]" office:value-type="float" office:value="47" calcext:value-type="float">
            <text:p>47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15.1688" calcext:value-type="float">
            <text:p>15.1688</text:p>
          </table:table-cell>
        </table:table-row>
        <table:table-row table:style-name="ro1">
          <table:table-cell office:value-type="string" calcext:value-type="string">
            <text:p>suite/world-7-ecbf678e.t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83" calcext:value-type="float">
            <text:p>983</text:p>
          </table:table-cell>
          <table:table-cell office:value-type="float" office:value="-1" calcext:value-type="float">
            <text:p>-1</text:p>
          </table:table-cell>
          <table:table-cell table:formula="of:=[.D38]-[.E38]" office:value-type="float" office:value="984" calcext:value-type="float">
            <text:p>984</text:p>
          </table:table-cell>
          <table:table-cell table:formula="of:=IF(OR(AND([.D38]=-1;[.E38]&lt;-1);AND([.D38]&gt;500;[.E38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7-f2b3e9bc.txt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9]-[.E39]" office:value-type="float" office:value="0" calcext:value-type="float">
            <text:p>0</text:p>
          </table:table-cell>
          <table:table-cell table:formula="of:=IF(OR(AND([.D39]=-1;[.E39]&lt;-1);AND([.D39]&gt;500;[.E39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7-f7d3cf8e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76" calcext:value-type="float">
            <text:p>976</text:p>
          </table:table-cell>
          <table:table-cell office:value-type="float" office:value="-24" calcext:value-type="float">
            <text:p>-24</text:p>
          </table:table-cell>
          <table:table-cell table:formula="of:=[.D40]-[.E40]" office:value-type="float" office:value="1000" calcext:value-type="float">
            <text:p>1000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2088" calcext:value-type="float">
            <text:p>0.2088</text:p>
          </table:table-cell>
        </table:table-row>
        <table:table-row table:style-name="ro1">
          <table:table-cell office:value-type="string" calcext:value-type="string">
            <text:p>suite/world-7-faf1c9c7.txt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41]-[.E41]" office:value-type="float" office:value="983" calcext:value-type="float">
            <text:p>983</text:p>
          </table:table-cell>
          <table:table-cell table:formula="of:=IF(OR(AND([.D41]=-1;[.E41]&lt;-1);AND([.D41]&gt;500;[.E41]=-1));0;1)" office:value-type="float" office:value="1" calcext:value-type="float">
            <text:p>1</text:p>
          </table:table-cell>
          <table:table-cell office:value-type="float" office:value="0.0694" calcext:value-type="float">
            <text:p>0.0694</text:p>
          </table:table-cell>
        </table:table-row>
        <calcext:conditional-formats>
          <calcext:conditional-format calcext:target-range-address="'instance-7'.F2:'instance-7'.F4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H2:'instance-7'.H4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F1:'instance-7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7'.H1:'instance-7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8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49"/>
        <table:table-column table:style-name="co7" table:default-cell-style-name="Default"/>
        <table:table-column table:style-name="co7" table:default-cell-style-name="ce5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74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76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8-084e5c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77" calcext:value-type="float">
            <text:p>977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08bf522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4" calcext:value-type="float">
            <text:p>974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0c308a02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16" calcext:value-type="float">
            <text:p>916</text:p>
          </table:table-cell>
          <table:table-cell table:formula="of:=[.D4]-[.E4]" office:value-type="float" office:value="66" calcext:value-type="float">
            <text:p>66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22.5093" calcext:value-type="float">
            <text:p>22.5093</text:p>
          </table:table-cell>
        </table:table-row>
        <table:table-row table:style-name="ro1">
          <table:table-cell office:value-type="string" calcext:value-type="string">
            <text:p>suite/world-8-0c5889a5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67" calcext:value-type="float">
            <text:p>967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68" calcext:value-type="float">
            <text:p>968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8-1567303d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-42" calcext:value-type="float">
            <text:p>-42</text:p>
          </table:table-cell>
          <table:table-cell table:formula="of:=[.D6]-[.E6]" office:value-type="float" office:value="1024" calcext:value-type="float">
            <text:p>1024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office:value-type="string" calcext:value-type="string">
            <text:p>suite/world-8-179e1b17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5" calcext:value-type="float">
            <text:p>975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85" calcext:value-type="float">
            <text:p>985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77" calcext:value-type="float">
            <text:p>0.0677</text:p>
          </table:table-cell>
        </table:table-row>
        <table:table-row table:style-name="ro1">
          <table:table-cell office:value-type="string" calcext:value-type="string">
            <text:p>suite/world-8-1a1ae36d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6" calcext:value-type="float">
            <text:p>986</text:p>
          </table:table-cell>
          <table:table-cell office:value-type="float" office:value="-16" calcext:value-type="float">
            <text:p>-16</text:p>
          </table:table-cell>
          <table:table-cell table:formula="of:=[.D8]-[.E8]" office:value-type="float" office:value="1002" calcext:value-type="float">
            <text:p>1002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string" calcext:value-type="string">
            <text:p>suite/world-8-1d695e6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5" calcext:value-type="float">
            <text:p>985</text:p>
          </table:table-cell>
          <table:table-cell office:value-type="float" office:value="-95" calcext:value-type="float">
            <text:p>-95</text:p>
          </table:table-cell>
          <table:table-cell table:formula="of:=[.D9]-[.E9]" office:value-type="float" office:value="1080" calcext:value-type="float">
            <text:p>1080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20.9766" calcext:value-type="float">
            <text:p>20.9766</text:p>
          </table:table-cell>
        </table:table-row>
        <table:table-row table:style-name="ro1">
          <table:table-cell office:value-type="string" calcext:value-type="string">
            <text:p>suite/world-8-1eeb874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73" calcext:value-type="float">
            <text:p>973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1f596d2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-31" calcext:value-type="float">
            <text:p>-31</text:p>
          </table:table-cell>
          <table:table-cell table:formula="of:=[.D11]-[.E11]" office:value-type="float" office:value="1007" calcext:value-type="float">
            <text:p>1007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5178" calcext:value-type="float">
            <text:p>0.5178</text:p>
          </table:table-cell>
        </table:table-row>
        <table:table-row table:style-name="ro1">
          <table:table-cell office:value-type="string" calcext:value-type="string">
            <text:p>suite/world-8-231a3abd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table:formula="of:=[.D12]-[.E12]" office:value-type="float" office:value="13" calcext:value-type="float">
            <text:p>13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1.1609" calcext:value-type="float">
            <text:p>1.1609</text:p>
          </table:table-cell>
        </table:table-row>
        <table:table-row table:style-name="ro1">
          <table:table-cell office:value-type="string" calcext:value-type="string">
            <text:p>suite/world-8-23d377f6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66" calcext:value-type="float">
            <text:p>966</text:p>
          </table:table-cell>
          <table:table-cell office:value-type="float" office:value="-10" calcext:value-type="float">
            <text:p>-10</text:p>
          </table:table-cell>
          <table:table-cell table:formula="of:=[.D13]-[.E13]" office:value-type="float" office:value="976" calcext:value-type="float">
            <text:p>976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8-267cd8f7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14]-[.E14]" office:value-type="float" office:value="982" calcext:value-type="float">
            <text:p>982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suite/world-8-38bf5ccb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82" calcext:value-type="float">
            <text:p>982</text:p>
          </table:table-cell>
          <table:table-cell office:value-type="float" office:value="-23" calcext:value-type="float">
            <text:p>-23</text:p>
          </table:table-cell>
          <table:table-cell table:formula="of:=[.D15]-[.E15]" office:value-type="float" office:value="1005" calcext:value-type="float">
            <text:p>1005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3914" calcext:value-type="float">
            <text:p>0.3914</text:p>
          </table:table-cell>
        </table:table-row>
        <table:table-row table:style-name="ro1">
          <table:table-cell office:value-type="string" calcext:value-type="string">
            <text:p>suite/world-8-412e85e0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78" calcext:value-type="float">
            <text:p>978</text:p>
          </table:table-cell>
          <table:table-cell office:value-type="float" office:value="-1" calcext:value-type="float">
            <text:p>-1</text:p>
          </table:table-cell>
          <table:table-cell table:formula="of:=[.D16]-[.E16]" office:value-type="float" office:value="979" calcext:value-type="float">
            <text:p>979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suite/world-8-417fcf3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5" calcext:value-type="float">
            <text:p>975</text:p>
          </table:table-cell>
          <table:table-cell office:value-type="float" office:value="-53" calcext:value-type="float">
            <text:p>-53</text:p>
          </table:table-cell>
          <table:table-cell table:formula="of:=[.D17]-[.E17]" office:value-type="float" office:value="1028" calcext:value-type="float">
            <text:p>1028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17.9405" calcext:value-type="float">
            <text:p>17.9405</text:p>
          </table:table-cell>
        </table:table-row>
        <table:table-row table:style-name="ro1">
          <table:table-cell office:value-type="string" calcext:value-type="string">
            <text:p>suite/world-8-4b563c98.txt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4e17c44b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2" calcext:value-type="float">
            <text:p>982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992" calcext:value-type="float">
            <text:p>992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707" calcext:value-type="float">
            <text:p>0.0707</text:p>
          </table:table-cell>
        </table:table-row>
        <table:table-row table:style-name="ro1">
          <table:table-cell office:value-type="string" calcext:value-type="string">
            <text:p>suite/world-8-69482f73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" calcext:value-type="float">
            <text:p>-1</text:p>
          </table:table-cell>
          <table:table-cell table:formula="of:=[.D20]-[.E20]" office:value-type="float" office:value="978" calcext:value-type="float">
            <text:p>978</text:p>
          </table:table-cell>
          <table:table-cell table:formula="of:=IF(OR(AND([.D20]=-1;[.E20]&lt;-1);AND([.D20]&gt;500;[.E20]=-1));0;1)" office:value-type="float" office:value="0" calcext:value-type="float">
            <text:p>0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69dce2fc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suite/world-8-6a6847b0.t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-1" calcext:value-type="float">
            <text:p>-1</text:p>
          </table:table-cell>
          <table:table-cell table:formula="of:=[.D22]-[.E22]" office:value-type="float" office:value="980" calcext:value-type="float">
            <text:p>980</text:p>
          </table:table-cell>
          <table:table-cell table:formula="of:=IF(OR(AND([.D22]=-1;[.E22]&lt;-1);AND([.D22]&gt;500;[.E22]=-1));0;1)" office:value-type="float" office:value="0" calcext:value-type="float">
            <text:p>0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suite/world-8-6b600ff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94" calcext:value-type="float">
            <text:p>994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IF(OR(AND([.D23]=-1;[.E23]&lt;-1);AND([.D23]&gt;500;[.E23]=-1));0;1)" office:value-type="float" office:value="1" calcext:value-type="float">
            <text:p>1</text:p>
          </table:table-cell>
          <table:table-cell office:value-type="float" office:value="0.0716" calcext:value-type="float">
            <text:p>0.0716</text:p>
          </table:table-cell>
        </table:table-row>
        <table:table-row table:style-name="ro1">
          <table:table-cell office:value-type="string" calcext:value-type="string">
            <text:p>suite/world-8-6b95ea17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1" calcext:value-type="float">
            <text:p>-1</text:p>
          </table:table-cell>
          <table:table-cell table:formula="of:=[.D24]-[.E24]" office:value-type="float" office:value="985" calcext:value-type="float">
            <text:p>985</text:p>
          </table:table-cell>
          <table:table-cell table:formula="of:=IF(OR(AND([.D24]=-1;[.E24]&lt;-1);AND([.D24]&gt;500;[.E24]=-1));0;1)" office:value-type="float" office:value="0" calcext:value-type="float">
            <text:p>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suite/world-8-7017fc38.tx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880" calcext:value-type="float">
            <text:p>880</text:p>
          </table:table-cell>
          <table:table-cell table:formula="of:=[.D25]-[.E25]" office:value-type="float" office:value="96" calcext:value-type="float">
            <text:p>96</text:p>
          </table:table-cell>
          <table:table-cell table:formula="of:=IF(OR(AND([.D25]=-1;[.E25]&lt;-1);AND([.D25]&gt;500;[.E25]=-1));0;1)" office:value-type="float" office:value="1" calcext:value-type="float">
            <text:p>1</text:p>
          </table:table-cell>
          <table:table-cell office:value-type="float" office:value="52.3514" calcext:value-type="float">
            <text:p>52.3514</text:p>
          </table:table-cell>
        </table:table-row>
        <table:table-row table:style-name="ro1">
          <table:table-cell office:value-type="string" calcext:value-type="string">
            <text:p>suite/world-8-72e86af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6]-[.E26]" office:value-type="float" office:value="0" calcext:value-type="float">
            <text:p>0</text:p>
          </table:table-cell>
          <table:table-cell table:formula="of:=IF(OR(AND([.D26]=-1;[.E26]&lt;-1);AND([.D26]&gt;500;[.E26]=-1));0;1)" office:value-type="float" office:value="1" calcext:value-type="float">
            <text:p>1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suite/world-8-7f6aa420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7]-[.E27]" office:value-type="float" office:value="0" calcext:value-type="float">
            <text:p>0</text:p>
          </table:table-cell>
          <table:table-cell table:formula="of:=IF(OR(AND([.D27]=-1;[.E27]&lt;-1);AND([.D27]&gt;500;[.E27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suite/world-8-85bb03f6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8]-[.E28]" office:value-type="float" office:value="0" calcext:value-type="float">
            <text:p>0</text:p>
          </table:table-cell>
          <table:table-cell table:formula="of:=IF(OR(AND([.D28]=-1;[.E28]&lt;-1);AND([.D28]&gt;500;[.E28]=-1));0;1)" office:value-type="float" office:value="1" calcext:value-type="float">
            <text:p>1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suite/world-8-89c5859c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table:formula="of:=[.D29]-[.E29]" office:value-type="float" office:value="25" calcext:value-type="float">
            <text:p>25</text:p>
          </table:table-cell>
          <table:table-cell table:formula="of:=IF(OR(AND([.D29]=-1;[.E29]&lt;-1);AND([.D29]&gt;500;[.E29]=-1));0;1)" office:value-type="float" office:value="0" calcext:value-type="float">
            <text:p>0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string" calcext:value-type="string">
            <text:p>suite/world-8-8a337d7b.txt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0]-[.E30]" office:value-type="float" office:value="0" calcext:value-type="float">
            <text:p>0</text:p>
          </table:table-cell>
          <table:table-cell table:formula="of:=IF(OR(AND([.D30]=-1;[.E30]&lt;-1);AND([.D30]&gt;500;[.E30]=-1));0;1)" office:value-type="float" office:value="1" calcext:value-type="float">
            <text:p>1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suite/world-8-95c02f7e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-35" calcext:value-type="float">
            <text:p>-35</text:p>
          </table:table-cell>
          <table:table-cell table:formula="of:=[.D31]-[.E31]" office:value-type="float" office:value="1016" calcext:value-type="float">
            <text:p>1016</text:p>
          </table:table-cell>
          <table:table-cell table:formula="of:=IF(OR(AND([.D31]=-1;[.E31]&lt;-1);AND([.D31]&gt;500;[.E31]=-1));0;1)" office:value-type="float" office:value="1" calcext:value-type="float">
            <text:p>1</text:p>
          </table:table-cell>
          <table:table-cell office:value-type="float" office:value="3.3528" calcext:value-type="float">
            <text:p>3.3528</text:p>
          </table:table-cell>
        </table:table-row>
        <table:table-row table:style-name="ro1">
          <table:table-cell office:value-type="string" calcext:value-type="string">
            <text:p>suite/world-8-9ae9ed4d.tx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32]-[.E32]" office:value-type="float" office:value="984" calcext:value-type="float">
            <text:p>984</text:p>
          </table:table-cell>
          <table:table-cell table:formula="of:=IF(OR(AND([.D32]=-1;[.E32]&lt;-1);AND([.D32]&gt;500;[.E32]=-1));0;1)" office:value-type="float" office:value="1" calcext:value-type="float">
            <text:p>1</text:p>
          </table:table-cell>
          <table:table-cell office:value-type="float" office:value="0.0688" calcext:value-type="float">
            <text:p>0.0688</text:p>
          </table:table-cell>
        </table:table-row>
        <table:table-row table:style-name="ro1">
          <table:table-cell office:value-type="string" calcext:value-type="string">
            <text:p>suite/world-8-b65a0031.tx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33]-[.E33]" office:value-type="float" office:value="975" calcext:value-type="float">
            <text:p>975</text:p>
          </table:table-cell>
          <table:table-cell table:formula="of:=IF(OR(AND([.D33]=-1;[.E33]&lt;-1);AND([.D33]&gt;500;[.E33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b93588c3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-25" calcext:value-type="float">
            <text:p>-25</text:p>
          </table:table-cell>
          <table:table-cell table:formula="of:=[.D34]-[.E34]" office:value-type="float" office:value="1009" calcext:value-type="float">
            <text:p>1009</text:p>
          </table:table-cell>
          <table:table-cell table:formula="of:=IF(OR(AND([.D34]=-1;[.E34]&lt;-1);AND([.D34]&gt;500;[.E34]=-1));0;1)" office:value-type="float" office:value="1" calcext:value-type="float">
            <text:p>1</text:p>
          </table:table-cell>
          <table:table-cell office:value-type="float" office:value="0.5234" calcext:value-type="float">
            <text:p>0.5234</text:p>
          </table:table-cell>
        </table:table-row>
        <table:table-row table:style-name="ro1">
          <table:table-cell office:value-type="string" calcext:value-type="string">
            <text:p>suite/world-8-b93e9206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71" calcext:value-type="float">
            <text:p>971</text:p>
          </table:table-cell>
          <table:table-cell office:value-type="float" office:value="-1" calcext:value-type="float">
            <text:p>-1</text:p>
          </table:table-cell>
          <table:table-cell table:formula="of:=[.D35]-[.E35]" office:value-type="float" office:value="972" calcext:value-type="float">
            <text:p>972</text:p>
          </table:table-cell>
          <table:table-cell table:formula="of:=IF(OR(AND([.D35]=-1;[.E35]&lt;-1);AND([.D35]&gt;500;[.E35]=-1));0;1)" office:value-type="float" office:value="0" calcext:value-type="float">
            <text:p>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8-df5dd353.tx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6]-[.E36]" office:value-type="float" office:value="0" calcext:value-type="float">
            <text:p>0</text:p>
          </table:table-cell>
          <table:table-cell table:formula="of:=IF(OR(AND([.D36]=-1;[.E36]&lt;-1);AND([.D36]&gt;500;[.E36]=-1));0;1)" office:value-type="float" office:value="1" calcext:value-type="float">
            <text:p>1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suite/world-8-e09bad1a.txt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8" calcext:value-type="float">
            <text:p>968</text:p>
          </table:table-cell>
          <table:table-cell office:value-type="float" office:value="-42" calcext:value-type="float">
            <text:p>-42</text:p>
          </table:table-cell>
          <table:table-cell table:formula="of:=[.D37]-[.E37]" office:value-type="float" office:value="1010" calcext:value-type="float">
            <text:p>1010</text:p>
          </table:table-cell>
          <table:table-cell table:formula="of:=IF(OR(AND([.D37]=-1;[.E37]&lt;-1);AND([.D37]&gt;500;[.E37]=-1));0;1)"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suite/world-8-f1b60b79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38]-[.E38]" office:value-type="float" office:value="23" calcext:value-type="float">
            <text:p>23</text:p>
          </table:table-cell>
          <table:table-cell table:formula="of:=IF(OR(AND([.D38]=-1;[.E38]&lt;-1);AND([.D38]&gt;500;[.E38]=-1));0;1)" office:value-type="float" office:value="1" calcext:value-type="float">
            <text:p>1</text:p>
          </table:table-cell>
          <table:table-cell office:value-type="float" office:value="14.494" calcext:value-type="float">
            <text:p>14.494</text:p>
          </table:table-cell>
        </table:table-row>
        <table:table-row table:style-name="ro1">
          <table:table-cell office:value-type="string" calcext:value-type="string">
            <text:p>suite/world-8-f5221be5.tx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table:formula="of:=[.D39]-[.E39]" office:value-type="float" office:value="60" calcext:value-type="float">
            <text:p>60</text:p>
          </table:table-cell>
          <table:table-cell table:formula="of:=IF(OR(AND([.D39]=-1;[.E39]&lt;-1);AND([.D39]&gt;500;[.E39]=-1));0;1)" office:value-type="float" office:value="0" calcext:value-type="float">
            <text:p>0</text:p>
          </table:table-cell>
          <table:table-cell office:value-type="float" office:value="17.2183" calcext:value-type="float">
            <text:p>17.2183</text:p>
          </table:table-cell>
        </table:table-row>
        <table:table-row table:style-name="ro1">
          <table:table-cell office:value-type="string" calcext:value-type="string">
            <text:p>suite/world-8-f58fedda.txt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80" calcext:value-type="float">
            <text:p>980</text:p>
          </table:table-cell>
          <table:table-cell office:value-type="float" office:value="-45" calcext:value-type="float">
            <text:p>-45</text:p>
          </table:table-cell>
          <table:table-cell table:formula="of:=[.D40]-[.E40]" office:value-type="float" office:value="1025" calcext:value-type="float">
            <text:p>1025</text:p>
          </table:table-cell>
          <table:table-cell table:formula="of:=IF(OR(AND([.D40]=-1;[.E40]&lt;-1);AND([.D40]&gt;500;[.E40]=-1));0;1)" office:value-type="float" office:value="1" calcext:value-type="float">
            <text:p>1</text:p>
          </table:table-cell>
          <table:table-cell office:value-type="float" office:value="0.9254" calcext:value-type="float">
            <text:p>0.9254</text:p>
          </table:table-cell>
        </table:table-row>
        <table:table-row table:style-name="ro1">
          <table:table-cell office:value-type="string" calcext:value-type="string">
            <text:p>suite/world-8-f826f80a.tx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41]-[.E41]" office:value-type="float" office:value="964" calcext:value-type="float">
            <text:p>964</text:p>
          </table:table-cell>
          <table:table-cell table:formula="of:=IF(OR(AND([.D41]=-1;[.E41]&lt;-1);AND([.D41]&gt;500;[.E41]=-1));0;1)" office:value-type="float" office:value="0" calcext:value-type="float">
            <text:p>0</text:p>
          </table:table-cell>
          <table:table-cell office:value-type="float" office:value="0.0139" calcext:value-type="float">
            <text:p>0.0139</text:p>
          </table:table-cell>
        </table:table-row>
        <calcext:conditional-formats>
          <calcext:conditional-format calcext:target-range-address="'instance-8'.F1:'instance-8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H1:'instance-8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F2:'instance-8'.F4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8'.H2:'instance-8'.H4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9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79"/>
        <table:table-column table:style-name="co7" table:default-cell-style-name="Default"/>
        <table:table-column table:style-name="co7" table:default-cell-style-name="ce8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78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80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9-063f77ab.tx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9-13b784ef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77" calcext:value-type="float">
            <text:p>977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9-1faa7af5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table:formula="of:=[.D4]-[.E4]" office:value-type="float" office:value="79" calcext:value-type="float">
            <text:p>79</text:p>
          </table:table-cell>
          <table:table-cell table:formula="of:=IF(OR(AND([.D4]=-1;[.E4]&lt;-1);AND([.D4]&gt;500;[.E4]=-1));0;1)" office:value-type="float" office:value="0" calcext:value-type="float">
            <text:p>0</text:p>
          </table:table-cell>
          <table:table-cell office:value-type="float" office:value="32.0959" calcext:value-type="float">
            <text:p>32.0959</text:p>
          </table:table-cell>
        </table:table-row>
        <table:table-row table:style-name="ro1">
          <table:table-cell office:value-type="string" calcext:value-type="string">
            <text:p>suite/world-9-3d7f29d3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suite/world-9-3f93bb41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73" calcext:value-type="float">
            <text:p>973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74" calcext:value-type="float">
            <text:p>974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uite/world-9-41909bb0.txt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97" calcext:value-type="float">
            <text:p>997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suite/world-9-5fbf3b89.txt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table:formula="of:=[.D8]-[.E8]" office:value-type="float" office:value="29" calcext:value-type="float">
            <text:p>29</text:p>
          </table:table-cell>
          <table:table-cell table:formula="of:=IF(OR(AND([.D8]=-1;[.E8]&lt;-1);AND([.D8]&gt;500;[.E8]=-1));0;1)" office:value-type="float" office:value="0" calcext:value-type="float">
            <text:p>0</text:p>
          </table:table-cell>
          <table:table-cell office:value-type="float" office:value="0.5598" calcext:value-type="float">
            <text:p>0.5598</text:p>
          </table:table-cell>
        </table:table-row>
        <table:table-row table:style-name="ro1">
          <table:table-cell office:value-type="string" calcext:value-type="string">
            <text:p>suite/world-9-618d3e9e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8" calcext:value-type="float">
            <text:p>988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9-6d4efd2b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74" calcext:value-type="float">
            <text:p>974</text:p>
          </table:table-cell>
          <table:table-cell office:value-type="float" office:value="-12" calcext:value-type="float">
            <text:p>-12</text:p>
          </table:table-cell>
          <table:table-cell table:formula="of:=[.D10]-[.E10]" office:value-type="float" office:value="986" calcext:value-type="float">
            <text:p>986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suite/world-9-78fe134a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suite/world-9-8327cdc3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-10" calcext:value-type="float">
            <text:p>-10</text:p>
          </table:table-cell>
          <table:table-cell table:formula="of:=[.D12]-[.E12]" office:value-type="float" office:value="987" calcext:value-type="float">
            <text:p>987</text:p>
          </table:table-cell>
          <table:table-cell table:formula="of:=IF(OR(AND([.D12]=-1;[.E12]&lt;-1);AND([.D12]&gt;500;[.E12]=-1));0;1)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string" calcext:value-type="string">
            <text:p>suite/world-9-8c7faa00.txt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67" calcext:value-type="float">
            <text:p>967</text:p>
          </table:table-cell>
          <table:table-cell office:value-type="float" office:value="-42" calcext:value-type="float">
            <text:p>-42</text:p>
          </table:table-cell>
          <table:table-cell table:formula="of:=[.D13]-[.E13]" office:value-type="float" office:value="1009" calcext:value-type="float">
            <text:p>1009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5.7611" calcext:value-type="float">
            <text:p>5.7611</text:p>
          </table:table-cell>
        </table:table-row>
        <table:table-row table:style-name="ro1">
          <table:table-cell office:value-type="string" calcext:value-type="string">
            <text:p>suite/world-9-968d0a37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table:formula="of:=[.D14]-[.E14]" office:value-type="float" office:value="95" calcext:value-type="float">
            <text:p>95</text:p>
          </table:table-cell>
          <table:table-cell table:formula="of:=IF(OR(AND([.D14]=-1;[.E14]&lt;-1);AND([.D14]&gt;500;[.E14]=-1));0;1)" office:value-type="float" office:value="0" calcext:value-type="float">
            <text:p>0</text:p>
          </table:table-cell>
          <table:table-cell office:value-type="float" office:value="40.6674" calcext:value-type="float">
            <text:p>40.6674</text:p>
          </table:table-cell>
        </table:table-row>
        <table:table-row table:style-name="ro1">
          <table:table-cell office:value-type="string" calcext:value-type="string">
            <text:p>suite/world-9-9839173a.tx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86" calcext:value-type="float">
            <text:p>986</text:p>
          </table:table-cell>
          <table:table-cell office:value-type="float" office:value="-1" calcext:value-type="float">
            <text:p>-1</text:p>
          </table:table-cell>
          <table:table-cell table:formula="of:=[.D15]-[.E15]" office:value-type="float" office:value="987" calcext:value-type="float">
            <text:p>987</text:p>
          </table:table-cell>
          <table:table-cell table:formula="of:=IF(OR(AND([.D15]=-1;[.E15]&lt;-1);AND([.D15]&gt;500;[.E15]=-1));0;1)" office:value-type="float" office:value="0" calcext:value-type="float">
            <text:p>0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suite/world-9-9c0bcfd9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table:formula="of:=[.D16]-[.E16]" office:value-type="float" office:value="54" calcext:value-type="float">
            <text:p>54</text:p>
          </table:table-cell>
          <table:table-cell table:formula="of:=IF(OR(AND([.D16]=-1;[.E16]&lt;-1);AND([.D16]&gt;500;[.E16]=-1));0;1)" office:value-type="float" office:value="0" calcext:value-type="float">
            <text:p>0</text:p>
          </table:table-cell>
          <table:table-cell office:value-type="float" office:value="13.9275" calcext:value-type="float">
            <text:p>13.9275</text:p>
          </table:table-cell>
        </table:table-row>
        <table:table-row table:style-name="ro1">
          <table:table-cell office:value-type="string" calcext:value-type="string">
            <text:p>suite/world-9-d404d547.t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8" calcext:value-type="float">
            <text:p>988</text:p>
          </table:table-cell>
          <table:table-cell office:value-type="float" office:value="972" calcext:value-type="float">
            <text:p>972</text:p>
          </table:table-cell>
          <table:table-cell table:formula="of:=[.D17]-[.E17]" office:value-type="float" office:value="16" calcext:value-type="float">
            <text:p>16</text:p>
          </table:table-cell>
          <table:table-cell table:formula="of:=IF(OR(AND([.D17]=-1;[.E17]&lt;-1);AND([.D17]&gt;500;[.E17]=-1));0;1)" office:value-type="float" office:value="1" calcext:value-type="float">
            <text:p>1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office:value-type="string" calcext:value-type="string">
            <text:p>suite/world-9-d64cf4f5.tx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uite/world-9-e68c8643.txt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70" calcext:value-type="float">
            <text:p>970</text:p>
          </table:table-cell>
          <table:table-cell office:value-type="float" office:value="-1" calcext:value-type="float">
            <text:p>-1</text:p>
          </table:table-cell>
          <table:table-cell table:formula="of:=[.D19]-[.E19]" office:value-type="float" office:value="971" calcext:value-type="float">
            <text:p>971</text:p>
          </table:table-cell>
          <table:table-cell table:formula="of:=IF(OR(AND([.D19]=-1;[.E19]&lt;-1);AND([.D19]&gt;500;[.E19]=-1));0;1)"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suite/world-9-efef0c56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74" calcext:value-type="float">
            <text:p>974</text:p>
          </table:table-cell>
          <table:table-cell office:value-type="float" office:value="-26" calcext:value-type="float">
            <text:p>-26</text:p>
          </table:table-cell>
          <table:table-cell table:formula="of:=[.D20]-[.E20]" office:value-type="float" office:value="1000" calcext:value-type="float">
            <text:p>100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string" calcext:value-type="string">
            <text:p>suite/world-9-f001cf9e.txt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58" calcext:value-type="float">
            <text:p>958</text:p>
          </table:table-cell>
          <table:table-cell office:value-type="float" office:value="-41" calcext:value-type="float">
            <text:p>-41</text:p>
          </table:table-cell>
          <table:table-cell table:formula="of:=[.D21]-[.E21]" office:value-type="float" office:value="999" calcext:value-type="float">
            <text:p>999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1.3301" calcext:value-type="float">
            <text:p>1.3301</text:p>
          </table:table-cell>
        </table:table-row>
        <calcext:conditional-formats>
          <calcext:conditional-format calcext:target-range-address="'instance-9'.F1:'instance-9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H1:'instance-9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F2:'instance-9'.F2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9'.H2:'instance-9'.H2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0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83"/>
        <table:table-column table:style-name="co7" table:default-cell-style-name="Default"/>
        <table:table-column table:style-name="co7" table:default-cell-style-name="ce85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82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84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0-0191e5b7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table:formula="of:=[.D2]-[.E2]" office:value-type="float" office:value="100" calcext:value-type="float">
            <text:p>100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72.9034" calcext:value-type="float">
            <text:p>72.9034</text:p>
          </table:table-cell>
        </table:table-row>
        <table:table-row table:style-name="ro1">
          <table:table-cell office:value-type="string" calcext:value-type="string">
            <text:p>suite/world-10-0531b2ff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48" calcext:value-type="float">
            <text:p>948</text:p>
          </table:table-cell>
          <table:table-cell office:value-type="float" office:value="-16" calcext:value-type="float">
            <text:p>-16</text:p>
          </table:table-cell>
          <table:table-cell table:formula="of:=[.D3]-[.E3]" office:value-type="float" office:value="964" calcext:value-type="float">
            <text:p>964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string" calcext:value-type="string">
            <text:p>suite/world-10-0cbd90ef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74" calcext:value-type="float">
            <text:p>974</text:p>
          </table:table-cell>
          <table:table-cell office:value-type="float" office:value="-54" calcext:value-type="float">
            <text:p>-54</text:p>
          </table:table-cell>
          <table:table-cell table:formula="of:=[.D4]-[.E4]" office:value-type="float" office:value="1028" calcext:value-type="float">
            <text:p>1028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5.2634" calcext:value-type="float">
            <text:p>5.2634</text:p>
          </table:table-cell>
        </table:table-row>
        <table:table-row table:style-name="ro1">
          <table:table-cell office:value-type="string" calcext:value-type="string">
            <text:p>suite/world-10-0e0d4dab.txt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70" calcext:value-type="float">
            <text:p>970</text:p>
          </table:table-cell>
          <table:table-cell office:value-type="float" office:value="-132" calcext:value-type="float">
            <text:p>-132</text:p>
          </table:table-cell>
          <table:table-cell table:formula="of:=[.D5]-[.E5]" office:value-type="float" office:value="1102" calcext:value-type="float">
            <text:p>1102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94.3483" calcext:value-type="float">
            <text:p>94.3483</text:p>
          </table:table-cell>
        </table:table-row>
        <table:table-row table:style-name="ro1">
          <table:table-cell office:value-type="string" calcext:value-type="string">
            <text:p>suite/world-10-1a48240e.txt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62" calcext:value-type="float">
            <text:p>962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219" calcext:value-type="float">
            <text:p>0.0219</text:p>
          </table:table-cell>
        </table:table-row>
        <table:table-row table:style-name="ro1">
          <table:table-cell office:value-type="string" calcext:value-type="string">
            <text:p>suite/world-10-2147fb9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78" calcext:value-type="float">
            <text:p>978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suite/world-10-28368a3a.t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80" calcext:value-type="float">
            <text:p>980</text:p>
          </table:table-cell>
          <table:table-cell office:value-type="float" office:value="-81" calcext:value-type="float">
            <text:p>-81</text:p>
          </table:table-cell>
          <table:table-cell table:formula="of:=[.D8]-[.E8]" office:value-type="float" office:value="1061" calcext:value-type="float">
            <text:p>1061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14.158" calcext:value-type="float">
            <text:p>14.158</text:p>
          </table:table-cell>
        </table:table-row>
        <table:table-row table:style-name="ro1">
          <table:table-cell office:value-type="string" calcext:value-type="string">
            <text:p>suite/world-10-3066593e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81" calcext:value-type="float">
            <text:p>981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82" calcext:value-type="float">
            <text:p>982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suite/world-10-402f7eed.txt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10]-[.E10]" office:value-type="float" office:value="38" calcext:value-type="float">
            <text:p>38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9.8179" calcext:value-type="float">
            <text:p>9.8179</text:p>
          </table:table-cell>
        </table:table-row>
        <table:table-row table:style-name="ro1">
          <table:table-cell office:value-type="string" calcext:value-type="string">
            <text:p>suite/world-10-49b9e335.txt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table:formula="of:=[.D11]-[.E11]" office:value-type="float" office:value="16" calcext:value-type="float">
            <text:p>16</text:p>
          </table:table-cell>
          <table:table-cell table:formula="of:=IF(OR(AND([.D11]=-1;[.E11]&lt;-1);AND([.D11]&gt;500;[.E11]=-1));0;1)" office:value-type="float" office:value="0" calcext:value-type="float">
            <text:p>0</text:p>
          </table:table-cell>
          <table:table-cell office:value-type="float" office:value="0.1492" calcext:value-type="float">
            <text:p>0.1492</text:p>
          </table:table-cell>
        </table:table-row>
        <table:table-row table:style-name="ro1">
          <table:table-cell office:value-type="string" calcext:value-type="string">
            <text:p>suite/world-10-6f97ebcb.txt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table:formula="of:=[.D12]-[.E12]" office:value-type="float" office:value="67" calcext:value-type="float">
            <text:p>67</text:p>
          </table:table-cell>
          <table:table-cell table:formula="of:=IF(OR(AND([.D12]=-1;[.E12]&lt;-1);AND([.D12]&gt;500;[.E12]=-1));0;1)" office:value-type="float" office:value="0" calcext:value-type="float">
            <text:p>0</text:p>
          </table:table-cell>
          <table:table-cell office:value-type="float" office:value="13.4602" calcext:value-type="float">
            <text:p>13.4602</text:p>
          </table:table-cell>
        </table:table-row>
        <table:table-row table:style-name="ro1">
          <table:table-cell office:value-type="string" calcext:value-type="string">
            <text:p>suite/world-10-77a112b2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83" calcext:value-type="float">
            <text:p>983</text:p>
          </table:table-cell>
          <table:table-cell office:value-type="float" office:value="-10" calcext:value-type="float">
            <text:p>-10</text:p>
          </table:table-cell>
          <table:table-cell table:formula="of:=[.D13]-[.E13]" office:value-type="float" office:value="993" calcext:value-type="float">
            <text:p>993</text:p>
          </table:table-cell>
          <table:table-cell table:formula="of:=IF(OR(AND([.D13]=-1;[.E13]&lt;-1);AND([.D13]&gt;500;[.E13]=-1));0;1)" office:value-type="float" office:value="1" calcext:value-type="float">
            <text:p>1</text:p>
          </table:table-cell>
          <table:table-cell office:value-type="float" office:value="0.0718" calcext:value-type="float">
            <text:p>0.0718</text:p>
          </table:table-cell>
        </table:table-row>
        <table:table-row table:style-name="ro1">
          <table:table-cell office:value-type="string" calcext:value-type="string">
            <text:p>suite/world-10-843c2dcf.txt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10" calcext:value-type="float">
            <text:p>-10</text:p>
          </table:table-cell>
          <table:table-cell table:formula="of:=[.D14]-[.E14]" office:value-type="float" office:value="990" calcext:value-type="float">
            <text:p>990</text:p>
          </table:table-cell>
          <table:table-cell table:formula="of:=IF(OR(AND([.D14]=-1;[.E14]&lt;-1);AND([.D14]&gt;500;[.E14]=-1));0;1)" office:value-type="float" office:value="1" calcext:value-type="float">
            <text:p>1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suite/world-10-8ff22818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57" calcext:value-type="float">
            <text:p>957</text:p>
          </table:table-cell>
          <table:table-cell office:value-type="float" office:value="-16" calcext:value-type="float">
            <text:p>-16</text:p>
          </table:table-cell>
          <table:table-cell table:formula="of:=[.D15]-[.E15]" office:value-type="float" office:value="973" calcext:value-type="float">
            <text:p>973</text:p>
          </table:table-cell>
          <table:table-cell table:formula="of:=IF(OR(AND([.D15]=-1;[.E15]&lt;-1);AND([.D15]&gt;500;[.E15]=-1));0;1)" office:value-type="float" office:value="1" calcext:value-type="float">
            <text:p>1</text:p>
          </table:table-cell>
          <table:table-cell office:value-type="float" office:value="0.2009" calcext:value-type="float">
            <text:p>0.2009</text:p>
          </table:table-cell>
        </table:table-row>
        <table:table-row table:style-name="ro1">
          <table:table-cell office:value-type="string" calcext:value-type="string">
            <text:p>suite/world-10-c0b5ea27.tx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2" calcext:value-type="float">
            <text:p>972</text:p>
          </table:table-cell>
          <table:table-cell office:value-type="float" office:value="-26" calcext:value-type="float">
            <text:p>-26</text:p>
          </table:table-cell>
          <table:table-cell table:formula="of:=[.D16]-[.E16]" office:value-type="float" office:value="998" calcext:value-type="float">
            <text:p>998</text:p>
          </table:table-cell>
          <table:table-cell table:formula="of:=IF(OR(AND([.D16]=-1;[.E16]&lt;-1);AND([.D16]&gt;500;[.E16]=-1));0;1)" office:value-type="float" office:value="1" calcext:value-type="float">
            <text:p>1</text:p>
          </table:table-cell>
          <table:table-cell office:value-type="float" office:value="0.6976" calcext:value-type="float">
            <text:p>0.6976</text:p>
          </table:table-cell>
        </table:table-row>
        <table:table-row table:style-name="ro1">
          <table:table-cell office:value-type="string" calcext:value-type="string">
            <text:p>suite/world-10-d5184889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41" calcext:value-type="float">
            <text:p>-41</text:p>
          </table:table-cell>
          <table:table-cell table:formula="of:=[.D17]-[.E17]" office:value-type="float" office:value="40" calcext:value-type="float">
            <text:p>40</text:p>
          </table:table-cell>
          <table:table-cell table:formula="of:=IF(OR(AND([.D17]=-1;[.E17]&lt;-1);AND([.D17]&gt;500;[.E17]=-1));0;1)" office:value-type="float" office:value="0" calcext:value-type="float">
            <text:p>0</text:p>
          </table:table-cell>
          <table:table-cell office:value-type="float" office:value="1.6284" calcext:value-type="float">
            <text:p>1.6284</text:p>
          </table:table-cell>
        </table:table-row>
        <table:table-row table:style-name="ro1">
          <table:table-cell office:value-type="string" calcext:value-type="string">
            <text:p>suite/world-10-e896768f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IF(OR(AND([.D18]=-1;[.E18]&lt;-1);AND([.D18]&gt;500;[.E18]=-1));0;1)" office:value-type="float" office:value="1" calcext:value-type="float">
            <text:p>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suite/world-10-edbf9120.tx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19]-[.E19]" office:value-type="float" office:value="986" calcext:value-type="float">
            <text:p>986</text:p>
          </table:table-cell>
          <table:table-cell table:formula="of:=IF(OR(AND([.D19]=-1;[.E19]&lt;-1);AND([.D19]&gt;500;[.E19]=-1));0;1)" office:value-type="float" office:value="1" calcext:value-type="float">
            <text:p>1</text:p>
          </table:table-cell>
          <table:table-cell office:value-type="float" office:value="0.0725" calcext:value-type="float">
            <text:p>0.0725</text:p>
          </table:table-cell>
        </table:table-row>
        <table:table-row table:style-name="ro1">
          <table:table-cell office:value-type="string" calcext:value-type="string">
            <text:p>suite/world-10-f76c4d8d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73" calcext:value-type="float">
            <text:p>973</text:p>
          </table:table-cell>
          <table:table-cell office:value-type="float" office:value="-17" calcext:value-type="float">
            <text:p>-17</text:p>
          </table:table-cell>
          <table:table-cell table:formula="of:=[.D20]-[.E20]" office:value-type="float" office:value="990" calcext:value-type="float">
            <text:p>990</text:p>
          </table:table-cell>
          <table:table-cell table:formula="of:=IF(OR(AND([.D20]=-1;[.E20]&lt;-1);AND([.D20]&gt;500;[.E20]=-1));0;1)" office:value-type="float" office:value="1" calcext:value-type="float">
            <text:p>1</text:p>
          </table:table-cell>
          <table:table-cell office:value-type="float" office:value="0.1394" calcext:value-type="float">
            <text:p>0.1394</text:p>
          </table:table-cell>
        </table:table-row>
        <table:table-row table:style-name="ro1">
          <table:table-cell office:value-type="string" calcext:value-type="string">
            <text:p>suite/world-10-fffe4163.txt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8" calcext:value-type="float">
            <text:p>968</text:p>
          </table:table-cell>
          <table:table-cell office:value-type="float" office:value="-47" calcext:value-type="float">
            <text:p>-47</text:p>
          </table:table-cell>
          <table:table-cell table:formula="of:=[.D21]-[.E21]" office:value-type="float" office:value="1015" calcext:value-type="float">
            <text:p>1015</text:p>
          </table:table-cell>
          <table:table-cell table:formula="of:=IF(OR(AND([.D21]=-1;[.E21]&lt;-1);AND([.D21]&gt;500;[.E21]=-1));0;1)" office:value-type="float" office:value="1" calcext:value-type="float">
            <text:p>1</text:p>
          </table:table-cell>
          <table:table-cell office:value-type="float" office:value="14.3727" calcext:value-type="float">
            <text:p>14.3727</text:p>
          </table:table-cell>
        </table:table-row>
        <calcext:conditional-formats>
          <calcext:conditional-format calcext:target-range-address="'instance-10'.F1:'instance-10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H1:'instance-10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F2:'instance-10'.F2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0'.H2:'instance-10'.H2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1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87"/>
        <table:table-column table:style-name="co7" table:default-cell-style-name="Default"/>
        <table:table-column table:style-name="co7" table:default-cell-style-name="ce89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86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88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1-0594cbc5.txt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1-05b151a7.txt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87" calcext:value-type="float">
            <text:p>987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88" calcext:value-type="float">
            <text:p>988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suite/world-11-0f4860e3.txt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68" calcext:value-type="float">
            <text:p>968</text:p>
          </table:table-cell>
          <table:table-cell office:value-type="float" office:value="-17" calcext:value-type="float">
            <text:p>-17</text:p>
          </table:table-cell>
          <table:table-cell table:formula="of:=[.D4]-[.E4]" office:value-type="float" office:value="985" calcext:value-type="float">
            <text:p>985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string" calcext:value-type="string">
            <text:p>suite/world-11-11b402e0.txt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75" calcext:value-type="float">
            <text:p>975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uite/world-11-1fd1bd87.txt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60" calcext:value-type="float">
            <text:p>960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61" calcext:value-type="float">
            <text:p>961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11-26e598fe.txt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float" office:value="-10" calcext:value-type="float">
            <text:p>-10</text:p>
          </table:table-cell>
          <table:table-cell table:formula="of:=[.D7]-[.E7]" office:value-type="float" office:value="986" calcext:value-type="float">
            <text:p>986</text:p>
          </table:table-cell>
          <table:table-cell table:formula="of:=IF(OR(AND([.D7]=-1;[.E7]&lt;-1);AND([.D7]&gt;500;[.E7]=-1));0;1)" office:value-type="float" office:value="1" calcext:value-type="float">
            <text:p>1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uite/world-11-71ae5155.txt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8]-[.E8]" office:value-type="float" office:value="0" calcext:value-type="float">
            <text:p>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suite/world-11-7ed5d660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68" calcext:value-type="float">
            <text:p>968</text:p>
          </table:table-cell>
          <table:table-cell office:value-type="float" office:value="-31" calcext:value-type="float">
            <text:p>-31</text:p>
          </table:table-cell>
          <table:table-cell table:formula="of:=[.D9]-[.E9]" office:value-type="float" office:value="999" calcext:value-type="float">
            <text:p>999</text:p>
          </table:table-cell>
          <table:table-cell table:formula="of:=IF(OR(AND([.D9]=-1;[.E9]&lt;-1);AND([.D9]&gt;500;[.E9]=-1));0;1)" office:value-type="float" office:value="1" calcext:value-type="float">
            <text:p>1</text:p>
          </table:table-cell>
          <table:table-cell office:value-type="float" office:value="0.9623" calcext:value-type="float">
            <text:p>0.9623</text:p>
          </table:table-cell>
        </table:table-row>
        <table:table-row table:style-name="ro1">
          <table:table-cell office:value-type="string" calcext:value-type="string">
            <text:p>suite/world-11-7ff27523.txt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10]-[.E10]" office:value-type="float" office:value="949" calcext:value-type="float">
            <text:p>949</text:p>
          </table:table-cell>
          <table:table-cell table:formula="of:=IF(OR(AND([.D10]=-1;[.E10]&lt;-1);AND([.D10]&gt;500;[.E10]=-1));0;1)" office:value-type="float" office:value="0" calcext:value-type="float">
            <text:p>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uite/world-11-dada9147.txt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87" calcext:value-type="float">
            <text:p>987</text:p>
          </table:table-cell>
          <table:table-cell office:value-type="float" office:value="-23" calcext:value-type="float">
            <text:p>-23</text:p>
          </table:table-cell>
          <table:table-cell table:formula="of:=[.D11]-[.E11]" office:value-type="float" office:value="1010" calcext:value-type="float">
            <text:p>1010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3119" calcext:value-type="float">
            <text:p>0.3119</text:p>
          </table:table-cell>
        </table:table-row>
        <calcext:conditional-formats>
          <calcext:conditional-format calcext:target-range-address="'instance-11'.F1:'instance-11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H1:'instance-11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F2:'instance-11'.F1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1'.H2:'instance-11'.H1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2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91"/>
        <table:table-column table:style-name="co7" table:default-cell-style-name="Default"/>
        <table:table-column table:style-name="co7" table:default-cell-style-name="ce93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90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92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2-0137fc32.txt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2]-[.E2]" office:value-type="float" office:value="0" calcext:value-type="float">
            <text:p>0</text:p>
          </table:table-cell>
          <table:table-cell table:formula="of:=IF(OR(AND([.D2]=-1;[.E2]&lt;-1);AND([.D2]&gt;500;[.E2]=-1));0;1)" office:value-type="float" office:value="1" calcext:value-type="float">
            <text:p>1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12-2dcf5e61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57" calcext:value-type="float">
            <text:p>957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58" calcext:value-type="float">
            <text:p>958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suite/world-12-5fd93448.txt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2-7a40e50d.txt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71" calcext:value-type="float">
            <text:p>971</text:p>
          </table:table-cell>
          <table:table-cell office:value-type="float" office:value="-33" calcext:value-type="float">
            <text:p>-33</text:p>
          </table:table-cell>
          <table:table-cell table:formula="of:=[.D5]-[.E5]" office:value-type="float" office:value="1004" calcext:value-type="float">
            <text:p>1004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1.9235" calcext:value-type="float">
            <text:p>1.9235</text:p>
          </table:table-cell>
        </table:table-row>
        <table:table-row table:style-name="ro1">
          <table:table-cell office:value-type="string" calcext:value-type="string">
            <text:p>suite/world-12-7c0ab81e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73" calcext:value-type="float">
            <text:p>973</text:p>
          </table:table-cell>
          <table:table-cell office:value-type="float" office:value="-10" calcext:value-type="float">
            <text:p>-10</text:p>
          </table:table-cell>
          <table:table-cell table:formula="of:=[.D6]-[.E6]" office:value-type="float" office:value="983" calcext:value-type="float">
            <text:p>983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suite/world-12-9ca80da1.txt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46" calcext:value-type="float">
            <text:p>-46</text:p>
          </table:table-cell>
          <table:table-cell table:formula="of:=[.D7]-[.E7]" office:value-type="float" office:value="45" calcext:value-type="float">
            <text:p>45</text:p>
          </table:table-cell>
          <table:table-cell table:formula="of:=IF(OR(AND([.D7]=-1;[.E7]&lt;-1);AND([.D7]&gt;500;[.E7]=-1));0;1)" office:value-type="float" office:value="0" calcext:value-type="float">
            <text:p>0</text:p>
          </table:table-cell>
          <table:table-cell office:value-type="float" office:value="2.4408" calcext:value-type="float">
            <text:p>2.4408</text:p>
          </table:table-cell>
        </table:table-row>
        <table:table-row table:style-name="ro1">
          <table:table-cell office:value-type="string" calcext:value-type="string">
            <text:p>suite/world-12-b4d102b4.txt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50" calcext:value-type="float">
            <text:p>950</text:p>
          </table:table-cell>
          <table:table-cell office:value-type="float" office:value="-10" calcext:value-type="float">
            <text:p>-10</text:p>
          </table:table-cell>
          <table:table-cell table:formula="of:=[.D8]-[.E8]" office:value-type="float" office:value="960" calcext:value-type="float">
            <text:p>960</text:p>
          </table:table-cell>
          <table:table-cell table:formula="of:=IF(OR(AND([.D8]=-1;[.E8]&lt;-1);AND([.D8]&gt;500;[.E8]=-1));0;1)" office:value-type="float" office:value="1" calcext:value-type="float">
            <text:p>1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suite/world-12-b726514f.tx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91" calcext:value-type="float">
            <text:p>991</text:p>
          </table:table-cell>
          <table:table-cell office:value-type="float" office:value="-1" calcext:value-type="float">
            <text:p>-1</text:p>
          </table:table-cell>
          <table:table-cell table:formula="of:=[.D9]-[.E9]" office:value-type="float" office:value="992" calcext:value-type="float">
            <text:p>992</text:p>
          </table:table-cell>
          <table:table-cell table:formula="of:=IF(OR(AND([.D9]=-1;[.E9]&lt;-1);AND([.D9]&gt;500;[.E9]=-1));0;1)" office:value-type="float" office:value="0" calcext:value-type="float">
            <text:p>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uite/world-12-ea1259c3.txt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74" calcext:value-type="float">
            <text:p>974</text:p>
          </table:table-cell>
          <table:table-cell office:value-type="float" office:value="-10" calcext:value-type="float">
            <text:p>-10</text:p>
          </table:table-cell>
          <table:table-cell table:formula="of:=[.D10]-[.E10]" office:value-type="float" office:value="984" calcext:value-type="float">
            <text:p>984</text:p>
          </table:table-cell>
          <table:table-cell table:formula="of:=IF(OR(AND([.D10]=-1;[.E10]&lt;-1);AND([.D10]&gt;500;[.E10]=-1));0;1)" office:value-type="float" office:value="1" calcext:value-type="float">
            <text:p>1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string" calcext:value-type="string">
            <text:p>suite/world-12-f80192c9.txt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82" calcext:value-type="float">
            <text:p>982</text:p>
          </table:table-cell>
          <table:table-cell office:value-type="float" office:value="959" calcext:value-type="float">
            <text:p>959</text:p>
          </table:table-cell>
          <table:table-cell table:formula="of:=[.D11]-[.E11]" office:value-type="float" office:value="23" calcext:value-type="float">
            <text:p>23</text:p>
          </table:table-cell>
          <table:table-cell table:formula="of:=IF(OR(AND([.D11]=-1;[.E11]&lt;-1);AND([.D11]&gt;500;[.E11]=-1));0;1)" office:value-type="float" office:value="1" calcext:value-type="float">
            <text:p>1</text:p>
          </table:table-cell>
          <table:table-cell office:value-type="float" office:value="0.9569" calcext:value-type="float">
            <text:p>0.9569</text:p>
          </table:table-cell>
        </table:table-row>
        <calcext:conditional-formats>
          <calcext:conditional-format calcext:target-range-address="'instance-12'.F1:'instance-12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H1:'instance-12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F2:'instance-12'.F1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2'.H2:'instance-12'.H1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3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95"/>
        <table:table-column table:style-name="co7" table:default-cell-style-name="Default"/>
        <table:table-column table:style-name="co7" table:default-cell-style-name="ce97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94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96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3-1910f448.txt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963" calcext:value-type="float">
            <text:p>963</text:p>
          </table:table-cell>
          <table:table-cell office:value-type="float" office:value="-1" calcext:value-type="float">
            <text:p>-1</text:p>
          </table:table-cell>
          <table:table-cell table:formula="of:=[.D2]-[.E2]" office:value-type="float" office:value="964" calcext:value-type="float">
            <text:p>964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suite/world-13-5452f8e4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3]-[.E3]" office:value-type="float" office:value="0" calcext:value-type="float">
            <text:p>0</text:p>
          </table:table-cell>
          <table:table-cell table:formula="of:=IF(OR(AND([.D3]=-1;[.E3]&lt;-1);AND([.D3]&gt;500;[.E3]=-1));0;1)" office:value-type="float" office:value="1" calcext:value-type="float">
            <text:p>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suite/world-13-a2727a1e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4]-[.E4]" office:value-type="float" office:value="0" calcext:value-type="float">
            <text:p>0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suite/world-13-a40dfb33.txt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D5]-[.E5]" office:value-type="float" office:value="0" calcext:value-type="float">
            <text:p>0</text:p>
          </table:table-cell>
          <table:table-cell table:formula="of:=IF(OR(AND([.D5]=-1;[.E5]&lt;-1);AND([.D5]&gt;500;[.E5]=-1));0;1)"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suite/world-13-f6103b91.txt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948" calcext:value-type="float">
            <text:p>948</text:p>
          </table:table-cell>
          <table:table-cell office:value-type="float" office:value="-1" calcext:value-type="float">
            <text:p>-1</text:p>
          </table:table-cell>
          <table:table-cell table:formula="of:=[.D6]-[.E6]" office:value-type="float" office:value="949" calcext:value-type="float">
            <text:p>949</text:p>
          </table:table-cell>
          <table:table-cell table:formula="of:=IF(OR(AND([.D6]=-1;[.E6]&lt;-1);AND([.D6]&gt;500;[.E6]=-1));0;1)" office:value-type="float" office:value="0" calcext:value-type="float">
            <text:p>0</text:p>
          </table:table-cell>
          <table:table-cell office:value-type="float" office:value="0.0138" calcext:value-type="float">
            <text:p>0.0138</text:p>
          </table:table-cell>
        </table:table-row>
        <calcext:conditional-formats>
          <calcext:conditional-format calcext:target-range-address="'instance-13'.F1:'instance-13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H1:'instance-13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F2:'instance-13'.F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3'.H2:'instance-13'.H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table table:name="instance-14" table:style-name="ta1">
        <office:forms form:automatic-focus="false" form:apply-design-mode="false"/>
        <table:table-column table:style-name="co7" table:number-columns-repeated="5" table:default-cell-style-name="Default"/>
        <table:table-column table:style-name="co7" table:default-cell-style-name="ce99"/>
        <table:table-column table:style-name="co7" table:default-cell-style-name="Default"/>
        <table:table-column table:style-name="co7" table:default-cell-style-name="ce101"/>
        <table:table-row table:style-name="ro1"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#pits</text:p>
          </table:table-cell>
          <table:table-cell table:style-name="ce2" office:value-type="string" calcext:value-type="string">
            <text:p>Ref. Score</text:p>
          </table:table-cell>
          <table:table-cell table:style-name="ce2" office:value-type="string" calcext:value-type="string">
            <text:p>Agent Score</text:p>
          </table:table-cell>
          <table:table-cell table:style-name="ce98" office:value-type="string" calcext:value-type="string">
            <text:p>Gap</text:p>
          </table:table-cell>
          <table:table-cell table:style-name="ce2" office:value-type="string" calcext:value-type="string">
            <text:p>Interesting</text:p>
          </table:table-cell>
          <table:table-cell table:style-name="ce100" office:value-type="string" calcext:value-type="string">
            <text:p>CPU time</text:p>
          </table:table-cell>
        </table:table-row>
        <table:table-row table:style-name="ro1">
          <table:table-cell office:value-type="string" calcext:value-type="string">
            <text:p>suite/world-14-0bc17204.txt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table:formula="of:=[.D2]-[.E2]" office:value-type="float" office:value="38" calcext:value-type="float">
            <text:p>38</text:p>
          </table:table-cell>
          <table:table-cell table:formula="of:=IF(OR(AND([.D2]=-1;[.E2]&lt;-1);AND([.D2]&gt;500;[.E2]=-1));0;1)" office:value-type="float" office:value="0" calcext:value-type="float">
            <text:p>0</text:p>
          </table:table-cell>
          <table:table-cell office:value-type="float" office:value="1.1759" calcext:value-type="float">
            <text:p>1.1759</text:p>
          </table:table-cell>
        </table:table-row>
        <table:table-row table:style-name="ro1">
          <table:table-cell office:value-type="string" calcext:value-type="string">
            <text:p>suite/world-14-2116748c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65" calcext:value-type="float">
            <text:p>965</text:p>
          </table:table-cell>
          <table:table-cell office:value-type="float" office:value="-1" calcext:value-type="float">
            <text:p>-1</text:p>
          </table:table-cell>
          <table:table-cell table:formula="of:=[.D3]-[.E3]" office:value-type="float" office:value="966" calcext:value-type="float">
            <text:p>966</text:p>
          </table:table-cell>
          <table:table-cell table:formula="of:=IF(OR(AND([.D3]=-1;[.E3]&lt;-1);AND([.D3]&gt;500;[.E3]=-1));0;1)" office:value-type="float" office:value="0" calcext:value-type="float">
            <text:p>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suite/world-14-8363041e.txt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40" calcext:value-type="float">
            <text:p>940</text:p>
          </table:table-cell>
          <table:table-cell office:value-type="float" office:value="-27" calcext:value-type="float">
            <text:p>-27</text:p>
          </table:table-cell>
          <table:table-cell table:formula="of:=[.D4]-[.E4]" office:value-type="float" office:value="967" calcext:value-type="float">
            <text:p>967</text:p>
          </table:table-cell>
          <table:table-cell table:formula="of:=IF(OR(AND([.D4]=-1;[.E4]&lt;-1);AND([.D4]&gt;500;[.E4]=-1));0;1)" office:value-type="float" office:value="1" calcext:value-type="float">
            <text:p>1</text:p>
          </table:table-cell>
          <table:table-cell office:value-type="float" office:value="0.2564" calcext:value-type="float">
            <text:p>0.2564</text:p>
          </table:table-cell>
        </table:table-row>
        <table:table-row table:style-name="ro1">
          <table:table-cell office:value-type="string" calcext:value-type="string">
            <text:p>suite/world-14-9c3ad0d9.txt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974" calcext:value-type="float">
            <text:p>974</text:p>
          </table:table-cell>
          <table:table-cell office:value-type="float" office:value="-1" calcext:value-type="float">
            <text:p>-1</text:p>
          </table:table-cell>
          <table:table-cell table:formula="of:=[.D5]-[.E5]" office:value-type="float" office:value="975" calcext:value-type="float">
            <text:p>975</text:p>
          </table:table-cell>
          <table:table-cell table:formula="of:=IF(OR(AND([.D5]=-1;[.E5]&lt;-1);AND([.D5]&gt;500;[.E5]=-1));0;1)" office:value-type="float" office:value="0" calcext:value-type="float">
            <text:p>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suite/world-14-b5da07b7.txt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918" calcext:value-type="float">
            <text:p>918</text:p>
          </table:table-cell>
          <table:table-cell table:formula="of:=[.D6]-[.E6]" office:value-type="float" office:value="54" calcext:value-type="float">
            <text:p>54</text:p>
          </table:table-cell>
          <table:table-cell table:formula="of:=IF(OR(AND([.D6]=-1;[.E6]&lt;-1);AND([.D6]&gt;500;[.E6]=-1));0;1)" office:value-type="float" office:value="1" calcext:value-type="float">
            <text:p>1</text:p>
          </table:table-cell>
          <table:table-cell office:value-type="float" office:value="57.6547" calcext:value-type="float">
            <text:p>57.6547</text:p>
          </table:table-cell>
        </table:table-row>
        <calcext:conditional-formats>
          <calcext:conditional-format calcext:target-range-address="'instance-14'.F1:'instance-14'.F1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H1:'instance-14'.H1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F2:'instance-14'.F6">
            <calcext:color-scale>
              <calcext:color-scale-entry calcext:value="0" calcext:type="minimum" calcext:color="#009933"/>
              <calcext:color-scale-entry calcext:value="3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'instance-14'.H2:'instance-14'.H6">
            <calcext:color-scale>
              <calcext:color-scale-entry calcext:value="0" calcext:type="minimum" calcext:color="#009933"/>
              <calcext:color-scale-entry calcext:value="75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instance-data'.A1:'instance-data'.F471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2:15:02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2:30:36.581000000</dc:date>
    <meta:editing-duration>PT54M54S</meta:editing-duration>
    <meta:editing-cycles>10</meta:editing-cycles>
    <meta:generator>LibreOffice/6.0.4.2$Windows_X86_64 LibreOffice_project/9b0d9b32d5dcda91d2f1a96dc04c645c450872bf</meta:generator>
    <meta:document-statistic meta:table-count="13" meta:cell-count="77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47cm" svg:height="7.634cm" xlink:href=".." xlink:type="simple" chart:class="chart:line" chart:style-name="ch1">
        <chart:title svg:x="6.196cm" svg:y="0.288cm" chart:style-name="ch2">
          <text:p>All vs Interesting</text:p>
        </chart:title>
        <chart:legend chart:legend-position="bottom" svg:x="2.424cm" svg:y="7.029cm" style:legend-expansion="wide" chart:style-name="ch3"/>
        <chart:plot-area chart:style-name="ch4" table:cell-range-address="summary.A3:summary.C13 summary.A2:summary.C2 summary.H2:summary.I13" chart:data-source-has-labels="both" svg:x="1.319cm" svg:y="1.245cm" svg:width="14.31cm" svg:height="4.477cm">
          <chartooo:coordinate-region svg:x="2.142cm" svg:y="1.448cm" svg:width="13.105cm" svg:height="3.621cm"/>
          <chart:axis chart:dimension="x" chart:name="primary-x" chart:style-name="ch5" chartooo:axis-type="auto">
            <chartooo:date-scale/>
            <chart:title svg:x="8.11cm" svg:y="5.874cm" chart:style-name="ch6">
              <text:p>Size</text:p>
            </chart:title>
            <chart:categories table:cell-range-address="summary.A3:summary.A13"/>
          </chart:axis>
          <chart:axis chart:dimension="y" chart:name="primary-y" chart:style-name="ch7">
            <chart:title svg:x="0.451cm" svg:y="4.461cm" chart:style-name="ch8">
              <text:p>Average Gap</text:p>
            </chart:title>
            <chart:grid chart:style-name="ch9" chart:class="major"/>
          </chart:axis>
          <chart:series chart:style-name="ch10" chart:values-cell-range-address="summary.B3:summary.B13" chart:label-cell-address="summary.B2:summary.B2" chart:class="chart:line">
            <chart:data-point chart:repeated="11"/>
          </chart:series>
          <chart:series chart:style-name="ch11" chart:values-cell-range-address="summary.C3:summary.C13" chart:label-cell-address="summary.C2:summary.C2" chart:class="chart:line">
            <chart:data-point chart:repeated="11"/>
          </chart:series>
          <chart:series chart:style-name="ch12" chart:values-cell-range-address="summary.H3:summary.H13" chart:label-cell-address="summary.H2:summary.H2" chart:class="chart:line">
            <chart:data-point chart:repeated="11"/>
          </chart:series>
          <chart:series chart:style-name="ch13" chart:values-cell-range-address="summary.I3:summary.I13" chart:label-cell-address="summary.I2:summary.I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gap</text:p>
                <draw:g>
                  <svg:desc>summary.B2:summary.B2</svg:desc>
                </draw:g>
              </table:table-cell>
              <table:table-cell office:value-type="string">
                <text:p>Std. Dev</text:p>
                <draw:g>
                  <svg:desc>summary.C2:summary.C2</svg:desc>
                </draw:g>
              </table:table-cell>
              <table:table-cell office:value-type="string">
                <text:p>Int. Avg. gap</text:p>
                <draw:g>
                  <svg:desc>summary.H2:summary.H2</svg:desc>
                </draw:g>
              </table:table-cell>
              <table:table-cell office:value-type="string">
                <text:p>Int.Std.Dev</text:p>
                <draw:g>
                  <svg:desc>summary.I2:summary.I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ummary.A3:summary.A13</svg:desc>
                </draw:g>
              </table:table-cell>
              <table:table-cell office:value-type="float" office:value="419.35625">
                <text:p>419.35625</text:p>
                <draw:g>
                  <svg:desc>summary.B3:summary.B13</svg:desc>
                </draw:g>
              </table:table-cell>
              <table:table-cell office:value-type="float" office:value="488.031772175251">
                <text:p>488.031772175251</text:p>
                <draw:g>
                  <svg:desc>summary.C3:summary.C13</svg:desc>
                </draw:g>
              </table:table-cell>
              <table:table-cell office:value-type="float" office:value="291.394230769231">
                <text:p>291.394230769231</text:p>
                <draw:g>
                  <svg:desc>summary.H3:summary.H13</svg:desc>
                </draw:g>
              </table:table-cell>
              <table:table-cell office:value-type="float" office:value="453.779541406841">
                <text:p>453.779541406841</text:p>
                <draw:g>
                  <svg:desc>summary.I3:summary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4.4125">
                <text:p>464.4125</text:p>
              </table:table-cell>
              <table:table-cell office:value-type="float" office:value="492.64449640869">
                <text:p>492.64449640869</text:p>
              </table:table-cell>
              <table:table-cell office:value-type="float" office:value="368.153846153846">
                <text:p>368.153846153846</text:p>
              </table:table-cell>
              <table:table-cell office:value-type="float" office:value="484.864338601698">
                <text:p>484.8643386016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3.975">
                <text:p>633.975</text:p>
              </table:table-cell>
              <table:table-cell office:value-type="float" office:value="474.146908148022">
                <text:p>474.146908148022</text:p>
              </table:table-cell>
              <table:table-cell office:value-type="float" office:value="473.122448979592">
                <text:p>473.122448979592</text:p>
              </table:table-cell>
              <table:table-cell office:value-type="float" office:value="500.091101394414">
                <text:p>500.0911013944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29.9">
                <text:p>629.9</text:p>
              </table:table-cell>
              <table:table-cell office:value-type="float" office:value="468.369610785854">
                <text:p>468.369610785854</text:p>
              </table:table-cell>
              <table:table-cell office:value-type="float" office:value="563.888888888889">
                <text:p>563.888888888889</text:p>
              </table:table-cell>
              <table:table-cell office:value-type="float" office:value="490.073333078706">
                <text:p>490.0733330787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3.325">
                <text:p>653.325</text:p>
              </table:table-cell>
              <table:table-cell office:value-type="float" office:value="471.296922441219">
                <text:p>471.296922441219</text:p>
              </table:table-cell>
              <table:table-cell office:value-type="float" office:value="551.576923076923">
                <text:p>551.576923076923</text:p>
              </table:table-cell>
              <table:table-cell office:value-type="float" office:value="505.969419872539">
                <text:p>505.9694198725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7.4">
                <text:p>557.4</text:p>
              </table:table-cell>
              <table:table-cell office:value-type="float" office:value="489.801184155367">
                <text:p>489.801184155367</text:p>
              </table:table-cell>
              <table:table-cell office:value-type="float" office:value="544.909090909091">
                <text:p>544.909090909091</text:p>
              </table:table-cell>
              <table:table-cell office:value-type="float" office:value="518.702892713248">
                <text:p>518.702892713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4.15">
                <text:p>714.15</text:p>
              </table:table-cell>
              <table:table-cell office:value-type="float" office:value="451.980702312784">
                <text:p>451.980702312784</text:p>
              </table:table-cell>
              <table:table-cell office:value-type="float" office:value="929.076923076923">
                <text:p>929.076923076923</text:p>
              </table:table-cell>
              <table:table-cell office:value-type="float" office:value="281.765405239436">
                <text:p>281.7654052394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85.3">
                <text:p>785.3</text:p>
              </table:table-cell>
              <table:table-cell office:value-type="float" office:value="414.253290739964">
                <text:p>414.253290739964</text:p>
              </table:table-cell>
              <table:table-cell office:value-type="float" office:value="663.333333333333">
                <text:p>663.333333333333</text:p>
              </table:table-cell>
              <table:table-cell office:value-type="float" office:value="513.897914635452">
                <text:p>513.897914635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94.9">
                <text:p>594.9</text:p>
              </table:table-cell>
              <table:table-cell office:value-type="float" office:value="497.715101460888">
                <text:p>497.715101460888</text:p>
              </table:table-cell>
              <table:table-cell office:value-type="float" office:value="564.857142857143">
                <text:p>564.857142857143</text:p>
              </table:table-cell>
              <table:table-cell office:value-type="float" office:value="521.415518427619">
                <text:p>521.415518427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2.6">
                <text:p>382.6</text:p>
              </table:table-cell>
              <table:table-cell office:value-type="float" office:value="523.923467693517">
                <text:p>523.923467693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505.77415908684">
                <text:p>505.77415908684</text:p>
              </table:table-cell>
              <table:table-cell office:value-type="float" office:value="510.5">
                <text:p>510.5</text:p>
              </table:table-cell>
              <table:table-cell office:value-type="float" office:value="645.588491223318">
                <text:p>645.588491223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